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writing-mode="lr-tb"/>
    </style:style>
    <style:style style:name="P6" style:family="paragraph" style:parent-style-name="Heading_20_1">
      <style:paragraph-properties fo:text-align="center" style:justify-single-word="false"/>
      <style:text-properties fo:font-size="44pt" style:font-size-asian="44pt" style:font-size-complex="44pt"/>
    </style:style>
    <style:style style:name="P7" style:family="paragraph" style:parent-style-name="Preformatted_20_Text" style:list-style-name="L11">
      <style:paragraph-properties style:writing-mode="lr-tb"/>
    </style:style>
    <style:style style:name="P8" style:family="paragraph" style:parent-style-name="Preformatted_20_Text" style:list-style-name="L12">
      <style:paragraph-properties style:writing-mode="lr-tb"/>
    </style:style>
    <style:style style:name="P9" style:family="paragraph" style:parent-style-name="Preformatted_20_Text" style:list-style-name="L13">
      <style:paragraph-properties style:writing-mode="lr-tb"/>
    </style:style>
    <style:style style:name="P10" style:family="paragraph" style:parent-style-name="Preformatted_20_Text" style:list-style-name="L14">
      <style:paragraph-properties style:writing-mode="lr-tb"/>
    </style:style>
    <style:style style:name="P11" style:family="paragraph" style:parent-style-name="Preformatted_20_Text" style:list-style-name="L16">
      <style:paragraph-properties style:writing-mode="lr-tb"/>
    </style:style>
    <style:style style:name="P12" style:family="paragraph" style:parent-style-name="Preformatted_20_Text" style:list-style-name="L18">
      <style:paragraph-properties style:writing-mode="lr-tb"/>
    </style:style>
    <style:style style:name="P13" style:family="paragraph" style:parent-style-name="Preformatted_20_Text" style:list-style-name="L22">
      <style:paragraph-properties style:writing-mode="lr-tb"/>
    </style:style>
    <style:style style:name="P14" style:family="paragraph" style:parent-style-name="Preformatted_20_Text" style:list-style-name="L23">
      <style:paragraph-properties style:writing-mode="lr-tb"/>
    </style:style>
    <style:style style:name="P15" style:family="paragraph" style:parent-style-name="Preformatted_20_Text" style:list-style-name="L30">
      <style:paragraph-properties style:writing-mode="lr-tb"/>
    </style:style>
    <style:style style:name="P16" style:family="paragraph" style:parent-style-name="Preformatted_20_Text" style:list-style-name="L31">
      <style:paragraph-properties style:writing-mode="lr-tb"/>
    </style:style>
    <style:style style:name="P17" style:family="paragraph" style:parent-style-name="Preformatted_20_Text" style:list-style-name="L32">
      <style:paragraph-properties style:writing-mode="lr-tb"/>
    </style:style>
    <style:style style:name="P18" style:family="paragraph" style:parent-style-name="Preformatted_20_Text" style:list-style-name="L33">
      <style:paragraph-properties style:writing-mode="lr-tb"/>
    </style:style>
    <style:style style:name="P19" style:family="paragraph" style:parent-style-name="Preformatted_20_Text" style:list-style-name="L34">
      <style:paragraph-properties style:writing-mode="lr-tb"/>
    </style:style>
    <style:style style:name="P20" style:family="paragraph" style:parent-style-name="Preformatted_20_Text" style:list-style-name="L35">
      <style:paragraph-properties style:writing-mode="lr-tb"/>
    </style:style>
    <style:style style:name="P21" style:family="paragraph" style:parent-style-name="Preformatted_20_Text" style:list-style-name="L36">
      <style:paragraph-properties style:writing-mode="lr-tb"/>
    </style:style>
    <style:style style:name="P22" style:family="paragraph" style:parent-style-name="Preformatted_20_Text" style:list-style-name="L37">
      <style:paragraph-properties style:writing-mode="lr-tb"/>
    </style:style>
    <style:style style:name="P23" style:family="paragraph" style:parent-style-name="Preformatted_20_Text" style:list-style-name="L38">
      <style:paragraph-properties style:writing-mode="lr-tb"/>
    </style:style>
    <style:style style:name="P24" style:family="paragraph" style:parent-style-name="Preformatted_20_Text" style:list-style-name="L41">
      <style:paragraph-properties style:writing-mode="lr-tb"/>
    </style:style>
    <style:style style:name="P25" style:family="paragraph" style:parent-style-name="Preformatted_20_Text" style:list-style-name="L42">
      <style:paragraph-properties style:writing-mode="lr-tb"/>
    </style:style>
    <style:style style:name="P26" style:family="paragraph" style:parent-style-name="Preformatted_20_Text" style:list-style-name="L49">
      <style:paragraph-properties style:writing-mode="lr-tb"/>
    </style:style>
    <style:style style:name="P27" style:family="paragraph" style:parent-style-name="Preformatted_20_Text" style:list-style-name="L50">
      <style:paragraph-properties style:writing-mode="lr-tb"/>
    </style:style>
    <style:style style:name="P28" style:family="paragraph" style:parent-style-name="Preformatted_20_Text" style:list-style-name="L51">
      <style:paragraph-properties style:writing-mode="lr-tb"/>
    </style:style>
    <style:style style:name="P29" style:family="paragraph" style:parent-style-name="Preformatted_20_Text" style:list-style-name="L52">
      <style:paragraph-properties style:writing-mode="lr-tb"/>
    </style:style>
    <style:style style:name="P30" style:family="paragraph" style:parent-style-name="Preformatted_20_Text" style:list-style-name="L53">
      <style:paragraph-properties style:writing-mode="lr-tb"/>
    </style:style>
    <style:style style:name="P31" style:family="paragraph" style:parent-style-name="Preformatted_20_Text" style:list-style-name="L55">
      <style:paragraph-properties style:writing-mode="lr-tb"/>
    </style:style>
    <style:style style:name="P32" style:family="paragraph" style:parent-style-name="Preformatted_20_Text" style:list-style-name="L58">
      <style:paragraph-properties style:writing-mode="lr-tb"/>
    </style:style>
    <style:style style:name="P33" style:family="paragraph" style:parent-style-name="Preformatted_20_Text" style:list-style-name="L59">
      <style:paragraph-properties style:writing-mode="lr-tb"/>
    </style:style>
    <style:style style:name="P34" style:family="paragraph" style:parent-style-name="Preformatted_20_Text" style:list-style-name="L60">
      <style:paragraph-properties style:writing-mode="lr-tb"/>
    </style:style>
    <style:style style:name="P35" style:family="paragraph" style:parent-style-name="Preformatted_20_Text" style:list-style-name="L61">
      <style:paragraph-properties style:writing-mode="lr-tb"/>
    </style:style>
    <style:style style:name="P36" style:family="paragraph" style:parent-style-name="Preformatted_20_Text" style:list-style-name="L63">
      <style:paragraph-properties style:writing-mode="lr-tb"/>
    </style:style>
    <style:style style:name="P37" style:family="paragraph" style:parent-style-name="Preformatted_20_Text" style:list-style-name="L64">
      <style:paragraph-properties style:writing-mode="lr-tb"/>
    </style:style>
    <style:style style:name="P38" style:family="paragraph" style:parent-style-name="Preformatted_20_Text" style:list-style-name="L65">
      <style:paragraph-properties style:writing-mode="lr-tb"/>
    </style:style>
    <style:style style:name="P39" style:family="paragraph" style:parent-style-name="Preformatted_20_Text" style:list-style-name="L66">
      <style:paragraph-properties style:writing-mode="lr-tb"/>
    </style:style>
    <style:style style:name="P40" style:family="paragraph" style:parent-style-name="Preformatted_20_Text" style:list-style-name="L75">
      <style:paragraph-properties style:writing-mode="lr-tb"/>
    </style:style>
    <style:style style:name="P41" style:family="paragraph" style:parent-style-name="Preformatted_20_Text" style:list-style-name="L76">
      <style:paragraph-properties style:writing-mode="lr-tb"/>
    </style:style>
    <style:style style:name="P42" style:family="paragraph" style:parent-style-name="Preformatted_20_Text" style:list-style-name="L77">
      <style:paragraph-properties style:writing-mode="lr-tb"/>
    </style:style>
    <style:style style:name="P43" style:family="paragraph" style:parent-style-name="Preformatted_20_Text" style:list-style-name="L78">
      <style:paragraph-properties style:writing-mode="lr-tb"/>
    </style:style>
    <style:style style:name="P44" style:family="paragraph" style:parent-style-name="Preformatted_20_Text" style:list-style-name="L79">
      <style:paragraph-properties style:writing-mode="lr-tb"/>
    </style:style>
    <style:style style:name="P45" style:family="paragraph" style:parent-style-name="Preformatted_20_Text" style:list-style-name="L81">
      <style:paragraph-properties style:writing-mode="lr-tb"/>
    </style:style>
    <style:style style:name="P46" style:family="paragraph" style:parent-style-name="Preformatted_20_Text" style:list-style-name="L82">
      <style:paragraph-properties style:writing-mode="lr-tb"/>
    </style:style>
    <style:style style:name="P47" style:family="paragraph" style:parent-style-name="Preformatted_20_Text" style:list-style-name="L85">
      <style:paragraph-properties style:writing-mode="lr-tb"/>
    </style:style>
    <style:style style:name="P48" style:family="paragraph" style:parent-style-name="Preformatted_20_Text" style:list-style-name="L88">
      <style:paragraph-properties style:writing-mode="lr-tb"/>
    </style:style>
    <style:style style:name="P49" style:family="paragraph" style:parent-style-name="Preformatted_20_Text" style:list-style-name="L91">
      <style:paragraph-properties style:writing-mode="lr-tb"/>
    </style:style>
    <style:style style:name="P50" style:family="paragraph" style:parent-style-name="Preformatted_20_Text" style:list-style-name="L94">
      <style:paragraph-properties style:writing-mode="lr-tb"/>
    </style:style>
    <style:style style:name="P51" style:family="paragraph" style:parent-style-name="Preformatted_20_Text" style:list-style-name="L96">
      <style:paragraph-properties style:writing-mode="lr-tb"/>
    </style:style>
    <style:style style:name="P52" style:family="paragraph" style:parent-style-name="Preformatted_20_Text" style:list-style-name="L103">
      <style:paragraph-properties style:writing-mode="lr-tb"/>
    </style:style>
    <style:style style:name="P53" style:family="paragraph" style:parent-style-name="Preformatted_20_Text" style:list-style-name="L104">
      <style:paragraph-properties style:writing-mode="lr-tb"/>
    </style:style>
    <style:style style:name="P54" style:family="paragraph" style:parent-style-name="Preformatted_20_Text" style:list-style-name="L105">
      <style:paragraph-properties style:writing-mode="lr-tb"/>
    </style:style>
    <style:style style:name="P55" style:family="paragraph" style:parent-style-name="Preformatted_20_Text" style:list-style-name="L106">
      <style:paragraph-properties style:writing-mode="lr-tb"/>
    </style:style>
    <style:style style:name="P56" style:family="paragraph" style:parent-style-name="Preformatted_20_Text" style:list-style-name="L107">
      <style:paragraph-properties style:writing-mode="lr-tb"/>
    </style:style>
    <style:style style:name="P57" style:family="paragraph" style:parent-style-name="Preformatted_20_Text" style:list-style-name="L111">
      <style:paragraph-properties style:writing-mode="lr-tb"/>
    </style:style>
    <style:style style:name="P58" style:family="paragraph" style:parent-style-name="Preformatted_20_Text" style:list-style-name="L112">
      <style:paragraph-properties style:writing-mode="lr-tb"/>
    </style:style>
    <style:style style:name="P59" style:family="paragraph" style:parent-style-name="Preformatted_20_Text" style:list-style-name="L114">
      <style:paragraph-properties style:writing-mode="lr-tb"/>
    </style:style>
    <style:style style:name="P60" style:family="paragraph" style:parent-style-name="Preformatted_20_Text" style:list-style-name="L115">
      <style:paragraph-properties style:writing-mode="lr-tb"/>
    </style:style>
    <style:style style:name="P61" style:family="paragraph" style:parent-style-name="Preformatted_20_Text" style:list-style-name="L116">
      <style:paragraph-properties style:writing-mode="lr-tb"/>
    </style:style>
    <style:style style:name="P62" style:family="paragraph" style:parent-style-name="Preformatted_20_Text" style:list-style-name="L117">
      <style:paragraph-properties style:writing-mode="lr-tb"/>
    </style:style>
    <style:style style:name="P63" style:family="paragraph" style:parent-style-name="Preformatted_20_Text" style:list-style-name="L118">
      <style:paragraph-properties style:writing-mode="lr-tb"/>
    </style:style>
    <style:style style:name="P64" style:family="paragraph" style:parent-style-name="Preformatted_20_Text" style:list-style-name="L120">
      <style:paragraph-properties style:writing-mode="lr-tb"/>
    </style:style>
    <style:style style:name="P65" style:family="paragraph" style:parent-style-name="Preformatted_20_Text" style:list-style-name="L121">
      <style:paragraph-properties style:writing-mode="lr-tb"/>
    </style:style>
    <style:style style:name="P66" style:family="paragraph" style:parent-style-name="Preformatted_20_Text" style:list-style-name="L122">
      <style:paragraph-properties style:writing-mode="lr-tb"/>
    </style:style>
    <style:style style:name="P67" style:family="paragraph" style:parent-style-name="Preformatted_20_Text" style:list-style-name="L123">
      <style:paragraph-properties style:writing-mode="lr-tb"/>
    </style:style>
    <style:style style:name="P68" style:family="paragraph" style:parent-style-name="Preformatted_20_Text" style:list-style-name="L133">
      <style:paragraph-properties style:writing-mode="lr-tb"/>
    </style:style>
    <style:style style:name="P69" style:family="paragraph" style:parent-style-name="Preformatted_20_Text" style:list-style-name="L134">
      <style:paragraph-properties style:writing-mode="lr-tb"/>
    </style:style>
    <style:style style:name="P70" style:family="paragraph" style:parent-style-name="Preformatted_20_Text" style:list-style-name="L136">
      <style:paragraph-properties style:writing-mode="lr-tb"/>
    </style:style>
    <style:style style:name="P71" style:family="paragraph" style:parent-style-name="Preformatted_20_Text" style:list-style-name="L137">
      <style:paragraph-properties style:writing-mode="lr-tb"/>
    </style:style>
    <style:style style:name="P72" style:family="paragraph" style:parent-style-name="Preformatted_20_Text" style:list-style-name="L138">
      <style:paragraph-properties style:writing-mode="lr-tb"/>
    </style:style>
    <style:style style:name="P73" style:family="paragraph" style:parent-style-name="Preformatted_20_Text" style:list-style-name="L141">
      <style:paragraph-properties style:writing-mode="lr-tb"/>
    </style:style>
    <style:style style:name="P74" style:family="paragraph" style:parent-style-name="Preformatted_20_Text" style:list-style-name="L143">
      <style:paragraph-properties style:writing-mode="lr-tb"/>
    </style:style>
    <style:style style:name="P75" style:family="paragraph" style:parent-style-name="Preformatted_20_Text" style:list-style-name="L145">
      <style:paragraph-properties style:writing-mode="lr-tb"/>
    </style:style>
    <style:style style:name="P76" style:family="paragraph" style:parent-style-name="Preformatted_20_Text" style:list-style-name="L146">
      <style:paragraph-properties style:writing-mode="lr-tb"/>
    </style:style>
    <style:style style:name="P77" style:family="paragraph" style:parent-style-name="Preformatted_20_Text" style:list-style-name="L148">
      <style:paragraph-properties style:writing-mode="lr-tb"/>
    </style:style>
    <style:style style:name="P78" style:family="paragraph" style:parent-style-name="Preformatted_20_Text" style:list-style-name="L11">
      <style:paragraph-properties fo:margin-top="0in" fo:margin-bottom="0.1965in" style:writing-mode="lr-tb"/>
    </style:style>
    <style:style style:name="P79" style:family="paragraph" style:parent-style-name="Preformatted_20_Text" style:list-style-name="L12">
      <style:paragraph-properties fo:margin-top="0in" fo:margin-bottom="0.1965in" style:writing-mode="lr-tb"/>
    </style:style>
    <style:style style:name="P80" style:family="paragraph" style:parent-style-name="Preformatted_20_Text" style:list-style-name="L13">
      <style:paragraph-properties fo:margin-top="0in" fo:margin-bottom="0.1965in" style:writing-mode="lr-tb"/>
    </style:style>
    <style:style style:name="P81" style:family="paragraph" style:parent-style-name="Preformatted_20_Text" style:list-style-name="L14">
      <style:paragraph-properties fo:margin-top="0in" fo:margin-bottom="0.1965in" style:writing-mode="lr-tb"/>
    </style:style>
    <style:style style:name="P82" style:family="paragraph" style:parent-style-name="Preformatted_20_Text" style:list-style-name="L16">
      <style:paragraph-properties fo:margin-top="0in" fo:margin-bottom="0.1965in" style:writing-mode="lr-tb"/>
    </style:style>
    <style:style style:name="P83" style:family="paragraph" style:parent-style-name="Preformatted_20_Text" style:list-style-name="L18">
      <style:paragraph-properties fo:margin-top="0in" fo:margin-bottom="0.1965in" style:writing-mode="lr-tb"/>
    </style:style>
    <style:style style:name="P84" style:family="paragraph" style:parent-style-name="Preformatted_20_Text" style:list-style-name="L22">
      <style:paragraph-properties fo:margin-top="0in" fo:margin-bottom="0.1965in" style:writing-mode="lr-tb"/>
    </style:style>
    <style:style style:name="P85" style:family="paragraph" style:parent-style-name="Preformatted_20_Text" style:list-style-name="L23">
      <style:paragraph-properties fo:margin-top="0in" fo:margin-bottom="0.1965in" style:writing-mode="lr-tb"/>
    </style:style>
    <style:style style:name="P86" style:family="paragraph" style:parent-style-name="Preformatted_20_Text" style:list-style-name="L30">
      <style:paragraph-properties fo:margin-top="0in" fo:margin-bottom="0.1965in" style:writing-mode="lr-tb"/>
    </style:style>
    <style:style style:name="P87" style:family="paragraph" style:parent-style-name="Preformatted_20_Text" style:list-style-name="L31">
      <style:paragraph-properties fo:margin-top="0in" fo:margin-bottom="0.1965in" style:writing-mode="lr-tb"/>
    </style:style>
    <style:style style:name="P88" style:family="paragraph" style:parent-style-name="Preformatted_20_Text" style:list-style-name="L32">
      <style:paragraph-properties fo:margin-top="0in" fo:margin-bottom="0.1965in" style:writing-mode="lr-tb"/>
    </style:style>
    <style:style style:name="P89" style:family="paragraph" style:parent-style-name="Preformatted_20_Text" style:list-style-name="L33">
      <style:paragraph-properties fo:margin-top="0in" fo:margin-bottom="0.1965in" style:writing-mode="lr-tb"/>
    </style:style>
    <style:style style:name="P90" style:family="paragraph" style:parent-style-name="Preformatted_20_Text" style:list-style-name="L34">
      <style:paragraph-properties fo:margin-top="0in" fo:margin-bottom="0.1965in" style:writing-mode="lr-tb"/>
    </style:style>
    <style:style style:name="P91" style:family="paragraph" style:parent-style-name="Preformatted_20_Text" style:list-style-name="L35">
      <style:paragraph-properties fo:margin-top="0in" fo:margin-bottom="0.1965in" style:writing-mode="lr-tb"/>
    </style:style>
    <style:style style:name="P92" style:family="paragraph" style:parent-style-name="Preformatted_20_Text" style:list-style-name="L36">
      <style:paragraph-properties fo:margin-top="0in" fo:margin-bottom="0.1965in" style:writing-mode="lr-tb"/>
    </style:style>
    <style:style style:name="P93" style:family="paragraph" style:parent-style-name="Preformatted_20_Text" style:list-style-name="L37">
      <style:paragraph-properties fo:margin-top="0in" fo:margin-bottom="0.1965in" style:writing-mode="lr-tb"/>
    </style:style>
    <style:style style:name="P94" style:family="paragraph" style:parent-style-name="Preformatted_20_Text" style:list-style-name="L38">
      <style:paragraph-properties fo:margin-top="0in" fo:margin-bottom="0.1965in" style:writing-mode="lr-tb"/>
    </style:style>
    <style:style style:name="P95" style:family="paragraph" style:parent-style-name="Preformatted_20_Text" style:list-style-name="L41">
      <style:paragraph-properties fo:margin-top="0in" fo:margin-bottom="0.1965in" style:writing-mode="lr-tb"/>
    </style:style>
    <style:style style:name="P96" style:family="paragraph" style:parent-style-name="Preformatted_20_Text" style:list-style-name="L42">
      <style:paragraph-properties fo:margin-top="0in" fo:margin-bottom="0.1965in" style:writing-mode="lr-tb"/>
    </style:style>
    <style:style style:name="P97" style:family="paragraph" style:parent-style-name="Preformatted_20_Text" style:list-style-name="L49">
      <style:paragraph-properties fo:margin-top="0in" fo:margin-bottom="0.1965in" style:writing-mode="lr-tb"/>
    </style:style>
    <style:style style:name="P98" style:family="paragraph" style:parent-style-name="Preformatted_20_Text" style:list-style-name="L50">
      <style:paragraph-properties fo:margin-top="0in" fo:margin-bottom="0.1965in" style:writing-mode="lr-tb"/>
    </style:style>
    <style:style style:name="P99" style:family="paragraph" style:parent-style-name="Preformatted_20_Text" style:list-style-name="L51">
      <style:paragraph-properties fo:margin-top="0in" fo:margin-bottom="0.1965in" style:writing-mode="lr-tb"/>
    </style:style>
    <style:style style:name="P100" style:family="paragraph" style:parent-style-name="Preformatted_20_Text" style:list-style-name="L52">
      <style:paragraph-properties fo:margin-top="0in" fo:margin-bottom="0.1965in" style:writing-mode="lr-tb"/>
    </style:style>
    <style:style style:name="P101" style:family="paragraph" style:parent-style-name="Preformatted_20_Text" style:list-style-name="L53">
      <style:paragraph-properties fo:margin-top="0in" fo:margin-bottom="0.1965in" style:writing-mode="lr-tb"/>
    </style:style>
    <style:style style:name="P102" style:family="paragraph" style:parent-style-name="Preformatted_20_Text" style:list-style-name="L55">
      <style:paragraph-properties fo:margin-top="0in" fo:margin-bottom="0.1965in" style:writing-mode="lr-tb"/>
    </style:style>
    <style:style style:name="P103" style:family="paragraph" style:parent-style-name="Preformatted_20_Text" style:list-style-name="L56">
      <style:paragraph-properties fo:margin-top="0in" fo:margin-bottom="0.1965in" style:writing-mode="lr-tb"/>
    </style:style>
    <style:style style:name="P104" style:family="paragraph" style:parent-style-name="Preformatted_20_Text" style:list-style-name="L57">
      <style:paragraph-properties fo:margin-top="0in" fo:margin-bottom="0.1965in" style:writing-mode="lr-tb"/>
    </style:style>
    <style:style style:name="P105" style:family="paragraph" style:parent-style-name="Preformatted_20_Text" style:list-style-name="L58">
      <style:paragraph-properties fo:margin-top="0in" fo:margin-bottom="0.1965in" style:writing-mode="lr-tb"/>
    </style:style>
    <style:style style:name="P106" style:family="paragraph" style:parent-style-name="Preformatted_20_Text" style:list-style-name="L59">
      <style:paragraph-properties fo:margin-top="0in" fo:margin-bottom="0.1965in" style:writing-mode="lr-tb"/>
    </style:style>
    <style:style style:name="P107" style:family="paragraph" style:parent-style-name="Preformatted_20_Text" style:list-style-name="L60">
      <style:paragraph-properties fo:margin-top="0in" fo:margin-bottom="0.1965in" style:writing-mode="lr-tb"/>
    </style:style>
    <style:style style:name="P108" style:family="paragraph" style:parent-style-name="Preformatted_20_Text" style:list-style-name="L61">
      <style:paragraph-properties fo:margin-top="0in" fo:margin-bottom="0.1965in" style:writing-mode="lr-tb"/>
    </style:style>
    <style:style style:name="P109" style:family="paragraph" style:parent-style-name="Preformatted_20_Text" style:list-style-name="L62">
      <style:paragraph-properties fo:margin-top="0in" fo:margin-bottom="0.1965in" style:writing-mode="lr-tb"/>
    </style:style>
    <style:style style:name="P110" style:family="paragraph" style:parent-style-name="Preformatted_20_Text" style:list-style-name="L63">
      <style:paragraph-properties fo:margin-top="0in" fo:margin-bottom="0.1965in" style:writing-mode="lr-tb"/>
    </style:style>
    <style:style style:name="P111" style:family="paragraph" style:parent-style-name="Preformatted_20_Text" style:list-style-name="L64">
      <style:paragraph-properties fo:margin-top="0in" fo:margin-bottom="0.1965in" style:writing-mode="lr-tb"/>
    </style:style>
    <style:style style:name="P112" style:family="paragraph" style:parent-style-name="Preformatted_20_Text" style:list-style-name="L65">
      <style:paragraph-properties fo:margin-top="0in" fo:margin-bottom="0.1965in" style:writing-mode="lr-tb"/>
    </style:style>
    <style:style style:name="P113" style:family="paragraph" style:parent-style-name="Preformatted_20_Text" style:list-style-name="L66">
      <style:paragraph-properties fo:margin-top="0in" fo:margin-bottom="0.1965in" style:writing-mode="lr-tb"/>
    </style:style>
    <style:style style:name="P114" style:family="paragraph" style:parent-style-name="Preformatted_20_Text" style:list-style-name="L69">
      <style:paragraph-properties fo:margin-top="0in" fo:margin-bottom="0.1965in" style:writing-mode="lr-tb"/>
    </style:style>
    <style:style style:name="P115" style:family="paragraph" style:parent-style-name="Preformatted_20_Text" style:list-style-name="L70">
      <style:paragraph-properties fo:margin-top="0in" fo:margin-bottom="0.1965in" style:writing-mode="lr-tb"/>
    </style:style>
    <style:style style:name="P116" style:family="paragraph" style:parent-style-name="Preformatted_20_Text" style:list-style-name="L71">
      <style:paragraph-properties fo:margin-top="0in" fo:margin-bottom="0.1965in" style:writing-mode="lr-tb"/>
    </style:style>
    <style:style style:name="P117" style:family="paragraph" style:parent-style-name="Preformatted_20_Text" style:list-style-name="L72">
      <style:paragraph-properties fo:margin-top="0in" fo:margin-bottom="0.1965in" style:writing-mode="lr-tb"/>
    </style:style>
    <style:style style:name="P118" style:family="paragraph" style:parent-style-name="Preformatted_20_Text" style:list-style-name="L75">
      <style:paragraph-properties fo:margin-top="0in" fo:margin-bottom="0.1965in" style:writing-mode="lr-tb"/>
    </style:style>
    <style:style style:name="P119" style:family="paragraph" style:parent-style-name="Preformatted_20_Text" style:list-style-name="L76">
      <style:paragraph-properties fo:margin-top="0in" fo:margin-bottom="0.1965in" style:writing-mode="lr-tb"/>
    </style:style>
    <style:style style:name="P120" style:family="paragraph" style:parent-style-name="Preformatted_20_Text" style:list-style-name="L77">
      <style:paragraph-properties fo:margin-top="0in" fo:margin-bottom="0.1965in" style:writing-mode="lr-tb"/>
    </style:style>
    <style:style style:name="P121" style:family="paragraph" style:parent-style-name="Preformatted_20_Text" style:list-style-name="L78">
      <style:paragraph-properties fo:margin-top="0in" fo:margin-bottom="0.1965in" style:writing-mode="lr-tb"/>
    </style:style>
    <style:style style:name="P122" style:family="paragraph" style:parent-style-name="Preformatted_20_Text" style:list-style-name="L79">
      <style:paragraph-properties fo:margin-top="0in" fo:margin-bottom="0.1965in" style:writing-mode="lr-tb"/>
    </style:style>
    <style:style style:name="P123" style:family="paragraph" style:parent-style-name="Preformatted_20_Text" style:list-style-name="L81">
      <style:paragraph-properties fo:margin-top="0in" fo:margin-bottom="0.1965in" style:writing-mode="lr-tb"/>
    </style:style>
    <style:style style:name="P124" style:family="paragraph" style:parent-style-name="Preformatted_20_Text" style:list-style-name="L82">
      <style:paragraph-properties fo:margin-top="0in" fo:margin-bottom="0.1965in" style:writing-mode="lr-tb"/>
    </style:style>
    <style:style style:name="P125" style:family="paragraph" style:parent-style-name="Preformatted_20_Text" style:list-style-name="L85">
      <style:paragraph-properties fo:margin-top="0in" fo:margin-bottom="0.1965in" style:writing-mode="lr-tb"/>
    </style:style>
    <style:style style:name="P126" style:family="paragraph" style:parent-style-name="Preformatted_20_Text" style:list-style-name="L88">
      <style:paragraph-properties fo:margin-top="0in" fo:margin-bottom="0.1965in" style:writing-mode="lr-tb"/>
    </style:style>
    <style:style style:name="P127" style:family="paragraph" style:parent-style-name="Preformatted_20_Text" style:list-style-name="L89">
      <style:paragraph-properties fo:margin-top="0in" fo:margin-bottom="0.1965in" style:writing-mode="lr-tb"/>
    </style:style>
    <style:style style:name="P128" style:family="paragraph" style:parent-style-name="Preformatted_20_Text" style:list-style-name="L90">
      <style:paragraph-properties fo:margin-top="0in" fo:margin-bottom="0.1965in" style:writing-mode="lr-tb"/>
    </style:style>
    <style:style style:name="P129" style:family="paragraph" style:parent-style-name="Preformatted_20_Text" style:list-style-name="L91">
      <style:paragraph-properties fo:margin-top="0in" fo:margin-bottom="0.1965in" style:writing-mode="lr-tb"/>
    </style:style>
    <style:style style:name="P130" style:family="paragraph" style:parent-style-name="Preformatted_20_Text" style:list-style-name="L94">
      <style:paragraph-properties fo:margin-top="0in" fo:margin-bottom="0.1965in" style:writing-mode="lr-tb"/>
    </style:style>
    <style:style style:name="P131" style:family="paragraph" style:parent-style-name="Preformatted_20_Text" style:list-style-name="L96">
      <style:paragraph-properties fo:margin-top="0in" fo:margin-bottom="0.1965in" style:writing-mode="lr-tb"/>
    </style:style>
    <style:style style:name="P132" style:family="paragraph" style:parent-style-name="Preformatted_20_Text" style:list-style-name="L103">
      <style:paragraph-properties fo:margin-top="0in" fo:margin-bottom="0.1965in" style:writing-mode="lr-tb"/>
    </style:style>
    <style:style style:name="P133" style:family="paragraph" style:parent-style-name="Preformatted_20_Text" style:list-style-name="L104">
      <style:paragraph-properties fo:margin-top="0in" fo:margin-bottom="0.1965in" style:writing-mode="lr-tb"/>
    </style:style>
    <style:style style:name="P134" style:family="paragraph" style:parent-style-name="Preformatted_20_Text" style:list-style-name="L105">
      <style:paragraph-properties fo:margin-top="0in" fo:margin-bottom="0.1965in" style:writing-mode="lr-tb"/>
    </style:style>
    <style:style style:name="P135" style:family="paragraph" style:parent-style-name="Preformatted_20_Text" style:list-style-name="L106">
      <style:paragraph-properties fo:margin-top="0in" fo:margin-bottom="0.1965in" style:writing-mode="lr-tb"/>
    </style:style>
    <style:style style:name="P136" style:family="paragraph" style:parent-style-name="Preformatted_20_Text" style:list-style-name="L107">
      <style:paragraph-properties fo:margin-top="0in" fo:margin-bottom="0.1965in" style:writing-mode="lr-tb"/>
    </style:style>
    <style:style style:name="P137" style:family="paragraph" style:parent-style-name="Preformatted_20_Text" style:list-style-name="L108">
      <style:paragraph-properties fo:margin-top="0in" fo:margin-bottom="0.1965in" style:writing-mode="lr-tb"/>
    </style:style>
    <style:style style:name="P138" style:family="paragraph" style:parent-style-name="Preformatted_20_Text" style:list-style-name="L109">
      <style:paragraph-properties fo:margin-top="0in" fo:margin-bottom="0.1965in" style:writing-mode="lr-tb"/>
    </style:style>
    <style:style style:name="P139" style:family="paragraph" style:parent-style-name="Preformatted_20_Text" style:list-style-name="L110">
      <style:paragraph-properties fo:margin-top="0in" fo:margin-bottom="0.1965in" style:writing-mode="lr-tb"/>
    </style:style>
    <style:style style:name="P140" style:family="paragraph" style:parent-style-name="Preformatted_20_Text" style:list-style-name="L111">
      <style:paragraph-properties fo:margin-top="0in" fo:margin-bottom="0.1965in" style:writing-mode="lr-tb"/>
    </style:style>
    <style:style style:name="P141" style:family="paragraph" style:parent-style-name="Preformatted_20_Text" style:list-style-name="L112">
      <style:paragraph-properties fo:margin-top="0in" fo:margin-bottom="0.1965in" style:writing-mode="lr-tb"/>
    </style:style>
    <style:style style:name="P142" style:family="paragraph" style:parent-style-name="Preformatted_20_Text" style:list-style-name="L114">
      <style:paragraph-properties fo:margin-top="0in" fo:margin-bottom="0.1965in" style:writing-mode="lr-tb"/>
    </style:style>
    <style:style style:name="P143" style:family="paragraph" style:parent-style-name="Preformatted_20_Text" style:list-style-name="L115">
      <style:paragraph-properties fo:margin-top="0in" fo:margin-bottom="0.1965in" style:writing-mode="lr-tb"/>
    </style:style>
    <style:style style:name="P144" style:family="paragraph" style:parent-style-name="Preformatted_20_Text" style:list-style-name="L116">
      <style:paragraph-properties fo:margin-top="0in" fo:margin-bottom="0.1965in" style:writing-mode="lr-tb"/>
    </style:style>
    <style:style style:name="P145" style:family="paragraph" style:parent-style-name="Preformatted_20_Text" style:list-style-name="L117">
      <style:paragraph-properties fo:margin-top="0in" fo:margin-bottom="0.1965in" style:writing-mode="lr-tb"/>
    </style:style>
    <style:style style:name="P146" style:family="paragraph" style:parent-style-name="Preformatted_20_Text" style:list-style-name="L118">
      <style:paragraph-properties fo:margin-top="0in" fo:margin-bottom="0.1965in" style:writing-mode="lr-tb"/>
    </style:style>
    <style:style style:name="P147" style:family="paragraph" style:parent-style-name="Preformatted_20_Text" style:list-style-name="L120">
      <style:paragraph-properties fo:margin-top="0in" fo:margin-bottom="0.1965in" style:writing-mode="lr-tb"/>
    </style:style>
    <style:style style:name="P148" style:family="paragraph" style:parent-style-name="Preformatted_20_Text" style:list-style-name="L121">
      <style:paragraph-properties fo:margin-top="0in" fo:margin-bottom="0.1965in" style:writing-mode="lr-tb"/>
    </style:style>
    <style:style style:name="P149" style:family="paragraph" style:parent-style-name="Preformatted_20_Text" style:list-style-name="L122">
      <style:paragraph-properties fo:margin-top="0in" fo:margin-bottom="0.1965in" style:writing-mode="lr-tb"/>
    </style:style>
    <style:style style:name="P150" style:family="paragraph" style:parent-style-name="Preformatted_20_Text" style:list-style-name="L123">
      <style:paragraph-properties fo:margin-top="0in" fo:margin-bottom="0.1965in" style:writing-mode="lr-tb"/>
    </style:style>
    <style:style style:name="P151" style:family="paragraph" style:parent-style-name="Preformatted_20_Text" style:list-style-name="L126">
      <style:paragraph-properties fo:margin-top="0in" fo:margin-bottom="0.1965in" style:writing-mode="lr-tb"/>
    </style:style>
    <style:style style:name="P152" style:family="paragraph" style:parent-style-name="Preformatted_20_Text" style:list-style-name="L127">
      <style:paragraph-properties fo:margin-top="0in" fo:margin-bottom="0.1965in" style:writing-mode="lr-tb"/>
    </style:style>
    <style:style style:name="P153" style:family="paragraph" style:parent-style-name="Preformatted_20_Text" style:list-style-name="L128">
      <style:paragraph-properties fo:margin-top="0in" fo:margin-bottom="0.1965in" style:writing-mode="lr-tb"/>
    </style:style>
    <style:style style:name="P154" style:family="paragraph" style:parent-style-name="Preformatted_20_Text" style:list-style-name="L129">
      <style:paragraph-properties fo:margin-top="0in" fo:margin-bottom="0.1965in" style:writing-mode="lr-tb"/>
    </style:style>
    <style:style style:name="P155" style:family="paragraph" style:parent-style-name="Preformatted_20_Text" style:list-style-name="L130">
      <style:paragraph-properties fo:margin-top="0in" fo:margin-bottom="0.1965in" style:writing-mode="lr-tb"/>
    </style:style>
    <style:style style:name="P156" style:family="paragraph" style:parent-style-name="Preformatted_20_Text" style:list-style-name="L133">
      <style:paragraph-properties fo:margin-top="0in" fo:margin-bottom="0.1965in" style:writing-mode="lr-tb"/>
    </style:style>
    <style:style style:name="P157" style:family="paragraph" style:parent-style-name="Preformatted_20_Text" style:list-style-name="L134">
      <style:paragraph-properties fo:margin-top="0in" fo:margin-bottom="0.1965in" style:writing-mode="lr-tb"/>
    </style:style>
    <style:style style:name="P158" style:family="paragraph" style:parent-style-name="Preformatted_20_Text" style:list-style-name="L136">
      <style:paragraph-properties fo:margin-top="0in" fo:margin-bottom="0.1965in" style:writing-mode="lr-tb"/>
    </style:style>
    <style:style style:name="P159" style:family="paragraph" style:parent-style-name="Preformatted_20_Text" style:list-style-name="L137">
      <style:paragraph-properties fo:margin-top="0in" fo:margin-bottom="0.1965in" style:writing-mode="lr-tb"/>
    </style:style>
    <style:style style:name="P160" style:family="paragraph" style:parent-style-name="Preformatted_20_Text" style:list-style-name="L138">
      <style:paragraph-properties fo:margin-top="0in" fo:margin-bottom="0.1965in" style:writing-mode="lr-tb"/>
    </style:style>
    <style:style style:name="P161" style:family="paragraph" style:parent-style-name="Preformatted_20_Text" style:list-style-name="L141">
      <style:paragraph-properties fo:margin-top="0in" fo:margin-bottom="0.1965in" style:writing-mode="lr-tb"/>
    </style:style>
    <style:style style:name="P162" style:family="paragraph" style:parent-style-name="Preformatted_20_Text" style:list-style-name="L143">
      <style:paragraph-properties fo:margin-top="0in" fo:margin-bottom="0.1965in" style:writing-mode="lr-tb"/>
    </style:style>
    <style:style style:name="P163" style:family="paragraph" style:parent-style-name="Preformatted_20_Text" style:list-style-name="L145">
      <style:paragraph-properties fo:margin-top="0in" fo:margin-bottom="0.1965in" style:writing-mode="lr-tb"/>
    </style:style>
    <style:style style:name="P164" style:family="paragraph" style:parent-style-name="Preformatted_20_Text" style:list-style-name="L146">
      <style:paragraph-properties fo:margin-top="0in" fo:margin-bottom="0.1965in" style:writing-mode="lr-tb"/>
    </style:style>
    <style:style style:name="P165" style:family="paragraph" style:parent-style-name="Preformatted_20_Text" style:list-style-name="L147">
      <style:paragraph-properties fo:margin-top="0in" fo:margin-bottom="0.1965in" style:writing-mode="lr-tb"/>
    </style:style>
    <style:style style:name="P166" style:family="paragraph" style:parent-style-name="Preformatted_20_Text" style:list-style-name="L148">
      <style:paragraph-properties fo:margin-top="0in" fo:margin-bottom="0.1965in" style:writing-mode="lr-tb"/>
    </style:style>
    <style:style style:name="P167" style:family="paragraph" style:parent-style-name="Text_20_body" style:list-style-name="L1"/>
    <style:style style:name="P168" style:family="paragraph" style:parent-style-name="Text_20_body" style:list-style-name="L2"/>
    <style:style style:name="P169" style:family="paragraph" style:parent-style-name="Text_20_body" style:list-style-name="L3"/>
    <style:style style:name="P170" style:family="paragraph" style:parent-style-name="Text_20_body" style:list-style-name="L4"/>
    <style:style style:name="P171" style:family="paragraph" style:parent-style-name="Text_20_body" style:list-style-name="L5"/>
    <style:style style:name="P172" style:family="paragraph" style:parent-style-name="Text_20_body" style:list-style-name="L6"/>
    <style:style style:name="P173" style:family="paragraph" style:parent-style-name="Text_20_body" style:list-style-name="L7"/>
    <style:style style:name="P174" style:family="paragraph" style:parent-style-name="Text_20_body" style:list-style-name="L8"/>
    <style:style style:name="P175" style:family="paragraph" style:parent-style-name="Text_20_body" style:list-style-name="L9"/>
    <style:style style:name="P176" style:family="paragraph" style:parent-style-name="Text_20_body" style:list-style-name="L10"/>
    <style:style style:name="P177" style:family="paragraph" style:parent-style-name="Text_20_body" style:list-style-name="L11"/>
    <style:style style:name="P178" style:family="paragraph" style:parent-style-name="Text_20_body" style:list-style-name="L12"/>
    <style:style style:name="P179" style:family="paragraph" style:parent-style-name="Text_20_body" style:list-style-name="L13"/>
    <style:style style:name="P180" style:family="paragraph" style:parent-style-name="Text_20_body" style:list-style-name="L14"/>
    <style:style style:name="P181" style:family="paragraph" style:parent-style-name="Text_20_body" style:list-style-name="L15"/>
    <style:style style:name="P182" style:family="paragraph" style:parent-style-name="Text_20_body" style:list-style-name="L16"/>
    <style:style style:name="P183" style:family="paragraph" style:parent-style-name="Text_20_body" style:list-style-name="L17"/>
    <style:style style:name="P184" style:family="paragraph" style:parent-style-name="Text_20_body" style:list-style-name="L18"/>
    <style:style style:name="P185" style:family="paragraph" style:parent-style-name="Text_20_body" style:list-style-name="L19"/>
    <style:style style:name="P186" style:family="paragraph" style:parent-style-name="Text_20_body" style:list-style-name="L20"/>
    <style:style style:name="P187" style:family="paragraph" style:parent-style-name="Text_20_body" style:list-style-name="L21"/>
    <style:style style:name="P188" style:family="paragraph" style:parent-style-name="Text_20_body" style:list-style-name="L22"/>
    <style:style style:name="P189" style:family="paragraph" style:parent-style-name="Text_20_body" style:list-style-name="L23"/>
    <style:style style:name="P190" style:family="paragraph" style:parent-style-name="Text_20_body" style:list-style-name="L24"/>
    <style:style style:name="P191" style:family="paragraph" style:parent-style-name="Text_20_body" style:list-style-name="L25"/>
    <style:style style:name="P192" style:family="paragraph" style:parent-style-name="Text_20_body" style:list-style-name="L26"/>
    <style:style style:name="P193" style:family="paragraph" style:parent-style-name="Text_20_body" style:list-style-name="L27"/>
    <style:style style:name="P194" style:family="paragraph" style:parent-style-name="Text_20_body" style:list-style-name="L28"/>
    <style:style style:name="P195" style:family="paragraph" style:parent-style-name="Text_20_body" style:list-style-name="L29"/>
    <style:style style:name="P196" style:family="paragraph" style:parent-style-name="Text_20_body" style:list-style-name="L30"/>
    <style:style style:name="P197" style:family="paragraph" style:parent-style-name="Text_20_body" style:list-style-name="L31"/>
    <style:style style:name="P198" style:family="paragraph" style:parent-style-name="Text_20_body" style:list-style-name="L32"/>
    <style:style style:name="P199" style:family="paragraph" style:parent-style-name="Text_20_body" style:list-style-name="L33"/>
    <style:style style:name="P200" style:family="paragraph" style:parent-style-name="Text_20_body" style:list-style-name="L34"/>
    <style:style style:name="P201" style:family="paragraph" style:parent-style-name="Text_20_body" style:list-style-name="L35"/>
    <style:style style:name="P202" style:family="paragraph" style:parent-style-name="Text_20_body" style:list-style-name="L36"/>
    <style:style style:name="P203" style:family="paragraph" style:parent-style-name="Text_20_body" style:list-style-name="L37"/>
    <style:style style:name="P204" style:family="paragraph" style:parent-style-name="Text_20_body" style:list-style-name="L38"/>
    <style:style style:name="P205" style:family="paragraph" style:parent-style-name="Text_20_body" style:list-style-name="L39"/>
    <style:style style:name="P206" style:family="paragraph" style:parent-style-name="Text_20_body" style:list-style-name="L40"/>
    <style:style style:name="P207" style:family="paragraph" style:parent-style-name="Text_20_body" style:list-style-name="L41"/>
    <style:style style:name="P208" style:family="paragraph" style:parent-style-name="Text_20_body" style:list-style-name="L42"/>
    <style:style style:name="P209" style:family="paragraph" style:parent-style-name="Text_20_body" style:list-style-name="L43"/>
    <style:style style:name="P210" style:family="paragraph" style:parent-style-name="Text_20_body" style:list-style-name="L44"/>
    <style:style style:name="P211" style:family="paragraph" style:parent-style-name="Text_20_body" style:list-style-name="L45"/>
    <style:style style:name="P212" style:family="paragraph" style:parent-style-name="Text_20_body" style:list-style-name="L46"/>
    <style:style style:name="P213" style:family="paragraph" style:parent-style-name="Text_20_body" style:list-style-name="L47"/>
    <style:style style:name="P214" style:family="paragraph" style:parent-style-name="Text_20_body" style:list-style-name="L48"/>
    <style:style style:name="P215" style:family="paragraph" style:parent-style-name="Text_20_body" style:list-style-name="L49"/>
    <style:style style:name="P216" style:family="paragraph" style:parent-style-name="Text_20_body" style:list-style-name="L50"/>
    <style:style style:name="P217" style:family="paragraph" style:parent-style-name="Text_20_body" style:list-style-name="L51"/>
    <style:style style:name="P218" style:family="paragraph" style:parent-style-name="Text_20_body" style:list-style-name="L52"/>
    <style:style style:name="P219" style:family="paragraph" style:parent-style-name="Text_20_body" style:list-style-name="L53"/>
    <style:style style:name="P220" style:family="paragraph" style:parent-style-name="Text_20_body" style:list-style-name="L54"/>
    <style:style style:name="P221" style:family="paragraph" style:parent-style-name="Text_20_body" style:list-style-name="L55"/>
    <style:style style:name="P222" style:family="paragraph" style:parent-style-name="Text_20_body" style:list-style-name="L56"/>
    <style:style style:name="P223" style:family="paragraph" style:parent-style-name="Text_20_body" style:list-style-name="L57"/>
    <style:style style:name="P224" style:family="paragraph" style:parent-style-name="Text_20_body" style:list-style-name="L58"/>
    <style:style style:name="P225" style:family="paragraph" style:parent-style-name="Text_20_body" style:list-style-name="L59"/>
    <style:style style:name="P226" style:family="paragraph" style:parent-style-name="Text_20_body" style:list-style-name="L60"/>
    <style:style style:name="P227" style:family="paragraph" style:parent-style-name="Text_20_body" style:list-style-name="L61"/>
    <style:style style:name="P228" style:family="paragraph" style:parent-style-name="Text_20_body" style:list-style-name="L62"/>
    <style:style style:name="P229" style:family="paragraph" style:parent-style-name="Text_20_body" style:list-style-name="L63"/>
    <style:style style:name="P230" style:family="paragraph" style:parent-style-name="Text_20_body" style:list-style-name="L64"/>
    <style:style style:name="P231" style:family="paragraph" style:parent-style-name="Text_20_body" style:list-style-name="L65"/>
    <style:style style:name="P232" style:family="paragraph" style:parent-style-name="Text_20_body" style:list-style-name="L66"/>
    <style:style style:name="P233" style:family="paragraph" style:parent-style-name="Text_20_body" style:list-style-name="L67"/>
    <style:style style:name="P234" style:family="paragraph" style:parent-style-name="Text_20_body" style:list-style-name="L68"/>
    <style:style style:name="P235" style:family="paragraph" style:parent-style-name="Text_20_body" style:list-style-name="L69"/>
    <style:style style:name="P236" style:family="paragraph" style:parent-style-name="Text_20_body" style:list-style-name="L70"/>
    <style:style style:name="P237" style:family="paragraph" style:parent-style-name="Text_20_body" style:list-style-name="L71"/>
    <style:style style:name="P238" style:family="paragraph" style:parent-style-name="Text_20_body" style:list-style-name="L72"/>
    <style:style style:name="P239" style:family="paragraph" style:parent-style-name="Text_20_body" style:list-style-name="L73"/>
    <style:style style:name="P240" style:family="paragraph" style:parent-style-name="Text_20_body" style:list-style-name="L74"/>
    <style:style style:name="P241" style:family="paragraph" style:parent-style-name="Text_20_body" style:list-style-name="L75"/>
    <style:style style:name="P242" style:family="paragraph" style:parent-style-name="Text_20_body" style:list-style-name="L76"/>
    <style:style style:name="P243" style:family="paragraph" style:parent-style-name="Text_20_body" style:list-style-name="L77"/>
    <style:style style:name="P244" style:family="paragraph" style:parent-style-name="Text_20_body" style:list-style-name="L78"/>
    <style:style style:name="P245" style:family="paragraph" style:parent-style-name="Text_20_body" style:list-style-name="L79"/>
    <style:style style:name="P246" style:family="paragraph" style:parent-style-name="Text_20_body" style:list-style-name="L80"/>
    <style:style style:name="P247" style:family="paragraph" style:parent-style-name="Text_20_body" style:list-style-name="L81"/>
    <style:style style:name="P248" style:family="paragraph" style:parent-style-name="Text_20_body" style:list-style-name="L82"/>
    <style:style style:name="P249" style:family="paragraph" style:parent-style-name="Text_20_body" style:list-style-name="L83"/>
    <style:style style:name="P250" style:family="paragraph" style:parent-style-name="Text_20_body" style:list-style-name="L84"/>
    <style:style style:name="P251" style:family="paragraph" style:parent-style-name="Text_20_body" style:list-style-name="L85"/>
    <style:style style:name="P252" style:family="paragraph" style:parent-style-name="Text_20_body" style:list-style-name="L86"/>
    <style:style style:name="P253" style:family="paragraph" style:parent-style-name="Text_20_body" style:list-style-name="L87"/>
    <style:style style:name="P254" style:family="paragraph" style:parent-style-name="Text_20_body" style:list-style-name="L88"/>
    <style:style style:name="P255" style:family="paragraph" style:parent-style-name="Text_20_body" style:list-style-name="L89"/>
    <style:style style:name="P256" style:family="paragraph" style:parent-style-name="Text_20_body" style:list-style-name="L90"/>
    <style:style style:name="P257" style:family="paragraph" style:parent-style-name="Text_20_body" style:list-style-name="L91"/>
    <style:style style:name="P258" style:family="paragraph" style:parent-style-name="Text_20_body" style:list-style-name="L92"/>
    <style:style style:name="P259" style:family="paragraph" style:parent-style-name="Text_20_body" style:list-style-name="L93"/>
    <style:style style:name="P260" style:family="paragraph" style:parent-style-name="Text_20_body" style:list-style-name="L94"/>
    <style:style style:name="P261" style:family="paragraph" style:parent-style-name="Text_20_body" style:list-style-name="L95"/>
    <style:style style:name="P262" style:family="paragraph" style:parent-style-name="Text_20_body" style:list-style-name="L96"/>
    <style:style style:name="P263" style:family="paragraph" style:parent-style-name="Text_20_body" style:list-style-name="L97"/>
    <style:style style:name="P264" style:family="paragraph" style:parent-style-name="Text_20_body" style:list-style-name="L98"/>
    <style:style style:name="P265" style:family="paragraph" style:parent-style-name="Text_20_body" style:list-style-name="L99"/>
    <style:style style:name="P266" style:family="paragraph" style:parent-style-name="Text_20_body" style:list-style-name="L100"/>
    <style:style style:name="P267" style:family="paragraph" style:parent-style-name="Text_20_body" style:list-style-name="L101"/>
    <style:style style:name="P268" style:family="paragraph" style:parent-style-name="Text_20_body" style:list-style-name="L102"/>
    <style:style style:name="P269" style:family="paragraph" style:parent-style-name="Text_20_body" style:list-style-name="L103"/>
    <style:style style:name="P270" style:family="paragraph" style:parent-style-name="Text_20_body" style:list-style-name="L104"/>
    <style:style style:name="P271" style:family="paragraph" style:parent-style-name="Text_20_body" style:list-style-name="L105"/>
    <style:style style:name="P272" style:family="paragraph" style:parent-style-name="Text_20_body" style:list-style-name="L106"/>
    <style:style style:name="P273" style:family="paragraph" style:parent-style-name="Text_20_body" style:list-style-name="L107"/>
    <style:style style:name="P274" style:family="paragraph" style:parent-style-name="Text_20_body" style:list-style-name="L108"/>
    <style:style style:name="P275" style:family="paragraph" style:parent-style-name="Text_20_body" style:list-style-name="L109"/>
    <style:style style:name="P276" style:family="paragraph" style:parent-style-name="Text_20_body" style:list-style-name="L110"/>
    <style:style style:name="P277" style:family="paragraph" style:parent-style-name="Text_20_body" style:list-style-name="L111"/>
    <style:style style:name="P278" style:family="paragraph" style:parent-style-name="Text_20_body" style:list-style-name="L112"/>
    <style:style style:name="P279" style:family="paragraph" style:parent-style-name="Text_20_body" style:list-style-name="L113"/>
    <style:style style:name="P280" style:family="paragraph" style:parent-style-name="Text_20_body" style:list-style-name="L114"/>
    <style:style style:name="P281" style:family="paragraph" style:parent-style-name="Text_20_body" style:list-style-name="L115"/>
    <style:style style:name="P282" style:family="paragraph" style:parent-style-name="Text_20_body" style:list-style-name="L116"/>
    <style:style style:name="P283" style:family="paragraph" style:parent-style-name="Text_20_body" style:list-style-name="L117"/>
    <style:style style:name="P284" style:family="paragraph" style:parent-style-name="Text_20_body" style:list-style-name="L118"/>
    <style:style style:name="P285" style:family="paragraph" style:parent-style-name="Text_20_body" style:list-style-name="L119"/>
    <style:style style:name="P286" style:family="paragraph" style:parent-style-name="Text_20_body" style:list-style-name="L120"/>
    <style:style style:name="P287" style:family="paragraph" style:parent-style-name="Text_20_body" style:list-style-name="L121"/>
    <style:style style:name="P288" style:family="paragraph" style:parent-style-name="Text_20_body" style:list-style-name="L122"/>
    <style:style style:name="P289" style:family="paragraph" style:parent-style-name="Text_20_body" style:list-style-name="L123"/>
    <style:style style:name="P290" style:family="paragraph" style:parent-style-name="Text_20_body" style:list-style-name="L124"/>
    <style:style style:name="P291" style:family="paragraph" style:parent-style-name="Text_20_body" style:list-style-name="L125"/>
    <style:style style:name="P292" style:family="paragraph" style:parent-style-name="Text_20_body" style:list-style-name="L126"/>
    <style:style style:name="P293" style:family="paragraph" style:parent-style-name="Text_20_body" style:list-style-name="L127"/>
    <style:style style:name="P294" style:family="paragraph" style:parent-style-name="Text_20_body" style:list-style-name="L128"/>
    <style:style style:name="P295" style:family="paragraph" style:parent-style-name="Text_20_body" style:list-style-name="L129"/>
    <style:style style:name="P296" style:family="paragraph" style:parent-style-name="Text_20_body" style:list-style-name="L130"/>
    <style:style style:name="P297" style:family="paragraph" style:parent-style-name="Text_20_body" style:list-style-name="L131"/>
    <style:style style:name="P298" style:family="paragraph" style:parent-style-name="Text_20_body" style:list-style-name="L132"/>
    <style:style style:name="P299" style:family="paragraph" style:parent-style-name="Text_20_body" style:list-style-name="L133"/>
    <style:style style:name="P300" style:family="paragraph" style:parent-style-name="Text_20_body" style:list-style-name="L134"/>
    <style:style style:name="P301" style:family="paragraph" style:parent-style-name="Text_20_body" style:list-style-name="L135"/>
    <style:style style:name="P302" style:family="paragraph" style:parent-style-name="Text_20_body" style:list-style-name="L136"/>
    <style:style style:name="P303" style:family="paragraph" style:parent-style-name="Text_20_body" style:list-style-name="L137"/>
    <style:style style:name="P304" style:family="paragraph" style:parent-style-name="Text_20_body" style:list-style-name="L138"/>
    <style:style style:name="P305" style:family="paragraph" style:parent-style-name="Text_20_body" style:list-style-name="L139"/>
    <style:style style:name="P306" style:family="paragraph" style:parent-style-name="Text_20_body" style:list-style-name="L140"/>
    <style:style style:name="P307" style:family="paragraph" style:parent-style-name="Text_20_body" style:list-style-name="L141"/>
    <style:style style:name="P308" style:family="paragraph" style:parent-style-name="Text_20_body" style:list-style-name="L142"/>
    <style:style style:name="P309" style:family="paragraph" style:parent-style-name="Text_20_body" style:list-style-name="L143"/>
    <style:style style:name="P310" style:family="paragraph" style:parent-style-name="Text_20_body" style:list-style-name="L144"/>
    <style:style style:name="P311" style:family="paragraph" style:parent-style-name="Text_20_body" style:list-style-name="L145"/>
    <style:style style:name="P312" style:family="paragraph" style:parent-style-name="Text_20_body" style:list-style-name="L146"/>
    <style:style style:name="P313" style:family="paragraph" style:parent-style-name="Text_20_body" style:list-style-name="L147"/>
    <style:style style:name="P314" style:family="paragraph" style:parent-style-name="Text_20_body" style:list-style-name="L148"/>
    <style:style style:name="P315" style:family="paragraph" style:parent-style-name="Text_20_body" style:list-style-name="L149"/>
    <style:style style:name="P316" style:family="paragraph" style:parent-style-name="Text_20_body" style:list-style-name="L150"/>
    <style:style style:name="P317" style:family="paragraph" style:parent-style-name="Text_20_body" style:list-style-name="L151"/>
    <style:style style:name="P318" style:family="paragraph" style:parent-style-name="Text_20_body" style:list-style-name="L152"/>
    <style:style style:name="P319" style:family="paragraph" style:parent-style-name="Text_20_body" style:list-style-name="L153"/>
    <style:style style:name="P320" style:family="paragraph" style:parent-style-name="Text_20_body" style:list-style-name="L1">
      <style:paragraph-properties fo:margin-top="0in" fo:margin-bottom="0in"/>
    </style:style>
    <style:style style:name="P321" style:family="paragraph" style:parent-style-name="Text_20_body" style:list-style-name="L3">
      <style:paragraph-properties fo:margin-top="0in" fo:margin-bottom="0in"/>
    </style:style>
    <style:style style:name="P322" style:family="paragraph" style:parent-style-name="Text_20_body" style:list-style-name="L4">
      <style:paragraph-properties fo:margin-top="0in" fo:margin-bottom="0in"/>
    </style:style>
    <style:style style:name="P323" style:family="paragraph" style:parent-style-name="Text_20_body" style:list-style-name="L5">
      <style:paragraph-properties fo:margin-top="0in" fo:margin-bottom="0in"/>
    </style:style>
    <style:style style:name="P324" style:family="paragraph" style:parent-style-name="Text_20_body" style:list-style-name="L6">
      <style:paragraph-properties fo:margin-top="0in" fo:margin-bottom="0in"/>
    </style:style>
    <style:style style:name="P325" style:family="paragraph" style:parent-style-name="Text_20_body" style:list-style-name="L7">
      <style:paragraph-properties fo:margin-top="0in" fo:margin-bottom="0in"/>
    </style:style>
    <style:style style:name="P326" style:family="paragraph" style:parent-style-name="Text_20_body" style:list-style-name="L8">
      <style:paragraph-properties fo:margin-top="0in" fo:margin-bottom="0in"/>
    </style:style>
    <style:style style:name="P327" style:family="paragraph" style:parent-style-name="Text_20_body" style:list-style-name="L9">
      <style:paragraph-properties fo:margin-top="0in" fo:margin-bottom="0in"/>
    </style:style>
    <style:style style:name="P328" style:family="paragraph" style:parent-style-name="Text_20_body" style:list-style-name="L10">
      <style:paragraph-properties fo:margin-top="0in" fo:margin-bottom="0in"/>
    </style:style>
    <style:style style:name="P329" style:family="paragraph" style:parent-style-name="Text_20_body" style:list-style-name="L11">
      <style:paragraph-properties fo:margin-top="0in" fo:margin-bottom="0in"/>
    </style:style>
    <style:style style:name="P330" style:family="paragraph" style:parent-style-name="Text_20_body" style:list-style-name="L12">
      <style:paragraph-properties fo:margin-top="0in" fo:margin-bottom="0in"/>
    </style:style>
    <style:style style:name="P331" style:family="paragraph" style:parent-style-name="Text_20_body" style:list-style-name="L13">
      <style:paragraph-properties fo:margin-top="0in" fo:margin-bottom="0in"/>
    </style:style>
    <style:style style:name="P332" style:family="paragraph" style:parent-style-name="Text_20_body" style:list-style-name="L14">
      <style:paragraph-properties fo:margin-top="0in" fo:margin-bottom="0in"/>
    </style:style>
    <style:style style:name="P333" style:family="paragraph" style:parent-style-name="Text_20_body" style:list-style-name="L16">
      <style:paragraph-properties fo:margin-top="0in" fo:margin-bottom="0in"/>
    </style:style>
    <style:style style:name="P334" style:family="paragraph" style:parent-style-name="Text_20_body" style:list-style-name="L17">
      <style:paragraph-properties fo:margin-top="0in" fo:margin-bottom="0in"/>
    </style:style>
    <style:style style:name="P335" style:family="paragraph" style:parent-style-name="Text_20_body" style:list-style-name="L19">
      <style:paragraph-properties fo:margin-top="0in" fo:margin-bottom="0in"/>
    </style:style>
    <style:style style:name="P336" style:family="paragraph" style:parent-style-name="Text_20_body" style:list-style-name="L20">
      <style:paragraph-properties fo:margin-top="0in" fo:margin-bottom="0in"/>
    </style:style>
    <style:style style:name="P337" style:family="paragraph" style:parent-style-name="Text_20_body" style:list-style-name="L21">
      <style:paragraph-properties fo:margin-top="0in" fo:margin-bottom="0in"/>
    </style:style>
    <style:style style:name="P338" style:family="paragraph" style:parent-style-name="Text_20_body" style:list-style-name="L23">
      <style:paragraph-properties fo:margin-top="0in" fo:margin-bottom="0in"/>
    </style:style>
    <style:style style:name="P339" style:family="paragraph" style:parent-style-name="Text_20_body" style:list-style-name="L24">
      <style:paragraph-properties fo:margin-top="0in" fo:margin-bottom="0in"/>
    </style:style>
    <style:style style:name="P340" style:family="paragraph" style:parent-style-name="Text_20_body" style:list-style-name="L25">
      <style:paragraph-properties fo:margin-top="0in" fo:margin-bottom="0in"/>
    </style:style>
    <style:style style:name="P341" style:family="paragraph" style:parent-style-name="Text_20_body" style:list-style-name="L26">
      <style:paragraph-properties fo:margin-top="0in" fo:margin-bottom="0in"/>
    </style:style>
    <style:style style:name="P342" style:family="paragraph" style:parent-style-name="Text_20_body" style:list-style-name="L27">
      <style:paragraph-properties fo:margin-top="0in" fo:margin-bottom="0in"/>
    </style:style>
    <style:style style:name="P343" style:family="paragraph" style:parent-style-name="Text_20_body" style:list-style-name="L28">
      <style:paragraph-properties fo:margin-top="0in" fo:margin-bottom="0in"/>
    </style:style>
    <style:style style:name="P344" style:family="paragraph" style:parent-style-name="Text_20_body" style:list-style-name="L29">
      <style:paragraph-properties fo:margin-top="0in" fo:margin-bottom="0in"/>
    </style:style>
    <style:style style:name="P345" style:family="paragraph" style:parent-style-name="Text_20_body" style:list-style-name="L30">
      <style:paragraph-properties fo:margin-top="0in" fo:margin-bottom="0in"/>
    </style:style>
    <style:style style:name="P346" style:family="paragraph" style:parent-style-name="Text_20_body" style:list-style-name="L31">
      <style:paragraph-properties fo:margin-top="0in" fo:margin-bottom="0in"/>
    </style:style>
    <style:style style:name="P347" style:family="paragraph" style:parent-style-name="Text_20_body" style:list-style-name="L32">
      <style:paragraph-properties fo:margin-top="0in" fo:margin-bottom="0in"/>
    </style:style>
    <style:style style:name="P348" style:family="paragraph" style:parent-style-name="Text_20_body" style:list-style-name="L33">
      <style:paragraph-properties fo:margin-top="0in" fo:margin-bottom="0in"/>
    </style:style>
    <style:style style:name="P349" style:family="paragraph" style:parent-style-name="Text_20_body" style:list-style-name="L34">
      <style:paragraph-properties fo:margin-top="0in" fo:margin-bottom="0in"/>
    </style:style>
    <style:style style:name="P350" style:family="paragraph" style:parent-style-name="Text_20_body" style:list-style-name="L35">
      <style:paragraph-properties fo:margin-top="0in" fo:margin-bottom="0in"/>
    </style:style>
    <style:style style:name="P351" style:family="paragraph" style:parent-style-name="Text_20_body" style:list-style-name="L36">
      <style:paragraph-properties fo:margin-top="0in" fo:margin-bottom="0in"/>
    </style:style>
    <style:style style:name="P352" style:family="paragraph" style:parent-style-name="Text_20_body" style:list-style-name="L37">
      <style:paragraph-properties fo:margin-top="0in" fo:margin-bottom="0in"/>
    </style:style>
    <style:style style:name="P353" style:family="paragraph" style:parent-style-name="Text_20_body" style:list-style-name="L38">
      <style:paragraph-properties fo:margin-top="0in" fo:margin-bottom="0in"/>
    </style:style>
    <style:style style:name="P354" style:family="paragraph" style:parent-style-name="Text_20_body" style:list-style-name="L39">
      <style:paragraph-properties fo:margin-top="0in" fo:margin-bottom="0in"/>
    </style:style>
    <style:style style:name="P355" style:family="paragraph" style:parent-style-name="Text_20_body" style:list-style-name="L40">
      <style:paragraph-properties fo:margin-top="0in" fo:margin-bottom="0in"/>
    </style:style>
    <style:style style:name="P356" style:family="paragraph" style:parent-style-name="Text_20_body" style:list-style-name="L41">
      <style:paragraph-properties fo:margin-top="0in" fo:margin-bottom="0in"/>
    </style:style>
    <style:style style:name="P357" style:family="paragraph" style:parent-style-name="Text_20_body" style:list-style-name="L42">
      <style:paragraph-properties fo:margin-top="0in" fo:margin-bottom="0in"/>
    </style:style>
    <style:style style:name="P358" style:family="paragraph" style:parent-style-name="Text_20_body" style:list-style-name="L43">
      <style:paragraph-properties fo:margin-top="0in" fo:margin-bottom="0in"/>
    </style:style>
    <style:style style:name="P359" style:family="paragraph" style:parent-style-name="Text_20_body" style:list-style-name="L44">
      <style:paragraph-properties fo:margin-top="0in" fo:margin-bottom="0in"/>
    </style:style>
    <style:style style:name="P360" style:family="paragraph" style:parent-style-name="Text_20_body" style:list-style-name="L45">
      <style:paragraph-properties fo:margin-top="0in" fo:margin-bottom="0in"/>
    </style:style>
    <style:style style:name="P361" style:family="paragraph" style:parent-style-name="Text_20_body" style:list-style-name="L46">
      <style:paragraph-properties fo:margin-top="0in" fo:margin-bottom="0in"/>
    </style:style>
    <style:style style:name="P362" style:family="paragraph" style:parent-style-name="Text_20_body" style:list-style-name="L47">
      <style:paragraph-properties fo:margin-top="0in" fo:margin-bottom="0in"/>
    </style:style>
    <style:style style:name="P363" style:family="paragraph" style:parent-style-name="Text_20_body" style:list-style-name="L48">
      <style:paragraph-properties fo:margin-top="0in" fo:margin-bottom="0in"/>
    </style:style>
    <style:style style:name="P364" style:family="paragraph" style:parent-style-name="Text_20_body" style:list-style-name="L49">
      <style:paragraph-properties fo:margin-top="0in" fo:margin-bottom="0in"/>
    </style:style>
    <style:style style:name="P365" style:family="paragraph" style:parent-style-name="Text_20_body" style:list-style-name="L54">
      <style:paragraph-properties fo:margin-top="0in" fo:margin-bottom="0in"/>
    </style:style>
    <style:style style:name="P366" style:family="paragraph" style:parent-style-name="Text_20_body" style:list-style-name="L59">
      <style:paragraph-properties fo:margin-top="0in" fo:margin-bottom="0in"/>
    </style:style>
    <style:style style:name="P367" style:family="paragraph" style:parent-style-name="Text_20_body" style:list-style-name="L60">
      <style:paragraph-properties fo:margin-top="0in" fo:margin-bottom="0in"/>
    </style:style>
    <style:style style:name="P368" style:family="paragraph" style:parent-style-name="Text_20_body" style:list-style-name="L63">
      <style:paragraph-properties fo:margin-top="0in" fo:margin-bottom="0in"/>
    </style:style>
    <style:style style:name="P369" style:family="paragraph" style:parent-style-name="Text_20_body" style:list-style-name="L64">
      <style:paragraph-properties fo:margin-top="0in" fo:margin-bottom="0in"/>
    </style:style>
    <style:style style:name="P370" style:family="paragraph" style:parent-style-name="Text_20_body" style:list-style-name="L65">
      <style:paragraph-properties fo:margin-top="0in" fo:margin-bottom="0in"/>
    </style:style>
    <style:style style:name="P371" style:family="paragraph" style:parent-style-name="Text_20_body" style:list-style-name="L67">
      <style:paragraph-properties fo:margin-top="0in" fo:margin-bottom="0in"/>
    </style:style>
    <style:style style:name="P372" style:family="paragraph" style:parent-style-name="Text_20_body" style:list-style-name="L68">
      <style:paragraph-properties fo:margin-top="0in" fo:margin-bottom="0in"/>
    </style:style>
    <style:style style:name="P373" style:family="paragraph" style:parent-style-name="Text_20_body" style:list-style-name="L73">
      <style:paragraph-properties fo:margin-top="0in" fo:margin-bottom="0in"/>
    </style:style>
    <style:style style:name="P374" style:family="paragraph" style:parent-style-name="Text_20_body" style:list-style-name="L74">
      <style:paragraph-properties fo:margin-top="0in" fo:margin-bottom="0in"/>
    </style:style>
    <style:style style:name="P375" style:family="paragraph" style:parent-style-name="Text_20_body" style:list-style-name="L77">
      <style:paragraph-properties fo:margin-top="0in" fo:margin-bottom="0in"/>
    </style:style>
    <style:style style:name="P376" style:family="paragraph" style:parent-style-name="Text_20_body" style:list-style-name="L78">
      <style:paragraph-properties fo:margin-top="0in" fo:margin-bottom="0in"/>
    </style:style>
    <style:style style:name="P377" style:family="paragraph" style:parent-style-name="Text_20_body" style:list-style-name="L80">
      <style:paragraph-properties fo:margin-top="0in" fo:margin-bottom="0in"/>
    </style:style>
    <style:style style:name="P378" style:family="paragraph" style:parent-style-name="Text_20_body" style:list-style-name="L81">
      <style:paragraph-properties fo:margin-top="0in" fo:margin-bottom="0in"/>
    </style:style>
    <style:style style:name="P379" style:family="paragraph" style:parent-style-name="Text_20_body" style:list-style-name="L83">
      <style:paragraph-properties fo:margin-top="0in" fo:margin-bottom="0in"/>
    </style:style>
    <style:style style:name="P380" style:family="paragraph" style:parent-style-name="Text_20_body" style:list-style-name="L84">
      <style:paragraph-properties fo:margin-top="0in" fo:margin-bottom="0in"/>
    </style:style>
    <style:style style:name="P381" style:family="paragraph" style:parent-style-name="Text_20_body" style:list-style-name="L85">
      <style:paragraph-properties fo:margin-top="0in" fo:margin-bottom="0in"/>
    </style:style>
    <style:style style:name="P382" style:family="paragraph" style:parent-style-name="Text_20_body" style:list-style-name="L86">
      <style:paragraph-properties fo:margin-top="0in" fo:margin-bottom="0in"/>
    </style:style>
    <style:style style:name="P383" style:family="paragraph" style:parent-style-name="Text_20_body" style:list-style-name="L87">
      <style:paragraph-properties fo:margin-top="0in" fo:margin-bottom="0in"/>
    </style:style>
    <style:style style:name="P384" style:family="paragraph" style:parent-style-name="Text_20_body" style:list-style-name="L88">
      <style:paragraph-properties fo:margin-top="0in" fo:margin-bottom="0in"/>
    </style:style>
    <style:style style:name="P385" style:family="paragraph" style:parent-style-name="Text_20_body" style:list-style-name="L89">
      <style:paragraph-properties fo:margin-top="0in" fo:margin-bottom="0in"/>
    </style:style>
    <style:style style:name="P386" style:family="paragraph" style:parent-style-name="Text_20_body" style:list-style-name="L90">
      <style:paragraph-properties fo:margin-top="0in" fo:margin-bottom="0in"/>
    </style:style>
    <style:style style:name="P387" style:family="paragraph" style:parent-style-name="Text_20_body" style:list-style-name="L91">
      <style:paragraph-properties fo:margin-top="0in" fo:margin-bottom="0in"/>
    </style:style>
    <style:style style:name="P388" style:family="paragraph" style:parent-style-name="Text_20_body" style:list-style-name="L92">
      <style:paragraph-properties fo:margin-top="0in" fo:margin-bottom="0in"/>
    </style:style>
    <style:style style:name="P389" style:family="paragraph" style:parent-style-name="Text_20_body" style:list-style-name="L93">
      <style:paragraph-properties fo:margin-top="0in" fo:margin-bottom="0in"/>
    </style:style>
    <style:style style:name="P390" style:family="paragraph" style:parent-style-name="Text_20_body" style:list-style-name="L95">
      <style:paragraph-properties fo:margin-top="0in" fo:margin-bottom="0in"/>
    </style:style>
    <style:style style:name="P391" style:family="paragraph" style:parent-style-name="Text_20_body" style:list-style-name="L96">
      <style:paragraph-properties fo:margin-top="0in" fo:margin-bottom="0in"/>
    </style:style>
    <style:style style:name="P392" style:family="paragraph" style:parent-style-name="Text_20_body" style:list-style-name="L97">
      <style:paragraph-properties fo:margin-top="0in" fo:margin-bottom="0in"/>
    </style:style>
    <style:style style:name="P393" style:family="paragraph" style:parent-style-name="Text_20_body" style:list-style-name="L98">
      <style:paragraph-properties fo:margin-top="0in" fo:margin-bottom="0in"/>
    </style:style>
    <style:style style:name="P394" style:family="paragraph" style:parent-style-name="Text_20_body" style:list-style-name="L99">
      <style:paragraph-properties fo:margin-top="0in" fo:margin-bottom="0in"/>
    </style:style>
    <style:style style:name="P395" style:family="paragraph" style:parent-style-name="Text_20_body" style:list-style-name="L100">
      <style:paragraph-properties fo:margin-top="0in" fo:margin-bottom="0in"/>
    </style:style>
    <style:style style:name="P396" style:family="paragraph" style:parent-style-name="Text_20_body" style:list-style-name="L101">
      <style:paragraph-properties fo:margin-top="0in" fo:margin-bottom="0in"/>
    </style:style>
    <style:style style:name="P397" style:family="paragraph" style:parent-style-name="Text_20_body" style:list-style-name="L102">
      <style:paragraph-properties fo:margin-top="0in" fo:margin-bottom="0in"/>
    </style:style>
    <style:style style:name="P398" style:family="paragraph" style:parent-style-name="Text_20_body" style:list-style-name="L107">
      <style:paragraph-properties fo:margin-top="0in" fo:margin-bottom="0in"/>
    </style:style>
    <style:style style:name="P399" style:family="paragraph" style:parent-style-name="Text_20_body" style:list-style-name="L108">
      <style:paragraph-properties fo:margin-top="0in" fo:margin-bottom="0in"/>
    </style:style>
    <style:style style:name="P400" style:family="paragraph" style:parent-style-name="Text_20_body" style:list-style-name="L109">
      <style:paragraph-properties fo:margin-top="0in" fo:margin-bottom="0in"/>
    </style:style>
    <style:style style:name="P401" style:family="paragraph" style:parent-style-name="Text_20_body" style:list-style-name="L110">
      <style:paragraph-properties fo:margin-top="0in" fo:margin-bottom="0in"/>
    </style:style>
    <style:style style:name="P402" style:family="paragraph" style:parent-style-name="Text_20_body" style:list-style-name="L111">
      <style:paragraph-properties fo:margin-top="0in" fo:margin-bottom="0in"/>
    </style:style>
    <style:style style:name="P403" style:family="paragraph" style:parent-style-name="Text_20_body" style:list-style-name="L112">
      <style:paragraph-properties fo:margin-top="0in" fo:margin-bottom="0in"/>
    </style:style>
    <style:style style:name="P404" style:family="paragraph" style:parent-style-name="Text_20_body" style:list-style-name="L113">
      <style:paragraph-properties fo:margin-top="0in" fo:margin-bottom="0in"/>
    </style:style>
    <style:style style:name="P405" style:family="paragraph" style:parent-style-name="Text_20_body" style:list-style-name="L119">
      <style:paragraph-properties fo:margin-top="0in" fo:margin-bottom="0in"/>
    </style:style>
    <style:style style:name="P406" style:family="paragraph" style:parent-style-name="Text_20_body" style:list-style-name="L124">
      <style:paragraph-properties fo:margin-top="0in" fo:margin-bottom="0in"/>
    </style:style>
    <style:style style:name="P407" style:family="paragraph" style:parent-style-name="Text_20_body" style:list-style-name="L125">
      <style:paragraph-properties fo:margin-top="0in" fo:margin-bottom="0in"/>
    </style:style>
    <style:style style:name="P408" style:family="paragraph" style:parent-style-name="Text_20_body" style:list-style-name="L131">
      <style:paragraph-properties fo:margin-top="0in" fo:margin-bottom="0in"/>
    </style:style>
    <style:style style:name="P409" style:family="paragraph" style:parent-style-name="Text_20_body" style:list-style-name="L136">
      <style:paragraph-properties fo:margin-top="0in" fo:margin-bottom="0in"/>
    </style:style>
    <style:style style:name="P410" style:family="paragraph" style:parent-style-name="Text_20_body" style:list-style-name="L137">
      <style:paragraph-properties fo:margin-top="0in" fo:margin-bottom="0in"/>
    </style:style>
    <style:style style:name="P411" style:family="paragraph" style:parent-style-name="Text_20_body" style:list-style-name="L138">
      <style:paragraph-properties fo:margin-top="0in" fo:margin-bottom="0in"/>
    </style:style>
    <style:style style:name="P412" style:family="paragraph" style:parent-style-name="Text_20_body" style:list-style-name="L139">
      <style:paragraph-properties fo:margin-top="0in" fo:margin-bottom="0in"/>
    </style:style>
    <style:style style:name="P413" style:family="paragraph" style:parent-style-name="Text_20_body" style:list-style-name="L140">
      <style:paragraph-properties fo:margin-top="0in" fo:margin-bottom="0in"/>
    </style:style>
    <style:style style:name="P414" style:family="paragraph" style:parent-style-name="Text_20_body" style:list-style-name="L142">
      <style:paragraph-properties fo:margin-top="0in" fo:margin-bottom="0in"/>
    </style:style>
    <style:style style:name="P415" style:family="paragraph" style:parent-style-name="Text_20_body" style:list-style-name="L144">
      <style:paragraph-properties fo:margin-top="0in" fo:margin-bottom="0in"/>
    </style:style>
    <style:style style:name="P416" style:family="paragraph" style:parent-style-name="Text_20_body" style:list-style-name="L146">
      <style:paragraph-properties fo:margin-top="0in" fo:margin-bottom="0in"/>
    </style:style>
    <style:style style:name="P417" style:family="paragraph" style:parent-style-name="Text_20_body" style:list-style-name="L147">
      <style:paragraph-properties fo:margin-top="0in" fo:margin-bottom="0in"/>
    </style:style>
    <style:style style:name="P418" style:family="paragraph" style:parent-style-name="Text_20_body" style:list-style-name="L148">
      <style:paragraph-properties fo:margin-top="0in" fo:margin-bottom="0in"/>
    </style:style>
    <style:style style:name="P419" style:family="paragraph" style:parent-style-name="Text_20_body" style:list-style-name="L149">
      <style:paragraph-properties fo:margin-top="0in" fo:margin-bottom="0in"/>
    </style:style>
    <style:style style:name="P420" style:family="paragraph" style:parent-style-name="Text_20_body" style:list-style-name="L150">
      <style:paragraph-properties fo:margin-top="0in" fo:margin-bottom="0in"/>
    </style:style>
    <style:style style:name="P421" style:family="paragraph" style:parent-style-name="Text_20_body" style:list-style-name="L151">
      <style:paragraph-properties fo:margin-top="0in" fo:margin-bottom="0in"/>
    </style:style>
    <style:style style:name="P422" style:family="paragraph" style:parent-style-name="Text_20_body" style:list-style-name="L152">
      <style:paragraph-properties fo:margin-top="0in" fo:margin-bottom="0in"/>
    </style:style>
    <style:style style:name="P423" style:family="paragraph" style:parent-style-name="Text_20_body" style:list-style-name="L153">
      <style:paragraph-properties fo:margin-top="0in" fo:margin-bottom="0in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h text:style-name="P6" text:outline-level="1">Homelab SIEM &amp; Cybersecurity Stack with Dedicated PKI Infrastructure</text:h>
      <text:p text:style-name="Text_20_body"/>
      <text:p text:style-name="Horizontal_20_Line"><text:span text:style-name="Strong_20_Emphasis"/></text:p>
      <text:p text:style-name="Text_20_body"><text:span text:style-name="Strong_20_Emphasis"/></text:p>
      <text:p text:style-name="Text_20_body"><text:span text:style-name="Strong_20_Emphasis"><text:tab/><text:tab/><text:tab/><text:tab/><text:tab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P1"><text:span text:style-name="Strong_20_Emphasis"><text:span text:style-name="T7">Ryan McCullough</text:span></text:span></text:p>
      <text:p text:style-name="P1"><text:span text:style-name="Strong_20_Emphasis"><text:span text:style-name="T7">Revision 1.0.0</text:span></text:span></text:p>
      <text:p text:style-name="P1"><text:span text:style-name="Strong_20_Emphasis"><text:span text:style-name="T7">02JAN25</text:span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h text:style-name="P3" text:outline-level="2"><text:span text:style-name="Strong_20_Emphasis">Table of Contents</text:span></text:h>
      <text:list xml:id="list3505904119061524008" text:style-name="L1">
        <text:list-item>
          <text:p text:style-name="P167"><text:span text:style-name="Strong_20_Emphasis">Architecture &amp; Overview</text:span></text:p>
          <text:list>
            <text:list-item>
              <text:p text:style-name="P320">Proxmox Server Specifications</text:p>
            </text:list-item>
            <text:list-item>
              <text:p text:style-name="P320">TrueNAS SCALE for Storage</text:p>
            </text:list-item>
            <text:list-item>
              <text:p text:style-name="P320">pfSense for Firewall/Networking</text:p>
            </text:list-item>
            <text:list-item>
              <text:p text:style-name="P320">SIEM &amp; Cybersecurity Stack</text:p>
              <text:list>
                <text:list-item>
                  <text:p text:style-name="P320">Wazuh</text:p>
                </text:list-item>
                <text:list-item>
                  <text:p text:style-name="P320">Greenbone Vulnerability Management (GVM)</text:p>
                </text:list-item>
                <text:list-item>
                  <text:p text:style-name="P320">MISP, TheHive, Cortex</text:p>
                </text:list-item>
              </text:list>
            </text:list-item>
            <text:list-item>
              <text:p text:style-name="P320">Kubernetes Cluster Layout</text:p>
            </text:list-item>
            <text:list-item>
              <text:p text:style-name="P320">Dedicated PKI with Offline Root CA and Online Intermediate CA</text:p>
            </text:list-item>
          </text:list>
        </text:list-item>
        <text:list-item>
          <text:p text:style-name="P167"><text:span text:style-name="Strong_20_Emphasis">VM and Resource Tally</text:span></text:p>
          <text:list>
            <text:list-item>
              <text:p text:style-name="P320">2.1 PKI Infrastructure</text:p>
              <text:list>
                <text:list-item>
                  <text:p text:style-name="P320">Offline Root CA VM</text:p>
                </text:list-item>
                <text:list-item>
                  <text:p text:style-name="P320">Intermediate CA VM</text:p>
                </text:list-item>
              </text:list>
            </text:list-item>
            <text:list-item>
              <text:p text:style-name="P320">2.2 Existing / Supporting VMs</text:p>
              <text:list>
                <text:list-item>
                  <text:p text:style-name="P320">NTP Servers</text:p>
                </text:list-item>
                <text:list-item>
                  <text:p text:style-name="P320">Load Balancers</text:p>
                </text:list-item>
                <text:list-item>
                  <text:p text:style-name="P320">TrueNAS Integration</text:p>
                </text:list-item>
              </text:list>
            </text:list-item>
            <text:list-item>
              <text:p text:style-name="P320">2.3 SIEM / Cybersecurity VMs</text:p>
              <text:list>
                <text:list-item>
                  <text:p text:style-name="P320">Wazuh Manager + Dashboard</text:p>
                </text:list-item>
                <text:list-item>
                  <text:p text:style-name="P320">Wazuh Indexer (OpenSearch)</text:p>
                </text:list-item>
                <text:list-item>
                  <text:p text:style-name="P320">Greenbone VM</text:p>
                </text:list-item>
                <text:list-item>
                  <text:p text:style-name="P320">MISP + TheHive + Cortex</text:p>
                </text:list-item>
              </text:list>
            </text:list-item>
            <text:list-item>
              <text:p text:style-name="P320">2.4 Future Kubernetes Cluster</text:p>
              <text:list>
                <text:list-item>
                  <text:p text:style-name="P320">Master Nodes</text:p>
                </text:list-item>
                <text:list-item>
                  <text:p text:style-name="P320">Worker Nodes</text:p>
                </text:list-item>
              </text:list>
            </text:list-item>
            <text:list-item>
              <text:p text:style-name="P320">2.5 Grand Total Resource Utilization</text:p>
            </text:list-item>
          </text:list>
        </text:list-item>
        <text:list-item>
          <text:p text:style-name="P167"><text:span text:style-name="Strong_20_Emphasis">PKI Infrastructure</text:span></text:p>
          <text:list>
            <text:list-item>
              <text:p text:style-name="P320">3.1 Offline Root CA VM</text:p>
              <text:list>
                <text:list-item>
                  <text:p text:style-name="P320">VM Setup</text:p>
                </text:list-item>
                <text:list-item>
                  <text:p text:style-name="P320">Generating Root Key and Self-Signed Root Certificate</text:p>
                </text:list-item>
                <text:list-item>
                  <text:p text:style-name="P320">Creating CRLs (Optional)</text:p>
                </text:list-item>
              </text:list>
            </text:list-item>
            <text:list-item>
              <text:p text:style-name="P320">3.2 Intermediate CA VM</text:p>
              <text:list>
                <text:list-item>
                  <text:p text:style-name="P320">VM Setup and Key Generation</text:p>
                </text:list-item>
                <text:list-item>
                  <text:p text:style-name="P320">Signing the Intermediate CSR with the Root CA</text:p>
                </text:list-item>
                <text:list-item>
                  <text:p text:style-name="P320">Issuing Certificates from the Intermediate CA</text:p>
                </text:list-item>
              </text:list>
            </text:list-item>
            <text:list-item>
              <text:p text:style-name="P320">3.3 Certificate Issuance Workflow</text:p>
              <text:list>
                <text:list-item>
                  <text:p text:style-name="P320">CSR Generation on Target Hosts</text:p>
                </text:list-item>
                <text:list-item>
                  <text:p text:style-name="P320">Certificate Signing by Intermediate CA</text:p>
                </text:list-item>
                <text:list-item>
                  <text:p text:style-name="P320">Deployment to Hosts</text:p>
                </text:list-item>
              </text:list>
            </text:list-item>
            <text:list-item>
              <text:p text:style-name="P320">3.4 Certificate Distribution</text:p>
              <text:list>
                <text:list-item>
                  <text:p text:style-name="P320">Linux, Windows, pfSense, and HAProxy Integration</text:p>
                </text:list-item>
              </text:list>
            </text:list-item>
            <text:list-item>
              <text:p text:style-name="P320">3.5 Maintenance and Security Considerations</text:p>
            </text:list-item>
          </text:list>
        </text:list-item>
        <text:list-item>
          <text:p text:style-name="P167"><text:span text:style-name="Strong_20_Emphasis">Proxmox &amp; TrueNAS Preparation</text:span></text:p>
          <text:list>
            <text:list-item>
              <text:p text:style-name="P320"><text:soft-page-break/>Configuring Storage Pools</text:p>
            </text:list-item>
            <text:list-item>
              <text:p text:style-name="P320">Networking and Bandwidth Optimization</text:p>
            </text:list-item>
          </text:list>
        </text:list-item>
        <text:list-item>
          <text:p text:style-name="P167"><text:span text:style-name="Strong_20_Emphasis">Debian VM Creation</text:span></text:p>
          <text:list>
            <text:list-item>
              <text:p text:style-name="P320">Steps for VM Deployment</text:p>
            </text:list-item>
            <text:list-item>
              <text:p text:style-name="P320">Base OS Installation and Configuration</text:p>
            </text:list-item>
          </text:list>
        </text:list-item>
        <text:list-item>
          <text:p text:style-name="P167"><text:span text:style-name="Strong_20_Emphasis">SIEM / Cybersecurity Deployment</text:span></text:p>
          <text:list>
            <text:list-item>
              <text:p text:style-name="P320">6.1 Wazuh</text:p>
              <text:list>
                <text:list-item>
                  <text:p text:style-name="P320">Manager + Dashboard VM Setup</text:p>
                </text:list-item>
                <text:list-item>
                  <text:p text:style-name="P320">Indexer Setup</text:p>
                </text:list-item>
              </text:list>
            </text:list-item>
            <text:list-item>
              <text:p text:style-name="P320">6.2 Greenbone Vulnerability Management (GVM)</text:p>
            </text:list-item>
            <text:list-item>
              <text:p text:style-name="P320">6.3 MISP + TheHive + Cortex</text:p>
              <text:list>
                <text:list-item>
                  <text:p text:style-name="P320">Integration Steps</text:p>
                </text:list-item>
                <text:list-item>
                  <text:p text:style-name="P320">Use Cases and Workflows</text:p>
                </text:list-item>
              </text:list>
            </text:list-item>
          </text:list>
        </text:list-item>
        <text:list-item>
          <text:p text:style-name="P167"><text:span text:style-name="Strong_20_Emphasis">Network Flow &amp; TLS Handshake</text:span></text:p>
          <text:list>
            <text:list-item>
              <text:p text:style-name="P320">pfSense → Load Balancers → Kubernetes / Services</text:p>
            </text:list-item>
            <text:list-item>
              <text:p text:style-name="P320">Certificates in a Multi-Hop Environment</text:p>
            </text:list-item>
          </text:list>
        </text:list-item>
        <text:list-item>
          <text:p text:style-name="P167"><text:span text:style-name="Strong_20_Emphasis">Expanding to Cloudflare</text:span></text:p>
          <text:list>
            <text:list-item>
              <text:p text:style-name="P320">Public vs. Internal Domain Management</text:p>
            </text:list-item>
            <text:list-item>
              <text:p text:style-name="P320">SSL Certificate Scenarios</text:p>
            </text:list-item>
          </text:list>
        </text:list-item>
        <text:list-item>
          <text:p text:style-name="P167"><text:span text:style-name="Strong_20_Emphasis">Kubernetes Integration</text:span></text:p>
          <text:list>
            <text:list-item>
              <text:p text:style-name="P320">9.1 Cluster Creation and Initialization</text:p>
              <text:list>
                <text:list-item>
                  <text:p text:style-name="P320">Prerequisites and Environment Preparation</text:p>
                </text:list-item>
                <text:list-item>
                  <text:p text:style-name="P320">Generating and Signing Kubernetes Cluster Certificates</text:p>
                </text:list-item>
                <text:list-item>
                  <text:p text:style-name="P320">Initializing the Kubernetes Cluster with kubeadm</text:p>
                </text:list-item>
                <text:list-item>
                  <text:p text:style-name="P320">Joining Additional Nodes</text:p>
                </text:list-item>
                <text:list-item>
                  <text:p text:style-name="P320">Networking with MetalLB and Calico</text:p>
                </text:list-item>
                <text:list-item>
                  <text:p text:style-name="P320">Integration with pfSense and Load Balancers</text:p>
                </text:list-item>
              </text:list>
            </text:list-item>
            <text:list-item>
              <text:p text:style-name="P320">9.2 Installing and Configuring Traefik</text:p>
            </text:list-item>
            <text:list-item>
              <text:p text:style-name="P320">9.3 Installing Falco, kube-bench, kube-hunter, and Fluent Bit</text:p>
            </text:list-item>
            <text:list-item>
              <text:p text:style-name="P320">9.4 Integrating Cluster with Wazuh and Security Tools</text:p>
            </text:list-item>
            <text:list-item>
              <text:p text:style-name="P320">9.5 Linking Cluster to NTP Servers</text:p>
            </text:list-item>
            <text:list-item>
              <text:p text:style-name="P320">9.6 Provisioning Storage from TrueNAS</text:p>
            </text:list-item>
            <text:list-item>
              <text:p text:style-name="P320">9.7 Certificates for Services in PKI Context</text:p>
            </text:list-item>
            <text:list-item>
              <text:p text:style-name="P320">9.8 Finalizing Cluster Functionality</text:p>
            </text:list-item>
          </text:list>
        </text:list-item>
        <text:list-item>
          <text:p text:style-name="P167"><text:span text:style-name="Strong_20_Emphasis">Maintenance and Upgrades</text:span></text:p>
          <text:list>
            <text:list-item>
              <text:p text:style-name="P320">10.1 Certificate Management</text:p>
              <text:list>
                <text:list-item>
                  <text:p text:style-name="P320">Renewals, Rotations, Revocations</text:p>
                </text:list-item>
              </text:list>
            </text:list-item>
            <text:list-item>
              <text:p text:style-name="P320">10.2 Updating SIEM/Cybersecurity Components</text:p>
            </text:list-item>
            <text:list-item>
              <text:p text:style-name="P320">10.3 Updating Virtual Machine Hosts</text:p>
            </text:list-item>
            <text:list-item>
              <text:p text:style-name="P320">10.4 General Troubleshooting and Backups</text:p>
              <text:list>
                <text:list-item>
                  <text:p text:style-name="P320">Troubleshooting Common Issues</text:p>
                </text:list-item>
                <text:list-item>
                  <text:p text:style-name="P320">Backup Procedures</text:p>
                </text:list-item>
              </text:list>
            </text:list-item>
            <text:list-item>
              <text:p text:style-name="P167">10.5 Automation Scripts and Tools</text:p>
            </text:list-item>
          </text:list>
        </text:list-item>
      </text:list>
      <text:p text:style-name="P1"><text:span text:style-name="Strong_20_Emphasis"/></text:p>
      <text:p text:style-name="Text_20_body"/>
      <text:h text:style-name="Heading_20_2" text:outline-level="2"><text:soft-page-break/></text:h>
      <text:h text:style-name="Heading_20_2" text:outline-level="2"/>
      <text:p text:style-name="Text_20_body"/>
      <text:p text:style-name="Text_20_body"/>
      <text:p text:style-name="Text_20_body"/>
      <text:p text:style-name="Horizontal_20_Line"/>
      <text:h text:style-name="Heading_20_2" text:outline-level="2">1. Architecture &amp; Overview</text:h>
      <text:list xml:id="list6368118562749430803" text:style-name="L2">
        <text:list-item>
          <text:p text:style-name="P168"><text:span text:style-name="Strong_20_Emphasis">Proxmox</text:span> server <text:span text:style-name="T3">v</text:span><text:span text:style-name="T1">8.3.2</text:span><text:span text:style-name="T3"> </text:span><text:s/>(AMD EPYC <text:span text:style-name="T1">7551</text:span> , 32C/64T, 128 GB RAM)</text:p>
        </text:list-item>
        <text:list-item>
          <text:p text:style-name="P168"><text:span text:style-name="Strong_20_Emphasis">TrueNAS SCALE</text:span> (Dragonfish-24.04.2.5) for storage</text:p>
        </text:list-item>
        <text:list-item>
          <text:p text:style-name="P168"><text:span text:style-name="Strong_20_Emphasis">pfSense</text:span> for firewall/routing running Suricata/pfBlocker</text:p>
        </text:list-item>
        <text:list-item>
          <text:p text:style-name="P168">The following SIEM &amp; cybersecurity stack:</text:p>
        </text:list-item>
      </text:list>
      <text:list xml:id="list3850829277066110206" text:style-name="L3">
        <text:list-item>
          <text:p text:style-name="P321"><text:span text:style-name="Strong_20_Emphasis">Wazuh</text:span> (Manager, Dashboard, Indexer)</text:p>
        </text:list-item>
        <text:list-item>
          <text:p text:style-name="P321"><text:span text:style-name="Strong_20_Emphasis">Greenbone Vulnerability Management (GVM)</text:span></text:p>
        </text:list-item>
        <text:list-item>
          <text:p text:style-name="P169"><text:span text:style-name="Strong_20_Emphasis">MISP</text:span>, <text:span text:style-name="Strong_20_Emphasis">TheHive</text:span>, <text:span text:style-name="Strong_20_Emphasis">Cortex</text:span></text:p>
        </text:list-item>
        <text:list-item>
          <text:p text:style-name="P169"><text:span text:style-name="Strong_20_Emphasis">Kubernetes Cluster </text:span><text:span text:style-name="Strong_20_Emphasis"><text:span text:style-name="T2">with some services exposed publicly via CloudFlare</text:span></text:span></text:p>
          <text:list>
            <text:list-item>
              <text:p text:style-name="P169"><text:span text:style-name="T4">3 Master Control Plane Node </text:span><text:span text:style-name="T2">VMs</text:span></text:p>
            </text:list-item>
            <text:list-item>
              <text:p text:style-name="P169"><text:span text:style-name="Strong_20_Emphasis">5 Worker Node </text:span><text:span text:style-name="Strong_20_Emphasis"><text:span text:style-name="T2">VMs</text:span></text:span></text:p>
            </text:list-item>
          </text:list>
        </text:list-item>
      </text:list>
      <text:p text:style-name="Text_20_body"><text:span text:style-name="Strong_20_Emphasis"><text:s text:c="7"/></text:span><text:span text:style-name="Strong_20_Emphasis"><text:span text:style-name="T2">-</text:span></text:span><text:span text:style-name="Strong_20_Emphasis"> Dedicated PKI</text:span> with:</text:p>
      <text:list xml:id="list3811863949633094275" text:style-name="L4">
        <text:list-item>
          <text:p text:style-name="P322"><text:span text:style-name="Strong_20_Emphasis">Offline Root CA</text:span> (VM powered off except when needed).</text:p>
        </text:list-item>
        <text:list-item>
          <text:p text:style-name="P170"><text:span text:style-name="Strong_20_Emphasis">Intermediate CA</text:span> (online) to issue certificates.</text:p>
        </text:list-item>
      </text:list>
      <text:p text:style-name="Horizontal_20_Line"/>
      <text:h text:style-name="Heading_20_2" text:outline-level="2">2. VM and Resource Tally</text:h>
      <text:h text:style-name="Heading_20_3" text:outline-level="3">2.1 PKI Infrastructure</text:h>
      <text:list xml:id="list360937010192916634" text:style-name="L5">
        <text:list-item>
          <text:p text:style-name="P171"><text:span text:style-name="Strong_20_Emphasis">Offline Root CA VM</text:span></text:p>
          <text:list>
            <text:list-item>
              <text:p text:style-name="P323">Typically turned <text:span text:style-name="Strong_20_Emphasis">off</text:span> or isolated when not signing.</text:p>
            </text:list-item>
            <text:list-item>
              <text:p text:style-name="P323">1–2 vCPU, 2 GB RAM, minimal disk (10–20 GB).</text:p>
            </text:list-item>
            <text:list-item>
              <text:p text:style-name="P323">This VM is used rarely (only to sign the intermediate CA or occasionally revoke/renew).</text:p>
            </text:list-item>
            <text:list-item>
              <text:p text:style-name="P323">Keep it <text:span text:style-name="Strong_20_Emphasis">offline</text:span> for best security.</text:p>
            </text:list-item>
          </text:list>
        </text:list-item>
        <text:list-item>
          <text:p text:style-name="P171"><text:span text:style-name="Strong_20_Emphasis">Intermediate CA VM</text:span> (Online CA)</text:p>
          <text:list>
            <text:list-item>
              <text:p text:style-name="P323">2 vCPU, 2–4 GB RAM, 20–30 GB disk.</text:p>
            </text:list-item>
            <text:list-item>
              <text:p text:style-name="P323">Runs a minimal OS with OpenSSL or small CA management software.</text:p>
            </text:list-item>
            <text:list-item>
              <text:p text:style-name="P323">Issues certificates to all internal services.</text:p>
            </text:list-item>
            <text:list-item>
              <text:p text:style-name="P171">Stays online but is restricted from public internet.</text:p>
            </text:list-item>
          </text:list>
        </text:list-item>
      </text:list>
      <text:h text:style-name="Heading_20_3" text:outline-level="3">2.2 Existing / Supporting VMs</text:h>
      <text:list xml:id="list7862125792994521650" text:style-name="L6">
        <text:list-item>
          <text:p text:style-name="P324"><text:span text:style-name="Strong_20_Emphasis">NTP Servers (3)</text:span>: each 1 vCPU, 1 GB → total 3 vCPU, 3 GB</text:p>
        </text:list-item>
        <text:list-item>
          <text:p text:style-name="P324"><text:soft-page-break/><text:span text:style-name="Strong_20_Emphasis">Load Balancers (2)</text:span>: each 2 vCPU, 4 GB → total 4 vCPU, 8 GB</text:p>
        </text:list-item>
        <text:list-item>
          <text:p text:style-name="P172"><text:span text:style-name="Strong_20_Emphasis">TrueNAS</text:span>: Separate system.</text:p>
        </text:list-item>
      </text:list>
      <text:h text:style-name="Heading_20_3" text:outline-level="3">2.3 SIEM / Cybersecurity VMs</text:h>
      <text:list xml:id="list2962937663860399295" text:style-name="L7">
        <text:list-item>
          <text:p text:style-name="P325"><text:span text:style-name="Strong_20_Emphasis">Wazuh Manager + Dashboard</text:span></text:p>
          <text:list>
            <text:list-item>
              <text:p text:style-name="P325">4 vCPU, 8–12 GB RAM, ~100 GB disk</text:p>
            </text:list-item>
          </text:list>
        </text:list-item>
        <text:list-item>
          <text:p text:style-name="P325"><text:span text:style-name="Strong_20_Emphasis">Wazuh Indexer (OpenSearch)</text:span></text:p>
          <text:list>
            <text:list-item>
              <text:p text:style-name="P325">6 vCPU, 16–24 GB RAM, ~200 GB disk</text:p>
            </text:list-item>
          </text:list>
        </text:list-item>
        <text:list-item>
          <text:p text:style-name="P325"><text:span text:style-name="Strong_20_Emphasis">Greenbone VM (GVM)</text:span></text:p>
          <text:list>
            <text:list-item>
              <text:p text:style-name="P325">4 vCPU, 8–16 GB RAM, ~200 GB disk</text:p>
            </text:list-item>
          </text:list>
        </text:list-item>
        <text:list-item>
          <text:p text:style-name="P325"><text:span text:style-name="Strong_20_Emphasis">MISP + TheHive + Cortex</text:span></text:p>
          <text:list>
            <text:list-item>
              <text:p text:style-name="P173">4 vCPU, 8–12 GB RAM, ~100 GB disk</text:p>
            </text:list-item>
          </text:list>
        </text:list-item>
      </text:list>
      <text:h text:style-name="Heading_20_3" text:outline-level="3">2.4 Future Kubernetes Cluster</text:h>
      <text:list xml:id="list28754298269612284" text:style-name="L8">
        <text:list-item>
          <text:p text:style-name="P326"><text:span text:style-name="Strong_20_Emphasis">3 Master Nodes</text:span>: each 4 vCPU, 4 GB RAM (12 vCPU, 12 GB total)</text:p>
        </text:list-item>
        <text:list-item>
          <text:p text:style-name="P174"><text:span text:style-name="Strong_20_Emphasis">5 Worker Nodes</text:span>: each 2 vCPU, 4 GB RAM (10 vCPU, 20 GB total) → 16 vCPU, 32 GB total.</text:p>
        </text:list-item>
      </text:list>
      <text:h text:style-name="Heading_20_3" text:outline-level="3">2.5 Grand Total</text:h>
      <text:list xml:id="list7711994544913196437" text:style-name="L9">
        <text:list-item>
          <text:p text:style-name="P327"><text:span text:style-name="Strong_20_Emphasis">PKI</text:span>: (Offline CA + Intermediate) ~3–4 vCPU, ~4–6 GB</text:p>
        </text:list-item>
        <text:list-item>
          <text:p text:style-name="P327"><text:span text:style-name="Strong_20_Emphasis">Existing</text:span>: 7 vCPU, 11 GB (NTP + Load Balancers)</text:p>
        </text:list-item>
        <text:list-item>
          <text:p text:style-name="P327"><text:span text:style-name="Strong_20_Emphasis">SIEM</text:span>: ~18 vCPU, ~46 GB</text:p>
        </text:list-item>
        <text:list-item>
          <text:p text:style-name="P175"><text:span text:style-name="Strong_20_Emphasis">Kubernetes</text:span>: ~16 vCPU, ~32 GB</text:p>
        </text:list-item>
      </text:list>
      <text:p text:style-name="Text_20_body">Running total for PKI + existing + SIEM + Kubernetes: <text:span text:style-name="Strong_20_Emphasis">~51-52 vCPU</text:span>, <text:span text:style-name="T4">~95 GB RAM</text:span>. </text:p>
      <text:p text:style-name="Text_20_body">This still fits comfortably within 64 threads / 128 GB RAM.</text:p>
      <text:p text:style-name="Horizontal_20_Line"/>
      <text:h text:style-name="Heading_20_2" text:outline-level="2">3. PKI Infrastructure (Expanded)</text:h>
      <text:p text:style-name="Text_20_body">A robust PKI design typically includes:</text:p>
      <text:list xml:id="list7108788892107867805" text:style-name="L10">
        <text:list-item>
          <text:p text:style-name="P328">An <text:span text:style-name="Strong_20_Emphasis">Offline Root CA</text:span> (trusted anchor).</text:p>
        </text:list-item>
        <text:list-item>
          <text:p text:style-name="P328">One or more <text:span text:style-name="Strong_20_Emphasis">Online Intermediate CAs</text:span> (used day-to-day to issue server and client certificates).</text:p>
        </text:list-item>
        <text:list-item>
          <text:p text:style-name="P328">A <text:span text:style-name="Strong_20_Emphasis">Certificate Distribution</text:span> mechanism so that hosts trust the Root/Intermediate chain.</text:p>
        </text:list-item>
        <text:list-item>
          <text:p text:style-name="P176">Secure workflows for certificate issuance, renewal, revocation (CRLs or OCSP), and backups.</text:p>
        </text:list-item>
      </text:list>
      <text:h text:style-name="Heading_20_3" text:outline-level="3">3.1 Offline Root CA VM</text:h>
      <text:p text:style-name="Text_20_body">The <text:span text:style-name="Strong_20_Emphasis">Offline Root CA</text:span> is the top-level of trust. It signs the <text:span text:style-name="Strong_20_Emphasis">Intermediate CA certificate</text:span> (and only that, ideally). By keeping the Root CA offline or powered off except for rare events (e.g., re-signing an intermediate or performing revocation tasks), you drastically reduce the risk of compromise.</text:p>
      <text:h text:style-name="Heading_20_4" text:outline-level="4">3.1.1 Create the Offline Root CA VM</text:h>
      <text:list xml:id="list3997428444763096855" text:style-name="L11">
        <text:list-item>
          <text:p text:style-name="P177"><text:span text:style-name="Strong_20_Emphasis">Proxmox VM</text:span></text:p>
          <text:list>
            <text:list-item>
              <text:p text:style-name="P329"><text:span text:style-name="Strong_20_Emphasis">Debian 12</text:span> (minimal).</text:p>
            </text:list-item>
            <text:list-item>
              <text:p text:style-name="P329">1–2 vCPU, 2 GB RAM, ~10–20 GB disk.</text:p>
              <text:p text:style-name="P329"/>
            </text:list-item>
          </text:list>
        </text:list-item>
        <text:list-item>
          <text:p text:style-name="P177"><text:span text:style-name="Strong_20_Emphasis">Install Dependencies</text:span></text:p>
          <text:p text:style-name="P7"><text:soft-page-break/><text:span text:style-name="Source_20_Text">sudo apt-get update &amp;&amp; sudo apt-get upgrade -y</text:span></text:p>
          <text:p text:style-name="P78"><text:span text:style-name="Source_20_Text">sudo apt-get install openssl -y</text:span></text:p>
        </text:list-item>
        <text:list-item>
          <text:p text:style-name="P177"><text:span text:style-name="Strong_20_Emphasis">Initialize CA Directory</text:span></text:p>
          <text:p text:style-name="P7"><text:span text:style-name="Source_20_Text">mkdir -p /root/ca/{certs,crl,newcerts,private}</text:span></text:p>
          <text:p text:style-name="P7"><text:span text:style-name="Source_20_Text">chmod 700 /root/ca/private</text:span></text:p>
          <text:p text:style-name="P7"><text:span text:style-name="Source_20_Text">touch /root/ca/index.txt</text:span></text:p>
          <text:p text:style-name="P78"><text:span text:style-name="Source_20_Text">echo 1000 &gt; /root/ca/serial</text:span></text:p>
          <text:list>
            <text:list-item>
              <text:p text:style-name="P329"><text:span text:style-name="Source_20_Text">index.txt</text:span> tracks signed certificates.</text:p>
            </text:list-item>
            <text:list-item>
              <text:p text:style-name="P329"><text:span text:style-name="Source_20_Text">serial</text:span> tracks certificate serial numbers.</text:p>
            </text:list-item>
          </text:list>
        </text:list-item>
        <text:list-item>
          <text:p text:style-name="P177"><text:span text:style-name="Strong_20_Emphasis">Create </text:span><text:span text:style-name="Strong_20_Emphasis"><text:span text:style-name="Source_20_Text">openssl.cnf</text:span></text:span></text:p>
          <text:list>
            <text:list-item>
              <text:p text:style-name="P329">You may copy a template from <text:span text:style-name="Source_20_Text">/etc/ssl/openssl.cnf</text:span> or create a custom one in <text:span text:style-name="Source_20_Text">/root/ca/openssl.cnf</text:span>.</text:p>
            </text:list-item>
            <text:list-item>
              <text:p text:style-name="P329">Under <text:span text:style-name="Source_20_Text">[ CA_default ]</text:span>, specify the CA directory paths.</text:p>
            </text:list-item>
            <text:list-item>
              <text:p text:style-name="P329">Under <text:span text:style-name="Source_20_Text">[ policy_match ]</text:span>, set required fields (country, state, etc.).</text:p>
            </text:list-item>
            <text:list-item>
              <text:p text:style-name="P177">Under <text:span text:style-name="Source_20_Text">[ v3_ca ]</text:span>, ensure <text:span text:style-name="Source_20_Text">basicConstraints = critical,CA:TRUE</text:span>.</text:p>
            </text:list-item>
          </text:list>
        </text:list-item>
      </text:list>
      <text:h text:style-name="Heading_20_4" text:outline-level="4">3.1.2 Generate Root Key and Self-Signed Root Certificate</text:h>
      <text:list xml:id="list4337867184923759241" text:style-name="L12">
        <text:list-item>
          <text:p text:style-name="P178"><text:span text:style-name="Strong_20_Emphasis">Generate Root Key</text:span></text:p>
          <text:p text:style-name="P8"><text:span text:style-name="Source_20_Text">cd /root/ca</text:span></text:p>
          <text:p text:style-name="P8"><text:span text:style-name="Source_20_Text">openssl genrsa -aes256 -out private/ca.key.pem 4096</text:span></text:p>
          <text:p text:style-name="P79"><text:span text:style-name="Source_20_Text">chmod 400 private/ca.key.pem</text:span></text:p>
          <text:list>
            <text:list-item>
              <text:p text:style-name="P330">Use a <text:span text:style-name="Strong_20_Emphasis">strong passphrase</text:span>.</text:p>
            </text:list-item>
            <text:list-item>
              <text:p text:style-name="P330"><text:span text:style-name="Source_20_Text">4096</text:span> bits is recommended for long-lived root keys.</text:p>
            </text:list-item>
          </text:list>
        </text:list-item>
        <text:list-item>
          <text:p text:style-name="P178"><text:span text:style-name="Strong_20_Emphasis">Self-Sign the Root CA Certificate</text:span></text:p>
          <text:p text:style-name="P8"><text:span text:style-name="Source_20_Text">openssl req -config openssl.cnf \</text:span></text:p>
          <text:p text:style-name="P8"><text:span text:style-name="Source_20_Text"><text:s text:c="4"/>-key private/ca.key.pem \</text:span></text:p>
          <text:p text:style-name="P8"><text:span text:style-name="Source_20_Text"><text:s text:c="4"/>-new -x509 -days 7300 -sha256 \</text:span></text:p>
          <text:p text:style-name="P8"><text:span text:style-name="Source_20_Text"><text:s text:c="4"/>-extensions v3_ca \</text:span></text:p>
          <text:p text:style-name="P79"><text:span text:style-name="Source_20_Text"><text:s text:c="4"/>-out certs/ca.cert.pem</text:span></text:p>
          <text:list>
            <text:list-item>
              <text:p text:style-name="P330"><text:span text:style-name="Source_20_Text">-days 7300</text:span> = 20-year validity (adjust as desired).</text:p>
            </text:list-item>
            <text:list-item>
              <text:p text:style-name="P330">The certificate is stored in <text:span text:style-name="Source_20_Text">certs/ca.cert.pem</text:span>.</text:p>
            </text:list-item>
          </text:list>
        </text:list-item>
        <text:list-item>
          <text:p text:style-name="P178"><text:span text:style-name="Strong_20_Emphasis">Store and Secure</text:span></text:p>
          <text:list>
            <text:list-item>
              <text:p text:style-name="P330">Keep <text:span text:style-name="Source_20_Text">private/ca.key.pem</text:span> offline (this is the <text:span text:style-name="Strong_20_Emphasis">root of trust</text:span>).</text:p>
            </text:list-item>
            <text:list-item>
              <text:p text:style-name="P330">If possible, encrypt backups of the CA key, store them in multiple secure locations.</text:p>
            </text:list-item>
            <text:list-item>
              <text:p text:style-name="P178">If you do not plan to sign anything else soon, <text:span text:style-name="Strong_20_Emphasis">shut down</text:span> this VM or remove its network adapter so it remains offline.</text:p>
            </text:list-item>
          </text:list>
        </text:list-item>
      </text:list>
      <text:h text:style-name="Heading_20_4" text:outline-level="4">3.1.3 Creating a CRL (Optional but Recommended)</text:h>
      <text:list xml:id="list5057932732054774005" text:style-name="L13">
        <text:list-item>
          <text:p text:style-name="P331"><text:span text:style-name="Strong_20_Emphasis">Certificate Revocation List</text:span> (CRL) allows you to revoke compromised or retired certificates.</text:p>
        </text:list-item>
        <text:list-item>
          <text:p text:style-name="P179"><text:span text:style-name="Strong_20_Emphasis">Generate CRL</text:span>:</text:p>
          <text:p text:style-name="P9"><text:span text:style-name="Source_20_Text">openssl ca -config /root/ca/openssl.cnf \</text:span></text:p>
          <text:p text:style-name="P80"><text:span text:style-name="Source_20_Text"><text:s text:c="4"/>-gencrl -out /root/ca/crl/ca.crl.pem</text:span></text:p>
        </text:list-item>
        <text:list-item>
          <text:p text:style-name="P179">Distribute <text:span text:style-name="Source_20_Text">ca.crl.pem</text:span> if needed by the environment. Some systems rely on CRLs to check certificate revocation status. Alternatively, you can deploy an <text:span text:style-name="Strong_20_Emphasis">OCSP</text:span> service, but that’s more advanced for a homelab.</text:p>
        </text:list-item>
      </text:list>
      <text:p text:style-name="Horizontal_20_Line"/>
      <text:h text:style-name="Heading_20_3" text:outline-level="3"><text:soft-page-break/>3.2 Intermediate CA VM (Online CA)</text:h>
      <text:p text:style-name="Text_20_body">This <text:span text:style-name="Strong_20_Emphasis">Intermediate CA</text:span> is used <text:span text:style-name="Strong_20_Emphasis">daily</text:span> (or frequently) to issue certificates for servers, devices, etc. Because the root CA is offline, you sign the <text:span text:style-name="Strong_20_Emphasis">Intermediate CA</text:span> with the <text:span text:style-name="Strong_20_Emphasis">Root CA</text:span> (once), then power off the root.</text:p>
      <text:h text:style-name="Heading_20_4" text:outline-level="4">3.2.1 Create the Intermediate CA VM</text:h>
      <text:list xml:id="list45796724596726907" text:style-name="L14">
        <text:list-item>
          <text:p text:style-name="P180"><text:span text:style-name="Strong_20_Emphasis">Proxmox VM</text:span></text:p>
          <text:list>
            <text:list-item>
              <text:p text:style-name="P332"><text:span text:style-name="Strong_20_Emphasis">Debian 12</text:span>, minimal.</text:p>
            </text:list-item>
            <text:list-item>
              <text:p text:style-name="P332">2 vCPU, 2–4 GB RAM, ~20–30 GB disk.</text:p>
            </text:list-item>
            <text:list-item>
              <text:p text:style-name="P332">Network-limited to the management VLAN or similar to reduce risk.</text:p>
            </text:list-item>
          </text:list>
        </text:list-item>
        <text:list-item>
          <text:p text:style-name="P180"><text:span text:style-name="Strong_20_Emphasis">Install Dependencies</text:span></text:p>
          <text:p text:style-name="P10"><text:span text:style-name="Source_20_Text">sudo apt-get update &amp;&amp; sudo apt-get upgrade -y</text:span></text:p>
          <text:p text:style-name="P81"><text:span text:style-name="Source_20_Text">sudo apt-get install openssl -y</text:span></text:p>
        </text:list-item>
        <text:list-item>
          <text:p text:style-name="P180"><text:span text:style-name="Strong_20_Emphasis">Prepare Directory Structure</text:span></text:p>
          <text:p text:style-name="P10"><text:span text:style-name="Source_20_Text">mkdir -p /root/intermediate/{certs,crl,csr,newcerts,private}</text:span></text:p>
          <text:p text:style-name="P10"><text:span text:style-name="Source_20_Text">chmod 700 /root/intermediate/private</text:span></text:p>
          <text:p text:style-name="P10"><text:span text:style-name="Source_20_Text">touch /root/intermediate/index.txt</text:span></text:p>
          <text:p text:style-name="P10"><text:span text:style-name="Source_20_Text">echo 1000 &gt; /root/intermediate/serial</text:span></text:p>
          <text:p text:style-name="P81"><text:span text:style-name="Source_20_Text">echo 1000 &gt; /root/intermediate/crlnumber</text:span></text:p>
          <text:list>
            <text:list-item>
              <text:p text:style-name="P332"><text:span text:style-name="Source_20_Text">crlnumber</text:span> is for CRLs if you plan to maintain a separate intermediate CRL.</text:p>
            </text:list-item>
          </text:list>
        </text:list-item>
        <text:list-item>
          <text:p text:style-name="P180"><text:span text:style-name="Strong_20_Emphasis">Intermediate </text:span><text:span text:style-name="Strong_20_Emphasis"><text:span text:style-name="Source_20_Text">openssl.cnf</text:span></text:span></text:p>
          <text:list>
            <text:list-item>
              <text:p text:style-name="P180">Similar to the root’s <text:span text:style-name="Source_20_Text">openssl.cnf</text:span>, but referencing <text:span text:style-name="Source_20_Text">/root/intermediate</text:span> paths and <text:span text:style-name="Source_20_Text">[ v3_intermediate_ca ]</text:span> extension.</text:p>
            </text:list-item>
          </text:list>
        </text:list-item>
      </text:list>
      <text:h text:style-name="Heading_20_4" text:outline-level="4">3.2.2 Generate Intermediate Key and CSR</text:h>
      <text:p text:style-name="P4"><text:span text:style-name="Source_20_Text">cd /root/intermediate</text:span></text:p>
      <text:p text:style-name="P4"><text:span text:style-name="Source_20_Text">openssl genrsa -aes256 -out private/intermediate.key.pem 4096</text:span></text:p>
      <text:p text:style-name="P4"><text:span text:style-name="Source_20_Text">chmod 400 private/intermediate.key.pem</text:span></text:p>
      <text:p text:style-name="P4"/>
      <text:p text:style-name="P4"><text:span text:style-name="Source_20_Text">openssl req -config openssl.cnf -new -sha256 \</text:span></text:p>
      <text:p text:style-name="P4"><text:span text:style-name="Source_20_Text"><text:s text:c="4"/>-key private/intermediate.key.pem \</text:span></text:p>
      <text:p text:style-name="P5"><text:span text:style-name="Source_20_Text"><text:s text:c="4"/>-out csr/intermediate.csr.pem</text:span></text:p>
      <text:list xml:id="list5964567443464573405" text:style-name="L15">
        <text:list-item>
          <text:p text:style-name="P181">Again, use a strong passphrase.</text:p>
        </text:list-item>
      </text:list>
      <text:h text:style-name="Heading_20_4" text:outline-level="4">3.2.3 Sign the Intermediate CSR with the Offline Root</text:h>
      <text:list xml:id="list1451364610208812583" text:style-name="L16">
        <text:list-item>
          <text:p text:style-name="P182"><text:span text:style-name="Strong_20_Emphasis">Transfer</text:span> <text:span text:style-name="Source_20_Text">intermediate.csr.pem</text:span> to the <text:span text:style-name="Strong_20_Emphasis">Root CA</text:span> machine (via secure USB or scp in a secure, offline manner).</text:p>
        </text:list-item>
        <text:list-item>
          <text:p text:style-name="P182"><text:span text:style-name="Strong_20_Emphasis">On the Offline Root CA</text:span>:</text:p>
          <text:p text:style-name="P11"><text:span text:style-name="Source_20_Text">cd /root/ca</text:span></text:p>
          <text:p text:style-name="P11"><text:span text:style-name="Source_20_Text">openssl ca -config openssl.cnf \</text:span></text:p>
          <text:p text:style-name="P11"><text:span text:style-name="Source_20_Text"><text:s text:c="2"/>-extensions v3_intermediate_ca \</text:span></text:p>
          <text:p text:style-name="P11"><text:span text:style-name="Source_20_Text"><text:s text:c="2"/>-days 3650 -notext -md sha256 \</text:span></text:p>
          <text:p text:style-name="P11"><text:span text:style-name="Source_20_Text"><text:s text:c="2"/>-in /path/to/intermediate.csr.pem \</text:span></text:p>
          <text:p text:style-name="P11"><text:span text:style-name="Source_20_Text"><text:s text:c="2"/>-out /path/to/intermediate.cert.pem</text:span></text:p>
          <text:p text:style-name="P82"><text:span text:style-name="Source_20_Text">chmod 444 /path/to/intermediate.cert.pem</text:span></text:p>
          <text:list>
            <text:list-item>
              <text:p text:style-name="P333"><text:span text:style-name="Source_20_Text">-days 3650</text:span> = 10-year intermediate CA validity (adjust as needed).</text:p>
            </text:list-item>
          </text:list>
        </text:list-item>
        <text:list-item>
          <text:p text:style-name="P182"><text:span text:style-name="Strong_20_Emphasis">Return</text:span> <text:span text:style-name="Source_20_Text">intermediate.cert.pem</text:span> to the <text:span text:style-name="Strong_20_Emphasis">Intermediate CA VM</text:span>.</text:p>
        </text:list-item>
        <text:list-item>
          <text:p text:style-name="P182"><text:span text:style-name="Strong_20_Emphasis">Create the CA Chain</text:span> on the Intermediate CA:</text:p>
          <text:p text:style-name="P82"><text:soft-page-break/><text:span text:style-name="Source_20_Text">cat certs/intermediate.cert.pem /root/ca/certs/ca.cert.pem &gt; chain.cert.pem</text:span></text:p>
          <text:list>
            <text:list-item>
              <text:p text:style-name="P182">The file <text:span text:style-name="Source_20_Text">chain.cert.pem</text:span> includes the intermediate certificate plus the root certificate.</text:p>
            </text:list-item>
          </text:list>
        </text:list-item>
      </text:list>
      <text:h text:style-name="Heading_20_4" text:outline-level="4">3.2.4 Using the Intermediate CA to Issue Certificates</text:h>
      <text:list xml:id="list4540348537012338058" text:style-name="L17">
        <text:list-item>
          <text:p text:style-name="P334">Now that the intermediate is signed, you have a <text:span text:style-name="Strong_20_Emphasis">trusted chain</text:span>: Root CA → Intermediate CA → Server Cert.</text:p>
        </text:list-item>
        <text:list-item>
          <text:p text:style-name="P334">Keep the intermediate’s private key secure but remain online for day-to-day issuing.</text:p>
        </text:list-item>
        <text:list-item>
          <text:p text:style-name="P183">Example: Issue a server certificate (detailed in [Section 3.3]).</text:p>
        </text:list-item>
      </text:list>
      <text:h text:style-name="Heading_20_4" text:outline-level="4">3.2.5 Generating CRLs from the Intermediate CA (Optional)</text:h>
      <text:list xml:id="list941732575308123238" text:style-name="L18">
        <text:list-item>
          <text:p text:style-name="P184">If you need to <text:span text:style-name="Strong_20_Emphasis">revoke</text:span> server certificates:</text:p>
          <text:p text:style-name="P12"><text:span text:style-name="Source_20_Text">openssl ca -config /root/intermediate/openssl.cnf \</text:span></text:p>
          <text:p text:style-name="P83"><text:span text:style-name="Source_20_Text"><text:s text:c="4"/>-revoke /root/intermediate/certs/target-server.cert.pem</text:span></text:p>
        </text:list-item>
        <text:list-item>
          <text:p text:style-name="P184">Update CRL:</text:p>
          <text:p text:style-name="P12"><text:span text:style-name="Source_20_Text">openssl ca -config /root/intermediate/openssl.cnf \</text:span></text:p>
          <text:p text:style-name="P83"><text:span text:style-name="Source_20_Text"><text:s text:c="4"/>-gencrl -out /root/intermediate/crl/intermediate.crl.pem</text:span></text:p>
        </text:list-item>
        <text:list-item>
          <text:p text:style-name="P184">Publish <text:span text:style-name="Source_20_Text">intermediate.crl.pem</text:span> so devices can check revocations.</text:p>
        </text:list-item>
      </text:list>
      <text:p text:style-name="Horizontal_20_Line"/>
      <text:h text:style-name="Heading_20_3" text:outline-level="3">3.3 Certificate Issuance Workflow</text:h>
      <text:p text:style-name="Text_20_body">Below is the <text:span text:style-name="Strong_20_Emphasis">general process</text:span> to issue each certificate.</text:p>
      <text:h text:style-name="Heading_20_4" text:outline-level="4">3.3.1 Generate Server Key and CSR on the Target</text:h>
      <text:p text:style-name="Text_20_body">On the <text:span text:style-name="Strong_20_Emphasis">server</text:span> (e.g., Wazuh Manager):</text:p>
      <text:p text:style-name="P4"><text:span text:style-name="Source_20_Text">cd /etc/ssl</text:span></text:p>
      <text:p text:style-name="P4"><text:span text:style-name="Source_20_Text">openssl genrsa -out wazuh-manager.key 4096</text:span></text:p>
      <text:p text:style-name="P4"><text:span text:style-name="Source_20_Text">openssl req -new -key wazuh-manager.key \</text:span></text:p>
      <text:p text:style-name="P4"><text:span text:style-name="Source_20_Text"><text:s text:c="4"/>-out wazuh-manager.csr \</text:span></text:p>
      <text:p text:style-name="P4"><text:span text:style-name="Source_20_Text"><text:s text:c="4"/>-sha256 \</text:span></text:p>
      <text:p text:style-name="P5"><text:span text:style-name="Source_20_Text"><text:s text:c="4"/>-subj "/C=US/ST=theState/L=theCity/O=Homelab/OU=IT/CN=wazuh-manager.homelab.lan"</text:span></text:p>
      <text:list xml:id="list8263314546856405743" text:style-name="L19">
        <text:list-item>
          <text:p text:style-name="P335">Adjust the <text:span text:style-name="Strong_20_Emphasis">CN</text:span> (Common Name) to match the server’s FQDN.</text:p>
        </text:list-item>
        <text:list-item>
          <text:p text:style-name="P185">For multi-SAN certificates, you can use an OpenSSL config file specifying <text:span text:style-name="Source_20_Text">[ alt_names ]</text:span>.</text:p>
        </text:list-item>
      </text:list>
      <text:h text:style-name="Heading_20_4" text:outline-level="4">3.3.2 Copy CSR to the Intermediate CA for Signing</text:h>
      <text:p text:style-name="Text_20_body">On the <text:span text:style-name="Strong_20_Emphasis">Intermediate CA</text:span> VM:</text:p>
      <text:p text:style-name="P4"><text:span text:style-name="Source_20_Text">cd /root/intermediate</text:span></text:p>
      <text:p text:style-name="P4"><text:span text:style-name="Source_20_Text">openssl ca -config openssl.cnf \</text:span></text:p>
      <text:p text:style-name="P4"><text:span text:style-name="Source_20_Text"><text:s text:c="4"/>-extensions server_cert \</text:span></text:p>
      <text:p text:style-name="P4"><text:span text:style-name="Source_20_Text"><text:s text:c="4"/>-days 365 -notext -md sha256 \</text:span></text:p>
      <text:p text:style-name="P4"><text:span text:style-name="Source_20_Text"><text:s text:c="4"/>-in /path/to/wazuh-manager.csr \</text:span></text:p>
      <text:p text:style-name="P4"><text:span text:style-name="Source_20_Text"><text:s text:c="4"/>-out certs/wazuh-manager.crt</text:span></text:p>
      <text:p text:style-name="P5"><text:span text:style-name="Source_20_Text">chmod 444 certs/wazuh-manager.crt</text:span></text:p>
      <text:list xml:id="list3601731480609382994" text:style-name="L20">
        <text:list-item>
          <text:p text:style-name="P336">The <text:span text:style-name="Source_20_Text">server_cert</text:span> extension typically includes <text:span text:style-name="Source_20_Text">KeyUsage=..., ExtendedKeyUsage=serverAuth</text:span>.</text:p>
        </text:list-item>
        <text:list-item>
          <text:p text:style-name="P186"><text:span text:style-name="Source_20_Text">-days 365</text:span> = 1-year validity.</text:p>
        </text:list-item>
      </text:list>
      <text:h text:style-name="Heading_20_4" text:outline-level="4"><text:soft-page-break/>3.3.3 Return the Signed Cert + Chain</text:h>
      <text:list xml:id="list1654383213272501894" text:style-name="L21">
        <text:list-item>
          <text:p text:style-name="P337">You now have <text:span text:style-name="Source_20_Text">wazuh-manager.crt</text:span>. Combine or keep separately:</text:p>
          <text:list>
            <text:list-item>
              <text:p text:style-name="P337"><text:span text:style-name="Source_20_Text">wazuh-manager.crt</text:span></text:p>
            </text:list-item>
            <text:list-item>
              <text:p text:style-name="P337"><text:span text:style-name="Source_20_Text">chain.cert.pem</text:span> (Intermediate + Root)</text:p>
            </text:list-item>
          </text:list>
        </text:list-item>
        <text:list-item>
          <text:p text:style-name="P337">On the server, place them in:</text:p>
          <text:list>
            <text:list-item>
              <text:p text:style-name="P337"><text:span text:style-name="Source_20_Text">/etc/ssl/certs/wazuh-manager.crt</text:span></text:p>
            </text:list-item>
            <text:list-item>
              <text:p text:style-name="P337"><text:span text:style-name="Source_20_Text">/etc/ssl/certs/ca-chain.crt</text:span></text:p>
            </text:list-item>
            <text:list-item>
              <text:p text:style-name="P187"><text:span text:style-name="Source_20_Text">/etc/ssl/private/wazuh-manager.key</text:span></text:p>
            </text:list-item>
          </text:list>
        </text:list-item>
      </text:list>
      <text:h text:style-name="Heading_20_4" text:outline-level="4">3.3.4 Configure the Service to Use the New Certificate</text:h>
      <text:list xml:id="list8959435582376186997" text:style-name="L22">
        <text:list-item>
          <text:p text:style-name="P188">For example, in Wazuh’s config or a web server’s config:</text:p>
          <text:p text:style-name="P13"><text:span text:style-name="Source_20_Text">server.ssl.enabled: true</text:span></text:p>
          <text:p text:style-name="P13"><text:span text:style-name="Source_20_Text">server.ssl.certificate: /etc/ssl/certs/wazuh-manager.crt</text:span></text:p>
          <text:p text:style-name="P13"><text:span text:style-name="Source_20_Text">server.ssl.key: /etc/ssl/private/wazuh-manager.key</text:span></text:p>
          <text:p text:style-name="P84"><text:span text:style-name="Source_20_Text">server.ssl.certificateAuthorities: /etc/ssl/certs/ca-chain.crt</text:span></text:p>
        </text:list-item>
        <text:list-item>
          <text:p text:style-name="P188">Restart the service and validate.</text:p>
        </text:list-item>
      </text:list>
      <text:p text:style-name="Horizontal_20_Line"/>
      <text:h text:style-name="Heading_20_3" text:outline-level="3">3.4 Certificate Distribution to Trusted Stores</text:h>
      <text:p text:style-name="Text_20_body">So the clients and browsers <text:span text:style-name="Strong_20_Emphasis">trust</text:span> the certificates, each machine needs the <text:span text:style-name="Strong_20_Emphasis">Root + Intermediate</text:span> certs in their trust store.</text:p>
      <text:list xml:id="list8748946852006860277" text:style-name="L23">
        <text:list-item>
          <text:p text:style-name="P189"><text:span text:style-name="Strong_20_Emphasis">Linux (Debian/Ubuntu)</text:span></text:p>
          <text:p text:style-name="P14"><text:span text:style-name="Source_20_Text">sudo cp /path/to/ca.cert.pem /usr/local/share/ca-certificates/offline-root-ca.crt</text:span></text:p>
          <text:p text:style-name="P14"><text:span text:style-name="Source_20_Text">sudo cp /path/to/intermediate.cert.pem /usr/local/share/ca-certificates/intermediate-ca.crt</text:span></text:p>
          <text:p text:style-name="P85"><text:span text:style-name="Source_20_Text">sudo update-ca-certificates</text:span></text:p>
          <text:list>
            <text:list-item>
              <text:p text:style-name="P338">This updates system-wide trust.</text:p>
            </text:list-item>
          </text:list>
        </text:list-item>
        <text:list-item>
          <text:p text:style-name="P189"><text:span text:style-name="Strong_20_Emphasis">Windows</text:span></text:p>
          <text:list>
            <text:list-item>
              <text:p text:style-name="P338">Double-click the <text:span text:style-name="Source_20_Text">.crt</text:span> for the <text:span text:style-name="Strong_20_Emphasis">Root</text:span> and choose <text:span text:style-name="Strong_20_Emphasis">Local Machine → Trusted Root Certification Authorities</text:span>.</text:p>
            </text:list-item>
            <text:list-item>
              <text:p text:style-name="P338">For the <text:span text:style-name="Strong_20_Emphasis">Intermediate</text:span> cert, choose <text:span text:style-name="Strong_20_Emphasis">Local Machine → Intermediate Certification Authorities</text:span>.</text:p>
            </text:list-item>
          </text:list>
        </text:list-item>
        <text:list-item>
          <text:p text:style-name="P189"><text:span text:style-name="Strong_20_Emphasis">pfSense</text:span></text:p>
          <text:list>
            <text:list-item>
              <text:p text:style-name="P338"><text:span text:style-name="Strong_20_Emphasis">System → Cert Manager → CAs</text:span> → <text:span text:style-name="Strong_20_Emphasis">Add</text:span>.</text:p>
            </text:list-item>
            <text:list-item>
              <text:p text:style-name="P338">Paste the Root CA or upload the file.</text:p>
            </text:list-item>
            <text:list-item>
              <text:p text:style-name="P338">Add the Intermediate in a separate entry or as a chain.</text:p>
            </text:list-item>
          </text:list>
        </text:list-item>
        <text:list-item>
          <text:p text:style-name="P189"><text:span text:style-name="Strong_20_Emphasis">HAProxy / Load Balancers</text:span></text:p>
          <text:list>
            <text:list-item>
              <text:p text:style-name="P189">Typically store a combined PEM if doing SSL termination.</text:p>
            </text:list-item>
          </text:list>
        </text:list-item>
      </text:list>
      <text:p text:style-name="Text_20_body">Without these steps, the local clients might show “Untrusted CA” warnings when browsing to <text:span text:style-name="Source_20_Text">https://&lt;service&gt;.homelab.lan</text:span>.</text:p>
      <text:p text:style-name="Horizontal_20_Line"/>
      <text:h text:style-name="Heading_20_3" text:outline-level="3">3.5 Maintenance and Security Considerations</text:h>
      <text:list xml:id="list4866322276933391082" text:style-name="L24">
        <text:list-item>
          <text:p text:style-name="P190"><text:span text:style-name="Strong_20_Emphasis">Offline Root CA</text:span></text:p>
          <text:list>
            <text:list-item>
              <text:p text:style-name="P339">Keep it truly offline or shut down.</text:p>
            </text:list-item>
            <text:list-item>
              <text:p text:style-name="P339"><text:soft-page-break/>Only power on to sign/renew the Intermediate CA or revoke major infrastructure.</text:p>
            </text:list-item>
            <text:list-item>
              <text:p text:style-name="P339">Store backups of <text:span text:style-name="Source_20_Text">private/ca.key.pem</text:span> in secure media (USB drives, offline vault).</text:p>
            </text:list-item>
          </text:list>
        </text:list-item>
        <text:list-item>
          <text:p text:style-name="P190"><text:span text:style-name="Strong_20_Emphasis">Intermediate CA</text:span></text:p>
          <text:list>
            <text:list-item>
              <text:p text:style-name="P339">Secure the private key with a strong passphrase.</text:p>
            </text:list-item>
            <text:list-item>
              <text:p text:style-name="P339">Keep minimal network exposure.</text:p>
            </text:list-item>
            <text:list-item>
              <text:p text:style-name="P339">Issue server certs as needed.</text:p>
            </text:list-item>
          </text:list>
        </text:list-item>
        <text:list-item>
          <text:p text:style-name="P190"><text:span text:style-name="Strong_20_Emphasis">Renewals</text:span></text:p>
          <text:list>
            <text:list-item>
              <text:p text:style-name="P339">If a server cert is about to expire, generate a new CSR, sign again, replace it in the service.</text:p>
            </text:list-item>
            <text:list-item>
              <text:p text:style-name="P339">For the Intermediate CA itself, if approaching expiration, you’ll sign a new intermediate certificate with the Offline Root.</text:p>
            </text:list-item>
          </text:list>
        </text:list-item>
        <text:list-item>
          <text:p text:style-name="P190"><text:span text:style-name="Strong_20_Emphasis">CRL or OCSP</text:span></text:p>
          <text:list>
            <text:list-item>
              <text:p text:style-name="P339">If you suspect a certificate is compromised, <text:span text:style-name="Strong_20_Emphasis">revoke</text:span> it (via <text:span text:style-name="Source_20_Text">openssl ca -revoke</text:span>).</text:p>
            </text:list-item>
            <text:list-item>
              <text:p text:style-name="P339">Generate a CRL and publish it where the services can check it.</text:p>
            </text:list-item>
            <text:list-item>
              <text:p text:style-name="P339">Alternatively, set up an <text:span text:style-name="Strong_20_Emphasis">OCSP</text:span> responder on the Intermediate CA if you want real-time revocation checks.</text:p>
            </text:list-item>
          </text:list>
        </text:list-item>
        <text:list-item>
          <text:p text:style-name="P190"><text:span text:style-name="Strong_20_Emphasis">Key Sizes &amp; Algorithms</text:span></text:p>
          <text:list>
            <text:list-item>
              <text:p text:style-name="P339">4096-bit RSA for Root/Intermediate keys is typical in long-lifespan homelab contexts.</text:p>
            </text:list-item>
            <text:list-item>
              <text:p text:style-name="P339">For server certs, 2048-bit or 3072-bit RSA is usually sufficient. ECDSA is an option if all clients support it.</text:p>
            </text:list-item>
          </text:list>
        </text:list-item>
        <text:list-item>
          <text:p text:style-name="P190"><text:span text:style-name="Strong_20_Emphasis">Lifespan</text:span></text:p>
          <text:list>
            <text:list-item>
              <text:p text:style-name="P339">Root CA: 10+ years (e.g., 20-year).</text:p>
            </text:list-item>
            <text:list-item>
              <text:p text:style-name="P339">Intermediate CA: 5–10 years.</text:p>
            </text:list-item>
            <text:list-item>
              <text:p text:style-name="P190">Server certs: 1–2 years (some prefer shorter lifespans for better security).</text:p>
            </text:list-item>
          </text:list>
        </text:list-item>
      </text:list>
      <text:p text:style-name="Text_20_body"/>
      <text:p text:style-name="Horizontal_20_Line"/>
      <text:h text:style-name="Heading_20_2" text:outline-level="2">4. Proxmox &amp; TrueNAS Preparation</text:h>
      <text:list xml:id="list6589513393469715464" text:style-name="L25">
        <text:list-item>
          <text:p text:style-name="P191"><text:span text:style-name="Strong_20_Emphasis">Proxmox</text:span>:</text:p>
          <text:list>
            <text:list-item>
              <text:p text:style-name="P340">Create storage pools pointing to TrueNAS (NFS or iSCSI).</text:p>
            </text:list-item>
            <text:list-item>
              <text:p text:style-name="P340">Ensure 10GbE or sufficient bandwidth for large VM images.</text:p>
            </text:list-item>
          </text:list>
        </text:list-item>
        <text:list-item>
          <text:p text:style-name="P191"><text:span text:style-name="Strong_20_Emphasis">TrueNAS SCALE</text:span> (Dragonfish-24.04.2.5):</text:p>
          <text:list>
            <text:list-item>
              <text:p text:style-name="P340">Create a dataset or Zvol for Proxmox.</text:p>
            </text:list-item>
            <text:list-item>
              <text:p text:style-name="P340">Optionally, forward logs to Wazuh or install a Wazuh agent (if supported on SCALE).</text:p>
            </text:list-item>
            <text:list-item>
              <text:p text:style-name="P191">(See “Certificate Distribution” above for how to apply internal CA cert to TrueNAS’s web UI if desired.)</text:p>
              <text:p text:style-name="P191"/>
            </text:list-item>
          </text:list>
        </text:list-item>
      </text:list>
      <text:p text:style-name="Horizontal_20_Line"/>
      <text:h text:style-name="Heading_20_2" text:outline-level="2">5. Debian VM Creation (General Steps)</text:h>
      <text:p text:style-name="Text_20_body">For each of the VMs (PKI, Wazuh, GVM, MISP/TheHive/Cortex):</text:p>
      <text:list xml:id="list5578948617638400626" text:style-name="L26">
        <text:list-item>
          <text:p text:style-name="P341"><text:span text:style-name="Strong_20_Emphasis">Upload Debian 12 ISO</text:span> to Proxmox.</text:p>
        </text:list-item>
        <text:list-item>
          <text:p text:style-name="P341"><text:span text:style-name="Strong_20_Emphasis">Create VM</text:span> → Assign CPU/RAM per spec → Attach ISO → Install Debian.</text:p>
        </text:list-item>
        <text:list-item>
          <text:p text:style-name="P341"><text:span text:style-name="Strong_20_Emphasis">Minimal installation</text:span> (no GUI).</text:p>
        </text:list-item>
        <text:list-item>
          <text:p text:style-name="P341"><text:span text:style-name="Strong_20_Emphasis">Configure Network</text:span> (static or DHCP).</text:p>
        </text:list-item>
        <text:list-item>
          <text:p text:style-name="P341"><text:soft-page-break/><text:span text:style-name="Strong_20_Emphasis">Add SSH keys / firewall</text:span> if needed.</text:p>
        </text:list-item>
        <text:list-item>
          <text:p text:style-name="P192"><text:span text:style-name="Strong_20_Emphasis">Update</text:span>: <text:span text:style-name="Source_20_Text">sudo apt-get update &amp;&amp; sudo apt-get upgrade -y</text:span>.</text:p>
        </text:list-item>
      </text:list>
      <text:p text:style-name="Text_20_body">Repeat for:</text:p>
      <text:list xml:id="list1022770865276856231" text:style-name="L27">
        <text:list-item>
          <text:p text:style-name="P342"><text:span text:style-name="Strong_20_Emphasis">Offline Root CA VM</text:span> (power off after finishing).</text:p>
        </text:list-item>
        <text:list-item>
          <text:p text:style-name="P342"><text:span text:style-name="Strong_20_Emphasis">Intermediate CA VM</text:span>.</text:p>
        </text:list-item>
        <text:list-item>
          <text:p text:style-name="P342"><text:span text:style-name="Strong_20_Emphasis">Wazuh Manager + Dashboard</text:span>.</text:p>
        </text:list-item>
        <text:list-item>
          <text:p text:style-name="P342"><text:span text:style-name="Strong_20_Emphasis">Wazuh Indexer</text:span>.</text:p>
        </text:list-item>
        <text:list-item>
          <text:p text:style-name="P342"><text:span text:style-name="Strong_20_Emphasis">Greenbone VM</text:span>.</text:p>
        </text:list-item>
        <text:list-item>
          <text:p text:style-name="P342"><text:span text:style-name="Strong_20_Emphasis">MISP + TheHive + Cortex</text:span>.</text:p>
        </text:list-item>
        <text:list-item>
          <text:p text:style-name="P193">(NTP servers, kubernetes cluster, load balancers, if not already existing.)</text:p>
        </text:list-item>
      </text:list>
      <text:p text:style-name="Horizontal_20_Line"/>
      <text:h text:style-name="Heading_20_2" text:outline-level="2">6. SIEM / Cybersecurity Deployment Steps (Expanded)</text:h>
      <text:p text:style-name="Text_20_body">This section outlines how to install and configure each cybersecurity component on <text:span text:style-name="Strong_20_Emphasis">Debian 12</text:span> virtual machines. We assume you have already:</text:p>
      <text:list xml:id="list3503988602423015094" text:style-name="L28">
        <text:list-item>
          <text:p text:style-name="P343">Created a Debian 12 VM in Proxmox (see Section 5 for VM creation basics).</text:p>
        </text:list-item>
        <text:list-item>
          <text:p text:style-name="P343">Installed and updated the OS (<text:span text:style-name="Source_20_Text">apt-get update &amp;&amp; apt-get upgrade -y</text:span>).</text:p>
        </text:list-item>
        <text:list-item>
          <text:p text:style-name="P194">Generated or have access to <text:span text:style-name="Strong_20_Emphasis">TLS certificates</text:span> signed by the <text:span text:style-name="Strong_20_Emphasis">Intermediate CA</text:span>.</text:p>
        </text:list-item>
      </text:list>
      <text:p text:style-name="Text_20_body">We also recommend you have a <text:span text:style-name="Strong_20_Emphasis">dedicated FQDN</text:span> for each service (e.g., <text:span text:style-name="Source_20_Text">wazuh-manager.homelab.lan</text:span>, <text:span text:style-name="Source_20_Text">gvm.homelab.lan</text:span>, etc.), which you’ll reflect in the certificate’s <text:span text:style-name="Strong_20_Emphasis">CN/SAN</text:span>.</text:p>
      <text:p text:style-name="Horizontal_20_Line"/>
      <text:h text:style-name="Heading_20_3" text:outline-level="3">6.1 Wazuh</text:h>
      <text:p text:style-name="Text_20_body">Wazuh comprises three main components:</text:p>
      <text:list xml:id="list7202698113837369480" text:style-name="L29">
        <text:list-item>
          <text:p text:style-name="P344"><text:span text:style-name="Strong_20_Emphasis">Manager</text:span> (the central server that processes alerts, correlates data).</text:p>
        </text:list-item>
        <text:list-item>
          <text:p text:style-name="P344"><text:span text:style-name="Strong_20_Emphasis">Dashboard</text:span> (web UI for visualization, user management).</text:p>
        </text:list-item>
        <text:list-item>
          <text:p text:style-name="P195"><text:span text:style-name="Strong_20_Emphasis">Indexer</text:span> (OpenSearch/Elasticsearch for storing and indexing logs).</text:p>
        </text:list-item>
      </text:list>
      <text:p text:style-name="Text_20_body">In the following steps, we’ll <text:span text:style-name="Strong_20_Emphasis">combine the Manager + Dashboard</text:span> on one VM and keep the <text:span text:style-name="Strong_20_Emphasis">Indexer</text:span> on a separate VM for performance.</text:p>
      <text:h text:style-name="Heading_20_4" text:outline-level="4">6.1.1 VM A: Wazuh Manager + Dashboard</text:h>
      <text:list xml:id="list6981567333513020860" text:style-name="L30">
        <text:list-item>
          <text:p text:style-name="P196"><text:span text:style-name="Strong_20_Emphasis">Operating System Setup</text:span></text:p>
          <text:list>
            <text:list-item>
              <text:p text:style-name="P345">Create a Proxmox VM (4 vCPU, 8–12 GB RAM, ~100 GB disk).</text:p>
            </text:list-item>
            <text:list-item>
              <text:p text:style-name="P345">Install Debian 12 (minimal).</text:p>
            </text:list-item>
            <text:list-item>
              <text:p text:style-name="P345">Configure a static IP or DHCP reservation.</text:p>
            </text:list-item>
            <text:list-item>
              <text:p text:style-name="P345">Set the hostname (e.g., <text:span text:style-name="Source_20_Text">wazuh-manager.homelab.lan</text:span>).</text:p>
            </text:list-item>
          </text:list>
        </text:list-item>
        <text:list-item>
          <text:p text:style-name="P196"><text:span text:style-name="Strong_20_Emphasis">Add Wazuh Repository &amp; Install</text:span></text:p>
          <text:p text:style-name="P15"><text:span text:style-name="Source_20_Text"># Import Wazuh GPG key</text:span></text:p>
          <text:p text:style-name="P15"><text:span text:style-name="Source_20_Text">curl -s https://packages.wazuh.com/key/GPG-KEY-WAZUH | sudo apt-key add -</text:span></text:p>
          <text:p text:style-name="P15"/>
          <text:p text:style-name="P15"><text:span text:style-name="Source_20_Text"># Add the Wazuh repository</text:span></text:p>
          <text:p text:style-name="P15"><text:span text:style-name="Source_20_Text">echo "deb https://packages.wazuh.com/4.x/apt stable main" | sudo tee /etc/apt/sources.list.d/wazuh.list</text:span></text:p>
          <text:p text:style-name="P15"/>
          <text:p text:style-name="P15"><text:span text:style-name="Source_20_Text"># Update and install</text:span></text:p>
          <text:p text:style-name="P15"><text:span text:style-name="Source_20_Text">sudo apt-get update</text:span></text:p>
          <text:p text:style-name="P86"><text:span text:style-name="Source_20_Text">sudo apt-get install wazuh-manager wazuh-dashboard</text:span></text:p>
        </text:list-item>
        <text:list-item>
          <text:p text:style-name="P196"><text:soft-page-break/><text:span text:style-name="Strong_20_Emphasis">Configuration &amp; Service Management</text:span></text:p>
          <text:list>
            <text:list-item>
              <text:p text:style-name="P345">Wazuh Manager typically runs as <text:span text:style-name="Source_20_Text">wazuh-manager</text:span> service.</text:p>
            </text:list-item>
            <text:list-item>
              <text:p text:style-name="P345">Wazuh Dashboard is served on port <text:span text:style-name="Strong_20_Emphasis">5601</text:span> by default (can be changed).</text:p>
            </text:list-item>
          </text:list>
        </text:list-item>
        <text:list-item>
          <text:p text:style-name="P196"><text:span text:style-name="Strong_20_Emphasis">TLS Certificate Integration</text:span></text:p>
          <text:list>
            <text:list-item>
              <text:p text:style-name="P345">On the <text:span text:style-name="Strong_20_Emphasis">Wazuh Manager + Dashboard</text:span> VM, generate a CSR or copy the existing <text:span text:style-name="Source_20_Text">&lt;manager&gt;.csr</text:span> and <text:span text:style-name="Source_20_Text">&lt;manager&gt;.key</text:span> to <text:span text:style-name="Source_20_Text">/etc/ssl/private</text:span>.</text:p>
            </text:list-item>
            <text:list-item>
              <text:p text:style-name="P345">Obtain the signed <text:span text:style-name="Source_20_Text">&lt;manager&gt;.crt</text:span> + CA chain from the Intermediate CA.</text:p>
            </text:list-item>
            <text:list-item>
              <text:p text:style-name="P345">Place them in <text:span text:style-name="Source_20_Text">/etc/ssl/certs/</text:span> or a location of the choice.</text:p>
            </text:list-item>
            <text:list-item>
              <text:p text:style-name="P345">Configure the Wazuh Dashboard to use HTTPS:</text:p>
              <text:list>
                <text:list-item>
                  <text:p text:style-name="P196">Edit <text:span text:style-name="Source_20_Text">/usr/share/wazuh-dashboard/config/wazuh-dashboard.yml</text:span> (or the appropriate config) to reference the new certificate/key paths. For example:</text:p>
                  <text:p text:style-name="P15"><text:span text:style-name="Source_20_Text">server.ssl.enabled: true</text:span></text:p>
                  <text:p text:style-name="P15"><text:span text:style-name="Source_20_Text">server.ssl.certificate: /etc/ssl/certs/wazuh-manager.crt</text:span></text:p>
                  <text:p text:style-name="P15"><text:span text:style-name="Source_20_Text">server.ssl.key: /etc/ssl/private/wazuh-manager.key</text:span></text:p>
                  <text:p text:style-name="P86"><text:span text:style-name="Source_20_Text">server.ssl.certificateAuthorities: /etc/ssl/certs/ca-chain.crt</text:span></text:p>
                </text:list-item>
              </text:list>
            </text:list-item>
            <text:list-item>
              <text:p text:style-name="P196">Restart services:</text:p>
              <text:p text:style-name="P15"><text:span text:style-name="Source_20_Text">sudo systemctl restart wazuh-manager</text:span></text:p>
              <text:p text:style-name="P86"><text:span text:style-name="Source_20_Text">sudo systemctl restart wazuh-dashboard</text:span></text:p>
            </text:list-item>
            <text:list-item>
              <text:p text:style-name="P345">Access the dashboard at <text:span text:style-name="Source_20_Text">https://&lt;IP or FQDN&gt;:5601/</text:span>.</text:p>
            </text:list-item>
          </text:list>
        </text:list-item>
        <text:list-item>
          <text:p text:style-name="P196"><text:span text:style-name="Strong_20_Emphasis">Initial Login &amp; Basic Setup</text:span></text:p>
          <text:list>
            <text:list-item>
              <text:p text:style-name="P345">By default, Wazuh creates an admin user on the Dashboard. Follow the on-screen prompts or consult Wazuh docs for the default credentials.</text:p>
            </text:list-item>
            <text:list-item>
              <text:p text:style-name="P345"><text:span text:style-name="Strong_20_Emphasis">Change</text:span> the admin password immediately.</text:p>
            </text:list-item>
          </text:list>
        </text:list-item>
        <text:list-item>
          <text:p text:style-name="P196"><text:span text:style-name="Strong_20_Emphasis">(Optional) Integrate pfSense/Suricata logs</text:span></text:p>
          <text:list>
            <text:list-item>
              <text:p text:style-name="P345">In pfSense → System Logs → Settings, enable Remote Syslog to <text:span text:style-name="Source_20_Text">wazuh-manager.homelab.lan</text:span> on UDP/TCP 514.</text:p>
            </text:list-item>
            <text:list-item>
              <text:p text:style-name="P345">Edit <text:span text:style-name="Source_20_Text">/var/ossec/etc/ossec.conf</text:span> to parse incoming logs (using <text:span text:style-name="Source_20_Text">&lt;localfile&gt;</text:span> or syslog pipeline).</text:p>
            </text:list-item>
            <text:list-item>
              <text:p text:style-name="P345">Check the Wazuh Dashboard → <text:span text:style-name="Strong_20_Emphasis">Indices</text:span> or <text:span text:style-name="Strong_20_Emphasis">Discover</text:span> to see pfSense logs.</text:p>
            </text:list-item>
          </text:list>
        </text:list-item>
        <text:list-item>
          <text:p text:style-name="P196"><text:span text:style-name="Strong_20_Emphasis">(Optional) Wazuh Agents</text:span></text:p>
          <text:list>
            <text:list-item>
              <text:p text:style-name="P345">For Windows/Linux servers, install Wazuh Agent if you want HIDS-level data.</text:p>
            </text:list-item>
            <text:list-item>
              <text:p text:style-name="P196">Register each agent with the manager (using the Wazuh CLI or the dashboard).</text:p>
            </text:list-item>
          </text:list>
        </text:list-item>
      </text:list>
      <text:p text:style-name="Horizontal_20_Line"/>
      <text:h text:style-name="Heading_20_4" text:outline-level="4">6.1.2 VM B: Wazuh Indexer (OpenSearch/Elasticsearch)</text:h>
      <text:list xml:id="list6342542324060226069" text:style-name="L31">
        <text:list-item>
          <text:p text:style-name="P197"><text:span text:style-name="Strong_20_Emphasis">Operating System Setup</text:span></text:p>
          <text:list>
            <text:list-item>
              <text:p text:style-name="P346">Create a Proxmox VM (6 vCPU, 16–24 GB RAM, ~200 GB disk).</text:p>
            </text:list-item>
            <text:list-item>
              <text:p text:style-name="P346">Install Debian 12 (minimal).</text:p>
            </text:list-item>
            <text:list-item>
              <text:p text:style-name="P346">Hostname: <text:span text:style-name="Source_20_Text">wazuh-indexer.homelab.lan</text:span>.</text:p>
            </text:list-item>
          </text:list>
        </text:list-item>
        <text:list-item>
          <text:p text:style-name="P197"><text:span text:style-name="Strong_20_Emphasis">Install Wazuh Indexer</text:span></text:p>
          <text:p text:style-name="P16"><text:span text:style-name="Source_20_Text">sudo apt-get update</text:span></text:p>
          <text:p text:style-name="P87"><text:span text:style-name="Source_20_Text">sudo apt-get install wazuh-indexer</text:span></text:p>
          <text:list>
            <text:list-item>
              <text:p text:style-name="P346">This installs OpenSearch or Elasticsearch (depending on Wazuh version).</text:p>
            </text:list-item>
          </text:list>
        </text:list-item>
        <text:list-item>
          <text:p text:style-name="P197"><text:span text:style-name="Strong_20_Emphasis">Configuration</text:span></text:p>
          <text:list>
            <text:list-item>
              <text:p text:style-name="P346">By default, Wazuh Indexer config files are in <text:span text:style-name="Source_20_Text">/usr/share/wazuh-indexer/config/</text:span>.</text:p>
            </text:list-item>
            <text:list-item>
              <text:p text:style-name="P346"><text:soft-page-break/>Tweak <text:span text:style-name="Strong_20_Emphasis">Java heap size</text:span> for performance, e.g., in <text:span text:style-name="Source_20_Text">/etc/wazuh-indexer/opensearch.yml</text:span> or environment files. For example, set <text:span text:style-name="Source_20_Text">-Xms8g -Xmx8g</text:span> if you have 16 GB.</text:p>
            </text:list-item>
          </text:list>
        </text:list-item>
        <text:list-item>
          <text:p text:style-name="P197"><text:span text:style-name="Strong_20_Emphasis">TLS Certificate Setup</text:span></text:p>
          <text:list>
            <text:list-item>
              <text:p text:style-name="P346">Generate CSR (<text:span text:style-name="Source_20_Text">wazuh-indexer.homelab.lan</text:span>) or reuse the <text:span text:style-name="Source_20_Text">&lt;indexer&gt;.csr</text:span>.</text:p>
            </text:list-item>
            <text:list-item>
              <text:p text:style-name="P346">Sign with the Intermediate CA.</text:p>
            </text:list-item>
            <text:list-item>
              <text:p text:style-name="P197">In <text:span text:style-name="Source_20_Text">opensearch.yml</text:span>, reference the <text:span text:style-name="Source_20_Text">.crt</text:span> and <text:span text:style-name="Source_20_Text">.key</text:span> paths for TLS. For instance:</text:p>
              <text:p text:style-name="P16"><text:span text:style-name="Source_20_Text">plugins.security.ssl.transport.keystore_type: PKCS12</text:span></text:p>
              <text:p text:style-name="P16"><text:span text:style-name="Source_20_Text">plugins.security.ssl.transport.keystore_filepath: ...</text:span></text:p>
              <text:p text:style-name="P16"><text:span text:style-name="Source_20_Text">plugins.security.ssl.http.enabled: true</text:span></text:p>
              <text:p text:style-name="P16"><text:span text:style-name="Source_20_Text">plugins.security.ssl.http.keystore_filepath: ...</text:span></text:p>
              <text:p text:style-name="P87"><text:span text:style-name="Source_20_Text"># ...</text:span></text:p>
            </text:list-item>
            <text:list-item>
              <text:p text:style-name="P197">Restart the indexer:</text:p>
              <text:p text:style-name="P87"><text:span text:style-name="Source_20_Text">sudo systemctl restart wazuh-indexer</text:span></text:p>
            </text:list-item>
          </text:list>
        </text:list-item>
        <text:list-item>
          <text:p text:style-name="P197"><text:span text:style-name="Strong_20_Emphasis">Manager ↔ Indexer Communication</text:span></text:p>
          <text:list>
            <text:list-item>
              <text:p text:style-name="P346">On the <text:span text:style-name="Strong_20_Emphasis">Manager</text:span> VM, edit <text:span text:style-name="Source_20_Text">/var/ossec/etc/ossec.conf</text:span> or relevant config to point to the new Indexer’s FQDN/port, ensuring it uses the TLS cert.</text:p>
            </text:list-item>
            <text:list-item>
              <text:p text:style-name="P346">The Wazuh documentation has sample config for multi-node setups.</text:p>
            </text:list-item>
          </text:list>
        </text:list-item>
        <text:list-item>
          <text:p text:style-name="P197"><text:span text:style-name="Strong_20_Emphasis">Validation</text:span></text:p>
          <text:list>
            <text:list-item>
              <text:p text:style-name="P346">Check logs in <text:span text:style-name="Source_20_Text">/var/log/wazuh-indexer/</text:span> to confirm it’s started with no errors.</text:p>
            </text:list-item>
            <text:list-item>
              <text:p text:style-name="P197">In the Wazuh Dashboard, confirm you can see index data.</text:p>
            </text:list-item>
          </text:list>
        </text:list-item>
      </text:list>
      <text:p text:style-name="Horizontal_20_Line"/>
      <text:h text:style-name="Heading_20_3" text:outline-level="3">6.2 Greenbone (GVM)</text:h>
      <text:p text:style-name="Text_20_body"><text:span text:style-name="Strong_20_Emphasis">Greenbone Vulnerability Management</text:span> (often called OpenVAS) performs network-based vulnerability scans.</text:p>
      <text:list xml:id="list4856950792886193096" text:style-name="L32">
        <text:list-item>
          <text:p text:style-name="P198"><text:span text:style-name="Strong_20_Emphasis">VM Setup</text:span></text:p>
          <text:list>
            <text:list-item>
              <text:p text:style-name="P347">Create a Proxmox VM (4 vCPU, 8–16 GB RAM, ~200 GB disk).</text:p>
            </text:list-item>
            <text:list-item>
              <text:p text:style-name="P347">Install Debian 12, minimal.</text:p>
            </text:list-item>
            <text:list-item>
              <text:p text:style-name="P347">Hostname: <text:span text:style-name="Source_20_Text">gvm.homelab.lan</text:span>.</text:p>
            </text:list-item>
          </text:list>
        </text:list-item>
        <text:list-item>
          <text:p text:style-name="P198"><text:span text:style-name="Strong_20_Emphasis">Install GVM</text:span></text:p>
          <text:list>
            <text:list-item>
              <text:p text:style-name="P198">Update package lists:</text:p>
              <text:p text:style-name="P88"><text:span text:style-name="Source_20_Text">sudo apt-get update</text:span></text:p>
            </text:list-item>
            <text:list-item>
              <text:p text:style-name="P198">Install GVM from Debian repositories or the Greenbone source edition. For example (on newer Debian versions):</text:p>
              <text:p text:style-name="P88"><text:span text:style-name="Source_20_Text">sudo apt-get install greenbone-vulnerability-manager</text:span></text:p>
              <text:p text:style-name="P347"><text:span text:style-name="Emphasis">Note:</text:span> Some distros might separate packages like <text:span text:style-name="Source_20_Text">openvas</text:span>, <text:span text:style-name="Source_20_Text">gvmd</text:span>, <text:span text:style-name="Source_20_Text">gsa</text:span> (Greenbone Security Assistant).</text:p>
            </text:list-item>
          </text:list>
        </text:list-item>
        <text:list-item>
          <text:p text:style-name="P198"><text:span text:style-name="Strong_20_Emphasis">Initial Configuration</text:span></text:p>
          <text:list>
            <text:list-item>
              <text:p text:style-name="P198"><text:span text:style-name="Strong_20_Emphasis">Update Feeds</text:span> (SCAP, CERT, GVMD data). This can be done via:</text:p>
              <text:p text:style-name="P17"><text:span text:style-name="Source_20_Text">sudo greenbone-feed-sync --type SCAP</text:span></text:p>
              <text:p text:style-name="P17"><text:span text:style-name="Source_20_Text">sudo greenbone-feed-sync --type CERT</text:span></text:p>
              <text:p text:style-name="P88"><text:span text:style-name="Source_20_Text">sudo greenbone-feed-sync --type GVMD_DATA</text:span></text:p>
              <text:p text:style-name="P347"><text:span text:style-name="Emphasis">(Commands may vary by version. Check GVM docs.)</text:span></text:p>
            </text:list-item>
            <text:list-item>
              <text:p text:style-name="P198"><text:span text:style-name="Strong_20_Emphasis">Create Admin User</text:span>:</text:p>
              <text:p text:style-name="P88"><text:soft-page-break/><text:span text:style-name="Source_20_Text">sudo gvmd --create-user=admin --password=StrongPass</text:span></text:p>
            </text:list-item>
            <text:list-item>
              <text:p text:style-name="P347">By default, <text:span text:style-name="Strong_20_Emphasis">GSA</text:span> (Greenbone Security Assistant) runs on port <text:span text:style-name="Strong_20_Emphasis">9392</text:span> for the web UI.</text:p>
            </text:list-item>
          </text:list>
        </text:list-item>
        <text:list-item>
          <text:p text:style-name="P198"><text:span text:style-name="Strong_20_Emphasis">Certificates</text:span></text:p>
          <text:list>
            <text:list-item>
              <text:p text:style-name="P347">Generate CSR (<text:span text:style-name="Source_20_Text">gvm.homelab.lan</text:span>).</text:p>
            </text:list-item>
            <text:list-item>
              <text:p text:style-name="P347">Sign with the Intermediate CA; place the <text:span text:style-name="Source_20_Text">.crt</text:span>, <text:span text:style-name="Source_20_Text">.key</text:span>, and chain in <text:span text:style-name="Source_20_Text">/etc/gvm/ssl/</text:span> (or wherever GVM config references).</text:p>
            </text:list-item>
            <text:list-item>
              <text:p text:style-name="P347">Update the GVM services config to point to these certs:</text:p>
              <text:list>
                <text:list-item>
                  <text:p text:style-name="P347">For example, if <text:span text:style-name="Source_20_Text">gsad</text:span> (Greenbone Security Assistant Daemon) has options like <text:span text:style-name="Source_20_Text">--ssl-private-key</text:span> and <text:span text:style-name="Source_20_Text">--ssl-certificate</text:span>.</text:p>
                </text:list-item>
              </text:list>
            </text:list-item>
            <text:list-item>
              <text:p text:style-name="P198">Restart GVM services:</text:p>
              <text:p text:style-name="P17"><text:span text:style-name="Source_20_Text">sudo systemctl restart gsad</text:span></text:p>
              <text:p text:style-name="P88"><text:span text:style-name="Source_20_Text">sudo systemctl restart gvmd</text:span></text:p>
            </text:list-item>
          </text:list>
        </text:list-item>
        <text:list-item>
          <text:p text:style-name="P198"><text:span text:style-name="Strong_20_Emphasis">Access &amp; Validation</text:span></text:p>
          <text:list>
            <text:list-item>
              <text:p text:style-name="P347">Browse to <text:span text:style-name="Source_20_Text">https://&lt;IP or FQDN&gt;:9392/</text:span>.</text:p>
            </text:list-item>
            <text:list-item>
              <text:p text:style-name="P347">Login with the admin user.</text:p>
            </text:list-item>
            <text:list-item>
              <text:p text:style-name="P347">Verify the certificate is trusted.</text:p>
            </text:list-item>
            <text:list-item>
              <text:p text:style-name="P347">Create scans, targets, schedules as desired.</text:p>
            </text:list-item>
          </text:list>
        </text:list-item>
        <text:list-item>
          <text:p text:style-name="P198"><text:span text:style-name="Strong_20_Emphasis">(Optional) Forward GVM Logs to Wazuh</text:span></text:p>
          <text:list>
            <text:list-item>
              <text:p text:style-name="P347">GVM logs might be in <text:span text:style-name="Source_20_Text">/var/log/gvm/</text:span>. You can forward them via syslog or parse them in Wazuh for deeper correlation.</text:p>
            </text:list-item>
            <text:list-item>
              <text:p text:style-name="P198">For large-scale usage, consider scheduling scans during off-peak hours.</text:p>
            </text:list-item>
          </text:list>
        </text:list-item>
      </text:list>
      <text:p text:style-name="Horizontal_20_Line"/>
      <text:h text:style-name="Heading_20_3" text:outline-level="3">6.3 MISP + TheHive + Cortex (Combined VM)</text:h>
      <text:p text:style-name="Text_20_body">We’ll install all three on one Debian 12 VM with moderate specs (4 vCPU, 8–12 GB RAM, ~100 GB disk). They can share the same FQDN or use separate subpaths/ports.</text:p>
      <text:p text:style-name="Horizontal_20_Line"/>
      <text:h text:style-name="Heading_20_4" text:outline-level="4">6.3.1 MISP Installation</text:h>
      <text:list xml:id="list7167632112428329705" text:style-name="L33">
        <text:list-item>
          <text:p text:style-name="P199"><text:span text:style-name="Strong_20_Emphasis">VM Setup</text:span></text:p>
          <text:list>
            <text:list-item>
              <text:p text:style-name="P348">Proxmox VM (4 vCPU, 8–12 GB RAM, ~100 GB disk).</text:p>
            </text:list-item>
            <text:list-item>
              <text:p text:style-name="P348">Debian 12 minimal install.</text:p>
            </text:list-item>
            <text:list-item>
              <text:p text:style-name="P348">Hostname: <text:span text:style-name="Source_20_Text">misp-hive.homelab.lan</text:span> or just <text:span text:style-name="Source_20_Text">misp.homelab.lan</text:span>.</text:p>
            </text:list-item>
          </text:list>
        </text:list-item>
        <text:list-item>
          <text:p text:style-name="P199"><text:span text:style-name="Strong_20_Emphasis">Dependencies</text:span></text:p>
          <text:list>
            <text:list-item>
              <text:p text:style-name="P348">MISP typically requires:</text:p>
              <text:list>
                <text:list-item>
                  <text:p text:style-name="P348"><text:span text:style-name="Strong_20_Emphasis">Apache</text:span> or <text:span text:style-name="Strong_20_Emphasis">Nginx</text:span></text:p>
                </text:list-item>
                <text:list-item>
                  <text:p text:style-name="P348"><text:span text:style-name="Strong_20_Emphasis">MySQL/MariaDB</text:span></text:p>
                </text:list-item>
                <text:list-item>
                  <text:p text:style-name="P348"><text:span text:style-name="Strong_20_Emphasis">PHP</text:span> modules (php-gd, php-json, php-mbstring, php-xml, etc.)</text:p>
                </text:list-item>
              </text:list>
            </text:list-item>
            <text:list-item>
              <text:p text:style-name="P199">Example:</text:p>
              <text:p text:style-name="P18"><text:span text:style-name="Source_20_Text">sudo apt-get update</text:span></text:p>
              <text:p text:style-name="P18"><text:span text:style-name="Source_20_Text">sudo apt-get install -y apache2 mariadb-server libapache2-mod-php \</text:span></text:p>
              <text:p text:style-name="P18"><text:span text:style-name="Source_20_Text"><text:s text:c="2"/>php php-dev php-json php-xml php-bcmath php-mbstring \</text:span></text:p>
              <text:p text:style-name="P89"><text:span text:style-name="Source_20_Text"><text:s text:c="2"/>git redis-server</text:span></text:p>
            </text:list-item>
          </text:list>
        </text:list-item>
        <text:list-item>
          <text:p text:style-name="P199"><text:span text:style-name="Strong_20_Emphasis">MISP Code Setup</text:span></text:p>
          <text:list>
            <text:list-item>
              <text:p text:style-name="P199">Clone MISP from GitHub:</text:p>
              <text:p text:style-name="P18"><text:soft-page-break/><text:span text:style-name="Source_20_Text">cd /var/www/</text:span></text:p>
              <text:p text:style-name="P18"><text:span text:style-name="Source_20_Text">sudo git clone https://github.com/MISP/MISP.git</text:span></text:p>
              <text:p text:style-name="P18"><text:span text:style-name="Source_20_Text">cd MISP</text:span></text:p>
              <text:p text:style-name="P89"><text:span text:style-name="Source_20_Text">git submodule update --init --recursive</text:span></text:p>
            </text:list-item>
            <text:list-item>
              <text:p text:style-name="P348">Configure <text:span text:style-name="Source_20_Text">config.php</text:span> files in <text:span text:style-name="Source_20_Text">app/Config</text:span>.</text:p>
            </text:list-item>
            <text:list-item>
              <text:p text:style-name="P199">Create a MISP MySQL DB:</text:p>
              <text:p text:style-name="P18"><text:span text:style-name="Source_20_Text">sudo mysql -u root -p</text:span></text:p>
              <text:p text:style-name="P18"><text:span text:style-name="Source_20_Text">CREATE DATABASE misp;</text:span></text:p>
              <text:p text:style-name="P18"><text:span text:style-name="Source_20_Text">CREATE USER 'misp'@'localhost' IDENTIFIED BY 'StrongPass';</text:span></text:p>
              <text:p text:style-name="P18"><text:span text:style-name="Source_20_Text">GRANT ALL PRIVILEGES ON misp.* TO 'misp'@'localhost';</text:span></text:p>
              <text:p text:style-name="P18"><text:span text:style-name="Source_20_Text">FLUSH PRIVILEGES;</text:span></text:p>
              <text:p text:style-name="P89"><text:span text:style-name="Source_20_Text">EXIT;</text:span></text:p>
            </text:list-item>
            <text:list-item>
              <text:p text:style-name="P348">Run any necessary DB migrations (found in MISP docs).</text:p>
            </text:list-item>
          </text:list>
        </text:list-item>
        <text:list-item>
          <text:p text:style-name="P199"><text:span text:style-name="Strong_20_Emphasis">Apache or Nginx Configuration</text:span></text:p>
          <text:list>
            <text:list-item>
              <text:p text:style-name="P348">Place a virtual host config for MISP at <text:span text:style-name="Source_20_Text">/etc/apache2/sites-available/misp.conf</text:span> or <text:span text:style-name="Source_20_Text">/etc/nginx/sites-available/misp.conf</text:span>.</text:p>
            </text:list-item>
            <text:list-item>
              <text:p text:style-name="P348">Point DocumentRoot to <text:span text:style-name="Source_20_Text">/var/www/MISP/app/webroot/</text:span>.</text:p>
            </text:list-item>
            <text:list-item>
              <text:p text:style-name="P348">Enable the site and reload Apache/Nginx.</text:p>
            </text:list-item>
          </text:list>
        </text:list-item>
        <text:list-item>
          <text:p text:style-name="P199"><text:span text:style-name="Strong_20_Emphasis">TLS Certificate</text:span></text:p>
          <text:list>
            <text:list-item>
              <text:p text:style-name="P348">CSR: <text:span text:style-name="Source_20_Text">misp-hive.homelab.lan</text:span>.</text:p>
            </text:list-item>
            <text:list-item>
              <text:p text:style-name="P348">Sign with Intermediate CA.</text:p>
            </text:list-item>
            <text:list-item>
              <text:p text:style-name="P348">Place <text:span text:style-name="Source_20_Text">.crt</text:span> and <text:span text:style-name="Source_20_Text">.key</text:span> in <text:span text:style-name="Source_20_Text">/etc/ssl/certs/</text:span> and <text:span text:style-name="Source_20_Text">/etc/ssl/private/</text:span>.</text:p>
            </text:list-item>
            <text:list-item>
              <text:p text:style-name="P199">Reference them in the Apache/Nginx config for SSL:</text:p>
              <text:p text:style-name="P18"><text:span text:style-name="Source_20_Text">SSLEngine on</text:span></text:p>
              <text:p text:style-name="P18"><text:span text:style-name="Source_20_Text">SSLCertificateFile /etc/ssl/certs/misp.crt</text:span></text:p>
              <text:p text:style-name="P18"><text:span text:style-name="Source_20_Text">SSLCertificateKeyFile /etc/ssl/private/misp.key</text:span></text:p>
              <text:p text:style-name="P89"><text:span text:style-name="Source_20_Text">SSLCertificateChainFile /etc/ssl/certs/ca-chain.crt</text:span></text:p>
            </text:list-item>
          </text:list>
        </text:list-item>
        <text:list-item>
          <text:p text:style-name="P199"><text:span text:style-name="Strong_20_Emphasis">MISP Web UI</text:span></text:p>
          <text:list>
            <text:list-item>
              <text:p text:style-name="P348">Access <text:span text:style-name="Source_20_Text">https://misp-hive.homelab.lan/</text:span>.</text:p>
            </text:list-item>
            <text:list-item>
              <text:p text:style-name="P199">Configure admin accounts, external feeds, taxonomies.</text:p>
            </text:list-item>
          </text:list>
        </text:list-item>
      </text:list>
      <text:p text:style-name="Horizontal_20_Line"/>
      <text:h text:style-name="Heading_20_4" text:outline-level="4">6.3.2 TheHive Installation</text:h>
      <text:list xml:id="list261782759233132812" text:style-name="L34">
        <text:list-item>
          <text:p text:style-name="P200"><text:span text:style-name="Strong_20_Emphasis">Dependencies</text:span></text:p>
          <text:list>
            <text:list-item>
              <text:p text:style-name="P349">TheHive typically uses <text:span text:style-name="Strong_20_Emphasis">Elasticsearch</text:span> or <text:span text:style-name="Strong_20_Emphasis">OpenSearch</text:span> for data storage.</text:p>
            </text:list-item>
            <text:list-item>
              <text:p text:style-name="P349">For a combined VM, you can install a small single-node ES if usage is light, or point to an external Wazuh Indexer (not always recommended due to different index structures).</text:p>
            </text:list-item>
          </text:list>
        </text:list-item>
        <text:list-item>
          <text:p text:style-name="P200"><text:span text:style-name="Strong_20_Emphasis">Install TheHive</text:span></text:p>
          <text:list>
            <text:list-item>
              <text:p text:style-name="P349">Download TheHive <text:span text:style-name="Source_20_Text">.deb</text:span> from <text:a xlink:type="simple" xlink:href="https://github.com/TheHive-Project/TheHive/releases" office:target-frame-name="_new" xlink:show="replace" text:style-name="Internet_20_link" text:visited-style-name="Visited_20_Internet_20_Link">TheHive releases</text:a> or add the repository if available.</text:p>
            </text:list-item>
            <text:list-item>
              <text:p text:style-name="P200">Example:</text:p>
              <text:p text:style-name="P19"><text:span text:style-name="Source_20_Text">wget https://download.thehive-project.org/thehive4-latest.deb</text:span></text:p>
              <text:p text:style-name="P90"><text:span text:style-name="Source_20_Text">sudo dpkg -i thehive4-latest.deb</text:span></text:p>
            </text:list-item>
            <text:list-item>
              <text:p text:style-name="P349">Check for dependencies or additional steps per TheHive docs.</text:p>
            </text:list-item>
          </text:list>
        </text:list-item>
        <text:list-item>
          <text:p text:style-name="P200"><text:span text:style-name="Strong_20_Emphasis">Configuration</text:span></text:p>
          <text:list>
            <text:list-item>
              <text:p text:style-name="P349">Edit <text:span text:style-name="Source_20_Text">/etc/thehive/application.conf</text:span> to set:</text:p>
              <text:list>
                <text:list-item>
                  <text:p text:style-name="P349"><text:span text:style-name="Source_20_Text">db.janusgraph.storage.hostname</text:span> or <text:span text:style-name="Source_20_Text">db.elastic.host</text:span> if using Elasticsearch.</text:p>
                </text:list-item>
                <text:list-item>
                  <text:p text:style-name="P349"><text:soft-page-break/><text:span text:style-name="Source_20_Text">play.server.pidfile.path</text:span> if needed.</text:p>
                </text:list-item>
                <text:list-item>
                  <text:p text:style-name="P349"><text:span text:style-name="Source_20_Text">auth</text:span> section for admin user.</text:p>
                </text:list-item>
              </text:list>
            </text:list-item>
          </text:list>
        </text:list-item>
        <text:list-item>
          <text:p text:style-name="P200"><text:span text:style-name="Strong_20_Emphasis">TLS Certificate</text:span></text:p>
          <text:list>
            <text:list-item>
              <text:p text:style-name="P349">If TheHive is listening on 0.0.0.0:9000 or via a proxy (Apache/Nginx), ensure the SSL is configured properly.</text:p>
            </text:list-item>
            <text:list-item>
              <text:p text:style-name="P349">If you run TheHive behind the same web server as MISP, you might use a reverse proxy approach.</text:p>
            </text:list-item>
          </text:list>
        </text:list-item>
        <text:list-item>
          <text:p text:style-name="P200"><text:span text:style-name="Strong_20_Emphasis">Start &amp; Validate</text:span></text:p>
          <text:p text:style-name="P19"><text:span text:style-name="Source_20_Text">sudo systemctl start thehive</text:span></text:p>
          <text:p text:style-name="P90"><text:span text:style-name="Source_20_Text">sudo systemctl enable thehive</text:span></text:p>
          <text:list>
            <text:list-item>
              <text:p text:style-name="P200">Access TheHive on port <text:span text:style-name="Strong_20_Emphasis">9000</text:span> or via the configured proxy.</text:p>
            </text:list-item>
          </text:list>
        </text:list-item>
      </text:list>
      <text:p text:style-name="Horizontal_20_Line"/>
      <text:h text:style-name="Heading_20_3" text:outline-level="3">6.3.3.1 VM and System Preparation</text:h>
      <text:list xml:id="list3041833539506181937" text:style-name="L35">
        <text:list-item>
          <text:p text:style-name="P201"><text:span text:style-name="Strong_20_Emphasis">VM Creation</text:span></text:p>
          <text:list>
            <text:list-item>
              <text:p text:style-name="P350">Same Debian 12 VM as MISP and TheHive, or a separate VM if desired.</text:p>
            </text:list-item>
            <text:list-item>
              <text:p text:style-name="P350">If combined with MISP and TheHive, allocate ~4 vCPU, 8–12 GB RAM, ~100 GB disk (Section 6.3).</text:p>
            </text:list-item>
          </text:list>
        </text:list-item>
        <text:list-item>
          <text:p text:style-name="P201"><text:span text:style-name="Strong_20_Emphasis">OS Updates &amp; Dependencies</text:span></text:p>
          <text:list>
            <text:list-item>
              <text:p text:style-name="P201">Ensure the system is up to date:</text:p>
              <text:p text:style-name="P20"><text:span text:style-name="Source_20_Text">sudo apt-get update &amp;&amp; sudo apt-get upgrade -y</text:span></text:p>
              <text:p text:style-name="P91"><text:span text:style-name="Source_20_Text">sudo apt-get install apt-transport-https curl gnupg lsb-release -y</text:span></text:p>
            </text:list-item>
            <text:list-item>
              <text:p text:style-name="P201">Java and Python are commonly required:</text:p>
              <text:p text:style-name="P91"><text:span text:style-name="Source_20_Text">sudo apt-get install default-jre default-jdk python3 python3-pip -y</text:span></text:p>
            </text:list-item>
            <text:list-item>
              <text:p text:style-name="P201">If you plan to use Docker-based analyzers, install Docker as well.</text:p>
            </text:list-item>
          </text:list>
        </text:list-item>
      </text:list>
      <text:h text:style-name="Heading_20_3" text:outline-level="3">6.3.3.2 Installing Cortex</text:h>
      <text:list xml:id="list5601379289173347652" text:style-name="L36">
        <text:list-item>
          <text:list>
            <text:list-item>
              <text:p text:style-name="P351">Download the latest <text:span text:style-name="Source_20_Text">.deb</text:span> from <text:a xlink:type="simple" xlink:href="https://github.com/TheHive-Project/Cortex/releases" office:target-frame-name="_new" xlink:show="replace" text:style-name="Internet_20_link" text:visited-style-name="Visited_20_Internet_20_Link">TheHive Project’s Releases</text:a>.</text:p>
            </text:list-item>
            <text:list-item>
              <text:p text:style-name="P202">Example:</text:p>
              <text:p text:style-name="P21"><text:span text:style-name="Source_20_Text">wget https://download.thehive-project.org/cortex-latest.deb</text:span></text:p>
              <text:p text:style-name="P92"><text:span text:style-name="Source_20_Text">sudo dpkg -i cortex-latest.deb</text:span></text:p>
            </text:list-item>
            <text:list-item>
              <text:p text:style-name="P351">This installs the <text:span text:style-name="Source_20_Text">cortex</text:span> service and configuration files under <text:span text:style-name="Source_20_Text">/etc/cortex</text:span>.</text:p>
            </text:list-item>
          </text:list>
        </text:list-item>
      </text:list>
      <text:h text:style-name="Heading_20_3" text:outline-level="3">6.3.3.3 Initial Configuration</text:h>
      <text:list xml:id="list7354258701883936662" text:style-name="L37">
        <text:list-item>
          <text:p text:style-name="P203"><text:span text:style-name="Strong_20_Emphasis">Main Config</text:span> (<text:span text:style-name="Source_20_Text">/etc/cortex/application.conf</text:span>)</text:p>
          <text:list>
            <text:list-item>
              <text:p text:style-name="P203">Key parameters:</text:p>
              <text:p text:style-name="P22"><text:span text:style-name="Source_20_Text">play.http.secret.key="CHANGE_ME"</text:span></text:p>
              <text:p text:style-name="P22"><text:span text:style-name="Source_20_Text"># Generate a secure key (32+ random chars)</text:span></text:p>
              <text:p text:style-name="P22"/>
              <text:p text:style-name="P22"><text:span text:style-name="Source_20_Text">cortex.auth.defaultRoles=["read","analyze","create","manageAnalyzer"]</text:span></text:p>
              <text:p text:style-name="P22"/>
              <text:p text:style-name="P22"><text:span text:style-name="Source_20_Text"># Database config (if using embedded or external DB)</text:span></text:p>
              <text:p text:style-name="P22"><text:span text:style-name="Source_20_Text">db {</text:span></text:p>
              <text:p text:style-name="P22"><text:span text:style-name="Source_20_Text"><text:s text:c="2"/># In many versions, an embedded DB or local ES is used.</text:span></text:p>
              <text:p text:style-name="P22"><text:span text:style-name="Source_20_Text">}</text:span></text:p>
              <text:p text:style-name="P22"/>
              <text:p text:style-name="P22"><text:span text:style-name="Source_20_Text"># Host &amp; Port:</text:span></text:p>
              <text:p text:style-name="P22"><text:soft-page-break/><text:span text:style-name="Source_20_Text">http.address=0.0.0.0</text:span></text:p>
              <text:p text:style-name="P22"><text:span text:style-name="Source_20_Text">http.port=9001 <text:s/># or any free port</text:span></text:p>
              <text:p text:style-name="P22"/>
              <text:p text:style-name="P22"><text:span text:style-name="Source_20_Text"># TLS config if you want direct HTTPS from Cortex</text:span></text:p>
              <text:p text:style-name="P22"><text:span text:style-name="Source_20_Text"># https.port=9002</text:span></text:p>
              <text:p text:style-name="P93"><text:span text:style-name="Source_20_Text"># play.server.https.keyStore.path="/etc/cortex/cortex.keystore"</text:span></text:p>
            </text:list-item>
            <text:list-item>
              <text:p text:style-name="P352">If you plan to run Cortex behind <text:span text:style-name="Strong_20_Emphasis">Nginx/Apache</text:span> or TheHive’s built-in reverse proxy, you might only need the standard HTTP port on 9001 (then let the proxy handle SSL).</text:p>
            </text:list-item>
          </text:list>
        </text:list-item>
        <text:list-item>
          <text:p text:style-name="P203"><text:span text:style-name="Strong_20_Emphasis">Certificates</text:span> (if enabling direct HTTPS in Cortex)</text:p>
          <text:list>
            <text:list-item>
              <text:p text:style-name="P352">Generate or copy the <text:span text:style-name="Source_20_Text">&lt;cortex&gt;.crt</text:span> and <text:span text:style-name="Source_20_Text">&lt;cortex&gt;.key</text:span> from the <text:span text:style-name="Strong_20_Emphasis">Intermediate CA</text:span>.</text:p>
            </text:list-item>
            <text:list-item>
              <text:p text:style-name="P352">Convert them to a Java keystore or reference them in <text:span text:style-name="Source_20_Text">application.conf</text:span>.</text:p>
            </text:list-item>
            <text:list-item>
              <text:p text:style-name="P352">Alternatively, keep Cortex on HTTP behind a reverse proxy that terminates TLS.</text:p>
            </text:list-item>
          </text:list>
        </text:list-item>
        <text:list-item>
          <text:p text:style-name="P203"><text:span text:style-name="Strong_20_Emphasis">Directory for Analyzers</text:span></text:p>
          <text:list>
            <text:list-item>
              <text:p text:style-name="P352">Typically <text:span text:style-name="Source_20_Text">/opt/Cortex-Analyzers</text:span> or <text:span text:style-name="Source_20_Text">/opt/cortex/analyzers</text:span>.</text:p>
            </text:list-item>
            <text:list-item>
              <text:p text:style-name="P203">Each analyzer has a JSON config file storing API keys or settings.</text:p>
            </text:list-item>
          </text:list>
        </text:list-item>
      </text:list>
      <text:h text:style-name="Heading_20_3" text:outline-level="3">6.3.3.4 Analyzers and Responders</text:h>
      <text:list xml:id="list5224929316160398729" text:style-name="L38">
        <text:list-item>
          <text:p text:style-name="P204"><text:span text:style-name="Strong_20_Emphasis">Install Official Analyzers</text:span></text:p>
          <text:list>
            <text:list-item>
              <text:p text:style-name="P204">Clone the <text:a xlink:type="simple" xlink:href="https://github.com/TheHive-Project/Cortex-Analyzers" office:target-frame-name="_new" xlink:show="replace" text:style-name="Internet_20_link" text:visited-style-name="Visited_20_Internet_20_Link">Cortex-Analyzers repository</text:a>:</text:p>
              <text:p text:style-name="P23"><text:span text:style-name="Source_20_Text">cd /opt</text:span></text:p>
              <text:p text:style-name="P23"><text:span text:style-name="Source_20_Text">sudo git clone https://github.com/TheHive-Project/Cortex-Analyzers.git</text:span></text:p>
              <text:p text:style-name="P94"><text:span text:style-name="Source_20_Text">sudo chown -R cortex:cortex Cortex-Analyzers</text:span></text:p>
            </text:list-item>
            <text:list-item>
              <text:p text:style-name="P353">This repository includes analyzers (e.g., VirusTotal, Urlscan, HybridAnalysis) and responders (automated actions).</text:p>
            </text:list-item>
          </text:list>
        </text:list-item>
        <text:list-item>
          <text:p text:style-name="P204"><text:span text:style-name="Strong_20_Emphasis">Configure Analyzer Credentials</text:span></text:p>
          <text:list>
            <text:list-item>
              <text:p text:style-name="P204">Within <text:span text:style-name="Source_20_Text">Cortex-Analyzers/analyzers/&lt;analyzer&gt;/analyzer.json</text:span>, fill in the API keys. For example, <text:span text:style-name="Source_20_Text">VirusTotal_Analyzer.json</text:span>:</text:p>
              <text:p text:style-name="P23"><text:span text:style-name="Source_20_Text">{</text:span></text:p>
              <text:p text:style-name="P23"><text:span text:style-name="Source_20_Text"><text:s text:c="2"/>"name": "VirusTotal_Analyzer",</text:span></text:p>
              <text:p text:style-name="P23"><text:span text:style-name="Source_20_Text"><text:s text:c="2"/>"url": "https://www.virustotal.com/vtapi/v2/",</text:span></text:p>
              <text:p text:style-name="P23"><text:span text:style-name="Source_20_Text"><text:s text:c="2"/>"key": "the_VT_API_KEY",</text:span></text:p>
              <text:p text:style-name="P23"><text:span text:style-name="Source_20_Text"><text:s text:c="2"/>...</text:span></text:p>
              <text:p text:style-name="P94"><text:span text:style-name="Source_20_Text">}</text:span></text:p>
            </text:list-item>
            <text:list-item>
              <text:p text:style-name="P353">Some analyzers may require environment variables or specialized Python dependencies.</text:p>
            </text:list-item>
            <text:list-item>
              <text:p text:style-name="P353">Use Python <text:span text:style-name="Source_20_Text">pip</text:span> to install required modules if needed (e.g., <text:span text:style-name="Source_20_Text">pip3 install -r requirements.txt</text:span>).</text:p>
            </text:list-item>
          </text:list>
        </text:list-item>
        <text:list-item>
          <text:p text:style-name="P204"><text:span text:style-name="Strong_20_Emphasis">Analyzer Registration</text:span></text:p>
          <text:list>
            <text:list-item>
              <text:p text:style-name="P353">In many recent Cortex versions, analyzers are automatically discovered if placed in the correct directory.</text:p>
            </text:list-item>
            <text:list-item>
              <text:p text:style-name="P204">Alternatively, use the command:</text:p>
              <text:p text:style-name="P23"><text:span text:style-name="Source_20_Text">sudo -u cortex /usr/share/cortex/bin/cortexcli list-analyzers</text:span></text:p>
              <text:p text:style-name="P94"><text:span text:style-name="Source_20_Text">sudo -u cortex /usr/share/cortex/bin/cortexcli enable &lt;analyzer-name&gt;</text:span></text:p>
            </text:list-item>
            <text:list-item>
              <text:p text:style-name="P353">Adjust as per the installation path.</text:p>
            </text:list-item>
          </text:list>
        </text:list-item>
        <text:list-item>
          <text:p text:style-name="P204"><text:span text:style-name="Strong_20_Emphasis">Start &amp; Validate</text:span></text:p>
          <text:p text:style-name="P23"><text:span text:style-name="Source_20_Text">sudo systemctl enable cortex</text:span></text:p>
          <text:p text:style-name="P94"><text:span text:style-name="Source_20_Text">sudo systemctl start cortex</text:span></text:p>
          <text:list>
            <text:list-item>
              <text:p text:style-name="P353"><text:soft-page-break/>Check logs at <text:span text:style-name="Source_20_Text">/var/log/cortex/application.log</text:span> or similar location.</text:p>
            </text:list-item>
            <text:list-item>
              <text:p text:style-name="P353">Access <text:span text:style-name="Source_20_Text">http://&lt;IP or FQDN&gt;:9001/</text:span> (or HTTPS if configured) to see the Cortex web interface.</text:p>
            </text:list-item>
            <text:list-item>
              <text:p text:style-name="P204">You’ll be prompted to create an <text:span text:style-name="Strong_20_Emphasis">admin</text:span> user and an <text:span text:style-name="Strong_20_Emphasis">API key</text:span> for TheHive.</text:p>
            </text:list-item>
          </text:list>
        </text:list-item>
      </text:list>
      <text:h text:style-name="Heading_20_3" text:outline-level="3">6.3.3.5 Testing Cortex Analyzers</text:h>
      <text:list xml:id="list1641445971393568473" text:style-name="L39">
        <text:list-item>
          <text:p text:style-name="P354"><text:span text:style-name="Strong_20_Emphasis">Web UI</text:span>: Log in with admin credentials.</text:p>
        </text:list-item>
        <text:list-item>
          <text:p text:style-name="P354"><text:span text:style-name="Strong_20_Emphasis">Analyzers List</text:span>: Confirm the analyzers are listed and enabled.</text:p>
        </text:list-item>
        <text:list-item>
          <text:p text:style-name="P205"><text:span text:style-name="Strong_20_Emphasis">Test</text:span>: Provide a sample IP or hash to see if the analyzer returns expected results.</text:p>
        </text:list-item>
      </text:list>
      <text:p text:style-name="Horizontal_20_Line"/>
      <text:h text:style-name="Heading_20_2" text:outline-level="2">6.3.4 Integration Steps (MISP, TheHive, and Cortex)</text:h>
      <text:p text:style-name="Text_20_body">In a typical deployment:</text:p>
      <text:list xml:id="list7810778354167012335" text:style-name="L40">
        <text:list-item>
          <text:p text:style-name="P355"><text:span text:style-name="Strong_20_Emphasis">MISP</text:span>: Collects and shares threat intelligence (indicators of compromise).</text:p>
        </text:list-item>
        <text:list-item>
          <text:p text:style-name="P355"><text:span text:style-name="Strong_20_Emphasis">TheHive</text:span>: Consumes these IoCs, tracks incidents/cases, and coordinates response.</text:p>
        </text:list-item>
        <text:list-item>
          <text:p text:style-name="P206"><text:span text:style-name="Strong_20_Emphasis">Cortex</text:span>: Enriches IoCs or performs automated response actions at TheHive’s request.</text:p>
        </text:list-item>
      </text:list>
      <text:p text:style-name="Text_20_body">Below are <text:span text:style-name="Strong_20_Emphasis">detailed steps</text:span> to integrate each component.</text:p>
      <text:h text:style-name="Heading_20_3" text:outline-level="3">6.3.4.1 MISP ↔ TheHive</text:h>
      <text:list xml:id="list6342128222248644695" text:style-name="L41">
        <text:list-item>
          <text:p text:style-name="P207"><text:span text:style-name="Strong_20_Emphasis">Create MISP User for TheHive</text:span></text:p>
          <text:list>
            <text:list-item>
              <text:p text:style-name="P356">In MISP, go to <text:span text:style-name="Strong_20_Emphasis">Administration</text:span> → <text:span text:style-name="Strong_20_Emphasis">List Users</text:span> → <text:span text:style-name="Strong_20_Emphasis">Add User</text:span>.</text:p>
            </text:list-item>
            <text:list-item>
              <text:p text:style-name="P356">Give it <text:span text:style-name="Strong_20_Emphasis">authkey</text:span> or <text:span text:style-name="Strong_20_Emphasis">API key</text:span> permissions for reading/pushing events as needed.</text:p>
            </text:list-item>
          </text:list>
        </text:list-item>
        <text:list-item>
          <text:p text:style-name="P207"><text:span text:style-name="Strong_20_Emphasis">Configure MISP Server in TheHive</text:span></text:p>
          <text:list>
            <text:list-item>
              <text:p text:style-name="P356"><text:span text:style-name="Strong_20_Emphasis">Method A</text:span>: TheHive Web UI</text:p>
              <text:list>
                <text:list-item>
                  <text:p text:style-name="P356">Log in as an admin user.</text:p>
                </text:list-item>
                <text:list-item>
                  <text:p text:style-name="P356">Go to <text:span text:style-name="Strong_20_Emphasis">Admin</text:span> → <text:span text:style-name="Strong_20_Emphasis">Servers</text:span> or <text:span text:style-name="Strong_20_Emphasis">Integrations</text:span> (depends on TheHive version).</text:p>
                </text:list-item>
                <text:list-item>
                  <text:p text:style-name="P356">Click <text:span text:style-name="Strong_20_Emphasis">Add Server</text:span> → <text:span text:style-name="Strong_20_Emphasis">MISP</text:span>.</text:p>
                </text:list-item>
                <text:list-item>
                  <text:p text:style-name="P356">Enter the base URL (e.g., <text:span text:style-name="Source_20_Text">https://misp-hive.homelab.lan</text:span>), the <text:span text:style-name="Strong_20_Emphasis">API key</text:span> from MISP, and check <text:span text:style-name="Strong_20_Emphasis">verify SSL</text:span> if the certificates are valid.</text:p>
                </text:list-item>
              </text:list>
            </text:list-item>
            <text:list-item>
              <text:p text:style-name="P207"><text:span text:style-name="Strong_20_Emphasis">Method B</text:span>: Config File (<text:span text:style-name="Source_20_Text">/etc/thehive/application.conf</text:span>)</text:p>
              <text:p text:style-name="P24"><text:span text:style-name="Source_20_Text">misp {</text:span></text:p>
              <text:p text:style-name="P24"><text:span text:style-name="Source_20_Text"><text:s text:c="2"/>"misp-homelab" {</text:span></text:p>
              <text:p text:style-name="P24"><text:span text:style-name="Source_20_Text"><text:s text:c="4"/>url = "https://misp-hive.homelab.lan"</text:span></text:p>
              <text:p text:style-name="P24"><text:span text:style-name="Source_20_Text"><text:s text:c="4"/>key = "API_KEY_FROM_MISP"</text:span></text:p>
              <text:p text:style-name="P24"><text:span text:style-name="Source_20_Text"><text:s text:c="4"/>checkSSL = true</text:span></text:p>
              <text:p text:style-name="P24"><text:span text:style-name="Source_20_Text"><text:s text:c="2"/>}</text:span></text:p>
              <text:p text:style-name="P95"><text:span text:style-name="Source_20_Text">}</text:span></text:p>
            </text:list-item>
          </text:list>
        </text:list-item>
        <text:list-item>
          <text:p text:style-name="P207"><text:span text:style-name="Strong_20_Emphasis">Test Connection</text:span></text:p>
          <text:list>
            <text:list-item>
              <text:p text:style-name="P356">TheHive will attempt to connect to MISP.</text:p>
            </text:list-item>
            <text:list-item>
              <text:p text:style-name="P356">If successful, you can <text:span text:style-name="Strong_20_Emphasis">import events</text:span> from MISP or <text:span text:style-name="Strong_20_Emphasis">push observables</text:span> to MISP from TheHive.</text:p>
            </text:list-item>
          </text:list>
        </text:list-item>
        <text:list-item>
          <text:p text:style-name="P207"><text:span text:style-name="Strong_20_Emphasis">Usage</text:span></text:p>
          <text:list>
            <text:list-item>
              <text:p text:style-name="P356">In TheHive, you can <text:span text:style-name="Strong_20_Emphasis">browse MISP events</text:span> or <text:span text:style-name="Strong_20_Emphasis">pull them</text:span> into TheHive as cases.</text:p>
            </text:list-item>
            <text:list-item>
              <text:p text:style-name="P207">When investigating a case in TheHive, you can <text:span text:style-name="Strong_20_Emphasis">push</text:span> newly found IoCs to MISP for community sharing.</text:p>
            </text:list-item>
          </text:list>
        </text:list-item>
      </text:list>
      <text:h text:style-name="Heading_20_3" text:outline-level="3"><text:soft-page-break/>6.3.4.2 TheHive ↔ Cortex</text:h>
      <text:list xml:id="list3025692653890108246" text:style-name="L42">
        <text:list-item>
          <text:p text:style-name="P208"><text:span text:style-name="Strong_20_Emphasis">Create an Admin User / API Key in Cortex</text:span></text:p>
          <text:list>
            <text:list-item>
              <text:p text:style-name="P357">Log in to Cortex web UI.</text:p>
            </text:list-item>
            <text:list-item>
              <text:p text:style-name="P357">Under <text:span text:style-name="Strong_20_Emphasis">Organization</text:span> or <text:span text:style-name="Strong_20_Emphasis">Users</text:span> (depending on version), create a user with <text:span text:style-name="Strong_20_Emphasis">admin</text:span> or <text:span text:style-name="Strong_20_Emphasis">analyze</text:span> privileges.</text:p>
            </text:list-item>
            <text:list-item>
              <text:p text:style-name="P357">Generate an <text:span text:style-name="Strong_20_Emphasis">API key</text:span>.</text:p>
            </text:list-item>
          </text:list>
        </text:list-item>
        <text:list-item>
          <text:p text:style-name="P208"><text:span text:style-name="Strong_20_Emphasis">Register Cortex in TheHive</text:span></text:p>
          <text:list>
            <text:list-item>
              <text:p text:style-name="P357"><text:span text:style-name="Strong_20_Emphasis">Method A</text:span>: TheHive UI</text:p>
              <text:list>
                <text:list-item>
                  <text:p text:style-name="P357">Go to <text:span text:style-name="Strong_20_Emphasis">Admin</text:span> → <text:span text:style-name="Strong_20_Emphasis">Cortex</text:span> → <text:span text:style-name="Strong_20_Emphasis">Add Cortex Server</text:span>.</text:p>
                </text:list-item>
                <text:list-item>
                  <text:p text:style-name="P357">Provide:</text:p>
                  <text:list>
                    <text:list-item>
                      <text:p text:style-name="P357"><text:span text:style-name="Strong_20_Emphasis">URL</text:span>: <text:span text:style-name="Source_20_Text">http://&lt;IP or FQDN&gt;:9001/</text:span> (or HTTPS if configured)</text:p>
                    </text:list-item>
                    <text:list-item>
                      <text:p text:style-name="P357"><text:span text:style-name="Strong_20_Emphasis">API Key</text:span>: from Cortex</text:p>
                    </text:list-item>
                    <text:list-item>
                      <text:p text:style-name="P357">SSL verification if using TLS.</text:p>
                    </text:list-item>
                  </text:list>
                </text:list-item>
                <text:list-item>
                  <text:p text:style-name="P357">Optionally enable <text:span text:style-name="Strong_20_Emphasis">auto-analyzers</text:span> or default analyzers.</text:p>
                </text:list-item>
              </text:list>
            </text:list-item>
            <text:list-item>
              <text:p text:style-name="P208"><text:span text:style-name="Strong_20_Emphasis">Method B</text:span>: <text:span text:style-name="Source_20_Text">/etc/thehive/application.conf</text:span></text:p>
              <text:p text:style-name="P25"><text:span text:style-name="Source_20_Text">cortex {</text:span></text:p>
              <text:p text:style-name="P25"><text:span text:style-name="Source_20_Text"><text:s text:c="2"/>servers = [</text:span></text:p>
              <text:p text:style-name="P25"><text:span text:style-name="Source_20_Text"><text:s text:c="4"/>{</text:span></text:p>
              <text:p text:style-name="P25"><text:span text:style-name="Source_20_Text"><text:s text:c="6"/>name = "CortexProd"</text:span></text:p>
              <text:p text:style-name="P25"><text:span text:style-name="Source_20_Text"><text:s text:c="6"/>url = "http://cortex.homelab.lan:9001"</text:span></text:p>
              <text:p text:style-name="P25"><text:span text:style-name="Source_20_Text"><text:s text:c="6"/>key = "API_KEY_FROM_CORTEX"</text:span></text:p>
              <text:p text:style-name="P25"><text:span text:style-name="Source_20_Text"><text:s text:c="6"/># ...</text:span></text:p>
              <text:p text:style-name="P25"><text:span text:style-name="Source_20_Text"><text:s text:c="4"/>}</text:span></text:p>
              <text:p text:style-name="P25"><text:span text:style-name="Source_20_Text"><text:s text:c="2"/>]</text:span></text:p>
              <text:p text:style-name="P96"><text:span text:style-name="Source_20_Text">}</text:span></text:p>
            </text:list-item>
          </text:list>
        </text:list-item>
        <text:list-item>
          <text:p text:style-name="P208"><text:span text:style-name="Strong_20_Emphasis">Enable Analyzers in TheHive</text:span></text:p>
          <text:list>
            <text:list-item>
              <text:p text:style-name="P357">TheHive can query Cortex for available analyzers.</text:p>
            </text:list-item>
            <text:list-item>
              <text:p text:style-name="P357">You might specify which analyzers to allow by default or manually select them in TheHive’s UI.</text:p>
            </text:list-item>
          </text:list>
        </text:list-item>
        <text:list-item>
          <text:p text:style-name="P208"><text:span text:style-name="Strong_20_Emphasis">Testing</text:span></text:p>
          <text:list>
            <text:list-item>
              <text:p text:style-name="P357">In TheHive, open or create a case.</text:p>
            </text:list-item>
            <text:list-item>
              <text:p text:style-name="P357">Add an <text:span text:style-name="Strong_20_Emphasis">observable</text:span> (e.g., an IP address).</text:p>
            </text:list-item>
            <text:list-item>
              <text:p text:style-name="P357">Click <text:span text:style-name="Strong_20_Emphasis">Analyze</text:span> → select an analyzer (like VirusTotal).</text:p>
            </text:list-item>
            <text:list-item>
              <text:p text:style-name="P357">Check the <text:span text:style-name="Strong_20_Emphasis">Jobs</text:span> or <text:span text:style-name="Strong_20_Emphasis">Tasks</text:span> tab for the analysis result.</text:p>
            </text:list-item>
            <text:list-item>
              <text:p text:style-name="P208">Confirm the result is returned from Cortex, e.g., detection ratio for a file hash, etc.</text:p>
            </text:list-item>
          </text:list>
        </text:list-item>
      </text:list>
      <text:h text:style-name="Heading_20_3" text:outline-level="3">6.3.4.3 MISP ↔ Cortex (Optional)</text:h>
      <text:p text:style-name="Text_20_body">Some advanced setups also integrate MISP directly with Cortex analyzers for specialized modules. Typically, TheHive is the main consumer of Cortex, but you can:</text:p>
      <text:list xml:id="list2448937190255856848" text:style-name="L43">
        <text:list-item>
          <text:p text:style-name="P358">Configure MISP modules that call Cortex analyzers for enrichment.</text:p>
        </text:list-item>
        <text:list-item>
          <text:p text:style-name="P209">Or have MISP push certain IoCs directly to analyzers.</text:p>
        </text:list-item>
      </text:list>
      <text:p text:style-name="Text_20_body">This is less common in a standard setup, but the possibility exists.</text:p>
      <text:h text:style-name="Heading_20_3" text:outline-level="3">6.3.4.4 Use Cases &amp; Workflows</text:h>
      <text:list xml:id="list1698277995068562558" text:style-name="L44">
        <text:list-item>
          <text:p text:style-name="P210"><text:span text:style-name="Strong_20_Emphasis">Threat Intel to Incident</text:span></text:p>
          <text:list>
            <text:list-item>
              <text:p text:style-name="P359">MISP receives IoCs from external feeds or community sharing.</text:p>
            </text:list-item>
            <text:list-item>
              <text:p text:style-name="P359">TheHive periodically <text:span text:style-name="Strong_20_Emphasis">pulls</text:span> these IoCs, checks if they match existing observables, or automatically creates new cases.</text:p>
            </text:list-item>
            <text:list-item>
              <text:p text:style-name="P359"><text:soft-page-break/>Analysts investigate in TheHive.</text:p>
            </text:list-item>
          </text:list>
        </text:list-item>
        <text:list-item>
          <text:p text:style-name="P210"><text:span text:style-name="Strong_20_Emphasis">IOC Enrichment</text:span></text:p>
          <text:list>
            <text:list-item>
              <text:p text:style-name="P359">In TheHive, an analyst sees suspicious IP addresses or file hashes.</text:p>
            </text:list-item>
            <text:list-item>
              <text:p text:style-name="P359">TheHive calls <text:span text:style-name="Strong_20_Emphasis">Cortex</text:span> analyzers (e.g., VirusTotal, HybridAnalysis) for quick reputation checks, AV detection rates, etc.</text:p>
            </text:list-item>
            <text:list-item>
              <text:p text:style-name="P359">The results are attached to the case timeline.</text:p>
            </text:list-item>
          </text:list>
        </text:list-item>
        <text:list-item>
          <text:p text:style-name="P210"><text:span text:style-name="Strong_20_Emphasis">Incident to MISP</text:span></text:p>
          <text:list>
            <text:list-item>
              <text:p text:style-name="P359">Once an incident is confirmed, new IoCs discovered by TheHive can be <text:span text:style-name="Strong_20_Emphasis">pushed</text:span> back into MISP to share with the threat intel community (or the own environment).</text:p>
            </text:list-item>
          </text:list>
        </text:list-item>
        <text:list-item>
          <text:p text:style-name="P210"><text:span text:style-name="Strong_20_Emphasis">Responders</text:span> (Cortex Responders)</text:p>
          <text:list>
            <text:list-item>
              <text:p text:style-name="P359">In addition to analyzers, Cortex can run <text:span text:style-name="Strong_20_Emphasis">responders</text:span> (scripts that take action), e.g., block an IP on a firewall, or force a user account reset.</text:p>
            </text:list-item>
            <text:list-item>
              <text:p text:style-name="P210">This can automate parts of the incident response workflow.</text:p>
            </text:list-item>
          </text:list>
        </text:list-item>
      </text:list>
      <text:p text:style-name="Text_20_body"/>
      <text:p text:style-name="Text_20_body"/>
      <text:p text:style-name="Horizontal_20_Line"/>
      <text:h text:style-name="Heading_20_2" text:outline-level="2">7. Network Flow &amp; TLS Handshake</text:h>
      <text:h text:style-name="Heading_20_3" text:outline-level="3">7.1 pfSense → Load Balancers → Kubernetes / Services</text:h>
      <text:list xml:id="list2079645392478822505" text:style-name="L45">
        <text:list-item>
          <text:p text:style-name="P211"><text:span text:style-name="Strong_20_Emphasis">pfSense</text:span></text:p>
          <text:list>
            <text:list-item>
              <text:p text:style-name="P360">Suricata/pfBlocker logs go to Wazuh Manager via syslog.</text:p>
            </text:list-item>
            <text:list-item>
              <text:p text:style-name="P360">If offloading SSL on pfSense, import the Root/Intermediate certs under <text:span text:style-name="Strong_20_Emphasis">System → Cert Manager → CAs</text:span>.</text:p>
            </text:list-item>
            <text:list-item>
              <text:p text:style-name="P360">If it’s only passing traffic, it may not do SSL termination.</text:p>
            </text:list-item>
          </text:list>
        </text:list-item>
        <text:list-item>
          <text:p text:style-name="P211"><text:span text:style-name="Strong_20_Emphasis">Load Balancers</text:span> (HAProxy / Keepalived)</text:p>
          <text:list>
            <text:list-item>
              <text:p text:style-name="P360">Create a <text:span text:style-name="Strong_20_Emphasis">frontend</text:span> in HAProxy that terminates SSL or passes it through.</text:p>
            </text:list-item>
            <text:list-item>
              <text:p text:style-name="P360">For <text:span text:style-name="Strong_20_Emphasis">termination</text:span>: use the server cert (signed by the intermediate CA) in the HAProxy config, plus the chain.</text:p>
            </text:list-item>
            <text:list-item>
              <text:p text:style-name="P360">For <text:span text:style-name="Strong_20_Emphasis">pass-through</text:span>: the LB passes the TLS handshake to the backend (Kubernetes Ingress or the SIEM VM).</text:p>
            </text:list-item>
          </text:list>
        </text:list-item>
        <text:list-item>
          <text:p text:style-name="P211"><text:span text:style-name="Strong_20_Emphasis">Kubernetes</text:span></text:p>
          <text:list>
            <text:list-item>
              <text:p text:style-name="P360">TRAEFIK or NGINX will be the <text:span text:style-name="Strong_20_Emphasis">Ingress Controller</text:span> that handles TLS termination.</text:p>
            </text:list-item>
            <text:list-item>
              <text:p text:style-name="P360">That Ingress Controller needs a cert signed by the intermediate CA for internal CA-based TLS.</text:p>
            </text:list-item>
            <text:list-item>
              <text:p text:style-name="P211">Use Cloudflare’s Origin cert approach for external traffic.</text:p>
            </text:list-item>
          </text:list>
        </text:list-item>
      </text:list>
      <text:h text:style-name="Heading_20_3" text:outline-level="3">7.2 Certificates in a Multi-Hop Environment</text:h>
      <text:list xml:id="list5033308333908375046" text:style-name="L46">
        <text:list-item>
          <text:p text:style-name="P361">If <text:span text:style-name="Strong_20_Emphasis">pfSense</text:span> → <text:span text:style-name="Strong_20_Emphasis">Load Balancer</text:span> is an <text:span text:style-name="Strong_20_Emphasis">encrypted</text:span> hop, there will be a cert on the LB.</text:p>
        </text:list-item>
        <text:list-item>
          <text:p text:style-name="P361">Then <text:span text:style-name="Strong_20_Emphasis">Load Balancer</text:span> → <text:span text:style-name="Strong_20_Emphasis">Kubernetes</text:span> can be <text:span text:style-name="Strong_20_Emphasis">encrypted</text:span> again, with a separate cert on the K8s Ingress.</text:p>
        </text:list-item>
        <text:list-item>
          <text:p text:style-name="P212">All parties must trust the Root/Intermediate CA. You must install the CA chain on each device if they need to validate upstream connections.</text:p>
        </text:list-item>
      </text:list>
      <text:p text:style-name="Text_20_body"><text:span text:style-name="Strong_20_Emphasis">Common Pitfalls</text:span>:</text:p>
      <text:list xml:id="list5692161279336152715" text:style-name="L47">
        <text:list-item>
          <text:p text:style-name="P362">If the LB is set to “SSL offload,” it must present a valid certificate, and the backend can be HTTP or HTTPS.</text:p>
        </text:list-item>
        <text:list-item>
          <text:p text:style-name="P362">If you do “SSL pass-through,” the LB does not decrypt the traffic; the backend must have the correct certificate.</text:p>
        </text:list-item>
        <text:list-item>
          <text:p text:style-name="P213"><text:soft-page-break/>Each leg of the connection must be properly configured with correct FQDNs for SNI/hostname verification to succeed.</text:p>
        </text:list-item>
      </text:list>
      <text:p text:style-name="Horizontal_20_Line"/>
      <text:h text:style-name="Heading_20_2" text:outline-level="2">8. Expanding to Cloudflare</text:h>
      <text:p text:style-name="Text_20_body">When exposing services to the public:</text:p>
      <text:list xml:id="list6914611292803206675" text:style-name="L48">
        <text:list-item>
          <text:p text:style-name="P214"><text:span text:style-name="Strong_20_Emphasis">DNS</text:span></text:p>
          <text:list>
            <text:list-item>
              <text:p text:style-name="P363">You have a Cloudflare-managed domain (e.g., <text:span text:style-name="Source_20_Text">mydomain.com</text:span>).</text:p>
            </text:list-item>
            <text:list-item>
              <text:p text:style-name="P363">For internal usage, you might have <text:span text:style-name="Source_20_Text">*.homelab.lan</text:span>. For external usage, you might create subdomains in Cloudflare (e.g., <text:span text:style-name="Source_20_Text">k8s.mydomain.com</text:span>).</text:p>
            </text:list-item>
          </text:list>
        </text:list-item>
        <text:list-item>
          <text:p text:style-name="P214"><text:span text:style-name="Strong_20_Emphasis">Cloudflare Proxy</text:span></text:p>
          <text:list>
            <text:list-item>
              <text:p text:style-name="P363"><text:span text:style-name="Strong_20_Emphasis">Option 1</text:span>: Use Cloudflare’s “orange cloud” proxy.</text:p>
              <text:list>
                <text:list-item>
                  <text:p text:style-name="P363">Cloudflare terminates TLS at their edge.</text:p>
                </text:list-item>
                <text:list-item>
                  <text:p text:style-name="P363">Then Cloudflare re-encrypts or unencrypted to the origin server.</text:p>
                </text:list-item>
                <text:list-item>
                  <text:p text:style-name="P363">You can use a Cloudflare Origin Certificate or the internal CA cert.</text:p>
                </text:list-item>
              </text:list>
            </text:list-item>
            <text:list-item>
              <text:p text:style-name="P363"><text:span text:style-name="Strong_20_Emphasis">Option 2</text:span>: Pass-through (grey cloud).</text:p>
              <text:list>
                <text:list-item>
                  <text:p text:style-name="P363">Cloudflare acts as DNS only, not as an SSL proxy.</text:p>
                </text:list-item>
                <text:list-item>
                  <text:p text:style-name="P363">The client goes directly to the IP, requiring the server’s publicly trusted cert (e.g., Let’s Encrypt).</text:p>
                </text:list-item>
              </text:list>
            </text:list-item>
          </text:list>
        </text:list-item>
        <text:list-item>
          <text:p text:style-name="P214"><text:span text:style-name="Strong_20_Emphasis">Certificate Scenarios</text:span></text:p>
          <text:list>
            <text:list-item>
              <text:p text:style-name="P363"><text:span text:style-name="Strong_20_Emphasis">Cloudflare Origin CA</text:span>: Cloudflare issues you a private certificate. Install that on the LB or Ingress. Cloudflare trusts it automatically.</text:p>
            </text:list-item>
            <text:list-item>
              <text:p text:style-name="P363"><text:span text:style-name="Strong_20_Emphasis">the Internal CA</text:span>: You can import the internal CA into Cloudflare if you want, but typically that’s not supported for “orange cloud.”</text:p>
            </text:list-item>
            <text:list-item>
              <text:p text:style-name="P363"><text:span text:style-name="Strong_20_Emphasis">Let’s Encrypt</text:span>: Another route is having the K8s Ingress or LB use Let’s Encrypt for public endpoints.</text:p>
            </text:list-item>
            <text:list-item>
              <text:p text:style-name="P363">Internally, you still use the Root + Intermediate CA for private traffic.</text:p>
            </text:list-item>
          </text:list>
        </text:list-item>
        <text:list-item>
          <text:p text:style-name="P214"><text:span text:style-name="Strong_20_Emphasis">Future Flow</text:span>:</text:p>
          <text:list>
            <text:list-item>
              <text:p text:style-name="P363">External client → Cloudflare (TLS) → (Re-encryption or pass-through) → pfSense → LB → K8s Ingress.</text:p>
            </text:list-item>
            <text:list-item>
              <text:p text:style-name="P214">Each handshake may involve separate certificates. Cloudflare proxies are typically issued by Cloudflare’s public CA.</text:p>
            </text:list-item>
          </text:list>
        </text:list-item>
      </text:list>
      <text:p text:style-name="Horizontal_20_Line"/>
      <text:h text:style-name="Heading_20_2" text:outline-level="2">9. Kubernetes Integration</text:h>
      <text:h text:style-name="P2" text:outline-level="2">9.1 Cluster Creation and Initialization</text:h>
      <text:p text:style-name="Text_20_body">Creating a secure and functional Kubernetes cluster involves several critical steps, including initializing the cluster with custom PKI certificates, configuring networking components like <text:span text:style-name="Strong_20_Emphasis">MetalLB</text:span> and <text:span text:style-name="Strong_20_Emphasis">Calico</text:span> in BGP mode, and integrating with existing infrastructure such as <text:span text:style-name="Strong_20_Emphasis">pfSense</text:span> and load balancers. This section provides a comprehensive guide to achieve this using <text:span text:style-name="Strong_20_Emphasis">kubeadm</text:span> and the existing <text:span text:style-name="Strong_20_Emphasis">PKI infrastructure</text:span>.</text:p>
      <text:h text:style-name="Heading_20_3" text:outline-level="3">9.1.1 Prerequisites and Environment Preparation</text:h>
      <text:p text:style-name="Text_20_body">Before initializing the Kubernetes cluster, ensure that the environment meets the following prerequisites:</text:p>
      <text:list xml:id="list4439626343283587332" text:style-name="L49">
        <text:list-item>
          <text:p text:style-name="P215"><text:span text:style-name="Strong_20_Emphasis">Infrastructure Setup:</text:span></text:p>
          <text:list>
            <text:list-item>
              <text:p text:style-name="P364"><text:soft-page-break/><text:span text:style-name="Strong_20_Emphasis">Proxmox VMs</text:span>: Allocate VMs for Kubernetes masters and workers.</text:p>
              <text:list>
                <text:list-item>
                  <text:p text:style-name="P364"><text:span text:style-name="Strong_20_Emphasis">Masters (3)</text:span>: Each with 4 vCPU, 4 GB RAM, and 20 GB disk.</text:p>
                </text:list-item>
                <text:list-item>
                  <text:p text:style-name="P364"><text:span text:style-name="Strong_20_Emphasis">Workers (5)</text:span>: Each with 2 vCPU, 4 GB RAM, and 20 GB disk.</text:p>
                </text:list-item>
              </text:list>
            </text:list-item>
            <text:list-item>
              <text:p text:style-name="P364"><text:span text:style-name="Strong_20_Emphasis">Load Balancers (2)</text:span>: VMs running HAProxy or similar, configured for BGP peering.</text:p>
            </text:list-item>
            <text:list-item>
              <text:p text:style-name="P364"><text:span text:style-name="Strong_20_Emphasis">pfSense</text:span>: Configured as the network's firewall/router.</text:p>
            </text:list-item>
          </text:list>
        </text:list-item>
        <text:list-item>
          <text:p text:style-name="P215"><text:span text:style-name="Strong_20_Emphasis">Networking:</text:span></text:p>
          <text:list>
            <text:list-item>
              <text:p text:style-name="P364"><text:span text:style-name="Strong_20_Emphasis">DNS Configuration</text:span>: Ensure all Kubernetes nodes, load balancers, and pfSense have resolvable FQDNs.</text:p>
              <text:list>
                <text:list-item>
                  <text:p text:style-name="P215">Example entries:</text:p>
                  <text:p text:style-name="P26"><text:span text:style-name="Source_20_Text">k8s-master1.homelab.lan <text:s text:c="3"/>192.168.100.11</text:span></text:p>
                  <text:p text:style-name="P26"><text:span text:style-name="Source_20_Text">k8s-master2.homelab.lan <text:s text:c="3"/>192.168.100.12</text:span></text:p>
                  <text:p text:style-name="P26"><text:span text:style-name="Source_20_Text">k8s-master3.homelab.lan <text:s text:c="3"/>192.168.100.13</text:span></text:p>
                  <text:p text:style-name="P26"><text:span text:style-name="Source_20_Text">k8s-worker1.homelab.lan <text:s text:c="3"/>192.168.100.21</text:span></text:p>
                  <text:p text:style-name="P26"><text:span text:style-name="Source_20_Text">...</text:span></text:p>
                  <text:p text:style-name="P26"><text:span text:style-name="Source_20_Text">loadbalancer1.homelab.lan <text:s/>192.168.100.31</text:span></text:p>
                  <text:p text:style-name="P26"><text:span text:style-name="Source_20_Text">loadbalancer2.homelab.lan <text:s/>192.168.100.32</text:span></text:p>
                  <text:p text:style-name="P97"><text:span text:style-name="Source_20_Text">pfsense.homelab.lan <text:s text:c="7"/>192.168.100.1</text:span></text:p>
                </text:list-item>
              </text:list>
            </text:list-item>
          </text:list>
        </text:list-item>
        <text:list-item>
          <text:p text:style-name="P215"><text:span text:style-name="Strong_20_Emphasis">PKI Infrastructure:</text:span></text:p>
          <text:list>
            <text:list-item>
              <text:p text:style-name="P364"><text:span text:style-name="Strong_20_Emphasis">Offline Root CA</text:span>: Securely stored, used only for signing Intermediate CA certificates.</text:p>
            </text:list-item>
            <text:list-item>
              <text:p text:style-name="P364"><text:span text:style-name="Strong_20_Emphasis">Online Intermediate CA</text:span>: Accessible for issuing certificates to Kubernetes components and services.</text:p>
            </text:list-item>
          </text:list>
        </text:list-item>
        <text:list-item>
          <text:p text:style-name="P215"><text:span text:style-name="Strong_20_Emphasis">Software Requirements:</text:span></text:p>
          <text:list>
            <text:list-item>
              <text:p text:style-name="P364"><text:span text:style-name="Strong_20_Emphasis">Debian 12</text:span>: Installed on all Kubernetes nodes.</text:p>
            </text:list-item>
            <text:list-item>
              <text:p text:style-name="P364"><text:span text:style-name="Strong_20_Emphasis">kubeadm, kubelet, kubectl</text:span>: Installed on all nodes.</text:p>
            </text:list-item>
            <text:list-item>
              <text:p text:style-name="P364"><text:span text:style-name="Strong_20_Emphasis">Container Runtime</text:span>: <text:span text:style-name="Strong_20_Emphasis">containerd</text:span> or <text:span text:style-name="Strong_20_Emphasis">Docker</text:span> installed on all nodes.</text:p>
            </text:list-item>
            <text:list-item>
              <text:p text:style-name="P364"><text:span text:style-name="Strong_20_Emphasis">Helm 3</text:span>: Installed on the management workstation for deploying applications.</text:p>
            </text:list-item>
          </text:list>
        </text:list-item>
        <text:list-item>
          <text:p text:style-name="P215"><text:span text:style-name="Strong_20_Emphasis">Access and Permissions:</text:span></text:p>
          <text:list>
            <text:list-item>
              <text:p text:style-name="P364"><text:span text:style-name="Strong_20_Emphasis">SSH Access</text:span>: Ensure you can SSH into all nodes with sudo privileges.</text:p>
            </text:list-item>
            <text:list-item>
              <text:p text:style-name="P215"><text:span text:style-name="Strong_20_Emphasis">Firewall Rules</text:span>: Open necessary ports between nodes, load balancers, and pfSense (e.g., BGP TCP/179).</text:p>
            </text:list-item>
          </text:list>
        </text:list-item>
      </text:list>
      <text:p text:style-name="Horizontal_20_Line"/>
      <text:h text:style-name="Heading_20_3" text:outline-level="3">9.1.2 Generating and Signing Kubernetes Cluster Certificates with PKI Infrastructure</text:h>
      <text:p text:style-name="Text_20_body">To enhance security, integrate the existing <text:span text:style-name="Strong_20_Emphasis">PKI infrastructure</text:span> by using certificates signed by the <text:span text:style-name="Strong_20_Emphasis">Online Intermediate CA</text:span> for Kubernetes cluster components. This ensures all communications within the cluster are trusted and secure.</text:p>
      <text:h text:style-name="Heading_20_4" text:outline-level="4"><text:span text:style-name="Strong_20_Emphasis">Step 1: Generate Certificate Signing Requests (CSRs) for Kubernetes Components</text:span></text:h>
      <text:list xml:id="list5418194348287355731" text:style-name="L50">
        <text:list-item>
          <text:p text:style-name="P216"><text:span text:style-name="Strong_20_Emphasis">Create OpenSSL Configuration Files</text:span></text:p>
          <text:p text:style-name="P216">For each Kubernetes component (API server, etcd, kubelet, controller manager, scheduler), create an OpenSSL configuration file specifying the necessary SANs and details.</text:p>
          <text:p text:style-name="P216"><text:span text:style-name="Strong_20_Emphasis">Example: API Server (</text:span><text:span text:style-name="Strong_20_Emphasis"><text:span text:style-name="Source_20_Text">apiserver.cnf</text:span></text:span><text:span text:style-name="Strong_20_Emphasis">)</text:span></text:p>
          <text:p text:style-name="P27"><text:span text:style-name="Source_20_Text">[ req ]</text:span></text:p>
          <text:p text:style-name="P27"><text:span text:style-name="Source_20_Text">default_bits <text:s text:c="6"/>= 4096</text:span></text:p>
          <text:p text:style-name="P27"><text:span text:style-name="Source_20_Text">prompt <text:s text:c="12"/>= no</text:span></text:p>
          <text:p text:style-name="P27"><text:span text:style-name="Source_20_Text">default_md <text:s text:c="8"/>= sha256</text:span></text:p>
          <text:p text:style-name="P27"><text:span text:style-name="Source_20_Text">req_extensions <text:s text:c="4"/>= req_ext</text:span></text:p>
          <text:p text:style-name="P27"><text:span text:style-name="Source_20_Text">distinguished_name = dn</text:span></text:p>
          <text:p text:style-name="P27"/>
          <text:p text:style-name="P27"><text:span text:style-name="Source_20_Text">[ dn ]</text:span></text:p>
          <text:p text:style-name="P27"><text:soft-page-break/><text:span text:style-name="Source_20_Text">C <text:s/>= US</text:span></text:p>
          <text:p text:style-name="P27"><text:span text:style-name="Source_20_Text">ST = theState</text:span></text:p>
          <text:p text:style-name="P27"><text:span text:style-name="Source_20_Text">L <text:s/>= theCity</text:span></text:p>
          <text:p text:style-name="P27"><text:span text:style-name="Source_20_Text">O <text:s/>= Homelab</text:span></text:p>
          <text:p text:style-name="P27"><text:span text:style-name="Source_20_Text">OU = Kubernetes</text:span></text:p>
          <text:p text:style-name="P27"><text:span text:style-name="Source_20_Text">CN = k8s-control.homelab.lan</text:span></text:p>
          <text:p text:style-name="P27"/>
          <text:p text:style-name="P27"><text:span text:style-name="Source_20_Text">[ req_ext ]</text:span></text:p>
          <text:p text:style-name="P27"><text:span text:style-name="Source_20_Text">subjectAltName = @alt_names</text:span></text:p>
          <text:p text:style-name="P27"/>
          <text:p text:style-name="P27"><text:span text:style-name="Source_20_Text">[ alt_names ]</text:span></text:p>
          <text:p text:style-name="P27"><text:span text:style-name="Source_20_Text">DNS.1 = k8s-control.homelab.lan</text:span></text:p>
          <text:p text:style-name="P27"><text:span text:style-name="Source_20_Text">DNS.2 = k8s-master1.homelab.lan</text:span></text:p>
          <text:p text:style-name="P27"><text:span text:style-name="Source_20_Text">DNS.3 = k8s-master2.homelab.lan</text:span></text:p>
          <text:p text:style-name="P27"><text:span text:style-name="Source_20_Text">DNS.4 = k8s-master3.homelab.lan</text:span></text:p>
          <text:p text:style-name="P27"><text:span text:style-name="Source_20_Text">IP.1 <text:s/>= 192.168.100.11</text:span></text:p>
          <text:p text:style-name="P27"><text:span text:style-name="Source_20_Text">IP.2 <text:s/>= 192.168.100.12</text:span></text:p>
          <text:p text:style-name="P98"><text:span text:style-name="Source_20_Text">IP.3 <text:s/>= 192.168.100.13</text:span></text:p>
        </text:list-item>
        <text:list-item>
          <text:p text:style-name="P216"><text:span text:style-name="Strong_20_Emphasis">Generate Private Keys and CSRs</text:span></text:p>
          <text:p text:style-name="P216">On the <text:span text:style-name="Strong_20_Emphasis">Intermediate CA VM</text:span> or a secure workstation, generate the private key and CSR for the API server.</text:p>
          <text:p text:style-name="P27"><text:span text:style-name="Source_20_Text">mkdir -p ~/k8s-certs</text:span></text:p>
          <text:p text:style-name="P27"><text:span text:style-name="Source_20_Text">cd ~/k8s-certs</text:span></text:p>
          <text:p text:style-name="P27"/>
          <text:p text:style-name="P27"><text:span text:style-name="Source_20_Text">openssl genrsa -out apiserver.key 4096</text:span></text:p>
          <text:p text:style-name="P98"><text:span text:style-name="Source_20_Text">openssl req -new -key apiserver.key -out apiserver.csr -config apiserver.cnf</text:span></text:p>
          <text:p text:style-name="P216">Repeat similar steps for other components like <text:span text:style-name="Strong_20_Emphasis">etcd</text:span>, <text:span text:style-name="Strong_20_Emphasis">controller-manager</text:span>, <text:span text:style-name="Strong_20_Emphasis">scheduler</text:span>, and <text:span text:style-name="Strong_20_Emphasis">kubelet</text:span> as needed.</text:p>
        </text:list-item>
      </text:list>
      <text:h text:style-name="Heading_20_4" text:outline-level="4"><text:span text:style-name="Strong_20_Emphasis">Step 2: Sign the CSRs with the Intermediate CA</text:span></text:h>
      <text:list xml:id="list6267404961541158946" text:style-name="L51">
        <text:list-item>
          <text:p text:style-name="P217"><text:span text:style-name="Strong_20_Emphasis">Transfer CSRs to the Intermediate CA VM</text:span></text:p>
          <text:p text:style-name="P217">Securely copy the CSRs (e.g., <text:span text:style-name="Source_20_Text">apiserver.csr</text:span>) to the <text:span text:style-name="Strong_20_Emphasis">Intermediate CA VM</text:span> using secure methods (e.g., encrypted scp, USB drive).</text:p>
        </text:list-item>
        <text:list-item>
          <text:p text:style-name="P217"><text:span text:style-name="Strong_20_Emphasis">Sign the CSRs</text:span></text:p>
          <text:p text:style-name="P217">On the <text:span text:style-name="Strong_20_Emphasis">Intermediate CA VM</text:span>, navigate to the Intermediate CA directory and sign the CSRs.</text:p>
          <text:p text:style-name="P28"><text:span text:style-name="Source_20_Text">cd /root/intermediate</text:span></text:p>
          <text:p text:style-name="P28"/>
          <text:p text:style-name="P28"><text:span text:style-name="Source_20_Text"># Sign API Server CSR</text:span></text:p>
          <text:p text:style-name="P28"><text:span text:style-name="Source_20_Text">openssl ca -config openssl.cnf \</text:span></text:p>
          <text:p text:style-name="P28"><text:span text:style-name="Source_20_Text"><text:s text:c="2"/>-extensions server_cert \</text:span></text:p>
          <text:p text:style-name="P28"><text:span text:style-name="Source_20_Text"><text:s text:c="2"/>-days 3650 -notext -md sha256 \</text:span></text:p>
          <text:p text:style-name="P28"><text:span text:style-name="Source_20_Text"><text:s text:c="2"/>-in ~/k8s-certs/apiserver.csr \</text:span></text:p>
          <text:p text:style-name="P28"><text:span text:style-name="Source_20_Text"><text:s text:c="2"/>-out ~/k8s-certs/apiserver.crt</text:span></text:p>
          <text:p text:style-name="P28"/>
          <text:p text:style-name="P28"><text:span text:style-name="Source_20_Text"># Sign kubelet CSR</text:span></text:p>
          <text:p text:style-name="P28"><text:span text:style-name="Source_20_Text">openssl ca -config openssl.cnf \</text:span></text:p>
          <text:p text:style-name="P28"><text:span text:style-name="Source_20_Text"><text:s text:c="2"/>-extensions client_cert \</text:span></text:p>
          <text:p text:style-name="P28"><text:span text:style-name="Source_20_Text"><text:s text:c="2"/>-days 3650 -notext -md sha256 \</text:span></text:p>
          <text:p text:style-name="P28"><text:span text:style-name="Source_20_Text"><text:s text:c="2"/>-in ~/k8s-certs/kubelet-worker1.csr \</text:span></text:p>
          <text:p text:style-name="P28"><text:span text:style-name="Source_20_Text"><text:s text:c="2"/>-out ~/k8s-certs/kubelet-worker1.crt</text:span></text:p>
          <text:p text:style-name="P28"/>
          <text:p text:style-name="P99"><text:span text:style-name="Source_20_Text"># Repeat for other CSRs as necessary</text:span></text:p>
          <text:p text:style-name="P217"><text:span text:style-name="Strong_20_Emphasis">Note:</text:span> Ensure that the <text:span text:style-name="Source_20_Text">openssl.cnf</text:span> on the Intermediate CA is correctly configured with the appropriate extensions (<text:span text:style-name="Source_20_Text">server_cert</text:span>, <text:span text:style-name="Source_20_Text">client_cert</text:span>, etc.).</text:p>
        </text:list-item>
        <text:list-item>
          <text:p text:style-name="P217"><text:span text:style-name="Strong_20_Emphasis">Collect Signed Certificates</text:span></text:p>
          <text:p text:style-name="P217"><text:soft-page-break/>After signing, collect the signed certificates (e.g., <text:span text:style-name="Source_20_Text">apiserver.crt</text:span>, <text:span text:style-name="Source_20_Text">kubelet-worker1.crt</text:span>) from the Intermediate CA VM.</text:p>
        </text:list-item>
      </text:list>
      <text:h text:style-name="Heading_20_4" text:outline-level="4"><text:span text:style-name="Strong_20_Emphasis">Step 3: Distribute Certificates to Kubernetes Nodes</text:span></text:h>
      <text:list xml:id="list824076943153165659" text:style-name="L52">
        <text:list-item>
          <text:p text:style-name="P218"><text:span text:style-name="Strong_20_Emphasis">Secure Transfer of Certificates</text:span></text:p>
          <text:p text:style-name="P218">Use secure methods to transfer the signed certificates and private keys to the respective Kubernetes nodes.</text:p>
          <text:p text:style-name="P218"><text:span text:style-name="Strong_20_Emphasis">Example Using </text:span><text:span text:style-name="Strong_20_Emphasis"><text:span text:style-name="Source_20_Text">scp</text:span></text:span><text:span text:style-name="Strong_20_Emphasis">:</text:span></text:p>
          <text:p text:style-name="P29"><text:span text:style-name="Source_20_Text"># From Intermediate CA VM</text:span></text:p>
          <text:p text:style-name="P29"><text:span text:style-name="Source_20_Text">scp ~/k8s-certs/apiserver.crt user@k8s-master1.homelab.lan:/tmp/</text:span></text:p>
          <text:p text:style-name="P29"><text:span text:style-name="Source_20_Text">scp ~/k8s-certs/apiserver.key user@k8s-master1.homelab.lan:/tmp/</text:span></text:p>
          <text:p text:style-name="P100"><text:span text:style-name="Source_20_Text">scp ~/k8s-certs/ca-chain.pem user@k8s-master1.homelab.lan:/tmp/</text:span></text:p>
          <text:p text:style-name="P218"><text:span text:style-name="Strong_20_Emphasis">Note:</text:span> <text:span text:style-name="Source_20_Text">ca-chain.pem</text:span> should include both Intermediate and Root CA certificates.</text:p>
        </text:list-item>
        <text:list-item>
          <text:p text:style-name="P218"><text:span text:style-name="Strong_20_Emphasis">Install Certificates on Master Nodes</text:span></text:p>
          <text:p text:style-name="P218">On each master node, place the certificates in the appropriate directories.</text:p>
          <text:p text:style-name="P29"><text:span text:style-name="Source_20_Text"># On k8s-master1.homelab.lan</text:span></text:p>
          <text:p text:style-name="P29"><text:span text:style-name="Source_20_Text">sudo mkdir -p /etc/kubernetes/pki</text:span></text:p>
          <text:p text:style-name="P29"><text:span text:style-name="Source_20_Text">sudo cp /tmp/apiserver.crt /etc/kubernetes/pki/apiserver.crt</text:span></text:p>
          <text:p text:style-name="P29"><text:span text:style-name="Source_20_Text">sudo cp /tmp/apiserver.key /etc/kubernetes/pki/apiserver.key</text:span></text:p>
          <text:p text:style-name="P100"><text:span text:style-name="Source_20_Text">sudo cp /tmp/ca-chain.pem /etc/kubernetes/pki/ca-chain.crt</text:span></text:p>
          <text:p text:style-name="P218">Repeat for other master nodes if necessary.</text:p>
        </text:list-item>
        <text:list-item>
          <text:p text:style-name="P218"><text:span text:style-name="Strong_20_Emphasis">Configure Kubernetes Components to Use Custom Certificates</text:span></text:p>
          <text:p text:style-name="P218">Edit the kubeadm configuration or the static pod manifests to point to the custom certificates.</text:p>
          <text:p text:style-name="P218"><text:span text:style-name="Strong_20_Emphasis">Example: Editing </text:span><text:span text:style-name="Strong_20_Emphasis"><text:span text:style-name="Source_20_Text">kube-apiserver.yaml</text:span></text:span></text:p>
          <text:p text:style-name="P29"><text:span text:style-name="Source_20_Text"># /etc/kubernetes/manifests/kube-apiserver.yaml</text:span></text:p>
          <text:p text:style-name="P29"/>
          <text:p text:style-name="P29"><text:span text:style-name="Source_20_Text">...</text:span></text:p>
          <text:p text:style-name="P29"><text:span text:style-name="Source_20_Text">- --tls-cert-file=/etc/kubernetes/pki/apiserver.crt</text:span></text:p>
          <text:p text:style-name="P29"><text:span text:style-name="Source_20_Text">- --tls-private-key-file=/etc/kubernetes/pki/apiserver.key</text:span></text:p>
          <text:p text:style-name="P29"><text:span text:style-name="Source_20_Text">- --client-ca-file=/etc/kubernetes/pki/ca-chain.crt</text:span></text:p>
          <text:p text:style-name="P100"><text:span text:style-name="Source_20_Text">...</text:span></text:p>
          <text:p text:style-name="P218"><text:span text:style-name="Strong_20_Emphasis">Note:</text:span> Kubernetes control plane components use static pod manifests located in <text:span text:style-name="Source_20_Text">/etc/kubernetes/manifests/</text:span>.</text:p>
        </text:list-item>
        <text:list-item>
          <text:p text:style-name="P218"><text:span text:style-name="Strong_20_Emphasis">Restart Kubernetes Control Plane Components</text:span></text:p>
          <text:p text:style-name="P218">Since Kubernetes uses static pods, restarting the kubelet will automatically restart the control plane components with the new certificates.</text:p>
          <text:p text:style-name="P100"><text:span text:style-name="Source_20_Text">sudo systemctl restart kubelet</text:span></text:p>
        </text:list-item>
        <text:list-item>
          <text:p text:style-name="P218"><text:span text:style-name="Strong_20_Emphasis">Verify Certificate Integration</text:span></text:p>
          <text:list>
            <text:list-item>
              <text:p text:style-name="P218"><text:span text:style-name="Strong_20_Emphasis">From a client machine:</text:span></text:p>
              <text:p text:style-name="P100"><text:span text:style-name="Source_20_Text">kubectl cluster-info</text:span></text:p>
              <text:p text:style-name="P218">Ensure there are no TLS warnings and the connection is secure.</text:p>
            </text:list-item>
            <text:list-item>
              <text:p text:style-name="P218"><text:span text:style-name="Strong_20_Emphasis">Using OpenSSL:</text:span></text:p>
              <text:p text:style-name="P100"><text:span text:style-name="Source_20_Text">openssl s_client -connect k8s-control.homelab.lan:6443 -servername k8s-control.homelab.lan</text:span></text:p>
              <text:p text:style-name="P218"><text:soft-page-break/>Verify the certificate chain is correct and trusted.</text:p>
            </text:list-item>
          </text:list>
        </text:list-item>
      </text:list>
      <text:h text:style-name="Heading_20_4" text:outline-level="4"><text:span text:style-name="Strong_20_Emphasis">Step 4: Configuring kubelet to Use PKI Certificates</text:span></text:h>
      <text:list xml:id="list1097599956787802598" text:style-name="L53">
        <text:list-item>
          <text:p text:style-name="P219"><text:span text:style-name="Strong_20_Emphasis">Generate kubelet Client Certificates</text:span></text:p>
          <text:p text:style-name="P219">For each worker node, generate a CSR for kubelet authentication.</text:p>
          <text:p text:style-name="P219"><text:span text:style-name="Strong_20_Emphasis">Example: kubelet for </text:span><text:span text:style-name="Strong_20_Emphasis"><text:span text:style-name="Source_20_Text">k8s-worker1.homelab.lan</text:span></text:span></text:p>
          <text:p text:style-name="P30"><text:span text:style-name="Source_20_Text">[ req ]</text:span></text:p>
          <text:p text:style-name="P30"><text:span text:style-name="Source_20_Text">default_bits <text:s text:c="6"/>= 4096</text:span></text:p>
          <text:p text:style-name="P30"><text:span text:style-name="Source_20_Text">prompt <text:s text:c="12"/>= no</text:span></text:p>
          <text:p text:style-name="P30"><text:span text:style-name="Source_20_Text">default_md <text:s text:c="8"/>= sha256</text:span></text:p>
          <text:p text:style-name="P30"><text:span text:style-name="Source_20_Text">req_extensions <text:s text:c="4"/>= req_ext</text:span></text:p>
          <text:p text:style-name="P30"><text:span text:style-name="Source_20_Text">distinguished_name = dn</text:span></text:p>
          <text:p text:style-name="P30"/>
          <text:p text:style-name="P30"><text:span text:style-name="Source_20_Text">[ dn ]</text:span></text:p>
          <text:p text:style-name="P30"><text:span text:style-name="Source_20_Text">C <text:s/>= US</text:span></text:p>
          <text:p text:style-name="P30"><text:span text:style-name="Source_20_Text">ST = theState</text:span></text:p>
          <text:p text:style-name="P30"><text:span text:style-name="Source_20_Text">L <text:s/>= theCity</text:span></text:p>
          <text:p text:style-name="P30"><text:span text:style-name="Source_20_Text">O <text:s/>= Homelab</text:span></text:p>
          <text:p text:style-name="P30"><text:span text:style-name="Source_20_Text">OU = Kubernetes</text:span></text:p>
          <text:p text:style-name="P30"><text:span text:style-name="Source_20_Text">CN = system:node:k8s-worker1.homelab.lan</text:span></text:p>
          <text:p text:style-name="P30"/>
          <text:p text:style-name="P30"><text:span text:style-name="Source_20_Text">[ req_ext ]</text:span></text:p>
          <text:p text:style-name="P30"><text:span text:style-name="Source_20_Text">subjectAltName = @alt_names</text:span></text:p>
          <text:p text:style-name="P30"/>
          <text:p text:style-name="P30"><text:span text:style-name="Source_20_Text">[ alt_names ]</text:span></text:p>
          <text:p text:style-name="P30"><text:span text:style-name="Source_20_Text">DNS.1 = system:node:k8s-worker1.homelab.lan</text:span></text:p>
          <text:p text:style-name="P101"><text:span text:style-name="Source_20_Text">IP.1 <text:s/>= 192.168.100.21</text:span></text:p>
          <text:p text:style-name="P30"><text:span text:style-name="Source_20_Text"># On Intermediate CA VM or secure workstation</text:span></text:p>
          <text:p text:style-name="P30"><text:span text:style-name="Source_20_Text">openssl genrsa -out kubelet-worker1.key 4096</text:span></text:p>
          <text:p text:style-name="P101"><text:span text:style-name="Source_20_Text">openssl req -new -key kubelet-worker1.key -out kubelet-worker1.csr -config kubelet-worker1.cnf</text:span></text:p>
        </text:list-item>
        <text:list-item>
          <text:p text:style-name="P219"><text:span text:style-name="Strong_20_Emphasis">Sign the kubelet CSR with the Intermediate CA</text:span></text:p>
          <text:p text:style-name="P30"><text:span text:style-name="Source_20_Text"># On Intermediate CA VM</text:span></text:p>
          <text:p text:style-name="P30"><text:span text:style-name="Source_20_Text">openssl ca -config openssl.cnf \</text:span></text:p>
          <text:p text:style-name="P30"><text:span text:style-name="Source_20_Text"><text:s text:c="2"/>-extensions client_cert \</text:span></text:p>
          <text:p text:style-name="P30"><text:span text:style-name="Source_20_Text"><text:s text:c="2"/>-days 3650 -notext -md sha256 \</text:span></text:p>
          <text:p text:style-name="P30"><text:span text:style-name="Source_20_Text"><text:s text:c="2"/>-in ~/k8s-certs/kubelet-worker1.csr \</text:span></text:p>
          <text:p text:style-name="P101"><text:span text:style-name="Source_20_Text"><text:s text:c="2"/>-out ~/k8s-certs/kubelet-worker1.crt</text:span></text:p>
        </text:list-item>
        <text:list-item>
          <text:p text:style-name="P219"><text:span text:style-name="Strong_20_Emphasis">Distribute kubelet Certificates to Worker Nodes</text:span></text:p>
          <text:p text:style-name="P30"><text:span text:style-name="Source_20_Text"># From Intermediate CA VM</text:span></text:p>
          <text:p text:style-name="P30"><text:span text:style-name="Source_20_Text">scp ~/k8s-certs/kubelet-worker1.crt user@k8s-worker1.homelab.lan:/tmp/</text:span></text:p>
          <text:p text:style-name="P30"><text:span text:style-name="Source_20_Text">scp ~/k8s-certs/kubelet-worker1.key user@k8s-worker1.homelab.lan:/tmp/</text:span></text:p>
          <text:p text:style-name="P101"><text:span text:style-name="Source_20_Text">scp ~/k8s-certs/ca-chain.pem user@k8s-worker1.homelab.lan:/tmp/</text:span></text:p>
        </text:list-item>
        <text:list-item>
          <text:p text:style-name="P219"><text:span text:style-name="Strong_20_Emphasis">Install Certificates on Worker Nodes</text:span></text:p>
          <text:p text:style-name="P30"><text:span text:style-name="Source_20_Text"># On k8s-worker1.homelab.lan</text:span></text:p>
          <text:p text:style-name="P30"><text:span text:style-name="Source_20_Text">sudo mkdir -p /etc/kubernetes/pki</text:span></text:p>
          <text:p text:style-name="P30"><text:span text:style-name="Source_20_Text">sudo cp /tmp/kubelet-worker1.crt /etc/kubernetes/pki/kubelet.crt</text:span></text:p>
          <text:p text:style-name="P30"><text:span text:style-name="Source_20_Text">sudo cp /tmp/kubelet-worker1.key /etc/kubernetes/pki/kubelet.key</text:span></text:p>
          <text:p text:style-name="P101"><text:span text:style-name="Source_20_Text">sudo cp /tmp/ca-chain.pem /etc/kubernetes/pki/ca-chain.crt</text:span></text:p>
        </text:list-item>
        <text:list-item>
          <text:p text:style-name="P219"><text:span text:style-name="Strong_20_Emphasis">Configure kubelet to Use Custom Certificates</text:span></text:p>
          <text:p text:style-name="P219">Edit the kubelet configuration file to point to the custom certificates.</text:p>
          <text:p text:style-name="P30"><text:span text:style-name="Source_20_Text"># /var/lib/kubelet/config.yaml</text:span></text:p>
          <text:p text:style-name="P30"><text:soft-page-break/></text:p>
          <text:p text:style-name="P30"><text:span text:style-name="Source_20_Text">authentication:</text:span></text:p>
          <text:p text:style-name="P30"><text:span text:style-name="Source_20_Text"><text:s text:c="2"/>x509:</text:span></text:p>
          <text:p text:style-name="P30"><text:span text:style-name="Source_20_Text"><text:s text:c="4"/>clientCAFile: /etc/kubernetes/pki/ca-chain.crt</text:span></text:p>
          <text:p text:style-name="P30"/>
          <text:p text:style-name="P30"><text:span text:style-name="Source_20_Text">tlsCertFile: /etc/kubernetes/pki/kubelet.crt</text:span></text:p>
          <text:p text:style-name="P101"><text:span text:style-name="Source_20_Text">tlsPrivateKeyFile: /etc/kubernetes/pki/kubelet.key</text:span></text:p>
        </text:list-item>
        <text:list-item>
          <text:p text:style-name="P219"><text:span text:style-name="Strong_20_Emphasis">Restart kubelet to Apply Changes</text:span></text:p>
          <text:p text:style-name="P101"><text:span text:style-name="Source_20_Text">sudo systemctl restart kubelet</text:span></text:p>
        </text:list-item>
        <text:list-item>
          <text:p text:style-name="P219"><text:span text:style-name="Strong_20_Emphasis">Verify kubelet Authentication</text:span></text:p>
          <text:p text:style-name="P30"><text:span text:style-name="Source_20_Text"># From master node</text:span></text:p>
          <text:p text:style-name="P101"><text:span text:style-name="Source_20_Text">kubectl get nodes</text:span></text:p>
          <text:p text:style-name="P219">Ensure all worker nodes are in the <text:span text:style-name="Strong_20_Emphasis">Ready</text:span> state without authentication errors.</text:p>
        </text:list-item>
      </text:list>
      <text:p text:style-name="Horizontal_20_Line"/>
      <text:h text:style-name="Heading_20_3" text:outline-level="3">9.1.3 Creating the kubeadm Configuration File with Custom Certificates</text:h>
      <text:p text:style-name="Text_20_body">Using a <text:span text:style-name="Strong_20_Emphasis">kubeadm configuration file</text:span> allows you to customize the cluster initialization process, including specifying custom certificates and other settings.</text:p>
      <text:h text:style-name="Heading_20_4" text:outline-level="4"><text:span text:style-name="Strong_20_Emphasis">Step 1: Create kubeadm Configuration File (</text:span><text:span text:style-name="Strong_20_Emphasis"><text:span text:style-name="Source_20_Text">kubeadm-config.yaml</text:span></text:span><text:span text:style-name="Strong_20_Emphasis">)</text:span></text:h>
      <text:p text:style-name="Text_20_body">Create a YAML file named <text:span text:style-name="Source_20_Text">kubeadm-config.yaml</text:span> with the following content, adjusting fields as necessary for the environment:</text:p>
      <text:p text:style-name="P4"><text:span text:style-name="Source_20_Text"># kubeadm-config.yaml</text:span></text:p>
      <text:p text:style-name="P4"/>
      <text:p text:style-name="P4"><text:span text:style-name="Source_20_Text">apiVersion: kubeadm.k8s.io/v1beta3</text:span></text:p>
      <text:p text:style-name="P4"><text:span text:style-name="Source_20_Text">kind: ClusterConfiguration</text:span></text:p>
      <text:p text:style-name="P4"><text:span text:style-name="Source_20_Text">metadata:</text:span></text:p>
      <text:p text:style-name="P4"><text:span text:style-name="Source_20_Text"><text:s text:c="2"/>name: kubernetes</text:span></text:p>
      <text:p text:style-name="P4"><text:span text:style-name="Source_20_Text">certificatesDir: /etc/kubernetes/pki</text:span></text:p>
      <text:p text:style-name="P4"><text:span text:style-name="Source_20_Text">controlPlaneEndpoint: "k8s-control.homelab.lan:6443"</text:span></text:p>
      <text:p text:style-name="P4"><text:span text:style-name="Source_20_Text">apiServer:</text:span></text:p>
      <text:p text:style-name="P4"><text:span text:style-name="Source_20_Text"><text:s text:c="2"/>extraArgs:</text:span></text:p>
      <text:p text:style-name="P4"><text:span text:style-name="Source_20_Text"><text:s text:c="4"/>authorization-mode: Node,RBAC</text:span></text:p>
      <text:p text:style-name="P4"><text:span text:style-name="Source_20_Text"><text:s text:c="2"/>certSANs:</text:span></text:p>
      <text:p text:style-name="P4"><text:span text:style-name="Source_20_Text"><text:s text:c="4"/>- "k8s-control.homelab.lan"</text:span></text:p>
      <text:p text:style-name="P4"><text:span text:style-name="Source_20_Text"><text:s text:c="4"/>- "k8s-master1.homelab.lan"</text:span></text:p>
      <text:p text:style-name="P4"><text:span text:style-name="Source_20_Text"><text:s text:c="4"/>- "k8s-master2.homelab.lan"</text:span></text:p>
      <text:p text:style-name="P4"><text:span text:style-name="Source_20_Text"><text:s text:c="4"/>- "k8s-master3.homelab.lan"</text:span></text:p>
      <text:p text:style-name="P4"><text:span text:style-name="Source_20_Text"><text:s text:c="2"/>extraVolumes:</text:span></text:p>
      <text:p text:style-name="P4"><text:span text:style-name="Source_20_Text"><text:s text:c="4"/>- name: apiserver-cert</text:span></text:p>
      <text:p text:style-name="P4"><text:span text:style-name="Source_20_Text"><text:s text:c="6"/>hostPath:</text:span></text:p>
      <text:p text:style-name="P4"><text:span text:style-name="Source_20_Text"><text:s text:c="8"/>path: /etc/kubernetes/pki/apiserver.crt</text:span></text:p>
      <text:p text:style-name="P4"><text:span text:style-name="Source_20_Text"><text:s text:c="8"/>type: File</text:span></text:p>
      <text:p text:style-name="P4"><text:span text:style-name="Source_20_Text"><text:s text:c="4"/>- name: apiserver-key</text:span></text:p>
      <text:p text:style-name="P4"><text:span text:style-name="Source_20_Text"><text:s text:c="6"/>hostPath:</text:span></text:p>
      <text:p text:style-name="P4"><text:span text:style-name="Source_20_Text"><text:s text:c="8"/>path: /etc/kubernetes/pki/apiserver.key</text:span></text:p>
      <text:p text:style-name="P4"><text:span text:style-name="Source_20_Text"><text:s text:c="8"/>type: File</text:span></text:p>
      <text:p text:style-name="P4"><text:span text:style-name="Source_20_Text">networking:</text:span></text:p>
      <text:p text:style-name="P4"><text:span text:style-name="Source_20_Text"><text:s text:c="2"/>podSubnet: "192.168.0.0/16" <text:s/># Adjust based on Calico configuration</text:span></text:p>
      <text:p text:style-name="P4"><text:span text:style-name="Source_20_Text">controllerManager: {}</text:span></text:p>
      <text:p text:style-name="P4"><text:span text:style-name="Source_20_Text">scheduler: {}</text:span></text:p>
      <text:p text:style-name="P4"><text:span text:style-name="Source_20_Text">---</text:span></text:p>
      <text:p text:style-name="P4"><text:span text:style-name="Source_20_Text">apiVersion: kubeproxy.config.k8s.io/v1alpha1</text:span></text:p>
      <text:p text:style-name="P4"><text:span text:style-name="Source_20_Text">kind: KubeProxyConfiguration</text:span></text:p>
      <text:p text:style-name="P5"><text:span text:style-name="Source_20_Text">mode: "iptables"</text:span></text:p>
      <text:p text:style-name="Text_20_body"><text:soft-page-break/><text:span text:style-name="Strong_20_Emphasis">Key Sections Explained:</text:span></text:p>
      <text:list xml:id="list396083023455812230" text:style-name="L54">
        <text:list-item>
          <text:p text:style-name="P365"><text:span text:style-name="Strong_20_Emphasis">controlPlaneEndpoint</text:span>: Specifies the endpoint for the Kubernetes API server, typically a DNS name or virtual IP managed by the load balancers.</text:p>
        </text:list-item>
        <text:list-item>
          <text:p text:style-name="P365"><text:span text:style-name="Strong_20_Emphasis">apiServer.certSANs</text:span>: Additional Subject Alternative Names for the API server certificate.</text:p>
        </text:list-item>
        <text:list-item>
          <text:p text:style-name="P365"><text:span text:style-name="Strong_20_Emphasis">apiServer.extraVolumes</text:span>: Mounts custom certificates into the API server pod.</text:p>
        </text:list-item>
        <text:list-item>
          <text:p text:style-name="P220"><text:span text:style-name="Strong_20_Emphasis">networking.podSubnet</text:span>: Defines the pod network CIDR, matching the Calico configuration.</text:p>
        </text:list-item>
      </text:list>
      <text:h text:style-name="Heading_20_4" text:outline-level="4"><text:span text:style-name="Strong_20_Emphasis">Step 2: Initialize the Kubernetes Cluster with kubeadm</text:span></text:h>
      <text:list xml:id="list324664809573006471" text:style-name="L55">
        <text:list-item>
          <text:p text:style-name="P221"><text:span text:style-name="Strong_20_Emphasis">Run kubeadm init with the Configuration File</text:span></text:p>
          <text:p text:style-name="P221">On the first master node (<text:span text:style-name="Source_20_Text">k8s-master1.homelab.lan</text:span>), execute:</text:p>
          <text:p text:style-name="P102"><text:span text:style-name="Source_20_Text">sudo kubeadm init --config kubeadm-config.yaml</text:span></text:p>
          <text:p text:style-name="P221"><text:span text:style-name="Strong_20_Emphasis">Note:</text:span> Since you have already manually configured the API server certificates, kubeadm should skip generating its own certificates and use the provided ones.</text:p>
        </text:list-item>
        <text:list-item>
          <text:p text:style-name="P221"><text:span text:style-name="Strong_20_Emphasis">Set Up kubeconfig for kubectl</text:span></text:p>
          <text:p text:style-name="P221">After initialization, set up the <text:span text:style-name="Source_20_Text">kubectl</text:span> configuration:</text:p>
          <text:p text:style-name="P31"><text:span text:style-name="Source_20_Text">mkdir -p $HOME/.kube</text:span></text:p>
          <text:p text:style-name="P31"><text:span text:style-name="Source_20_Text">sudo cp -i /etc/kubernetes/admin.conf $HOME/.kube/config</text:span></text:p>
          <text:p text:style-name="P102"><text:span text:style-name="Source_20_Text">sudo chown $(id -u):$(id -g) $HOME/.kube/config</text:span></text:p>
        </text:list-item>
        <text:list-item>
          <text:p text:style-name="P221"><text:span text:style-name="Strong_20_Emphasis">Verify Cluster Initialization</text:span></text:p>
          <text:p text:style-name="P31"><text:span text:style-name="Source_20_Text">kubectl get nodes</text:span></text:p>
          <text:p text:style-name="P102"><text:span text:style-name="Source_20_Text">kubectl get pods --all-namespaces</text:span></text:p>
          <text:p text:style-name="P221">Ensure the master node is in the <text:span text:style-name="Strong_20_Emphasis">Ready</text:span> state and system pods are running without issues.</text:p>
        </text:list-item>
      </text:list>
      <text:h text:style-name="Heading_20_4" text:outline-level="4"><text:span text:style-name="Strong_20_Emphasis">Step 3: Join Additional Master Nodes</text:span></text:h>
      <text:list xml:id="list5015784692735167135" text:style-name="L56">
        <text:list-item>
          <text:p text:style-name="P222"><text:span text:style-name="Strong_20_Emphasis">Generate Join Commands with Certificate Key</text:span></text:p>
          <text:p text:style-name="P222">On the primary master node, create a join token with a certificate key for adding additional control plane nodes:</text:p>
          <text:p text:style-name="P103"><text:span text:style-name="Source_20_Text">kubeadm token create --print-join-command --certificate-key $(kubeadm init phase upload-certs --upload-certs | tail -1)</text:span></text:p>
          <text:p text:style-name="P222">This command outputs a join command similar to:</text:p>
          <text:p text:style-name="P103"><text:span text:style-name="Source_20_Text">kubeadm join k8s-control.homelab.lan:6443 --token &lt;token&gt; --discovery-token-ca-cert-hash sha256:&lt;hash&gt; --control-plane --certificate-key &lt;certificate-key&gt;</text:span></text:p>
        </text:list-item>
        <text:list-item>
          <text:p text:style-name="P222"><text:span text:style-name="Strong_20_Emphasis">Run Join Command on Additional Master Nodes</text:span></text:p>
          <text:p text:style-name="P222">On each additional master node (<text:span text:style-name="Source_20_Text">k8s-master2.homelab.lan</text:span>, <text:span text:style-name="Source_20_Text">k8s-master3.homelab.lan</text:span>), execute the join command obtained above:</text:p>
          <text:p text:style-name="P103"><text:span text:style-name="Source_20_Text">sudo kubeadm join k8s-control.homelab.lan:6443 --token &lt;token&gt; --discovery-token-ca-cert-hash sha256:&lt;hash&gt; --control-plane --certificate-key &lt;certificate-key&gt;</text:span></text:p>
        </text:list-item>
        <text:list-item>
          <text:p text:style-name="P222"><text:span text:style-name="Strong_20_Emphasis">Verify Control Plane Nodes</text:span></text:p>
          <text:p text:style-name="P222">From the primary master node:</text:p>
          <text:p text:style-name="P103"><text:span text:style-name="Source_20_Text">kubectl get nodes</text:span></text:p>
          <text:p text:style-name="P222">All master nodes should appear in the <text:span text:style-name="Strong_20_Emphasis">Ready</text:span> state.</text:p>
        </text:list-item>
      </text:list>
      <text:h text:style-name="Heading_20_4" text:outline-level="4"><text:soft-page-break/><text:span text:style-name="Strong_20_Emphasis">Step 4: Join Worker Nodes to the Cluster</text:span></text:h>
      <text:list xml:id="list573117554405156954" text:style-name="L57">
        <text:list-item>
          <text:p text:style-name="P223"><text:span text:style-name="Strong_20_Emphasis">Generate Join Command for Worker Nodes</text:span></text:p>
          <text:p text:style-name="P223">On the primary master node, generate a worker join command:</text:p>
          <text:p text:style-name="P104"><text:span text:style-name="Source_20_Text">kubeadm token create --print-join-command</text:span></text:p>
          <text:p text:style-name="P223">This outputs a command similar to:</text:p>
          <text:p text:style-name="P104"><text:span text:style-name="Source_20_Text">kubeadm join k8s-control.homelab.lan:6443 --token &lt;token&gt; --discovery-token-ca-cert-hash sha256:&lt;hash&gt;</text:span></text:p>
        </text:list-item>
        <text:list-item>
          <text:p text:style-name="P223"><text:span text:style-name="Strong_20_Emphasis">Run Join Command on Worker Nodes</text:span></text:p>
          <text:p text:style-name="P223">On each worker node (<text:span text:style-name="Source_20_Text">k8s-worker1.homelab.lan</text:span>, ..., <text:span text:style-name="Source_20_Text">k8s-worker5.homelab.lan</text:span>), execute the join command:</text:p>
          <text:p text:style-name="P104"><text:span text:style-name="Source_20_Text">sudo kubeadm join k8s-control.homelab.lan:6443 --token &lt;token&gt; --discovery-token-ca-cert-hash sha256:&lt;hash&gt;</text:span></text:p>
        </text:list-item>
        <text:list-item>
          <text:p text:style-name="P223"><text:span text:style-name="Strong_20_Emphasis">Verify Worker Nodes</text:span></text:p>
          <text:p text:style-name="P223">From any master node:</text:p>
          <text:p text:style-name="P104"><text:span text:style-name="Source_20_Text">kubectl get nodes</text:span></text:p>
          <text:p text:style-name="P223">All worker nodes should appear in the <text:span text:style-name="Strong_20_Emphasis">Ready</text:span> state.</text:p>
        </text:list-item>
      </text:list>
      <text:p text:style-name="Horizontal_20_Line"/>
      <text:h text:style-name="Heading_20_3" text:outline-level="3">9.1.4 Installing and Configuring MetalLB in BGP Mode</text:h>
      <text:p text:style-name="Text_20_body"><text:span text:style-name="Strong_20_Emphasis">MetalLB</text:span> provides network load balancing for Kubernetes services in environments that do not have native load balancers, such as bare-metal clusters. In <text:span text:style-name="Strong_20_Emphasis">BGP mode</text:span>, MetalLB announces service IPs to the <text:s/>network infrastructure using BGP. </text:p>
      <text:h text:style-name="Heading_20_4" text:outline-level="4"><text:span text:style-name="Strong_20_Emphasis">Step 1: Install MetalLB via Helm</text:span></text:h>
      <text:list xml:id="list2227691859992608733" text:style-name="L58">
        <text:list-item>
          <text:p text:style-name="P224"><text:span text:style-name="Strong_20_Emphasis">Add MetalLB Helm Repository</text:span></text:p>
          <text:p text:style-name="P32"><text:span text:style-name="Source_20_Text">helm repo add metallb https://metallb.github.io/metallb</text:span></text:p>
          <text:p text:style-name="P105"><text:span text:style-name="Source_20_Text">helm repo update</text:span></text:p>
        </text:list-item>
        <text:list-item>
          <text:p text:style-name="P224"><text:span text:style-name="Strong_20_Emphasis">Create MetalLB Namespace</text:span></text:p>
          <text:p text:style-name="P105"><text:span text:style-name="Source_20_Text">kubectl create namespace metallb-system</text:span></text:p>
        </text:list-item>
        <text:list-item>
          <text:p text:style-name="P224"><text:span text:style-name="Strong_20_Emphasis">Install MetalLB</text:span></text:p>
          <text:p text:style-name="P105"><text:span text:style-name="Source_20_Text">helm install metallb metallb/metallb -n metallb-system</text:span></text:p>
        </text:list-item>
      </text:list>
      <text:h text:style-name="Heading_20_4" text:outline-level="4"><text:span text:style-name="Strong_20_Emphasis">Step 2: Configure MetalLB with BGP Peering</text:span></text:h>
      <text:list xml:id="list5929223405638340346" text:style-name="L59">
        <text:list-item>
          <text:p text:style-name="P225"><text:span text:style-name="Strong_20_Emphasis">Create a ConfigMap for MetalLB</text:span></text:p>
          <text:p text:style-name="P225">Create a file named <text:span text:style-name="Source_20_Text">metallb-config.yaml</text:span> with the following content, adjusting peer addresses and ASNs as necessary:</text:p>
          <text:p text:style-name="P33"><text:span text:style-name="Source_20_Text"># metallb-config.yaml</text:span></text:p>
          <text:p text:style-name="P33"/>
          <text:p text:style-name="P33"><text:span text:style-name="Source_20_Text">apiVersion: v1</text:span></text:p>
          <text:p text:style-name="P33"><text:span text:style-name="Source_20_Text">kind: ConfigMap</text:span></text:p>
          <text:p text:style-name="P33"><text:span text:style-name="Source_20_Text">metadata:</text:span></text:p>
          <text:p text:style-name="P33"><text:soft-page-break/><text:span text:style-name="Source_20_Text"><text:s text:c="2"/>namespace: metallb-system</text:span></text:p>
          <text:p text:style-name="P33"><text:span text:style-name="Source_20_Text"><text:s text:c="2"/>name: config</text:span></text:p>
          <text:p text:style-name="P33"><text:span text:style-name="Source_20_Text">data:</text:span></text:p>
          <text:p text:style-name="P33"><text:span text:style-name="Source_20_Text"><text:s text:c="2"/>config: |</text:span></text:p>
          <text:p text:style-name="P33"><text:span text:style-name="Source_20_Text"><text:s text:c="4"/>peers:</text:span></text:p>
          <text:p text:style-name="P33"><text:span text:style-name="Source_20_Text"><text:s text:c="4"/>- peer-address: 192.168.100.31 <text:s/># Load Balancer 1 IP</text:span></text:p>
          <text:p text:style-name="P33"><text:span text:style-name="Source_20_Text"><text:s text:c="6"/>peer-asn: 64512</text:span></text:p>
          <text:p text:style-name="P33"><text:span text:style-name="Source_20_Text"><text:s text:c="6"/>my-asn: 64512</text:span></text:p>
          <text:p text:style-name="P33"><text:span text:style-name="Source_20_Text"><text:s text:c="4"/>- peer-address: 192.168.100.32 <text:s/># Load Balancer 2 IP</text:span></text:p>
          <text:p text:style-name="P33"><text:span text:style-name="Source_20_Text"><text:s text:c="6"/>peer-asn: 64512</text:span></text:p>
          <text:p text:style-name="P33"><text:span text:style-name="Source_20_Text"><text:s text:c="6"/>my-asn: 64512</text:span></text:p>
          <text:p text:style-name="P33"><text:span text:style-name="Source_20_Text"><text:s text:c="4"/>address-pools:</text:span></text:p>
          <text:p text:style-name="P33"><text:span text:style-name="Source_20_Text"><text:s text:c="4"/>- name: default</text:span></text:p>
          <text:p text:style-name="P33"><text:span text:style-name="Source_20_Text"><text:s text:c="6"/>protocol: bgp</text:span></text:p>
          <text:p text:style-name="P33"><text:span text:style-name="Source_20_Text"><text:s text:c="6"/>addresses:</text:span></text:p>
          <text:p text:style-name="P106"><text:span text:style-name="Source_20_Text"><text:s text:c="6"/>- 192.168.100.240-192.168.100.250</text:span></text:p>
          <text:p text:style-name="P225"><text:span text:style-name="Strong_20_Emphasis">Key Components:</text:span></text:p>
          <text:list>
            <text:list-item>
              <text:p text:style-name="P366"><text:span text:style-name="Strong_20_Emphasis">peers</text:span>: List of BGP peers (the load balancers).</text:p>
              <text:list>
                <text:list-item>
                  <text:p text:style-name="P366"><text:span text:style-name="Source_20_Text">peer-address</text:span>: IP of the load balancer.</text:p>
                </text:list-item>
                <text:list-item>
                  <text:p text:style-name="P366"><text:span text:style-name="Source_20_Text">peer-asn</text:span>: Autonomous System Number (ASN) of the peer.</text:p>
                </text:list-item>
                <text:list-item>
                  <text:p text:style-name="P366"><text:span text:style-name="Source_20_Text">my-asn</text:span>: ASN of the cluster (must match the network's ASN).</text:p>
                </text:list-item>
              </text:list>
            </text:list-item>
            <text:list-item>
              <text:p text:style-name="P366"><text:span text:style-name="Strong_20_Emphasis">address-pools</text:span>: Range of IPs MetalLB can allocate to services.</text:p>
            </text:list-item>
          </text:list>
        </text:list-item>
        <text:list-item>
          <text:p text:style-name="P225"><text:span text:style-name="Strong_20_Emphasis">Apply the ConfigMap</text:span></text:p>
          <text:p text:style-name="P106"><text:span text:style-name="Source_20_Text">kubectl apply -f metallb-config.yaml</text:span></text:p>
        </text:list-item>
      </text:list>
      <text:h text:style-name="Heading_20_4" text:outline-level="4"><text:span text:style-name="Strong_20_Emphasis">Step 3: Configure BGP on Load Balancers</text:span></text:h>
      <text:p text:style-name="Text_20_body">Assuming <text:span text:style-name="Strong_20_Emphasis">FRRouting (FRR)</text:span> <text:s/>is being used on the load balancer Vms (it currently is):</text:p>
      <text:list xml:id="list4899773521024208414" text:style-name="L60">
        <text:list-item>
          <text:p text:style-name="P226"><text:span text:style-name="Strong_20_Emphasis">Install FRRouting on Load Balancers</text:span></text:p>
          <text:p text:style-name="P226">On each load balancer VM (<text:span text:style-name="Source_20_Text">loadbalancer1.homelab.lan</text:span>, <text:span text:style-name="Source_20_Text">loadbalancer2.homelab.lan</text:span>):</text:p>
          <text:p text:style-name="P34"><text:span text:style-name="Source_20_Text">sudo apt-get update</text:span></text:p>
          <text:p text:style-name="P107"><text:span text:style-name="Source_20_Text">sudo apt-get install frr frr-pythontools -y</text:span></text:p>
        </text:list-item>
        <text:list-item>
          <text:p text:style-name="P226"><text:span text:style-name="Strong_20_Emphasis">Configure FRRouting for BGP Peering</text:span></text:p>
          <text:p text:style-name="P226">Edit <text:span text:style-name="Source_20_Text">/etc/frr/frr.conf</text:span> to include BGP configuration:</text:p>
          <text:p text:style-name="P107"><text:span text:style-name="Source_20_Text">sudo nano /etc/frr/frr.conf</text:span></text:p>
          <text:p text:style-name="P226"><text:span text:style-name="Strong_20_Emphasis">Example Configuration:</text:span></text:p>
          <text:p text:style-name="P34"><text:span text:style-name="Source_20_Text"># /etc/frr/frr.conf</text:span></text:p>
          <text:p text:style-name="P34"/>
          <text:p text:style-name="P34"><text:span text:style-name="Source_20_Text">router bgp 64512</text:span></text:p>
          <text:p text:style-name="P34"><text:span text:style-name="Source_20_Text"><text:s text:c="2"/>bgp router-id 192.168.100.31 <text:s/># Load Balancer 1</text:span></text:p>
          <text:p text:style-name="P34"><text:span text:style-name="Source_20_Text"><text:s text:c="2"/>neighbor 192.168.100.11 remote-as 64512 <text:s/># Kubernetes API Server or a specific peer</text:span></text:p>
          <text:p text:style-name="P34"><text:span text:style-name="Source_20_Text"><text:s text:c="2"/>neighbor 192.168.100.11 ebgp-multihop 2</text:span></text:p>
          <text:p text:style-name="P34"><text:span text:style-name="Source_20_Text"><text:s text:c="2"/>neighbor 192.168.100.11 update-source eth0</text:span></text:p>
          <text:p text:style-name="P34"/>
          <text:p text:style-name="P34"><text:span text:style-name="Source_20_Text"><text:s text:c="2"/># Announce MetalLB address pool</text:span></text:p>
          <text:p text:style-name="P34"><text:span text:style-name="Source_20_Text"><text:s text:c="2"/>network 192.168.100.240/28</text:span></text:p>
          <text:p text:style-name="P34"/>
          <text:p text:style-name="P34"><text:span text:style-name="Source_20_Text">line vty</text:span></text:p>
          <text:p text:style-name="P34"><text:span text:style-name="Source_20_Text"><text:s text:c="2"/>exec-timeout 0 0</text:span></text:p>
          <text:p text:style-name="P34"><text:span text:style-name="Source_20_Text"><text:s text:c="2"/>history size 0</text:span></text:p>
          <text:p text:style-name="P107"><text:span text:style-name="Source_20_Text"><text:s text:c="2"/>no ip domain-lookup</text:span></text:p>
          <text:p text:style-name="P226"><text:soft-page-break/><text:span text:style-name="Strong_20_Emphasis">Key Points:</text:span></text:p>
          <text:list>
            <text:list-item>
              <text:p text:style-name="P367"><text:span text:style-name="Strong_20_Emphasis">router bgp 64512</text:span>: Define the ASN matching <text:span text:style-name="Source_20_Text">my-asn</text:span> in MetalLB config.</text:p>
            </text:list-item>
            <text:list-item>
              <text:p text:style-name="P367"><text:span text:style-name="Strong_20_Emphasis">neighbor</text:span>: Define peers (e.g., API server, specific nodes).</text:p>
            </text:list-item>
            <text:list-item>
              <text:p text:style-name="P367"><text:span text:style-name="Strong_20_Emphasis">network</text:span>: Define the IP range to announce (MetalLB address pool).</text:p>
            </text:list-item>
          </text:list>
        </text:list-item>
        <text:list-item>
          <text:p text:style-name="P226"><text:span text:style-name="Strong_20_Emphasis">Enable and Start FRR</text:span></text:p>
          <text:p text:style-name="P34"><text:span text:style-name="Source_20_Text">sudo systemctl enable frr</text:span></text:p>
          <text:p text:style-name="P107"><text:span text:style-name="Source_20_Text">sudo systemctl start frr</text:span></text:p>
        </text:list-item>
        <text:list-item>
          <text:p text:style-name="P226"><text:span text:style-name="Strong_20_Emphasis">Verify BGP Sessions</text:span></text:p>
          <text:p text:style-name="P107"><text:span text:style-name="Source_20_Text">sudo vtysh -c "show ip bgp summary"</text:span></text:p>
          <text:p text:style-name="P226">Ensure that BGP sessions with Kubernetes peers are established.</text:p>
        </text:list-item>
      </text:list>
      <text:h text:style-name="Heading_20_4" text:outline-level="4"><text:span text:style-name="Strong_20_Emphasis">Step 4: Verify MetalLB Functionality</text:span></text:h>
      <text:list xml:id="list5699809066009613032" text:style-name="L61">
        <text:list-item>
          <text:p text:style-name="P227"><text:span text:style-name="Strong_20_Emphasis">Deploy a LoadBalancer Service</text:span></text:p>
          <text:p text:style-name="P227">Deploy a sample service with type <text:span text:style-name="Source_20_Text">LoadBalancer</text:span> to verify MetalLB allocation.</text:p>
          <text:p text:style-name="P35"><text:span text:style-name="Source_20_Text"># nginx-service.yaml</text:span></text:p>
          <text:p text:style-name="P35"/>
          <text:p text:style-name="P35"><text:span text:style-name="Source_20_Text">apiVersion: v1</text:span></text:p>
          <text:p text:style-name="P35"><text:span text:style-name="Source_20_Text">kind: Service</text:span></text:p>
          <text:p text:style-name="P35"><text:span text:style-name="Source_20_Text">metadata:</text:span></text:p>
          <text:p text:style-name="P35"><text:span text:style-name="Source_20_Text"><text:s text:c="2"/>name: nginx</text:span></text:p>
          <text:p text:style-name="P35"><text:span text:style-name="Source_20_Text">spec:</text:span></text:p>
          <text:p text:style-name="P35"><text:span text:style-name="Source_20_Text"><text:s text:c="2"/>selector:</text:span></text:p>
          <text:p text:style-name="P35"><text:span text:style-name="Source_20_Text"><text:s text:c="4"/>app: nginx</text:span></text:p>
          <text:p text:style-name="P35"><text:span text:style-name="Source_20_Text"><text:s text:c="2"/>ports:</text:span></text:p>
          <text:p text:style-name="P35"><text:span text:style-name="Source_20_Text"><text:s text:c="4"/>- protocol: TCP</text:span></text:p>
          <text:p text:style-name="P35"><text:span text:style-name="Source_20_Text"><text:s text:c="6"/>port: 80</text:span></text:p>
          <text:p text:style-name="P35"><text:span text:style-name="Source_20_Text"><text:s text:c="6"/>targetPort: 80</text:span></text:p>
          <text:p text:style-name="P108"><text:span text:style-name="Source_20_Text"><text:s text:c="2"/>type: LoadBalancer</text:span></text:p>
          <text:p text:style-name="P108"><text:span text:style-name="Source_20_Text">kubectl apply -f nginx-service.yaml</text:span></text:p>
        </text:list-item>
        <text:list-item>
          <text:p text:style-name="P227"><text:span text:style-name="Strong_20_Emphasis">Check Assigned IP</text:span></text:p>
          <text:p text:style-name="P108"><text:span text:style-name="Source_20_Text">kubectl get svc nginx</text:span></text:p>
          <text:p text:style-name="P227">The <text:span text:style-name="Source_20_Text">EXTERNAL-IP</text:span> should be within the MetalLB address pool (<text:span text:style-name="Source_20_Text">192.168.100.240-192.168.100.250</text:span>).</text:p>
        </text:list-item>
        <text:list-item>
          <text:p text:style-name="P227"><text:span text:style-name="Strong_20_Emphasis">Access the Service</text:span></text:p>
          <text:p text:style-name="P227">From an external client, access the service via the assigned IP to ensure routing is correct.</text:p>
        </text:list-item>
      </text:list>
      <text:p text:style-name="Horizontal_20_Line"/>
      <text:h text:style-name="Heading_20_3" text:outline-level="3">9.1.5 Configuring Calico CNI in BGP Mode</text:h>
      <text:p text:style-name="Text_20_body"><text:span text:style-name="Strong_20_Emphasis">Calico</text:span> serves as the Container Network Interface (CNI) for Kubernetes, handling pod networking and network policy enforcement. Configuring Calico in <text:span text:style-name="Strong_20_Emphasis">BGP mode</text:span> allows it to advertise pod routes via BGP, enabling seamless routing within the network infrastructure.</text:p>
      <text:h text:style-name="Heading_20_4" text:outline-level="4"><text:span text:style-name="Strong_20_Emphasis">Step 1: Install Calico with BGP Configuration</text:span></text:h>
      <text:list xml:id="list7811141686196456148" text:style-name="L62">
        <text:list-item>
          <text:p text:style-name="P228"><text:span text:style-name="Strong_20_Emphasis">Download Calico Installation Manifest</text:span></text:p>
          <text:p text:style-name="P228">Fetch the Calico manifest customized for BGP mode.</text:p>
          <text:p text:style-name="P109"><text:soft-page-break/><text:span text:style-name="Source_20_Text">kubectl apply -f https://docs.projectcalico.org/manifests/calico.yaml</text:span></text:p>
          <text:p text:style-name="P228"><text:span text:style-name="Strong_20_Emphasis">Note:</text:span> Ensure the manifest matches the desired configuration. For advanced BGP settings, you may need to customize the manifest.</text:p>
        </text:list-item>
        <text:list-item>
          <text:p text:style-name="P228"><text:span text:style-name="Strong_20_Emphasis">Verify Calico Installation</text:span></text:p>
          <text:p text:style-name="P109"><text:span text:style-name="Source_20_Text">kubectl get pods -n kube-system -l k8s-app=calico-node</text:span></text:p>
          <text:p text:style-name="P228">All Calico pods should be in the <text:span text:style-name="Strong_20_Emphasis">Running</text:span> state.</text:p>
        </text:list-item>
      </text:list>
      <text:h text:style-name="Heading_20_4" text:outline-level="4"><text:span text:style-name="Strong_20_Emphasis">Step 2: Configure Calico for BGP Peering</text:span></text:h>
      <text:list xml:id="list4843574319873306193" text:style-name="L63">
        <text:list-item>
          <text:p text:style-name="P229"><text:span text:style-name="Strong_20_Emphasis">Create a Calico BGP Peer Configuration</text:span></text:p>
          <text:p text:style-name="P229">Create a file named <text:span text:style-name="Source_20_Text">calico-bgppeer.yaml</text:span> with the following content:</text:p>
          <text:p text:style-name="P36"><text:span text:style-name="Source_20_Text"># calico-bgppeer.yaml</text:span></text:p>
          <text:p text:style-name="P36"/>
          <text:p text:style-name="P36"><text:span text:style-name="Source_20_Text">apiVersion: projectcalico.org/v3</text:span></text:p>
          <text:p text:style-name="P36"><text:span text:style-name="Source_20_Text">kind: BGPPeer</text:span></text:p>
          <text:p text:style-name="P36"><text:span text:style-name="Source_20_Text">metadata:</text:span></text:p>
          <text:p text:style-name="P36"><text:span text:style-name="Source_20_Text"><text:s text:c="2"/>name: loadbalancer1</text:span></text:p>
          <text:p text:style-name="P36"><text:span text:style-name="Source_20_Text"><text:s text:c="2"/>namespace: kube-system</text:span></text:p>
          <text:p text:style-name="P36"><text:span text:style-name="Source_20_Text">spec:</text:span></text:p>
          <text:p text:style-name="P36"><text:span text:style-name="Source_20_Text"><text:s text:c="2"/>peerIP: 192.168.100.31 <text:s/># Load Balancer 1 IP</text:span></text:p>
          <text:p text:style-name="P36"><text:span text:style-name="Source_20_Text"><text:s text:c="2"/>asNumber: 64512</text:span></text:p>
          <text:p text:style-name="P36"><text:span text:style-name="Source_20_Text"><text:s text:c="2"/>peerASNumber: 64512</text:span></text:p>
          <text:p text:style-name="P36"><text:span text:style-name="Source_20_Text"><text:s text:c="2"/>nodeSelector: all()</text:span></text:p>
          <text:p text:style-name="P36"/>
          <text:p text:style-name="P36"><text:span text:style-name="Source_20_Text">---</text:span></text:p>
          <text:p text:style-name="P36"><text:span text:style-name="Source_20_Text">apiVersion: projectcalico.org/v3</text:span></text:p>
          <text:p text:style-name="P36"><text:span text:style-name="Source_20_Text">kind: BGPPeer</text:span></text:p>
          <text:p text:style-name="P36"><text:span text:style-name="Source_20_Text">metadata:</text:span></text:p>
          <text:p text:style-name="P36"><text:span text:style-name="Source_20_Text"><text:s text:c="2"/>name: loadbalancer2</text:span></text:p>
          <text:p text:style-name="P36"><text:span text:style-name="Source_20_Text"><text:s text:c="2"/>namespace: kube-system</text:span></text:p>
          <text:p text:style-name="P36"><text:span text:style-name="Source_20_Text">spec:</text:span></text:p>
          <text:p text:style-name="P36"><text:span text:style-name="Source_20_Text"><text:s text:c="2"/>peerIP: 192.168.100.32 <text:s/># Load Balancer 2 IP</text:span></text:p>
          <text:p text:style-name="P36"><text:span text:style-name="Source_20_Text"><text:s text:c="2"/>asNumber: 64512</text:span></text:p>
          <text:p text:style-name="P36"><text:span text:style-name="Source_20_Text"><text:s text:c="2"/>peerASNumber: 64512</text:span></text:p>
          <text:p text:style-name="P110"><text:span text:style-name="Source_20_Text"><text:s text:c="2"/>nodeSelector: all()</text:span></text:p>
          <text:p text:style-name="P229"><text:span text:style-name="Strong_20_Emphasis">Explanation:</text:span></text:p>
          <text:list>
            <text:list-item>
              <text:p text:style-name="P368"><text:span text:style-name="Strong_20_Emphasis">peerIP</text:span>: IP address of the load balancer to peer with.</text:p>
            </text:list-item>
            <text:list-item>
              <text:p text:style-name="P368"><text:span text:style-name="Strong_20_Emphasis">asNumber</text:span>: ASN of the Kubernetes cluster (matches <text:span text:style-name="Source_20_Text">my-asn</text:span> in MetalLB).</text:p>
            </text:list-item>
            <text:list-item>
              <text:p text:style-name="P368"><text:span text:style-name="Strong_20_Emphasis">peerASNumber</text:span>: ASN of the peer (load balancers).</text:p>
            </text:list-item>
            <text:list-item>
              <text:p text:style-name="P368"><text:span text:style-name="Strong_20_Emphasis">nodeSelector</text:span>: Defines which Calico nodes should establish BGP sessions with the peer (using <text:span text:style-name="Source_20_Text">all()</text:span> to apply to all nodes).</text:p>
            </text:list-item>
          </text:list>
        </text:list-item>
        <text:list-item>
          <text:p text:style-name="P229"><text:span text:style-name="Strong_20_Emphasis">Apply the BGP Peer Configuration</text:span></text:p>
          <text:p text:style-name="P110"><text:span text:style-name="Source_20_Text">kubectl apply -f calico-bgppeer.yaml</text:span></text:p>
        </text:list-item>
        <text:list-item>
          <text:p text:style-name="P229"><text:span text:style-name="Strong_20_Emphasis">Verify BGP Peering Status</text:span></text:p>
          <text:p text:style-name="P229">Use Calico's CLI tool <text:span text:style-name="Source_20_Text">calicoctl</text:span> to verify BGP sessions.</text:p>
          <text:p text:style-name="P110"><text:span text:style-name="Source_20_Text">calicoctl node status</text:span></text:p>
          <text:p text:style-name="P229">Ensure that BGP sessions with both load balancers are <text:span text:style-name="Strong_20_Emphasis">Established</text:span>.</text:p>
          <text:p text:style-name="P229"><text:span text:style-name="Strong_20_Emphasis">Note:</text:span> If <text:span text:style-name="Source_20_Text">calicoctl</text:span> is not installed, you can execute commands within a Calico pod.</text:p>
          <text:p text:style-name="P110"><text:span text:style-name="Source_20_Text">kubectl exec -it -n kube-system &lt;calico-node-pod&gt; -- calicoctl node status</text:span></text:p>
        </text:list-item>
      </text:list>
      <text:h text:style-name="Heading_20_4" text:outline-level="4"><text:soft-page-break/><text:span text:style-name="Strong_20_Emphasis">Step 3: Secure BGP Sessions with PKI Certificates (Optional but Recommended)</text:span></text:h>
      <text:p text:style-name="Text_20_body">To enhance security, configure mutual TLS (mTLS) for BGP sessions between Calico nodes and load balancers.</text:p>
      <text:list xml:id="list7286232628104179222" text:style-name="L64">
        <text:list-item>
          <text:p text:style-name="P230"><text:span text:style-name="Strong_20_Emphasis">Generate BGP Certificates for Calico and Load Balancers</text:span></text:p>
          <text:p text:style-name="P230">For each peer (Calico nodes and load balancers), generate a certificate signed by the <text:span text:style-name="Strong_20_Emphasis">Intermediate CA</text:span>.</text:p>
          <text:p text:style-name="P230"><text:span text:style-name="Strong_20_Emphasis">Example for Load Balancer 1:</text:span></text:p>
          <text:p text:style-name="P37"><text:span text:style-name="Source_20_Text"># bgp-loadbalancer1.cnf</text:span></text:p>
          <text:p text:style-name="P37"/>
          <text:p text:style-name="P37"><text:span text:style-name="Source_20_Text">[ req ]</text:span></text:p>
          <text:p text:style-name="P37"><text:span text:style-name="Source_20_Text">default_bits <text:s text:c="6"/>= 4096</text:span></text:p>
          <text:p text:style-name="P37"><text:span text:style-name="Source_20_Text">prompt <text:s text:c="12"/>= no</text:span></text:p>
          <text:p text:style-name="P37"><text:span text:style-name="Source_20_Text">default_md <text:s text:c="8"/>= sha256</text:span></text:p>
          <text:p text:style-name="P37"><text:span text:style-name="Source_20_Text">req_extensions <text:s text:c="4"/>= req_ext</text:span></text:p>
          <text:p text:style-name="P37"><text:span text:style-name="Source_20_Text">distinguished_name = dn</text:span></text:p>
          <text:p text:style-name="P37"/>
          <text:p text:style-name="P37"><text:span text:style-name="Source_20_Text">[ dn ]</text:span></text:p>
          <text:p text:style-name="P37"><text:span text:style-name="Source_20_Text">C <text:s/>= US</text:span></text:p>
          <text:p text:style-name="P37"><text:span text:style-name="Source_20_Text">ST = theState</text:span></text:p>
          <text:p text:style-name="P37"><text:span text:style-name="Source_20_Text">L <text:s/>= theCity</text:span></text:p>
          <text:p text:style-name="P37"><text:span text:style-name="Source_20_Text">O <text:s/>= Homelab</text:span></text:p>
          <text:p text:style-name="P37"><text:span text:style-name="Source_20_Text">OU = Kubernetes</text:span></text:p>
          <text:p text:style-name="P37"><text:span text:style-name="Source_20_Text">CN = loadbalancer1.homelab.lan</text:span></text:p>
          <text:p text:style-name="P37"/>
          <text:p text:style-name="P37"><text:span text:style-name="Source_20_Text">[ req_ext ]</text:span></text:p>
          <text:p text:style-name="P37"><text:span text:style-name="Source_20_Text">subjectAltName = @alt_names</text:span></text:p>
          <text:p text:style-name="P37"/>
          <text:p text:style-name="P37"><text:span text:style-name="Source_20_Text">[ alt_names ]</text:span></text:p>
          <text:p text:style-name="P37"><text:span text:style-name="Source_20_Text">DNS.1 = loadbalancer1.homelab.lan</text:span></text:p>
          <text:p text:style-name="P111"><text:span text:style-name="Source_20_Text">IP.1 <text:s/>= 192.168.100.31</text:span></text:p>
          <text:p text:style-name="P37"><text:span text:style-name="Source_20_Text"># On Intermediate CA VM or secure workstation</text:span></text:p>
          <text:p text:style-name="P37"><text:span text:style-name="Source_20_Text">openssl genrsa -out bgp-loadbalancer1.key 4096</text:span></text:p>
          <text:p text:style-name="P111"><text:span text:style-name="Source_20_Text">openssl req -new -key bgp-loadbalancer1.key -out bgp-loadbalancer1.csr -config bgp-loadbalancer1.cnf</text:span></text:p>
        </text:list-item>
        <text:list-item>
          <text:p text:style-name="P230"><text:span text:style-name="Strong_20_Emphasis">Sign the BGP CSRs with the Intermediate CA</text:span></text:p>
          <text:p text:style-name="P37"><text:span text:style-name="Source_20_Text"># On Intermediate CA VM</text:span></text:p>
          <text:p text:style-name="P37"><text:span text:style-name="Source_20_Text">openssl ca -config openssl.cnf \</text:span></text:p>
          <text:p text:style-name="P37"><text:span text:style-name="Source_20_Text"><text:s text:c="2"/>-extensions client_cert \</text:span></text:p>
          <text:p text:style-name="P37"><text:span text:style-name="Source_20_Text"><text:s text:c="2"/>-days 3650 -notext -md sha256 \</text:span></text:p>
          <text:p text:style-name="P37"><text:span text:style-name="Source_20_Text"><text:s text:c="2"/>-in ~/k8s-certs/bgp-loadbalancer1.csr \</text:span></text:p>
          <text:p text:style-name="P111"><text:span text:style-name="Source_20_Text"><text:s text:c="2"/>-out ~/k8s-certs/bgp-loadbalancer1.crt</text:span></text:p>
        </text:list-item>
        <text:list-item>
          <text:p text:style-name="P230"><text:span text:style-name="Strong_20_Emphasis">Distribute Certificates to Load Balancers and Calico Nodes</text:span></text:p>
          <text:list>
            <text:list-item>
              <text:p text:style-name="P369"><text:span text:style-name="Strong_20_Emphasis">Load Balancers</text:span>: Install the signed certificate and private key, and configure FRR to use them.</text:p>
            </text:list-item>
            <text:list-item>
              <text:p text:style-name="P230"><text:span text:style-name="Strong_20_Emphasis">Calico Nodes</text:span>: Similarly, install certificates and configure Calico's BGP settings to use mTLS.</text:p>
            </text:list-item>
          </text:list>
          <text:p text:style-name="P230"><text:span text:style-name="Strong_20_Emphasis">Example for Load Balancer 1:</text:span></text:p>
          <text:p text:style-name="P37"><text:span text:style-name="Source_20_Text"># On loadbalancer1.homelab.lan</text:span></text:p>
          <text:p text:style-name="P37"><text:span text:style-name="Source_20_Text">sudo mkdir -p /etc/frr/certs</text:span></text:p>
          <text:p text:style-name="P37"><text:span text:style-name="Source_20_Text">sudo cp ~/k8s-certs/bgp-loadbalancer1.crt /etc/frr/certs/</text:span></text:p>
          <text:p text:style-name="P37"><text:span text:style-name="Source_20_Text">sudo cp ~/k8s-certs/bgp-loadbalancer1.key /etc/frr/certs/</text:span></text:p>
          <text:p text:style-name="P111"><text:span text:style-name="Source_20_Text">sudo cp ~/k8s-certs/ca-chain.pem /etc/frr/certs/</text:span></text:p>
        </text:list-item>
        <text:list-item>
          <text:p text:style-name="P230"><text:span text:style-name="Strong_20_Emphasis">Configure FRR to Use mTLS</text:span></text:p>
          <text:p text:style-name="P230">Edit <text:span text:style-name="Source_20_Text">/etc/frr/frr.conf</text:span> to include TLS parameters.</text:p>
          <text:p text:style-name="P111"><text:span text:style-name="Source_20_Text">sudo nano /etc/frr/frr.conf</text:span></text:p>
          <text:p text:style-name="P230"><text:soft-page-break/><text:span text:style-name="Strong_20_Emphasis">Example Configuration:</text:span></text:p>
          <text:p text:style-name="P37"><text:span text:style-name="Source_20_Text"># /etc/frr/frr.conf</text:span></text:p>
          <text:p text:style-name="P37"/>
          <text:p text:style-name="P37"><text:span text:style-name="Source_20_Text">router bgp 64512</text:span></text:p>
          <text:p text:style-name="P37"><text:span text:style-name="Source_20_Text"><text:s text:c="2"/>bgp router-id 192.168.100.31</text:span></text:p>
          <text:p text:style-name="P37"><text:span text:style-name="Source_20_Text"><text:s text:c="2"/>neighbor 192.168.100.11 remote-as 64512</text:span></text:p>
          <text:p text:style-name="P37"><text:span text:style-name="Source_20_Text"><text:s text:c="2"/>neighbor 192.168.100.11 tls</text:span></text:p>
          <text:p text:style-name="P37"><text:span text:style-name="Source_20_Text"><text:s text:c="2"/>neighbor 192.168.100.11 tls-cert-file /etc/frr/certs/bgp-loadbalancer1.crt</text:span></text:p>
          <text:p text:style-name="P37"><text:span text:style-name="Source_20_Text"><text:s text:c="2"/>neighbor 192.168.100.11 tls-key-file /etc/frr/certs/bgp-loadbalancer1.key</text:span></text:p>
          <text:p text:style-name="P37"><text:span text:style-name="Source_20_Text"><text:s text:c="2"/>neighbor 192.168.100.11 tls-ca-file /etc/frr/certs/ca-chain.pem</text:span></text:p>
          <text:p text:style-name="P37"/>
          <text:p text:style-name="P37"><text:span text:style-name="Source_20_Text"><text:s text:c="2"/>network 192.168.100.240/28</text:span></text:p>
          <text:p text:style-name="P37"/>
          <text:p text:style-name="P37"><text:span text:style-name="Source_20_Text">line vty</text:span></text:p>
          <text:p text:style-name="P37"><text:span text:style-name="Source_20_Text"><text:s text:c="2"/>exec-timeout 0 0</text:span></text:p>
          <text:p text:style-name="P37"><text:span text:style-name="Source_20_Text"><text:s text:c="2"/>history size 0</text:span></text:p>
          <text:p text:style-name="P111"><text:span text:style-name="Source_20_Text"><text:s text:c="2"/>no ip domain-lookup</text:span></text:p>
        </text:list-item>
        <text:list-item>
          <text:p text:style-name="P230"><text:span text:style-name="Strong_20_Emphasis">Restart FRR Service</text:span></text:p>
          <text:p text:style-name="P111"><text:span text:style-name="Source_20_Text">sudo systemctl restart frr</text:span></text:p>
        </text:list-item>
        <text:list-item>
          <text:p text:style-name="P230"><text:span text:style-name="Strong_20_Emphasis">Configure Calico Nodes to Use mTLS</text:span></text:p>
          <text:p text:style-name="P230">On each Kubernetes node with Calico installed:</text:p>
          <text:p text:style-name="P37"><text:span text:style-name="Source_20_Text"># Place certificates in a secure directory</text:span></text:p>
          <text:p text:style-name="P37"><text:span text:style-name="Source_20_Text">sudo mkdir -p /etc/calico/certs</text:span></text:p>
          <text:p text:style-name="P37"><text:span text:style-name="Source_20_Text">sudo cp /path/to/bgp-node.crt /etc/calico/certs/</text:span></text:p>
          <text:p text:style-name="P37"><text:span text:style-name="Source_20_Text">sudo cp /path/to/bgp-node.key /etc/calico/certs/</text:span></text:p>
          <text:p text:style-name="P111"><text:span text:style-name="Source_20_Text">sudo cp /path/to/ca-chain.pem /etc/calico/certs/</text:span></text:p>
          <text:p text:style-name="P230"><text:span text:style-name="Strong_20_Emphasis">Edit Calico Configuration:</text:span></text:p>
          <text:p text:style-name="P230">Modify the Calico ConfigMap to include TLS settings.</text:p>
          <text:p text:style-name="P37"><text:span text:style-name="Source_20_Text"># calico-configmap.yaml</text:span></text:p>
          <text:p text:style-name="P37"/>
          <text:p text:style-name="P37"><text:span text:style-name="Source_20_Text">apiVersion: projectcalico.org/v3</text:span></text:p>
          <text:p text:style-name="P37"><text:span text:style-name="Source_20_Text">kind: Installation</text:span></text:p>
          <text:p text:style-name="P37"><text:span text:style-name="Source_20_Text">metadata:</text:span></text:p>
          <text:p text:style-name="P37"><text:span text:style-name="Source_20_Text"><text:s text:c="2"/>name: default</text:span></text:p>
          <text:p text:style-name="P37"><text:span text:style-name="Source_20_Text">spec:</text:span></text:p>
          <text:p text:style-name="P37"><text:span text:style-name="Source_20_Text"><text:s text:c="2"/>calicoNetwork:</text:span></text:p>
          <text:p text:style-name="P37"><text:span text:style-name="Source_20_Text"><text:s text:c="4"/>bgp: Enabled</text:span></text:p>
          <text:p text:style-name="P37"><text:span text:style-name="Source_20_Text"><text:s text:c="4"/>ipPools:</text:span></text:p>
          <text:p text:style-name="P37"><text:span text:style-name="Source_20_Text"><text:s text:c="6"/>- blockSize: 26</text:span></text:p>
          <text:p text:style-name="P37"><text:span text:style-name="Source_20_Text"><text:s text:c="8"/>cidr: 192.168.0.0/16</text:span></text:p>
          <text:p text:style-name="P37"><text:span text:style-name="Source_20_Text"><text:s text:c="8"/>encapsulation: VXLAN</text:span></text:p>
          <text:p text:style-name="P37"><text:span text:style-name="Source_20_Text"><text:s text:c="8"/>natOutgoing: true</text:span></text:p>
          <text:p text:style-name="P37"><text:span text:style-name="Source_20_Text"><text:s text:c="8"/>nodeSelector: all()</text:span></text:p>
          <text:p text:style-name="P37"><text:span text:style-name="Source_20_Text"><text:s text:c="4"/>felix:</text:span></text:p>
          <text:p text:style-name="P37"><text:span text:style-name="Source_20_Text"><text:s text:c="6"/>logSeverityScreen: Info</text:span></text:p>
          <text:p text:style-name="P37"><text:span text:style-name="Source_20_Text"><text:s text:c="4"/>typha:</text:span></text:p>
          <text:p text:style-name="P37"><text:span text:style-name="Source_20_Text"><text:s text:c="6"/>replicas: 1</text:span></text:p>
          <text:p text:style-name="P37"><text:span text:style-name="Source_20_Text"><text:s text:c="2"/># Add TLS configuration</text:span></text:p>
          <text:p text:style-name="P37"><text:span text:style-name="Source_20_Text"><text:s text:c="2"/>nodeEncryption:</text:span></text:p>
          <text:p text:style-name="P37"><text:span text:style-name="Source_20_Text"><text:s text:c="4"/>enabled: true</text:span></text:p>
          <text:p text:style-name="P37"><text:span text:style-name="Source_20_Text"><text:s text:c="4"/>keyFile: /etc/calico/certs/bgp-node.key</text:span></text:p>
          <text:p text:style-name="P37"><text:span text:style-name="Source_20_Text"><text:s text:c="4"/>certFile: /etc/calico/certs/bgp-node.crt</text:span></text:p>
          <text:p text:style-name="P111"><text:span text:style-name="Source_20_Text"><text:s text:c="4"/>caFile: /etc/calico/certs/ca-chain.pem</text:span></text:p>
          <text:p text:style-name="P230">Apply the updated ConfigMap:</text:p>
          <text:p text:style-name="P111"><text:span text:style-name="Source_20_Text">kubectl apply -f calico-configmap.yaml</text:span></text:p>
          <text:p text:style-name="P230"><text:soft-page-break/><text:span text:style-name="Strong_20_Emphasis">Note:</text:span> The exact configuration might vary based on Calico's version and setup. Refer to Calico Documentation for precise configurations.</text:p>
        </text:list-item>
        <text:list-item>
          <text:p text:style-name="P230"><text:span text:style-name="Strong_20_Emphasis">Verify Secure BGP Sessions</text:span></text:p>
          <text:list>
            <text:list-item>
              <text:p text:style-name="P230"><text:span text:style-name="Strong_20_Emphasis">On Load Balancer:</text:span></text:p>
              <text:p text:style-name="P111"><text:span text:style-name="Source_20_Text">sudo vtysh -c "show ip bgp summary"</text:span></text:p>
              <text:p text:style-name="P230">Ensure BGP sessions are established with mutual TLS.</text:p>
            </text:list-item>
            <text:list-item>
              <text:p text:style-name="P230"><text:span text:style-name="Strong_20_Emphasis">On Kubernetes Nodes:</text:span></text:p>
              <text:p text:style-name="P111"><text:span text:style-name="Source_20_Text">calicoctl node status</text:span></text:p>
              <text:p text:style-name="P230">Confirm that BGP sessions are secure and established.</text:p>
            </text:list-item>
          </text:list>
        </text:list-item>
      </text:list>
      <text:h text:style-name="Heading_20_4" text:outline-level="4"><text:span text:style-name="Strong_20_Emphasis">Step 3: Configure pfSense for BGP Peering (Optional)</text:span></text:h>
      <text:p text:style-name="Text_20_body">Configure pfSense to peer with MetalLB and Calico as needed.</text:p>
      <text:list xml:id="list8307123350076886092" text:style-name="L65">
        <text:list-item>
          <text:p text:style-name="P231"><text:span text:style-name="Strong_20_Emphasis">Install FRRouting on pfSense</text:span></text:p>
          <text:list>
            <text:list-item>
              <text:p text:style-name="P370">Navigate to <text:span text:style-name="Strong_20_Emphasis">System → Package Manager → Available Packages</text:span>.</text:p>
            </text:list-item>
            <text:list-item>
              <text:p text:style-name="P370">Install the <text:span text:style-name="Strong_20_Emphasis">FRRouting</text:span> package.</text:p>
            </text:list-item>
          </text:list>
        </text:list-item>
        <text:list-item>
          <text:p text:style-name="P231"><text:span text:style-name="Strong_20_Emphasis">Configure BGP in FRRouting on pfSense</text:span></text:p>
          <text:p text:style-name="P231">Access FRRouting's configuration interface and add BGP peers.</text:p>
          <text:p text:style-name="P231"><text:span text:style-name="Strong_20_Emphasis">Example Configuration:</text:span></text:p>
          <text:p text:style-name="P38"><text:span text:style-name="Source_20_Text">router bgp 64512</text:span></text:p>
          <text:p text:style-name="P38"><text:span text:style-name="Source_20_Text"><text:s text:c="2"/>bgp router-id 192.168.100.1</text:span></text:p>
          <text:p text:style-name="P38"><text:span text:style-name="Source_20_Text"><text:s text:c="2"/>neighbor 192.168.100.31 remote-as 64512 <text:s/># Load Balancer 1</text:span></text:p>
          <text:p text:style-name="P38"><text:span text:style-name="Source_20_Text"><text:s text:c="2"/>neighbor 192.168.100.32 remote-as 64512 <text:s/># Load Balancer 2</text:span></text:p>
          <text:p text:style-name="P38"/>
          <text:p text:style-name="P38"><text:span text:style-name="Source_20_Text"><text:s text:c="2"/># Enable TLS (if supported)</text:span></text:p>
          <text:p text:style-name="P38"><text:span text:style-name="Source_20_Text"><text:s text:c="2"/>neighbor 192.168.100.31 tls enable</text:span></text:p>
          <text:p text:style-name="P38"><text:span text:style-name="Source_20_Text"><text:s text:c="2"/>neighbor 192.168.100.31 tls-cert-file /path/to/pfsense.crt</text:span></text:p>
          <text:p text:style-name="P38"><text:span text:style-name="Source_20_Text"><text:s text:c="2"/>neighbor 192.168.100.31 tls-key-file /path/to/pfsense.key</text:span></text:p>
          <text:p text:style-name="P38"><text:span text:style-name="Source_20_Text"><text:s text:c="2"/>neighbor 192.168.100.31 tls-ca-file /path/to/ca-chain.pem</text:span></text:p>
          <text:p text:style-name="P38"/>
          <text:p text:style-name="P38"><text:span text:style-name="Source_20_Text"><text:s text:c="2"/>neighbor 192.168.100.32 tls enable</text:span></text:p>
          <text:p text:style-name="P38"><text:span text:style-name="Source_20_Text"><text:s text:c="2"/>neighbor 192.168.100.32 tls-cert-file /path/to/pfsense.crt</text:span></text:p>
          <text:p text:style-name="P38"><text:span text:style-name="Source_20_Text"><text:s text:c="2"/>neighbor 192.168.100.32 tls-key-file /path/to/pfsense.key</text:span></text:p>
          <text:p text:style-name="P38"><text:span text:style-name="Source_20_Text"><text:s text:c="2"/>neighbor 192.168.100.32 tls-ca-file /path/to/ca-chain.pem</text:span></text:p>
          <text:p text:style-name="P38"/>
          <text:p text:style-name="P112"><text:span text:style-name="Source_20_Text"><text:s text:c="2"/>network 192.168.100.0/24</text:span></text:p>
        </text:list-item>
        <text:list-item>
          <text:p text:style-name="P231"><text:span text:style-name="Strong_20_Emphasis">Enable Firewall Rules for BGP Traffic</text:span></text:p>
          <text:list>
            <text:list-item>
              <text:p text:style-name="P370">Allow TCP port <text:span text:style-name="Strong_20_Emphasis">179</text:span> (BGP) between pfSense and load balancers.</text:p>
            </text:list-item>
            <text:list-item>
              <text:p text:style-name="P370">Navigate to <text:span text:style-name="Strong_20_Emphasis">Firewall → Rules</text:span> and create <text:span text:style-name="Strong_20_Emphasis">allow</text:span> rules accordingly.</text:p>
            </text:list-item>
          </text:list>
        </text:list-item>
        <text:list-item>
          <text:p text:style-name="P231"><text:span text:style-name="Strong_20_Emphasis">Verify BGP Sessions on pfSense</text:span></text:p>
          <text:p text:style-name="P231">Use FRRouting's CLI on pfSense to check BGP status:</text:p>
          <text:p text:style-name="P112"><text:span text:style-name="Source_20_Text">vtysh -c "show ip bgp summary"</text:span></text:p>
          <text:p text:style-name="P231">Ensure that BGP sessions with load balancers are established and secure.</text:p>
        </text:list-item>
      </text:list>
      <text:p text:style-name="Horizontal_20_Line"/>
      <text:h text:style-name="Heading_20_3" text:outline-level="3"><text:soft-page-break/>9.1.6 Initializing the Kubernetes Cluster with kubeadm and Custom Configuration</text:h>
      <text:p text:style-name="Text_20_body">With networking components configured, proceed to initialize the Kubernetes cluster using <text:span text:style-name="Strong_20_Emphasis">kubeadm</text:span> with the custom configuration and certificates.</text:p>
      <text:h text:style-name="Heading_20_4" text:outline-level="4"><text:span text:style-name="Strong_20_Emphasis">Step 1: Ensure Kubernetes Nodes Are Ready</text:span></text:h>
      <text:list xml:id="list4203238222205292286" text:style-name="L66">
        <text:list-item>
          <text:p text:style-name="P232"><text:span text:style-name="Strong_20_Emphasis">Set Hostnames and Update </text:span><text:span text:style-name="Strong_20_Emphasis"><text:span text:style-name="Source_20_Text">/etc/hosts</text:span></text:span></text:p>
          <text:p text:style-name="P232">On each node, set the hostname appropriately and ensure all nodes can resolve each other.</text:p>
          <text:p text:style-name="P39"><text:span text:style-name="Source_20_Text"># On k8s-master1</text:span></text:p>
          <text:p text:style-name="P39"><text:span text:style-name="Source_20_Text">sudo hostnamectl set-hostname k8s-master1.homelab.lan</text:span></text:p>
          <text:p text:style-name="P39"><text:span text:style-name="Source_20_Text">sudo nano /etc/hosts</text:span></text:p>
          <text:p text:style-name="P39"><text:span text:style-name="Source_20_Text"># Add entries for all nodes</text:span></text:p>
          <text:p text:style-name="P39"><text:span text:style-name="Source_20_Text">192.168.100.11 <text:s text:c="3"/>k8s-master1.homelab.lan</text:span></text:p>
          <text:p text:style-name="P39"><text:span text:style-name="Source_20_Text">192.168.100.12 <text:s text:c="3"/>k8s-master2.homelab.lan</text:span></text:p>
          <text:p text:style-name="P39"><text:span text:style-name="Source_20_Text">192.168.100.13 <text:s text:c="3"/>k8s-master3.homelab.lan</text:span></text:p>
          <text:p text:style-name="P39"><text:span text:style-name="Source_20_Text">192.168.100.21 <text:s text:c="3"/>k8s-worker1.homelab.lan</text:span></text:p>
          <text:p text:style-name="P113"><text:span text:style-name="Source_20_Text">...</text:span></text:p>
        </text:list-item>
        <text:list-item>
          <text:p text:style-name="P232"><text:span text:style-name="Strong_20_Emphasis">Disable Swap on All Nodes</text:span></text:p>
          <text:p text:style-name="P232">Kubernetes requires swap to be disabled.</text:p>
          <text:p text:style-name="P39"><text:span text:style-name="Source_20_Text">sudo swapoff -a</text:span></text:p>
          <text:p text:style-name="P113"><text:span text:style-name="Source_20_Text">sudo sed -i '/ swap / s/^/#/' /etc/fstab</text:span></text:p>
        </text:list-item>
        <text:list-item>
          <text:p text:style-name="P232"><text:span text:style-name="Strong_20_Emphasis">Load Necessary Kernel Modules</text:span></text:p>
          <text:p text:style-name="P232">Ensure required kernel modules are loaded.</text:p>
          <text:p text:style-name="P39"><text:span text:style-name="Source_20_Text">sudo modprobe overlay</text:span></text:p>
          <text:p text:style-name="P113"><text:span text:style-name="Source_20_Text">sudo modprobe br_netfilter</text:span></text:p>
        </text:list-item>
        <text:list-item>
          <text:p text:style-name="P232"><text:span text:style-name="Strong_20_Emphasis">Configure Kernel Parameters</text:span></text:p>
          <text:p text:style-name="P39"><text:span text:style-name="Source_20_Text">cat &lt;&lt;EOF | sudo tee /etc/sysctl.d/k8s.conf</text:span></text:p>
          <text:p text:style-name="P39"><text:span text:style-name="Source_20_Text">net.bridge.bridge-nf-call-ip6tables = 1</text:span></text:p>
          <text:p text:style-name="P39"><text:span text:style-name="Source_20_Text">net.bridge.bridge-nf-call-iptables = 1</text:span></text:p>
          <text:p text:style-name="P39"><text:span text:style-name="Source_20_Text">net.ipv4.ip_forward = 1</text:span></text:p>
          <text:p text:style-name="P39"><text:span text:style-name="Source_20_Text">EOF</text:span></text:p>
          <text:p text:style-name="P39"/>
          <text:p text:style-name="P113"><text:span text:style-name="Source_20_Text">sudo sysctl --system</text:span></text:p>
        </text:list-item>
      </text:list>
      <text:h text:style-name="Heading_20_4" text:outline-level="4"><text:span text:style-name="Strong_20_Emphasis">Step 2: Create kubeadm Configuration File</text:span></text:h>
      <text:p text:style-name="Preformatted_20_Text"/>
      <text:p text:style-name="P4"><text:span text:style-name="Source_20_Text"># kubeadm-config.yaml</text:span></text:p>
      <text:p text:style-name="P4"/>
      <text:p text:style-name="P4"><text:span text:style-name="Source_20_Text">apiVersion: kubeadm.k8s.io/v1beta3</text:span></text:p>
      <text:p text:style-name="P4"><text:span text:style-name="Source_20_Text">kind: ClusterConfiguration</text:span></text:p>
      <text:p text:style-name="P4"><text:span text:style-name="Source_20_Text">metadata:</text:span></text:p>
      <text:p text:style-name="P4"><text:span text:style-name="Source_20_Text"><text:s text:c="2"/>name: kubernetes</text:span></text:p>
      <text:p text:style-name="P4"><text:span text:style-name="Source_20_Text">certificatesDir: /etc/kubernetes/pki</text:span></text:p>
      <text:p text:style-name="P4"><text:span text:style-name="Source_20_Text">controlPlaneEndpoint: "k8s-control.homelab.lan:6443"</text:span></text:p>
      <text:p text:style-name="P4"><text:span text:style-name="Source_20_Text">apiServer:</text:span></text:p>
      <text:p text:style-name="P4"><text:span text:style-name="Source_20_Text"><text:s text:c="2"/>extraArgs:</text:span></text:p>
      <text:p text:style-name="P4"><text:span text:style-name="Source_20_Text"><text:s text:c="4"/>authorization-mode: Node,RBAC</text:span></text:p>
      <text:p text:style-name="P4"><text:span text:style-name="Source_20_Text"><text:s text:c="2"/>certSANs:</text:span></text:p>
      <text:p text:style-name="P4"><text:span text:style-name="Source_20_Text"><text:s text:c="4"/>- "k8s-control.homelab.lan"</text:span></text:p>
      <text:p text:style-name="P4"><text:span text:style-name="Source_20_Text"><text:s text:c="4"/>- "k8s-master1.homelab.lan"</text:span></text:p>
      <text:p text:style-name="P4"><text:span text:style-name="Source_20_Text"><text:s text:c="4"/>- "k8s-master2.homelab.lan"</text:span></text:p>
      <text:p text:style-name="P4"><text:span text:style-name="Source_20_Text"><text:s text:c="4"/>- "k8s-master3.homelab.lan"</text:span></text:p>
      <text:p text:style-name="P4"><text:span text:style-name="Source_20_Text"><text:s text:c="2"/>extraVolumes:</text:span></text:p>
      <text:p text:style-name="P4"><text:soft-page-break/><text:span text:style-name="Source_20_Text"><text:s text:c="4"/>- name: apiserver-cert</text:span></text:p>
      <text:p text:style-name="P4"><text:span text:style-name="Source_20_Text"><text:s text:c="6"/>hostPath:</text:span></text:p>
      <text:p text:style-name="P4"><text:span text:style-name="Source_20_Text"><text:s text:c="8"/>path: /etc/kubernetes/pki/apiserver.crt</text:span></text:p>
      <text:p text:style-name="P4"><text:span text:style-name="Source_20_Text"><text:s text:c="8"/>type: File</text:span></text:p>
      <text:p text:style-name="P4"><text:span text:style-name="Source_20_Text"><text:s text:c="4"/>- name: apiserver-key</text:span></text:p>
      <text:p text:style-name="P4"><text:span text:style-name="Source_20_Text"><text:s text:c="6"/>hostPath:</text:span></text:p>
      <text:p text:style-name="P4"><text:span text:style-name="Source_20_Text"><text:s text:c="8"/>path: /etc/kubernetes/pki/apiserver.key</text:span></text:p>
      <text:p text:style-name="P4"><text:span text:style-name="Source_20_Text"><text:s text:c="8"/>type: File</text:span></text:p>
      <text:p text:style-name="P4"><text:span text:style-name="Source_20_Text"><text:s text:c="4"/>- name: ca-chain</text:span></text:p>
      <text:p text:style-name="P4"><text:span text:style-name="Source_20_Text"><text:s text:c="6"/>hostPath:</text:span></text:p>
      <text:p text:style-name="P4"><text:span text:style-name="Source_20_Text"><text:s text:c="8"/>path: /etc/kubernetes/pki/ca-chain.crt</text:span></text:p>
      <text:p text:style-name="P4"><text:span text:style-name="Source_20_Text"><text:s text:c="8"/>type: File</text:span></text:p>
      <text:p text:style-name="P4"><text:span text:style-name="Source_20_Text"><text:s text:c="2"/>extraArgs:</text:span></text:p>
      <text:p text:style-name="P4"><text:span text:style-name="Source_20_Text"><text:s text:c="4"/>tls-cert-file: /etc/kubernetes/pki/apiserver.crt</text:span></text:p>
      <text:p text:style-name="P4"><text:span text:style-name="Source_20_Text"><text:s text:c="4"/>tls-private-key-file: /etc/kubernetes/pki/apiserver.key</text:span></text:p>
      <text:p text:style-name="P4"><text:span text:style-name="Source_20_Text"><text:s text:c="4"/>client-ca-file: /etc/kubernetes/pki/ca-chain.crt</text:span></text:p>
      <text:p text:style-name="P4"><text:span text:style-name="Source_20_Text">controllerManager:</text:span></text:p>
      <text:p text:style-name="P4"><text:span text:style-name="Source_20_Text"><text:s text:c="2"/>extraArgs:</text:span></text:p>
      <text:p text:style-name="P4"><text:span text:style-name="Source_20_Text"><text:s text:c="4"/>cluster-signing-cert-file: /etc/kubernetes/pki/ca-chain.crt</text:span></text:p>
      <text:p text:style-name="P4"><text:span text:style-name="Source_20_Text"><text:s text:c="4"/>cluster-signing-key-file: /etc/kubernetes/pki/ca-chain.key</text:span></text:p>
      <text:p text:style-name="P4"><text:span text:style-name="Source_20_Text">scheduler: {}</text:span></text:p>
      <text:p text:style-name="P4"><text:span text:style-name="Source_20_Text">networking:</text:span></text:p>
      <text:p text:style-name="P4"><text:span text:style-name="Source_20_Text"><text:s text:c="2"/>podSubnet: "192.168.0.0/16" <text:s/># Must match Calico's configuration</text:span></text:p>
      <text:p text:style-name="P4"><text:span text:style-name="Source_20_Text">---</text:span></text:p>
      <text:p text:style-name="P4"><text:span text:style-name="Source_20_Text">apiVersion: kubeproxy.config.k8s.io/v1alpha1</text:span></text:p>
      <text:p text:style-name="P4"><text:span text:style-name="Source_20_Text">kind: KubeProxyConfiguration</text:span></text:p>
      <text:p text:style-name="P5"><text:span text:style-name="Source_20_Text">mode: "iptables"</text:span></text:p>
      <text:p text:style-name="Text_20_body"><text:span text:style-name="Strong_20_Emphasis">Key Customizations:</text:span></text:p>
      <text:list xml:id="list34334157095873345" text:style-name="L67">
        <text:list-item>
          <text:p text:style-name="P371"><text:span text:style-name="Strong_20_Emphasis">controlPlaneEndpoint</text:span>: Points to the load-balanced API server.</text:p>
        </text:list-item>
        <text:list-item>
          <text:p text:style-name="P371"><text:span text:style-name="Strong_20_Emphasis">apiServer.certSANs</text:span>: Additional SANs for the API server certificate.</text:p>
        </text:list-item>
        <text:list-item>
          <text:p text:style-name="P371"><text:span text:style-name="Strong_20_Emphasis">apiServer.extraVolumes</text:span>: Mounts custom certificates into the API server pod.</text:p>
        </text:list-item>
        <text:list-item>
          <text:p text:style-name="P371"><text:span text:style-name="Strong_20_Emphasis">controllerManager.extraArgs</text:span>: Specifies the cluster signing CA if needed.</text:p>
        </text:list-item>
        <text:list-item>
          <text:p text:style-name="P233"><text:span text:style-name="Strong_20_Emphasis">networking.podSubnet</text:span>: Aligns with Calico's pod network CIDR.</text:p>
        </text:list-item>
      </text:list>
      <text:h text:style-name="Heading_20_4" text:outline-level="4"><text:span text:style-name="Strong_20_Emphasis">Step 3: Initialize the Cluster with kubeadm</text:span></text:h>
      <text:p text:style-name="Text_20_body">On the primary master node (<text:span text:style-name="Source_20_Text">k8s-master1.homelab.lan</text:span>), execute:</text:p>
      <text:p text:style-name="P5"><text:span text:style-name="Source_20_Text">sudo kubeadm init --config kubeadm-config.yaml</text:span></text:p>
      <text:p text:style-name="Text_20_body"><text:span text:style-name="Strong_20_Emphasis">Notes:</text:span></text:p>
      <text:list xml:id="list6326878776360973260" text:style-name="L68">
        <text:list-item>
          <text:p text:style-name="P372"><text:span text:style-name="Strong_20_Emphasis">Certificate Usage</text:span>: Since certificates are manually provided, kubeadm will use these instead of generating its own.</text:p>
        </text:list-item>
        <text:list-item>
          <text:p text:style-name="P234"><text:span text:style-name="Strong_20_Emphasis">Output</text:span>: kubeadm will output a join command for worker nodes and additional master nodes.</text:p>
        </text:list-item>
      </text:list>
      <text:h text:style-name="Heading_20_4" text:outline-level="4"><text:span text:style-name="Strong_20_Emphasis">Step 4: Set Up kubeconfig for kubectl</text:span></text:h>
      <text:p text:style-name="Text_20_body">After initialization, set up the kubeconfig for the user:</text:p>
      <text:p text:style-name="P4"><text:span text:style-name="Source_20_Text">mkdir -p $HOME/.kube</text:span></text:p>
      <text:p text:style-name="P4"><text:span text:style-name="Source_20_Text">sudo cp -i /etc/kubernetes/admin.conf $HOME/.kube/config</text:span></text:p>
      <text:p text:style-name="P5"><text:span text:style-name="Source_20_Text">sudo chown $(id -u):$(id -g) $HOME/.kube/config</text:span></text:p>
      <text:h text:style-name="Heading_20_4" text:outline-level="4"><text:span text:style-name="Strong_20_Emphasis">Step 5: Verify Cluster Initialization</text:span></text:h>
      <text:p text:style-name="P4"><text:span text:style-name="Source_20_Text">kubectl get nodes</text:span></text:p>
      <text:p text:style-name="P5"><text:span text:style-name="Source_20_Text">kubectl get pods --all-namespaces</text:span></text:p>
      <text:p text:style-name="Text_20_body"><text:soft-page-break/>Ensure that the master node is in the <text:span text:style-name="Strong_20_Emphasis">Ready</text:span> state and all system pods are running correctly.</text:p>
      <text:p text:style-name="Horizontal_20_Line"/>
      <text:h text:style-name="Heading_20_3" text:outline-level="3">9.1.7 Joining Additional Master and Worker Nodes</text:h>
      <text:h text:style-name="Heading_20_4" text:outline-level="4"><text:span text:style-name="Strong_20_Emphasis">Step 1: Retrieve Join Commands</text:span></text:h>
      <text:p text:style-name="Text_20_body">On the primary master node (<text:span text:style-name="Source_20_Text">k8s-master1.homelab.lan</text:span>), retrieve the join command for additional masters and workers.</text:p>
      <text:list xml:id="list8833006855291934848" text:style-name="L69">
        <text:list-item>
          <text:p text:style-name="P235"><text:span text:style-name="Strong_20_Emphasis">For Additional Masters:</text:span></text:p>
          <text:p text:style-name="P114"><text:span text:style-name="Source_20_Text">kubeadm token create --print-join-command --certificate-key $(kubeadm init phase upload-certs --upload-certs | tail -1)</text:span></text:p>
          <text:p text:style-name="P235"><text:span text:style-name="Strong_20_Emphasis">Example Output:</text:span></text:p>
          <text:p text:style-name="P114"><text:span text:style-name="Source_20_Text">kubeadm join k8s-control.homelab.lan:6443 --token abcdef.0123456789abcdef --discovery-token-ca-cert-hash sha256:1234567890abcdef... --control-plane --certificate-key 0123456789abcdef...</text:span></text:p>
        </text:list-item>
        <text:list-item>
          <text:p text:style-name="P235"><text:span text:style-name="Strong_20_Emphasis">For Worker Nodes:</text:span></text:p>
          <text:p text:style-name="P114"><text:span text:style-name="Source_20_Text">kubeadm token create --print-join-command</text:span></text:p>
          <text:p text:style-name="P235"><text:span text:style-name="Strong_20_Emphasis">Example Output:</text:span></text:p>
          <text:p text:style-name="P114"><text:span text:style-name="Source_20_Text">kubeadm join k8s-control.homelab.lan:6443 --token abcdef.0123456789abcdef --discovery-token-ca-cert-hash sha256:1234567890abcdef...</text:span></text:p>
        </text:list-item>
      </text:list>
      <text:h text:style-name="Heading_20_4" text:outline-level="4"><text:span text:style-name="Strong_20_Emphasis">Step 2: Join Additional Master Nodes</text:span></text:h>
      <text:p text:style-name="Text_20_body">On each additional master node (<text:span text:style-name="Source_20_Text">k8s-master2.homelab.lan</text:span>, <text:span text:style-name="Source_20_Text">k8s-master3.homelab.lan</text:span>), execute the join command with the <text:span text:style-name="Source_20_Text">--control-plane</text:span> flag:</text:p>
      <text:p text:style-name="P5"><text:span text:style-name="Source_20_Text">sudo kubeadm join k8s-control.homelab.lan:6443 --token abcdef.0123456789abcdef --discovery-token-ca-cert-hash sha256:1234567890abcdef... --control-plane --certificate-key 0123456789abcdef...</text:span></text:p>
      <text:p text:style-name="Text_20_body"><text:span text:style-name="Strong_20_Emphasis">Post-Join Actions:</text:span></text:p>
      <text:list xml:id="list4594527784088637158" text:style-name="L70">
        <text:list-item>
          <text:p text:style-name="P236"><text:span text:style-name="Strong_20_Emphasis">Set Up kubeconfig</text:span> (if necessary): Repeat the kubeconfig setup steps to access the cluster from these masters.</text:p>
        </text:list-item>
        <text:list-item>
          <text:p text:style-name="P236"><text:span text:style-name="Strong_20_Emphasis">Verify Master Nodes</text:span>:</text:p>
          <text:p text:style-name="P115"><text:span text:style-name="Source_20_Text">kubectl get nodes</text:span></text:p>
          <text:p text:style-name="P236">All master nodes should appear as <text:span text:style-name="Strong_20_Emphasis">Ready</text:span>.</text:p>
        </text:list-item>
      </text:list>
      <text:h text:style-name="Heading_20_4" text:outline-level="4"><text:span text:style-name="Strong_20_Emphasis">Step 3: Join Worker Nodes</text:span></text:h>
      <text:p text:style-name="Text_20_body">On each worker node (<text:span text:style-name="Source_20_Text">k8s-worker1.homelab.lan</text:span>, ..., <text:span text:style-name="Source_20_Text">k8s-worker5.homelab.lan</text:span>), execute the worker join command:</text:p>
      <text:p text:style-name="P5"><text:span text:style-name="Source_20_Text">sudo kubeadm join k8s-control.homelab.lan:6443 --token abcdef.0123456789abcdef --discovery-token-ca-cert-hash sha256:1234567890abcdef...</text:span></text:p>
      <text:p text:style-name="Text_20_body"><text:span text:style-name="Strong_20_Emphasis">Post-Join Actions:</text:span></text:p>
      <text:list xml:id="list3007999749819145252" text:style-name="L71">
        <text:list-item>
          <text:p text:style-name="P237"><text:span text:style-name="Strong_20_Emphasis">Verify Worker Nodes</text:span>:</text:p>
          <text:p text:style-name="P116"><text:span text:style-name="Source_20_Text">kubectl get nodes</text:span></text:p>
          <text:p text:style-name="P237"><text:soft-page-break/>All worker nodes should appear as <text:span text:style-name="Strong_20_Emphasis">Ready</text:span>.</text:p>
        </text:list-item>
      </text:list>
      <text:p text:style-name="Horizontal_20_Line"/>
      <text:h text:style-name="Heading_20_3" text:outline-level="3">9.1.8 Verifying Cluster Health and Configuration</text:h>
      <text:p text:style-name="Text_20_body">After all nodes have joined, perform the following checks to ensure the cluster is healthy and correctly configured.</text:p>
      <text:h text:style-name="Heading_20_4" text:outline-level="4"><text:span text:style-name="Strong_20_Emphasis">Step 1: Check Node Status</text:span></text:h>
      <text:p text:style-name="P5"><text:span text:style-name="Source_20_Text">kubectl get nodes</text:span></text:p>
      <text:p text:style-name="Text_20_body">All nodes should be in the <text:span text:style-name="Strong_20_Emphasis">Ready</text:span> state.</text:p>
      <text:h text:style-name="Heading_20_4" text:outline-level="4"><text:span text:style-name="Strong_20_Emphasis">Step 2: Check System Pods</text:span></text:h>
      <text:p text:style-name="P5"><text:span text:style-name="Source_20_Text">kubectl get pods --all-namespaces</text:span></text:p>
      <text:p text:style-name="Text_20_body">Ensure that all system pods (e.g., <text:span text:style-name="Source_20_Text">kube-system</text:span> namespace) are running without errors.</text:p>
      <text:h text:style-name="Heading_20_4" text:outline-level="4"><text:span text:style-name="Strong_20_Emphasis">Step 3: Verify API Server and kubelet Communication</text:span></text:h>
      <text:p text:style-name="Text_20_body">From a client machine with <text:span text:style-name="Source_20_Text">kubectl</text:span> access:</text:p>
      <text:p text:style-name="P5"><text:span text:style-name="Source_20_Text">kubectl cluster-info</text:span></text:p>
      <text:p text:style-name="Text_20_body">Ensure that the API server is reachable and responding correctly.</text:p>
      <text:h text:style-name="Heading_20_4" text:outline-level="4"><text:span text:style-name="Strong_20_Emphasis">Step 4: Verify BGP Peering Status</text:span></text:h>
      <text:list xml:id="list7731984700343316300" text:style-name="L72">
        <text:list-item>
          <text:p text:style-name="P238"><text:span text:style-name="Strong_20_Emphasis">On Load Balancers:</text:span></text:p>
          <text:p text:style-name="P117"><text:span text:style-name="Source_20_Text">sudo vtysh -c "show ip bgp summary"</text:span></text:p>
          <text:p text:style-name="P238">Confirm that BGP sessions with Kubernetes peers are <text:span text:style-name="Strong_20_Emphasis">Established</text:span>.</text:p>
        </text:list-item>
        <text:list-item>
          <text:p text:style-name="P238"><text:span text:style-name="Strong_20_Emphasis">On Kubernetes Nodes:</text:span></text:p>
          <text:p text:style-name="P117"><text:span text:style-name="Source_20_Text">calicoctl node status</text:span></text:p>
          <text:p text:style-name="P238">Ensure that BGP sessions are <text:span text:style-name="Strong_20_Emphasis">Established</text:span> and routes are being advertised.</text:p>
        </text:list-item>
      </text:list>
      <text:p text:style-name="Horizontal_20_Line"/>
      <text:h text:style-name="Heading_20_3" text:outline-level="3">9.1.9 Finalizing Cluster Configuration</text:h>
      <text:p text:style-name="Text_20_body">With the cluster initialized and nodes joined, proceed to finalize configurations:</text:p>
      <text:list xml:id="list8618734454352707318" text:style-name="L73">
        <text:list-item>
          <text:p text:style-name="P373"><text:span text:style-name="Strong_20_Emphasis">Deploy Networking Plugins (Calico)</text:span>: Already installed and configured in previous steps.</text:p>
        </text:list-item>
        <text:list-item>
          <text:p text:style-name="P373"><text:span text:style-name="Strong_20_Emphasis">Deploy MetalLB</text:span>: Already installed and configured in BGP mode.</text:p>
        </text:list-item>
        <text:list-item>
          <text:p text:style-name="P373"><text:span text:style-name="Strong_20_Emphasis">Configure Storage Provisioning</text:span>: As detailed in Section 9.1.7.</text:p>
        </text:list-item>
        <text:list-item>
          <text:p text:style-name="P239"><text:span text:style-name="Strong_20_Emphasis">Set Up Time Synchronization</text:span>: Ensure all nodes are synchronized via NTP (covered in 9.1.4).</text:p>
        </text:list-item>
      </text:list>
      <text:p text:style-name="Horizontal_20_Line"/>
      <text:h text:style-name="Heading_20_3" text:outline-level="3">9.2 Installing and Configuring Traefik v3 via Helm</text:h>
      <text:p text:style-name="Text_20_body">With the Kubernetes cluster up and running, the next step is to install <text:span text:style-name="Strong_20_Emphasis">Traefik v3</text:span>, a powerful and flexible Ingress Controller. Traefik will handle routing traffic to services, leveraging both the <text:span text:style-name="Strong_20_Emphasis">internal PKI</text:span> for secure internal communications and <text:span text:style-name="Strong_20_Emphasis">Cloudflare/Let's Encrypt</text:span> for public-facing services.</text:p>
      <text:h text:style-name="Heading_20_4" text:outline-level="4"><text:soft-page-break/><text:span text:style-name="Strong_20_Emphasis">Step 1: Add Traefik Helm Repository</text:span></text:h>
      <text:p text:style-name="P4"><text:span text:style-name="Source_20_Text">helm repo add traefik https://helm.traefik.io/traefik</text:span></text:p>
      <text:p text:style-name="P5"><text:span text:style-name="Source_20_Text">helm repo update</text:span></text:p>
      <text:h text:style-name="Heading_20_4" text:outline-level="4"><text:span text:style-name="Strong_20_Emphasis">Step 2: Create Namespace for Traefik</text:span></text:h>
      <text:p text:style-name="P5"><text:span text:style-name="Source_20_Text">kubectl create namespace traefik</text:span></text:p>
      <text:h text:style-name="Heading_20_4" text:outline-level="4"><text:span text:style-name="Strong_20_Emphasis">Step 3: Prepare Traefik Configuration Values</text:span></text:h>
      <text:p text:style-name="Text_20_body">Create a <text:span text:style-name="Source_20_Text">traefik-values.yaml</text:span> file with the following content, customized to the environment:</text:p>
      <text:p text:style-name="P4"><text:span text:style-name="Source_20_Text"># traefik-values.yaml</text:span></text:p>
      <text:p text:style-name="P4"/>
      <text:p text:style-name="P4"><text:span text:style-name="Source_20_Text">replicas: 2</text:span></text:p>
      <text:p text:style-name="P4"/>
      <text:p text:style-name="P4"><text:span text:style-name="Source_20_Text">service:</text:span></text:p>
      <text:p text:style-name="P4"><text:span text:style-name="Source_20_Text"><text:s text:c="2"/>type: LoadBalancer</text:span></text:p>
      <text:p text:style-name="P4"><text:span text:style-name="Source_20_Text"><text:s text:c="2"/>loadBalancerIP: 192.168.100.240 <text:s/># Must be within MetalLB's address pool</text:span></text:p>
      <text:p text:style-name="P4"><text:span text:style-name="Source_20_Text"><text:s text:c="2"/>annotations:</text:span></text:p>
      <text:p text:style-name="P4"><text:span text:style-name="Source_20_Text"><text:s text:c="4"/>metallb.universe.tf/address-pool: "default"</text:span></text:p>
      <text:p text:style-name="P4"/>
      <text:p text:style-name="P4"><text:span text:style-name="Source_20_Text">ingressClass:</text:span></text:p>
      <text:p text:style-name="P4"><text:span text:style-name="Source_20_Text"><text:s text:c="2"/>enabled: true</text:span></text:p>
      <text:p text:style-name="P4"><text:span text:style-name="Source_20_Text"><text:s text:c="2"/>isDefaultClass: true</text:span></text:p>
      <text:p text:style-name="P4"/>
      <text:p text:style-name="P4"><text:span text:style-name="Source_20_Text">additionalArguments:</text:span></text:p>
      <text:p text:style-name="P4"><text:span text:style-name="Source_20_Text"><text:s text:c="2"/>- "--entrypoints.web.address=:80"</text:span></text:p>
      <text:p text:style-name="P4"><text:span text:style-name="Source_20_Text"><text:s text:c="2"/>- "--entrypoints.websecure.address=:443"</text:span></text:p>
      <text:p text:style-name="P4"><text:span text:style-name="Source_20_Text"><text:s text:c="2"/>- "--certificatesresolvers.internal.acme.tlschallenge=true"</text:span></text:p>
      <text:p text:style-name="P4"><text:span text:style-name="Source_20_Text"><text:s text:c="2"/>- "--certificatesresolvers.internal.acme.email=the-email@domain.com"</text:span></text:p>
      <text:p text:style-name="P4"><text:span text:style-name="Source_20_Text"><text:s text:c="2"/>- "--certificatesresolvers.internal.acme.storage=/data/acme-internal.json"</text:span></text:p>
      <text:p text:style-name="P4"><text:span text:style-name="Source_20_Text"><text:s text:c="2"/>- "--certificatesresolvers.letsencrypt.acme.httpchallenge=true"</text:span></text:p>
      <text:p text:style-name="P4"><text:span text:style-name="Source_20_Text"><text:s text:c="2"/>- "--certificatesresolvers.letsencrypt.acme.httpchallenge.entrypoint=web"</text:span></text:p>
      <text:p text:style-name="P4"><text:span text:style-name="Source_20_Text"><text:s text:c="2"/>- "--certificatesresolvers.letsencrypt.acme.email=the-email@domain.com"</text:span></text:p>
      <text:p text:style-name="P4"><text:span text:style-name="Source_20_Text"><text:s text:c="2"/>- "--certificatesresolvers.letsencrypt.acme.storage=/data/acme-letsencrypt.json"</text:span></text:p>
      <text:p text:style-name="P4"/>
      <text:p text:style-name="P4"><text:span text:style-name="Source_20_Text">certificatesResolvers:</text:span></text:p>
      <text:p text:style-name="P4"><text:span text:style-name="Source_20_Text"><text:s text:c="2"/>internal:</text:span></text:p>
      <text:p text:style-name="P4"><text:span text:style-name="Source_20_Text"><text:s text:c="4"/>acme:</text:span></text:p>
      <text:p text:style-name="P4"><text:span text:style-name="Source_20_Text"><text:s text:c="6"/>email: the-email@domain.com</text:span></text:p>
      <text:p text:style-name="P4"><text:span text:style-name="Source_20_Text"><text:s text:c="6"/>storage: /data/acme-internal.json</text:span></text:p>
      <text:p text:style-name="P4"><text:span text:style-name="Source_20_Text"><text:s text:c="6"/>tlsChallenge: {}</text:span></text:p>
      <text:p text:style-name="P4"><text:span text:style-name="Source_20_Text"><text:s text:c="2"/>letsencrypt:</text:span></text:p>
      <text:p text:style-name="P4"><text:span text:style-name="Source_20_Text"><text:s text:c="4"/>acme:</text:span></text:p>
      <text:p text:style-name="P4"><text:span text:style-name="Source_20_Text"><text:s text:c="6"/>email: the-email@domain.com</text:span></text:p>
      <text:p text:style-name="P4"><text:span text:style-name="Source_20_Text"><text:s text:c="6"/>storage: /data/acme-letsencrypt.json</text:span></text:p>
      <text:p text:style-name="P4"><text:span text:style-name="Source_20_Text"><text:s text:c="6"/>httpChallenge:</text:span></text:p>
      <text:p text:style-name="P4"><text:span text:style-name="Source_20_Text"><text:s text:c="8"/>entryPoint: web</text:span></text:p>
      <text:p text:style-name="P4"/>
      <text:p text:style-name="P4"><text:span text:style-name="Source_20_Text">tls:</text:span></text:p>
      <text:p text:style-name="P4"><text:span text:style-name="Source_20_Text"><text:s text:c="2"/>stores:</text:span></text:p>
      <text:p text:style-name="P4"><text:span text:style-name="Source_20_Text"><text:s text:c="4"/>default:</text:span></text:p>
      <text:p text:style-name="P4"><text:span text:style-name="Source_20_Text"><text:s text:c="6"/>defaultCertificate:</text:span></text:p>
      <text:p text:style-name="P4"><text:span text:style-name="Source_20_Text"><text:s text:c="8"/>certFile: /certs/internal.crt</text:span></text:p>
      <text:p text:style-name="P4"><text:span text:style-name="Source_20_Text"><text:s text:c="8"/>keyFile: /certs/internal.key</text:span></text:p>
      <text:p text:style-name="P4"/>
      <text:p text:style-name="P4"><text:span text:style-name="Source_20_Text">additionalVolumes:</text:span></text:p>
      <text:p text:style-name="P4"><text:span text:style-name="Source_20_Text"><text:s text:c="2"/>- name: certs</text:span></text:p>
      <text:p text:style-name="P4"><text:span text:style-name="Source_20_Text"><text:s text:c="4"/>secret:</text:span></text:p>
      <text:p text:style-name="P4"><text:span text:style-name="Source_20_Text"><text:s text:c="6"/>secretName: traefik-certs</text:span></text:p>
      <text:p text:style-name="P4"><text:span text:style-name="Source_20_Text"><text:s text:c="2"/>- name: acme-internal</text:span></text:p>
      <text:p text:style-name="P4"><text:span text:style-name="Source_20_Text"><text:s text:c="4"/>persistentVolumeClaim:</text:span></text:p>
      <text:p text:style-name="P4"><text:soft-page-break/><text:span text:style-name="Source_20_Text"><text:s text:c="6"/>claimName: traefik-acme-internal-pvc</text:span></text:p>
      <text:p text:style-name="P4"><text:span text:style-name="Source_20_Text"><text:s text:c="2"/>- name: acme-letsencrypt</text:span></text:p>
      <text:p text:style-name="P4"><text:span text:style-name="Source_20_Text"><text:s text:c="4"/>persistentVolumeClaim:</text:span></text:p>
      <text:p text:style-name="P4"><text:span text:style-name="Source_20_Text"><text:s text:c="6"/>claimName: traefik-acme-letsencrypt-pvc</text:span></text:p>
      <text:p text:style-name="P4"/>
      <text:p text:style-name="P4"><text:span text:style-name="Source_20_Text">additionalVolumeMounts:</text:span></text:p>
      <text:p text:style-name="P4"><text:span text:style-name="Source_20_Text"><text:s text:c="2"/>- name: certs</text:span></text:p>
      <text:p text:style-name="P4"><text:span text:style-name="Source_20_Text"><text:s text:c="4"/>mountPath: /certs</text:span></text:p>
      <text:p text:style-name="P4"><text:span text:style-name="Source_20_Text"><text:s text:c="4"/>readOnly: true</text:span></text:p>
      <text:p text:style-name="P4"><text:span text:style-name="Source_20_Text"><text:s text:c="2"/>- name: acme-internal</text:span></text:p>
      <text:p text:style-name="P4"><text:span text:style-name="Source_20_Text"><text:s text:c="4"/>mountPath: /data</text:span></text:p>
      <text:p text:style-name="P4"><text:span text:style-name="Source_20_Text"><text:s text:c="2"/>- name: acme-letsencrypt</text:span></text:p>
      <text:p text:style-name="P4"><text:span text:style-name="Source_20_Text"><text:s text:c="4"/>mountPath: /data</text:span></text:p>
      <text:p text:style-name="P4"/>
      <text:p text:style-name="P4"><text:span text:style-name="Source_20_Text">providers:</text:span></text:p>
      <text:p text:style-name="P4"><text:span text:style-name="Source_20_Text"><text:s text:c="2"/>kubernetesCRD:</text:span></text:p>
      <text:p text:style-name="P4"><text:span text:style-name="Source_20_Text"><text:s text:c="4"/>enabled: true</text:span></text:p>
      <text:p text:style-name="P4"><text:span text:style-name="Source_20_Text"><text:s text:c="2"/>kubernetesIngress:</text:span></text:p>
      <text:p text:style-name="P4"><text:span text:style-name="Source_20_Text"><text:s text:c="4"/>enabled: false</text:span></text:p>
      <text:p text:style-name="P4"/>
      <text:p text:style-name="P4"><text:span text:style-name="Source_20_Text">resources:</text:span></text:p>
      <text:p text:style-name="P4"><text:span text:style-name="Source_20_Text"><text:s text:c="2"/>limits:</text:span></text:p>
      <text:p text:style-name="P4"><text:span text:style-name="Source_20_Text"><text:s text:c="4"/>cpu: 500m</text:span></text:p>
      <text:p text:style-name="P4"><text:span text:style-name="Source_20_Text"><text:s text:c="4"/>memory: 256Mi</text:span></text:p>
      <text:p text:style-name="P4"><text:span text:style-name="Source_20_Text"><text:s text:c="2"/>requests:</text:span></text:p>
      <text:p text:style-name="P4"><text:span text:style-name="Source_20_Text"><text:s text:c="4"/>cpu: 200m</text:span></text:p>
      <text:p text:style-name="P5"><text:span text:style-name="Source_20_Text"><text:s text:c="4"/>memory: 128Mi</text:span></text:p>
      <text:p text:style-name="Text_20_body"><text:span text:style-name="Strong_20_Emphasis">Explanation of Key Sections:</text:span></text:p>
      <text:list xml:id="list1356140984671155973" text:style-name="L74">
        <text:list-item>
          <text:p text:style-name="P374"><text:span text:style-name="Strong_20_Emphasis">service.type: LoadBalancer</text:span>: Exposes Traefik using MetalLB's load balancer IP.</text:p>
        </text:list-item>
        <text:list-item>
          <text:p text:style-name="P374"><text:span text:style-name="Strong_20_Emphasis">certificatesResolvers</text:span>:</text:p>
          <text:list>
            <text:list-item>
              <text:p text:style-name="P374"><text:span text:style-name="Strong_20_Emphasis">internal</text:span>: Handles certificates for internal services using the <text:span text:style-name="Strong_20_Emphasis">Internal PKI</text:span>.</text:p>
            </text:list-item>
            <text:list-item>
              <text:p text:style-name="P374"><text:span text:style-name="Strong_20_Emphasis">letsencrypt</text:span>: Handles public certificates using <text:span text:style-name="Strong_20_Emphasis">Let's Encrypt</text:span>.</text:p>
            </text:list-item>
          </text:list>
        </text:list-item>
        <text:list-item>
          <text:p text:style-name="P374"><text:span text:style-name="Strong_20_Emphasis">tls.stores.defaultCertificate</text:span>: Specifies the default certificate for internal services.</text:p>
        </text:list-item>
        <text:list-item>
          <text:p text:style-name="P240"><text:span text:style-name="Strong_20_Emphasis">additionalVolumes &amp; additionalVolumeMounts</text:span>: Mounts certificates and persistent storage for ACME.</text:p>
        </text:list-item>
      </text:list>
      <text:h text:style-name="Heading_20_4" text:outline-level="4"><text:span text:style-name="Strong_20_Emphasis">Step 4: Create Kubernetes Secrets for Internal PKI Certificates</text:span></text:h>
      <text:p text:style-name="Text_20_body">Assuming the <text:span text:style-name="Source_20_Text">internal.crt</text:span> and <text:span text:style-name="Source_20_Text">internal.key</text:span> has been created and signed in an earlier procedure step by the <text:span text:style-name="Strong_20_Emphasis">Intermediate CA</text:span>:</text:p>
      <text:list xml:id="list2720967940000962641" text:style-name="L75">
        <text:list-item>
          <text:p text:style-name="P241"><text:span text:style-name="Strong_20_Emphasis">Create a Kubernetes Secret for Traefik Certificates</text:span></text:p>
          <text:p text:style-name="P40"><text:span text:style-name="Source_20_Text">kubectl create secret tls traefik-certs \</text:span></text:p>
          <text:p text:style-name="P40"><text:span text:style-name="Source_20_Text"><text:s text:c="2"/>--cert=internal.crt \</text:span></text:p>
          <text:p text:style-name="P40"><text:span text:style-name="Source_20_Text"><text:s text:c="2"/>--key=internal.key \</text:span></text:p>
          <text:p text:style-name="P118"><text:span text:style-name="Source_20_Text"><text:s text:c="2"/>-n traefik</text:span></text:p>
        </text:list-item>
        <text:list-item>
          <text:p text:style-name="P241"><text:span text:style-name="Strong_20_Emphasis">Create PersistentVolumeClaims for ACME Storage</text:span></text:p>
          <text:p text:style-name="P241"><text:span text:style-name="Strong_20_Emphasis">Internal ACME Storage:</text:span></text:p>
          <text:p text:style-name="P40"><text:span text:style-name="Source_20_Text"># traefik-acme-internal-pvc.yaml</text:span></text:p>
          <text:p text:style-name="P40"/>
          <text:p text:style-name="P40"><text:span text:style-name="Source_20_Text">apiVersion: v1</text:span></text:p>
          <text:p text:style-name="P40"><text:span text:style-name="Source_20_Text">kind: PersistentVolumeClaim</text:span></text:p>
          <text:p text:style-name="P40"><text:span text:style-name="Source_20_Text">metadata:</text:span></text:p>
          <text:p text:style-name="P40"><text:span text:style-name="Source_20_Text"><text:s text:c="2"/>name: traefik-acme-internal-pvc</text:span></text:p>
          <text:p text:style-name="P40"><text:span text:style-name="Source_20_Text"><text:s text:c="2"/>namespace: traefik</text:span></text:p>
          <text:p text:style-name="P40"><text:span text:style-name="Source_20_Text">spec:</text:span></text:p>
          <text:p text:style-name="P40"><text:span text:style-name="Source_20_Text"><text:s text:c="2"/>accessModes:</text:span></text:p>
          <text:p text:style-name="P40"><text:span text:style-name="Source_20_Text"><text:s text:c="4"/>- ReadWriteOnce</text:span></text:p>
          <text:p text:style-name="P40"><text:span text:style-name="Source_20_Text"><text:s text:c="2"/>resources:</text:span></text:p>
          <text:p text:style-name="P40"><text:soft-page-break/><text:span text:style-name="Source_20_Text"><text:s text:c="4"/>requests:</text:span></text:p>
          <text:p text:style-name="P118"><text:span text:style-name="Source_20_Text"><text:s text:c="6"/>storage: 1Gi</text:span></text:p>
          <text:p text:style-name="P241"><text:span text:style-name="Strong_20_Emphasis">Let's Encrypt ACME Storage:</text:span></text:p>
          <text:p text:style-name="P40"><text:span text:style-name="Source_20_Text"># traefik-acme-letsencrypt-pvc.yaml</text:span></text:p>
          <text:p text:style-name="P40"/>
          <text:p text:style-name="P40"><text:span text:style-name="Source_20_Text">apiVersion: v1</text:span></text:p>
          <text:p text:style-name="P40"><text:span text:style-name="Source_20_Text">kind: PersistentVolumeClaim</text:span></text:p>
          <text:p text:style-name="P40"><text:span text:style-name="Source_20_Text">metadata:</text:span></text:p>
          <text:p text:style-name="P40"><text:span text:style-name="Source_20_Text"><text:s text:c="2"/>name: traefik-acme-letsencrypt-pvc</text:span></text:p>
          <text:p text:style-name="P40"><text:span text:style-name="Source_20_Text"><text:s text:c="2"/>namespace: traefik</text:span></text:p>
          <text:p text:style-name="P40"><text:span text:style-name="Source_20_Text">spec:</text:span></text:p>
          <text:p text:style-name="P40"><text:span text:style-name="Source_20_Text"><text:s text:c="2"/>accessModes:</text:span></text:p>
          <text:p text:style-name="P40"><text:span text:style-name="Source_20_Text"><text:s text:c="4"/>- ReadWriteOnce</text:span></text:p>
          <text:p text:style-name="P40"><text:span text:style-name="Source_20_Text"><text:s text:c="2"/>resources:</text:span></text:p>
          <text:p text:style-name="P40"><text:span text:style-name="Source_20_Text"><text:s text:c="4"/>requests:</text:span></text:p>
          <text:p text:style-name="P118"><text:span text:style-name="Source_20_Text"><text:s text:c="6"/>storage: 1Gi</text:span></text:p>
          <text:p text:style-name="P241">Apply the PVCs:</text:p>
          <text:p text:style-name="P40"><text:span text:style-name="Source_20_Text">kubectl apply -f traefik-acme-internal-pvc.yaml</text:span></text:p>
          <text:p text:style-name="P118"><text:span text:style-name="Source_20_Text">kubectl apply -f traefik-acme-letsencrypt-pvc.yaml</text:span></text:p>
        </text:list-item>
      </text:list>
      <text:h text:style-name="Heading_20_4" text:outline-level="4"><text:span text:style-name="Strong_20_Emphasis">Step 5: Deploy Traefik Using Helm</text:span></text:h>
      <text:p text:style-name="Text_20_body">Deploy Traefik with the custom configuration:</text:p>
      <text:p text:style-name="P4"><text:span text:style-name="Source_20_Text">helm install traefik traefik/traefik \</text:span></text:p>
      <text:p text:style-name="P4"><text:span text:style-name="Source_20_Text"><text:s text:c="2"/>--namespace traefik \</text:span></text:p>
      <text:p text:style-name="P5"><text:span text:style-name="Source_20_Text"><text:s text:c="2"/>--values traefik-values.yaml</text:span></text:p>
      <text:h text:style-name="Heading_20_4" text:outline-level="4"><text:span text:style-name="Strong_20_Emphasis">Step 6: Verify Traefik Deployment</text:span></text:h>
      <text:list xml:id="list892875155345316051" text:style-name="L76">
        <text:list-item>
          <text:p text:style-name="P242"><text:span text:style-name="Strong_20_Emphasis">Check Traefik Pods and Services</text:span></text:p>
          <text:p text:style-name="P41"><text:span text:style-name="Source_20_Text">kubectl get pods -n traefik</text:span></text:p>
          <text:p text:style-name="P119"><text:span text:style-name="Source_20_Text">kubectl get svc -n traefik</text:span></text:p>
          <text:p text:style-name="P242">Ensure that Traefik pods are in the <text:span text:style-name="Strong_20_Emphasis">Running</text:span> state and the LoadBalancer service has an IP from MetalLB's pool.</text:p>
        </text:list-item>
        <text:list-item>
          <text:p text:style-name="P242"><text:span text:style-name="Strong_20_Emphasis">Access Traefik Dashboard (Optional)</text:span></text:p>
          <text:p text:style-name="P242">If you wish to enable the Traefik dashboard:</text:p>
          <text:list>
            <text:list-item>
              <text:p text:style-name="P242"><text:span text:style-name="Strong_20_Emphasis">Modify </text:span><text:span text:style-name="Strong_20_Emphasis"><text:span text:style-name="Source_20_Text">traefik-values.yaml</text:span></text:span> to include dashboard configuration.</text:p>
              <text:p text:style-name="P41"><text:span text:style-name="Source_20_Text">additionalArguments:</text:span></text:p>
              <text:p text:style-name="P41"><text:span text:style-name="Source_20_Text"><text:s text:c="2"/>- "--api.dashboard=true"</text:span></text:p>
              <text:p text:style-name="P41"><text:span text:style-name="Source_20_Text"><text:s text:c="2"/>- "--api.insecure=false"</text:span></text:p>
              <text:p text:style-name="P41"><text:span text:style-name="Source_20_Text"><text:s text:c="2"/>- "--api.debug=true"</text:span></text:p>
              <text:p text:style-name="P41"/>
              <text:p text:style-name="P41"><text:span text:style-name="Source_20_Text">ports:</text:span></text:p>
              <text:p text:style-name="P41"><text:span text:style-name="Source_20_Text"><text:s text:c="2"/>dashboard:</text:span></text:p>
              <text:p text:style-name="P41"><text:span text:style-name="Source_20_Text"><text:s text:c="4"/>expose: true</text:span></text:p>
              <text:p text:style-name="P41"><text:span text:style-name="Source_20_Text"><text:s text:c="4"/>port: 8080</text:span></text:p>
              <text:p text:style-name="P41"><text:span text:style-name="Source_20_Text"><text:s text:c="4"/>targetPort: 8080</text:span></text:p>
              <text:p text:style-name="P41"/>
              <text:p text:style-name="P41"><text:span text:style-name="Source_20_Text">ingressRoute:</text:span></text:p>
              <text:p text:style-name="P41"><text:span text:style-name="Source_20_Text"><text:s text:c="2"/>dashboard:</text:span></text:p>
              <text:p text:style-name="P41"><text:span text:style-name="Source_20_Text"><text:s text:c="4"/>enabled: true</text:span></text:p>
              <text:p text:style-name="P41"><text:span text:style-name="Source_20_Text"><text:s text:c="4"/>path: /dashboard</text:span></text:p>
              <text:p text:style-name="P41"><text:span text:style-name="Source_20_Text"><text:s text:c="4"/>hosts:</text:span></text:p>
              <text:p text:style-name="P41"><text:soft-page-break/><text:span text:style-name="Source_20_Text"><text:s text:c="6"/>- "traefik-dashboard.homelab.lan"</text:span></text:p>
              <text:p text:style-name="P41"><text:span text:style-name="Source_20_Text"><text:s text:c="4"/>tls:</text:span></text:p>
              <text:p text:style-name="P119"><text:span text:style-name="Source_20_Text"><text:s text:c="6"/>certResolver: internal</text:span></text:p>
            </text:list-item>
            <text:list-item>
              <text:p text:style-name="P242"><text:span text:style-name="Strong_20_Emphasis">Apply the Updated Configuration</text:span></text:p>
              <text:p text:style-name="P41"><text:span text:style-name="Source_20_Text">helm upgrade traefik traefik/traefik \</text:span></text:p>
              <text:p text:style-name="P41"><text:span text:style-name="Source_20_Text"><text:s text:c="2"/>--namespace traefik \</text:span></text:p>
              <text:p text:style-name="P119"><text:span text:style-name="Source_20_Text"><text:s text:c="2"/>--values traefik-values.yaml</text:span></text:p>
            </text:list-item>
            <text:list-item>
              <text:p text:style-name="P242"><text:span text:style-name="Strong_20_Emphasis">Create an IngressRoute for the Dashboard</text:span></text:p>
              <text:p text:style-name="P41"><text:span text:style-name="Source_20_Text"># traefik-dashboard-ingressroute.yaml</text:span></text:p>
              <text:p text:style-name="P41"/>
              <text:p text:style-name="P41"><text:span text:style-name="Source_20_Text">apiVersion: traefik.containo.us/v1alpha1</text:span></text:p>
              <text:p text:style-name="P41"><text:span text:style-name="Source_20_Text">kind: IngressRoute</text:span></text:p>
              <text:p text:style-name="P41"><text:span text:style-name="Source_20_Text">metadata:</text:span></text:p>
              <text:p text:style-name="P41"><text:span text:style-name="Source_20_Text"><text:s text:c="2"/>name: traefik-dashboard</text:span></text:p>
              <text:p text:style-name="P41"><text:span text:style-name="Source_20_Text"><text:s text:c="2"/>namespace: traefik</text:span></text:p>
              <text:p text:style-name="P41"><text:span text:style-name="Source_20_Text">spec:</text:span></text:p>
              <text:p text:style-name="P41"><text:span text:style-name="Source_20_Text"><text:s text:c="2"/>entryPoints:</text:span></text:p>
              <text:p text:style-name="P41"><text:span text:style-name="Source_20_Text"><text:s text:c="4"/>- websecure</text:span></text:p>
              <text:p text:style-name="P41"><text:span text:style-name="Source_20_Text"><text:s text:c="2"/>routes:</text:span></text:p>
              <text:p text:style-name="P41"><text:span text:style-name="Source_20_Text"><text:s text:c="4"/>- match: Host(`traefik-dashboard.homelab.lan`) &amp;&amp; PathPrefix(`/dashboard`)</text:span></text:p>
              <text:p text:style-name="P41"><text:span text:style-name="Source_20_Text"><text:s text:c="6"/>kind: Rule</text:span></text:p>
              <text:p text:style-name="P41"><text:span text:style-name="Source_20_Text"><text:s text:c="6"/>services:</text:span></text:p>
              <text:p text:style-name="P41"><text:span text:style-name="Source_20_Text"><text:s text:c="8"/>- name: api@internal</text:span></text:p>
              <text:p text:style-name="P41"><text:span text:style-name="Source_20_Text"><text:s text:c="10"/>kind: TraefikService</text:span></text:p>
              <text:p text:style-name="P41"><text:span text:style-name="Source_20_Text"><text:s text:c="2"/>tls:</text:span></text:p>
              <text:p text:style-name="P41"><text:span text:style-name="Source_20_Text"><text:s text:c="4"/>certResolver: internal</text:span></text:p>
              <text:p text:style-name="P41"><text:span text:style-name="Source_20_Text"><text:s text:c="4"/>domains:</text:span></text:p>
              <text:p text:style-name="P41"><text:span text:style-name="Source_20_Text"><text:s text:c="6"/>- main: traefik-dashboard.homelab.lan</text:span></text:p>
              <text:p text:style-name="P41"><text:span text:style-name="Source_20_Text"><text:s text:c="8"/>sans:</text:span></text:p>
              <text:p text:style-name="P119"><text:span text:style-name="Source_20_Text"><text:s text:c="10"/>- "*.homelab.lan"</text:span></text:p>
              <text:p text:style-name="P242">Apply the IngressRoute:</text:p>
              <text:p text:style-name="P119"><text:span text:style-name="Source_20_Text">kubectl apply -f traefik-dashboard-ingressroute.yaml</text:span></text:p>
            </text:list-item>
            <text:list-item>
              <text:p text:style-name="P242"><text:span text:style-name="Strong_20_Emphasis">Access the Dashboard</text:span></text:p>
              <text:p text:style-name="P242">Navigate to <text:span text:style-name="Source_20_Text">https://traefik-dashboard.homelab.lan/dashboard</text:span> in the browser.</text:p>
            </text:list-item>
          </text:list>
        </text:list-item>
      </text:list>
      <text:h text:style-name="Heading_20_4" text:outline-level="4"><text:span text:style-name="Strong_20_Emphasis">Step 7: Configure Traefik for Internal and External Services</text:span></text:h>
      <text:list xml:id="list3809245885114440971" text:style-name="L77">
        <text:list-item>
          <text:p text:style-name="P243"><text:span text:style-name="Strong_20_Emphasis">Internal Services Configuration</text:span></text:p>
          <text:p text:style-name="P243">Create an IngressRoute for internal services using internal certificates.</text:p>
          <text:p text:style-name="P243"><text:span text:style-name="Strong_20_Emphasis">Example: Deploying an Internal NGINX Service</text:span></text:p>
          <text:list>
            <text:list-item>
              <text:p text:style-name="P243"><text:span text:style-name="Strong_20_Emphasis">Deployment and Service</text:span></text:p>
              <text:p text:style-name="P42"><text:span text:style-name="Source_20_Text"># internal-nginx-deployment.yaml</text:span></text:p>
              <text:p text:style-name="P42"/>
              <text:p text:style-name="P42"><text:span text:style-name="Source_20_Text">apiVersion: apps/v1</text:span></text:p>
              <text:p text:style-name="P42"><text:span text:style-name="Source_20_Text">kind: Deployment</text:span></text:p>
              <text:p text:style-name="P42"><text:span text:style-name="Source_20_Text">metadata:</text:span></text:p>
              <text:p text:style-name="P42"><text:span text:style-name="Source_20_Text"><text:s text:c="2"/>name: internal-nginx</text:span></text:p>
              <text:p text:style-name="P42"><text:span text:style-name="Source_20_Text"><text:s text:c="2"/>namespace: default</text:span></text:p>
              <text:p text:style-name="P42"><text:span text:style-name="Source_20_Text">spec:</text:span></text:p>
              <text:p text:style-name="P42"><text:span text:style-name="Source_20_Text"><text:s text:c="2"/>replicas: 2</text:span></text:p>
              <text:p text:style-name="P42"><text:span text:style-name="Source_20_Text"><text:s text:c="2"/>selector:</text:span></text:p>
              <text:p text:style-name="P42"><text:span text:style-name="Source_20_Text"><text:s text:c="4"/>matchLabels:</text:span></text:p>
              <text:p text:style-name="P42"><text:span text:style-name="Source_20_Text"><text:s text:c="6"/>app: internal-nginx</text:span></text:p>
              <text:p text:style-name="P42"><text:span text:style-name="Source_20_Text"><text:s text:c="2"/>template:</text:span></text:p>
              <text:p text:style-name="P42"><text:soft-page-break/><text:span text:style-name="Source_20_Text"><text:s text:c="4"/>metadata:</text:span></text:p>
              <text:p text:style-name="P42"><text:span text:style-name="Source_20_Text"><text:s text:c="6"/>labels:</text:span></text:p>
              <text:p text:style-name="P42"><text:span text:style-name="Source_20_Text"><text:s text:c="8"/>app: internal-nginx</text:span></text:p>
              <text:p text:style-name="P42"><text:span text:style-name="Source_20_Text"><text:s text:c="4"/>spec:</text:span></text:p>
              <text:p text:style-name="P42"><text:span text:style-name="Source_20_Text"><text:s text:c="6"/>containers:</text:span></text:p>
              <text:p text:style-name="P42"><text:span text:style-name="Source_20_Text"><text:s text:c="8"/>- name: nginx</text:span></text:p>
              <text:p text:style-name="P42"><text:span text:style-name="Source_20_Text"><text:s text:c="10"/>image: nginx:latest</text:span></text:p>
              <text:p text:style-name="P42"><text:span text:style-name="Source_20_Text"><text:s text:c="10"/>ports:</text:span></text:p>
              <text:p text:style-name="P120"><text:span text:style-name="Source_20_Text"><text:s text:c="12"/>- containerPort: 80</text:span></text:p>
              <text:p text:style-name="P42"><text:span text:style-name="Source_20_Text"># internal-nginx-service.yaml</text:span></text:p>
              <text:p text:style-name="P42"/>
              <text:p text:style-name="P42"><text:span text:style-name="Source_20_Text">apiVersion: v1</text:span></text:p>
              <text:p text:style-name="P42"><text:span text:style-name="Source_20_Text">kind: Service</text:span></text:p>
              <text:p text:style-name="P42"><text:span text:style-name="Source_20_Text">metadata:</text:span></text:p>
              <text:p text:style-name="P42"><text:span text:style-name="Source_20_Text"><text:s text:c="2"/>name: internal-nginx</text:span></text:p>
              <text:p text:style-name="P42"><text:span text:style-name="Source_20_Text">spec:</text:span></text:p>
              <text:p text:style-name="P42"><text:span text:style-name="Source_20_Text"><text:s text:c="2"/>selector:</text:span></text:p>
              <text:p text:style-name="P42"><text:span text:style-name="Source_20_Text"><text:s text:c="4"/>app: internal-nginx</text:span></text:p>
              <text:p text:style-name="P42"><text:span text:style-name="Source_20_Text"><text:s text:c="2"/>ports:</text:span></text:p>
              <text:p text:style-name="P42"><text:span text:style-name="Source_20_Text"><text:s text:c="4"/>- protocol: TCP</text:span></text:p>
              <text:p text:style-name="P42"><text:span text:style-name="Source_20_Text"><text:s text:c="6"/>port: 80</text:span></text:p>
              <text:p text:style-name="P42"><text:span text:style-name="Source_20_Text"><text:s text:c="6"/>targetPort: 80</text:span></text:p>
              <text:p text:style-name="P120"><text:span text:style-name="Source_20_Text"><text:s text:c="2"/>type: ClusterIP</text:span></text:p>
              <text:p text:style-name="P243">Apply the Deployment and Service:</text:p>
              <text:p text:style-name="P42"><text:span text:style-name="Source_20_Text">kubectl apply -f internal-nginx-deployment.yaml</text:span></text:p>
              <text:p text:style-name="P120"><text:span text:style-name="Source_20_Text">kubectl apply -f internal-nginx-service.yaml</text:span></text:p>
            </text:list-item>
            <text:list-item>
              <text:p text:style-name="P243"><text:span text:style-name="Strong_20_Emphasis">IngressRoute</text:span></text:p>
              <text:p text:style-name="P42"><text:span text:style-name="Source_20_Text"># internal-nginx-ingressroute.yaml</text:span></text:p>
              <text:p text:style-name="P42"/>
              <text:p text:style-name="P42"><text:span text:style-name="Source_20_Text">apiVersion: traefik.containo.us/v1alpha1</text:span></text:p>
              <text:p text:style-name="P42"><text:span text:style-name="Source_20_Text">kind: IngressRoute</text:span></text:p>
              <text:p text:style-name="P42"><text:span text:style-name="Source_20_Text">metadata:</text:span></text:p>
              <text:p text:style-name="P42"><text:span text:style-name="Source_20_Text"><text:s text:c="2"/>name: internal-nginx</text:span></text:p>
              <text:p text:style-name="P42"><text:span text:style-name="Source_20_Text"><text:s text:c="2"/>namespace: default</text:span></text:p>
              <text:p text:style-name="P42"><text:span text:style-name="Source_20_Text">spec:</text:span></text:p>
              <text:p text:style-name="P42"><text:span text:style-name="Source_20_Text"><text:s text:c="2"/>entryPoints:</text:span></text:p>
              <text:p text:style-name="P42"><text:span text:style-name="Source_20_Text"><text:s text:c="4"/>- websecure</text:span></text:p>
              <text:p text:style-name="P42"><text:span text:style-name="Source_20_Text"><text:s text:c="2"/>routes:</text:span></text:p>
              <text:p text:style-name="P42"><text:span text:style-name="Source_20_Text"><text:s text:c="4"/>- match: Host(`internal-nginx.homelab.lan`)</text:span></text:p>
              <text:p text:style-name="P42"><text:span text:style-name="Source_20_Text"><text:s text:c="6"/>kind: Rule</text:span></text:p>
              <text:p text:style-name="P42"><text:span text:style-name="Source_20_Text"><text:s text:c="6"/>services:</text:span></text:p>
              <text:p text:style-name="P42"><text:span text:style-name="Source_20_Text"><text:s text:c="8"/>- name: internal-nginx</text:span></text:p>
              <text:p text:style-name="P42"><text:span text:style-name="Source_20_Text"><text:s text:c="10"/>port: 80</text:span></text:p>
              <text:p text:style-name="P42"><text:span text:style-name="Source_20_Text"><text:s text:c="2"/>tls:</text:span></text:p>
              <text:p text:style-name="P42"><text:span text:style-name="Source_20_Text"><text:s text:c="4"/>certResolver: internal</text:span></text:p>
              <text:p text:style-name="P42"><text:span text:style-name="Source_20_Text"><text:s text:c="4"/>domains:</text:span></text:p>
              <text:p text:style-name="P42"><text:span text:style-name="Source_20_Text"><text:s text:c="6"/>- main: internal-nginx.homelab.lan</text:span></text:p>
              <text:p text:style-name="P42"><text:span text:style-name="Source_20_Text"><text:s text:c="8"/>sans:</text:span></text:p>
              <text:p text:style-name="P120"><text:span text:style-name="Source_20_Text"><text:s text:c="10"/>- "*.homelab.lan"</text:span></text:p>
              <text:p text:style-name="P243">Apply the IngressRoute:</text:p>
              <text:p text:style-name="P120"><text:span text:style-name="Source_20_Text">kubectl apply -f internal-nginx-ingressroute.yaml</text:span></text:p>
            </text:list-item>
            <text:list-item>
              <text:p text:style-name="P243"><text:span text:style-name="Strong_20_Emphasis">Verify Internal Service Access</text:span></text:p>
              <text:p text:style-name="P243">Navigate to <text:span text:style-name="Source_20_Text">https://internal-nginx.homelab.lan</text:span> from a machine trusted by the internal CA to ensure the service is accessible with the correct certificate.</text:p>
            </text:list-item>
          </text:list>
        </text:list-item>
        <text:list-item>
          <text:p text:style-name="P243"><text:span text:style-name="Strong_20_Emphasis">Public Services Configuration with Let's Encrypt</text:span></text:p>
          <text:p text:style-name="P243"><text:soft-page-break/>Create an IngressRoute for public services using Let's Encrypt certificates.</text:p>
          <text:p text:style-name="P243"><text:span text:style-name="Strong_20_Emphasis">Example: Deploying a Public NGINX Service</text:span></text:p>
          <text:list>
            <text:list-item>
              <text:p text:style-name="P243"><text:span text:style-name="Strong_20_Emphasis">Deployment and Service</text:span></text:p>
              <text:p text:style-name="P42"><text:span text:style-name="Source_20_Text"># public-nginx-deployment.yaml</text:span></text:p>
              <text:p text:style-name="P42"/>
              <text:p text:style-name="P42"><text:span text:style-name="Source_20_Text">apiVersion: apps/v1</text:span></text:p>
              <text:p text:style-name="P42"><text:span text:style-name="Source_20_Text">kind: Deployment</text:span></text:p>
              <text:p text:style-name="P42"><text:span text:style-name="Source_20_Text">metadata:</text:span></text:p>
              <text:p text:style-name="P42"><text:span text:style-name="Source_20_Text"><text:s text:c="2"/>name: public-nginx</text:span></text:p>
              <text:p text:style-name="P42"><text:span text:style-name="Source_20_Text"><text:s text:c="2"/>namespace: default</text:span></text:p>
              <text:p text:style-name="P42"><text:span text:style-name="Source_20_Text">spec:</text:span></text:p>
              <text:p text:style-name="P42"><text:span text:style-name="Source_20_Text"><text:s text:c="2"/>replicas: 2</text:span></text:p>
              <text:p text:style-name="P42"><text:span text:style-name="Source_20_Text"><text:s text:c="2"/>selector:</text:span></text:p>
              <text:p text:style-name="P42"><text:span text:style-name="Source_20_Text"><text:s text:c="4"/>matchLabels:</text:span></text:p>
              <text:p text:style-name="P42"><text:span text:style-name="Source_20_Text"><text:s text:c="6"/>app: public-nginx</text:span></text:p>
              <text:p text:style-name="P42"><text:span text:style-name="Source_20_Text"><text:s text:c="2"/>template:</text:span></text:p>
              <text:p text:style-name="P42"><text:span text:style-name="Source_20_Text"><text:s text:c="4"/>metadata:</text:span></text:p>
              <text:p text:style-name="P42"><text:span text:style-name="Source_20_Text"><text:s text:c="6"/>labels:</text:span></text:p>
              <text:p text:style-name="P42"><text:span text:style-name="Source_20_Text"><text:s text:c="8"/>app: public-nginx</text:span></text:p>
              <text:p text:style-name="P42"><text:span text:style-name="Source_20_Text"><text:s text:c="4"/>spec:</text:span></text:p>
              <text:p text:style-name="P42"><text:span text:style-name="Source_20_Text"><text:s text:c="6"/>containers:</text:span></text:p>
              <text:p text:style-name="P42"><text:span text:style-name="Source_20_Text"><text:s text:c="8"/>- name: nginx</text:span></text:p>
              <text:p text:style-name="P42"><text:span text:style-name="Source_20_Text"><text:s text:c="10"/>image: nginx:latest</text:span></text:p>
              <text:p text:style-name="P42"><text:span text:style-name="Source_20_Text"><text:s text:c="10"/>ports:</text:span></text:p>
              <text:p text:style-name="P120"><text:span text:style-name="Source_20_Text"><text:s text:c="12"/>- containerPort: 80</text:span></text:p>
              <text:p text:style-name="P42"><text:span text:style-name="Source_20_Text"># public-nginx-service.yaml</text:span></text:p>
              <text:p text:style-name="P42"/>
              <text:p text:style-name="P42"><text:span text:style-name="Source_20_Text">apiVersion: v1</text:span></text:p>
              <text:p text:style-name="P42"><text:span text:style-name="Source_20_Text">kind: Service</text:span></text:p>
              <text:p text:style-name="P42"><text:span text:style-name="Source_20_Text">metadata:</text:span></text:p>
              <text:p text:style-name="P42"><text:span text:style-name="Source_20_Text"><text:s text:c="2"/>name: public-nginx</text:span></text:p>
              <text:p text:style-name="P42"><text:span text:style-name="Source_20_Text">spec:</text:span></text:p>
              <text:p text:style-name="P42"><text:span text:style-name="Source_20_Text"><text:s text:c="2"/>selector:</text:span></text:p>
              <text:p text:style-name="P42"><text:span text:style-name="Source_20_Text"><text:s text:c="4"/>app: public-nginx</text:span></text:p>
              <text:p text:style-name="P42"><text:span text:style-name="Source_20_Text"><text:s text:c="2"/>ports:</text:span></text:p>
              <text:p text:style-name="P42"><text:span text:style-name="Source_20_Text"><text:s text:c="4"/>- protocol: TCP</text:span></text:p>
              <text:p text:style-name="P42"><text:span text:style-name="Source_20_Text"><text:s text:c="6"/>port: 80</text:span></text:p>
              <text:p text:style-name="P42"><text:span text:style-name="Source_20_Text"><text:s text:c="6"/>targetPort: 80</text:span></text:p>
              <text:p text:style-name="P120"><text:span text:style-name="Source_20_Text"><text:s text:c="2"/>type: ClusterIP</text:span></text:p>
              <text:p text:style-name="P243">Apply the Deployment and Service:</text:p>
              <text:p text:style-name="P42"><text:span text:style-name="Source_20_Text">kubectl apply -f public-nginx-deployment.yaml</text:span></text:p>
              <text:p text:style-name="P120"><text:span text:style-name="Source_20_Text">kubectl apply -f public-nginx-service.yaml</text:span></text:p>
            </text:list-item>
            <text:list-item>
              <text:p text:style-name="P243"><text:span text:style-name="Strong_20_Emphasis">IngressRoute</text:span></text:p>
              <text:p text:style-name="P42"><text:span text:style-name="Source_20_Text"># public-nginx-ingressroute.yaml</text:span></text:p>
              <text:p text:style-name="P42"/>
              <text:p text:style-name="P42"><text:span text:style-name="Source_20_Text">apiVersion: traefik.containo.us/v1alpha1</text:span></text:p>
              <text:p text:style-name="P42"><text:span text:style-name="Source_20_Text">kind: IngressRoute</text:span></text:p>
              <text:p text:style-name="P42"><text:span text:style-name="Source_20_Text">metadata:</text:span></text:p>
              <text:p text:style-name="P42"><text:span text:style-name="Source_20_Text"><text:s text:c="2"/>name: public-nginx</text:span></text:p>
              <text:p text:style-name="P42"><text:span text:style-name="Source_20_Text"><text:s text:c="2"/>namespace: default</text:span></text:p>
              <text:p text:style-name="P42"><text:span text:style-name="Source_20_Text">spec:</text:span></text:p>
              <text:p text:style-name="P42"><text:span text:style-name="Source_20_Text"><text:s text:c="2"/>entryPoints:</text:span></text:p>
              <text:p text:style-name="P42"><text:span text:style-name="Source_20_Text"><text:s text:c="4"/>- websecure</text:span></text:p>
              <text:p text:style-name="P42"><text:span text:style-name="Source_20_Text"><text:s text:c="2"/>routes:</text:span></text:p>
              <text:p text:style-name="P42"><text:span text:style-name="Source_20_Text"><text:s text:c="4"/>- match: Host(`public-nginx.mydomain.com`)</text:span></text:p>
              <text:p text:style-name="P42"><text:span text:style-name="Source_20_Text"><text:s text:c="6"/>kind: Rule</text:span></text:p>
              <text:p text:style-name="P42"><text:span text:style-name="Source_20_Text"><text:s text:c="6"/>services:</text:span></text:p>
              <text:p text:style-name="P42"><text:span text:style-name="Source_20_Text"><text:s text:c="8"/>- name: public-nginx</text:span></text:p>
              <text:p text:style-name="P42"><text:soft-page-break/><text:span text:style-name="Source_20_Text"><text:s text:c="10"/>port: 80</text:span></text:p>
              <text:p text:style-name="P42"><text:span text:style-name="Source_20_Text"><text:s text:c="2"/>tls:</text:span></text:p>
              <text:p text:style-name="P42"><text:span text:style-name="Source_20_Text"><text:s text:c="4"/>certResolver: letsencrypt</text:span></text:p>
              <text:p text:style-name="P42"><text:span text:style-name="Source_20_Text"><text:s text:c="4"/>domains:</text:span></text:p>
              <text:p text:style-name="P42"><text:span text:style-name="Source_20_Text"><text:s text:c="6"/>- main: public-nginx.mydomain.com</text:span></text:p>
              <text:p text:style-name="P42"><text:span text:style-name="Source_20_Text"><text:s text:c="8"/>sans:</text:span></text:p>
              <text:p text:style-name="P120"><text:span text:style-name="Source_20_Text"><text:s text:c="10"/>- "*.mydomain.com"</text:span></text:p>
              <text:p text:style-name="P243">Apply the IngressRoute:</text:p>
              <text:p text:style-name="P120"><text:span text:style-name="Source_20_Text">kubectl apply -f public-nginx-ingressroute.yaml</text:span></text:p>
            </text:list-item>
            <text:list-item>
              <text:p text:style-name="P243"><text:span text:style-name="Strong_20_Emphasis">Verify Public Service Access</text:span></text:p>
              <text:p text:style-name="P243">Navigate to <text:span text:style-name="Source_20_Text">https://public-nginx.mydomain.com</text:span> in the browser to ensure the service is accessible with a valid Let's Encrypt certificate.</text:p>
            </text:list-item>
          </text:list>
        </text:list-item>
        <text:list-item>
          <text:p text:style-name="P243"><text:span text:style-name="Strong_20_Emphasis">Using Cloudflare Origin Certificates for Public Services (Alternative)</text:span></text:p>
          <text:p text:style-name="P243">If the preference is to use <text:span text:style-name="Strong_20_Emphasis">Cloudflare Origin Certificates</text:span> instead of Let's Encrypt:</text:p>
          <text:list>
            <text:list-item>
              <text:p text:style-name="P243"><text:span text:style-name="Strong_20_Emphasis">Generate Origin Certificate on Cloudflare:</text:span></text:p>
              <text:list>
                <text:list-item>
                  <text:p text:style-name="P375">Log in to Cloudflare dashboard.</text:p>
                </text:list-item>
                <text:list-item>
                  <text:p text:style-name="P375">Navigate to <text:span text:style-name="Strong_20_Emphasis">SSL/TLS → Origin Server</text:span>.</text:p>
                </text:list-item>
                <text:list-item>
                  <text:p text:style-name="P375">Click <text:span text:style-name="Strong_20_Emphasis">Create Certificate</text:span> and follow the prompts.</text:p>
                </text:list-item>
                <text:list-item>
                  <text:p text:style-name="P375">Download the <text:span text:style-name="Strong_20_Emphasis">Origin Certificate</text:span> and <text:span text:style-name="Strong_20_Emphasis">Private Key</text:span>.</text:p>
                </text:list-item>
              </text:list>
            </text:list-item>
            <text:list-item>
              <text:p text:style-name="P243"><text:span text:style-name="Strong_20_Emphasis">Create a Kubernetes Secret for Cloudflare Certificates</text:span></text:p>
              <text:p text:style-name="P42"><text:span text:style-name="Source_20_Text">kubectl create secret tls cloudflare-certs \</text:span></text:p>
              <text:p text:style-name="P42"><text:span text:style-name="Source_20_Text"><text:s text:c="2"/>--cert=cloudflare-origin.crt \</text:span></text:p>
              <text:p text:style-name="P42"><text:span text:style-name="Source_20_Text"><text:s text:c="2"/>--key=cloudflare-origin.key \</text:span></text:p>
              <text:p text:style-name="P120"><text:span text:style-name="Source_20_Text"><text:s text:c="2"/>-n traefik</text:span></text:p>
            </text:list-item>
            <text:list-item>
              <text:p text:style-name="P243"><text:span text:style-name="Strong_20_Emphasis">Update Traefik Configuration for Cloudflare Resolver</text:span></text:p>
              <text:p text:style-name="P243">Modify <text:span text:style-name="Source_20_Text">traefik-values.yaml</text:span> to include Cloudflare's certificate resolver.</text:p>
              <text:p text:style-name="P42"><text:span text:style-name="Source_20_Text">certificatesResolvers:</text:span></text:p>
              <text:p text:style-name="P42"><text:span text:style-name="Source_20_Text"><text:s text:c="2"/>cloudflare:</text:span></text:p>
              <text:p text:style-name="P42"><text:span text:style-name="Source_20_Text"><text:s text:c="4"/>acme:</text:span></text:p>
              <text:p text:style-name="P42"><text:span text:style-name="Source_20_Text"><text:s text:c="6"/>email: the-email@domain.com</text:span></text:p>
              <text:p text:style-name="P42"><text:span text:style-name="Source_20_Text"><text:s text:c="6"/>storage: /data/acme-cloudflare.json</text:span></text:p>
              <text:p text:style-name="P42"><text:span text:style-name="Source_20_Text"><text:s text:c="6"/>dnsChallenge:</text:span></text:p>
              <text:p text:style-name="P42"><text:span text:style-name="Source_20_Text"><text:s text:c="8"/>provider: cloudflare</text:span></text:p>
              <text:p text:style-name="P120"><text:span text:style-name="Source_20_Text"><text:s text:c="8"/># Configure Cloudflare API credentials via environment variables or secrets</text:span></text:p>
            </text:list-item>
            <text:list-item>
              <text:p text:style-name="P243"><text:span text:style-name="Strong_20_Emphasis">Redeploy Traefik with Updated Values</text:span></text:p>
              <text:p text:style-name="P42"><text:span text:style-name="Source_20_Text">helm upgrade traefik traefik/traefik \</text:span></text:p>
              <text:p text:style-name="P42"><text:span text:style-name="Source_20_Text"><text:s text:c="2"/>--namespace traefik \</text:span></text:p>
              <text:p text:style-name="P120"><text:span text:style-name="Source_20_Text"><text:s text:c="2"/>--values traefik-values.yaml</text:span></text:p>
            </text:list-item>
            <text:list-item>
              <text:p text:style-name="P243"><text:span text:style-name="Strong_20_Emphasis">Create IngressRoute for Public Services Using Cloudflare</text:span></text:p>
              <text:p text:style-name="P42"><text:span text:style-name="Source_20_Text"># public-nginx-cloudflare-ingressroute.yaml</text:span></text:p>
              <text:p text:style-name="P42"/>
              <text:p text:style-name="P42"><text:span text:style-name="Source_20_Text">apiVersion: traefik.containo.us/v1alpha1</text:span></text:p>
              <text:p text:style-name="P42"><text:span text:style-name="Source_20_Text">kind: IngressRoute</text:span></text:p>
              <text:p text:style-name="P42"><text:span text:style-name="Source_20_Text">metadata:</text:span></text:p>
              <text:p text:style-name="P42"><text:span text:style-name="Source_20_Text"><text:s text:c="2"/>name: public-nginx-cloudflare</text:span></text:p>
              <text:p text:style-name="P42"><text:span text:style-name="Source_20_Text"><text:s text:c="2"/>namespace: default</text:span></text:p>
              <text:p text:style-name="P42"><text:span text:style-name="Source_20_Text">spec:</text:span></text:p>
              <text:p text:style-name="P42"><text:span text:style-name="Source_20_Text"><text:s text:c="2"/>entryPoints:</text:span></text:p>
              <text:p text:style-name="P42"><text:soft-page-break/><text:span text:style-name="Source_20_Text"><text:s text:c="4"/>- websecure</text:span></text:p>
              <text:p text:style-name="P42"><text:span text:style-name="Source_20_Text"><text:s text:c="2"/>routes:</text:span></text:p>
              <text:p text:style-name="P42"><text:span text:style-name="Source_20_Text"><text:s text:c="4"/>- match: Host(`public-nginx.mydomain.com`)</text:span></text:p>
              <text:p text:style-name="P42"><text:span text:style-name="Source_20_Text"><text:s text:c="6"/>kind: Rule</text:span></text:p>
              <text:p text:style-name="P42"><text:span text:style-name="Source_20_Text"><text:s text:c="6"/>services:</text:span></text:p>
              <text:p text:style-name="P42"><text:span text:style-name="Source_20_Text"><text:s text:c="8"/>- name: public-nginx</text:span></text:p>
              <text:p text:style-name="P42"><text:span text:style-name="Source_20_Text"><text:s text:c="10"/>port: 80</text:span></text:p>
              <text:p text:style-name="P42"><text:span text:style-name="Source_20_Text"><text:s text:c="2"/>tls:</text:span></text:p>
              <text:p text:style-name="P42"><text:span text:style-name="Source_20_Text"><text:s text:c="4"/>certResolver: cloudflare</text:span></text:p>
              <text:p text:style-name="P42"><text:span text:style-name="Source_20_Text"><text:s text:c="4"/>domains:</text:span></text:p>
              <text:p text:style-name="P42"><text:span text:style-name="Source_20_Text"><text:s text:c="6"/>- main: public-nginx.mydomain.com</text:span></text:p>
              <text:p text:style-name="P42"><text:span text:style-name="Source_20_Text"><text:s text:c="8"/>sans:</text:span></text:p>
              <text:p text:style-name="P120"><text:span text:style-name="Source_20_Text"><text:s text:c="10"/>- "*.mydomain.com"</text:span></text:p>
              <text:p text:style-name="P243">Apply the IngressRoute:</text:p>
              <text:p text:style-name="P120"><text:span text:style-name="Source_20_Text">kubectl apply -f public-nginx-cloudflare-ingressroute.yaml</text:span></text:p>
            </text:list-item>
            <text:list-item>
              <text:p text:style-name="P243"><text:span text:style-name="Strong_20_Emphasis">Verify Public Service Access with Cloudflare Certificate</text:span></text:p>
              <text:p text:style-name="P243">Navigate to <text:span text:style-name="Source_20_Text">https://public-nginx.mydomain.com</text:span> in the browser. The certificate should be issued by <text:span text:style-name="Strong_20_Emphasis">Cloudflare</text:span>.</text:p>
            </text:list-item>
          </text:list>
        </text:list-item>
      </text:list>
      <text:p text:style-name="Horizontal_20_Line"/>
      <text:h text:style-name="Heading_20_3" text:outline-level="3">9.1.10 Integrating the Cluster with pfSense and Load Balancers</text:h>
      <text:p text:style-name="Text_20_body">Ensuring seamless traffic flow between the Kubernetes cluster, <text:span text:style-name="Strong_20_Emphasis">pfSense</text:span>, and load balancers is crucial for optimal performance and security.</text:p>
      <text:h text:style-name="Heading_20_4" text:outline-level="4"><text:span text:style-name="Strong_20_Emphasis">Step 1: Configure pfSense as a BGP Peer (If Required)</text:span></text:h>
      <text:p text:style-name="Text_20_body">If intending to have <text:span text:style-name="Strong_20_Emphasis">pfSense</text:span> participate in BGP routing with the Kubernetes cluster, configure it as so:</text:p>
      <text:list xml:id="list1523637320301275353" text:style-name="L78">
        <text:list-item>
          <text:p text:style-name="P244"><text:span text:style-name="Strong_20_Emphasis">Install FRRouting on pfSense</text:span></text:p>
          <text:list>
            <text:list-item>
              <text:p text:style-name="P376">Navigate to <text:span text:style-name="Strong_20_Emphasis">System → Package Manager → Available Packages</text:span>.</text:p>
            </text:list-item>
            <text:list-item>
              <text:p text:style-name="P376">Install the <text:span text:style-name="Strong_20_Emphasis">FRRouting</text:span> package.</text:p>
            </text:list-item>
          </text:list>
        </text:list-item>
        <text:list-item>
          <text:p text:style-name="P244"><text:span text:style-name="Strong_20_Emphasis">Configure BGP in FRRouting on pfSense</text:span></text:p>
          <text:p text:style-name="P244">Access FRRouting's configuration interface and add BGP peers.</text:p>
          <text:p text:style-name="P244"><text:span text:style-name="Strong_20_Emphasis">Example Configuration:</text:span></text:p>
          <text:p text:style-name="P43"><text:span text:style-name="Source_20_Text">router bgp 64512</text:span></text:p>
          <text:p text:style-name="P43"><text:span text:style-name="Source_20_Text"><text:s text:c="2"/>bgp router-id 192.168.100.1</text:span></text:p>
          <text:p text:style-name="P43"><text:span text:style-name="Source_20_Text"><text:s text:c="2"/>neighbor 192.168.100.31 remote-as 64512 <text:s/># Load Balancer 1</text:span></text:p>
          <text:p text:style-name="P43"><text:span text:style-name="Source_20_Text"><text:s text:c="2"/>neighbor 192.168.100.32 remote-as 64512 <text:s/># Load Balancer 2</text:span></text:p>
          <text:p text:style-name="P43"/>
          <text:p text:style-name="P43"><text:span text:style-name="Source_20_Text"><text:s text:c="2"/># Enable TLS (if supported)</text:span></text:p>
          <text:p text:style-name="P43"><text:span text:style-name="Source_20_Text"><text:s text:c="2"/>neighbor 192.168.100.31 tls enable</text:span></text:p>
          <text:p text:style-name="P43"><text:span text:style-name="Source_20_Text"><text:s text:c="2"/>neighbor 192.168.100.31 tls-cert-file /path/to/pfsense.crt</text:span></text:p>
          <text:p text:style-name="P43"><text:span text:style-name="Source_20_Text"><text:s text:c="2"/>neighbor 192.168.100.31 tls-key-file /path/to/pfsense.key</text:span></text:p>
          <text:p text:style-name="P43"><text:span text:style-name="Source_20_Text"><text:s text:c="2"/>neighbor 192.168.100.31 tls-ca-file /path/to/ca-chain.pem</text:span></text:p>
          <text:p text:style-name="P43"/>
          <text:p text:style-name="P43"><text:span text:style-name="Source_20_Text"><text:s text:c="2"/>neighbor 192.168.100.32 tls enable</text:span></text:p>
          <text:p text:style-name="P43"><text:span text:style-name="Source_20_Text"><text:s text:c="2"/>neighbor 192.168.100.32 tls-cert-file /path/to/pfsense.crt</text:span></text:p>
          <text:p text:style-name="P43"><text:span text:style-name="Source_20_Text"><text:s text:c="2"/>neighbor 192.168.100.32 tls-key-file /path/to/pfsense.key</text:span></text:p>
          <text:p text:style-name="P43"><text:span text:style-name="Source_20_Text"><text:s text:c="2"/>neighbor 192.168.100.32 tls-ca-file /path/to/ca-chain.pem</text:span></text:p>
          <text:p text:style-name="P43"/>
          <text:p text:style-name="P121"><text:span text:style-name="Source_20_Text"><text:s text:c="2"/>network 192.168.100.0/24</text:span></text:p>
        </text:list-item>
        <text:list-item>
          <text:p text:style-name="P244"><text:span text:style-name="Strong_20_Emphasis">Enable Firewall Rules for BGP Traffic</text:span></text:p>
          <text:list>
            <text:list-item>
              <text:p text:style-name="P376"><text:soft-page-break/>Allow TCP port <text:span text:style-name="Strong_20_Emphasis">179</text:span> (BGP) between pfSense and load balancers.</text:p>
            </text:list-item>
            <text:list-item>
              <text:p text:style-name="P376">Navigate to <text:span text:style-name="Strong_20_Emphasis">Firewall → Rules</text:span> and create <text:span text:style-name="Strong_20_Emphasis">allow</text:span> rules accordingly.</text:p>
            </text:list-item>
          </text:list>
        </text:list-item>
        <text:list-item>
          <text:p text:style-name="P244"><text:span text:style-name="Strong_20_Emphasis">Verify BGP Sessions on pfSense</text:span></text:p>
          <text:p text:style-name="P244">Use FRRouting's CLI on pfSense to check BGP status:</text:p>
          <text:p text:style-name="P121"><text:span text:style-name="Source_20_Text">vtysh -c "show ip bgp summary"</text:span></text:p>
          <text:p text:style-name="P244">Ensure that BGP sessions with load balancers are established and secure.</text:p>
        </text:list-item>
      </text:list>
      <text:h text:style-name="Heading_20_4" text:outline-level="4"><text:span text:style-name="Strong_20_Emphasis">Step 2: Configure Load Balancers for BGP Peering</text:span></text:h>
      <text:p text:style-name="Text_20_body">Ensure that the <text:span text:style-name="Strong_20_Emphasis">load balancers</text:span> are correctly configured to peer with both <text:span text:style-name="Strong_20_Emphasis">MetalLB</text:span> and <text:span text:style-name="Strong_20_Emphasis">pfSense</text:span> (if applicable).</text:p>
      <text:list xml:id="list2939568338850660072" text:style-name="L79">
        <text:list-item>
          <text:p text:style-name="P245"><text:span text:style-name="Strong_20_Emphasis">Load Balancer FRRouting Configuration</text:span></text:p>
          <text:p text:style-name="P245">On each load balancer (<text:span text:style-name="Source_20_Text">loadbalancer1.homelab.lan</text:span>, <text:span text:style-name="Source_20_Text">loadbalancer2.homelab.lan</text:span>):</text:p>
          <text:p text:style-name="P44"><text:span text:style-name="Source_20_Text">router bgp 64512</text:span></text:p>
          <text:p text:style-name="P44"><text:span text:style-name="Source_20_Text"><text:s text:c="2"/>bgp router-id 192.168.100.31 <text:s/># Load Balancer 1</text:span></text:p>
          <text:p text:style-name="P44"><text:span text:style-name="Source_20_Text"><text:s text:c="2"/>neighbor 192.168.100.11 remote-as 64512 <text:s/># Kubernetes API Server or specific peer</text:span></text:p>
          <text:p text:style-name="P44"><text:span text:style-name="Source_20_Text"><text:s text:c="2"/>neighbor 192.168.100.11 ebgp-multihop 2</text:span></text:p>
          <text:p text:style-name="P44"><text:span text:style-name="Source_20_Text"><text:s text:c="2"/>neighbor 192.168.100.11 update-source eth0</text:span></text:p>
          <text:p text:style-name="P44"/>
          <text:p text:style-name="P44"><text:span text:style-name="Source_20_Text"><text:s text:c="2"/># Peer with pfSense</text:span></text:p>
          <text:p text:style-name="P44"><text:span text:style-name="Source_20_Text"><text:s text:c="2"/>neighbor 192.168.100.1 remote-as 64512</text:span></text:p>
          <text:p text:style-name="P44"/>
          <text:p text:style-name="P44"><text:span text:style-name="Source_20_Text"><text:s text:c="2"/># Announce MetalLB address pool</text:span></text:p>
          <text:p text:style-name="P44"><text:span text:style-name="Source_20_Text"><text:s text:c="2"/>network 192.168.100.240/28</text:span></text:p>
          <text:p text:style-name="P44"/>
          <text:p text:style-name="P44"><text:span text:style-name="Source_20_Text">line vty</text:span></text:p>
          <text:p text:style-name="P44"><text:span text:style-name="Source_20_Text"><text:s text:c="2"/>exec-timeout 0 0</text:span></text:p>
          <text:p text:style-name="P44"><text:span text:style-name="Source_20_Text"><text:s text:c="2"/>history size 0</text:span></text:p>
          <text:p text:style-name="P122"><text:span text:style-name="Source_20_Text"><text:s text:c="2"/>no ip domain-lookup</text:span></text:p>
        </text:list-item>
        <text:list-item>
          <text:p text:style-name="P245"><text:span text:style-name="Strong_20_Emphasis">Verify BGP Route Advertisements</text:span></text:p>
          <text:p text:style-name="P245">On load balancers:</text:p>
          <text:p text:style-name="P122"><text:span text:style-name="Source_20_Text">sudo vtysh -c "show ip bgp"</text:span></text:p>
          <text:p text:style-name="P245">Ensure that the MetalLB address pool (<text:span text:style-name="Source_20_Text">192.168.100.240/28</text:span>) is being advertised to peers.</text:p>
        </text:list-item>
      </text:list>
      <text:p text:style-name="Horizontal_20_Line"/>
      <text:h text:style-name="Heading_20_3" text:outline-level="3">9.1.11 Provisioning Storage from TrueNAS</text:h>
      <text:p text:style-name="Text_20_body">Integrate <text:span text:style-name="Strong_20_Emphasis">TrueNAS SCALE</text:span> with the Kubernetes cluster to provide persistent storage for applications.</text:p>
      <text:h text:style-name="Heading_20_4" text:outline-level="4"><text:span text:style-name="Strong_20_Emphasis">Step 1: Configure NFS on TrueNAS</text:span></text:h>
      <text:list xml:id="list5329101548695314038" text:style-name="L80">
        <text:list-item>
          <text:p text:style-name="P246"><text:span text:style-name="Strong_20_Emphasis">Create a Dataset for Kubernetes Volumes</text:span></text:p>
          <text:list>
            <text:list-item>
              <text:p text:style-name="P377">Navigate to <text:span text:style-name="Strong_20_Emphasis">Storage → Pools → Add Dataset</text:span>.</text:p>
            </text:list-item>
            <text:list-item>
              <text:p text:style-name="P377">Name the dataset (e.g., <text:span text:style-name="Source_20_Text">k8s-volumes</text:span>).</text:p>
            </text:list-item>
          </text:list>
        </text:list-item>
        <text:list-item>
          <text:p text:style-name="P246"><text:span text:style-name="Strong_20_Emphasis">Configure NFS Share</text:span></text:p>
          <text:list>
            <text:list-item>
              <text:p text:style-name="P377">Navigate to <text:span text:style-name="Strong_20_Emphasis">Sharing → Unix Shares (NFS) → Add</text:span>.</text:p>
            </text:list-item>
            <text:list-item>
              <text:p text:style-name="P377"><text:span text:style-name="Strong_20_Emphasis">Path</text:span>: <text:span text:style-name="Source_20_Text">/mnt/Pool/k8s-volumes</text:span>.</text:p>
            </text:list-item>
            <text:list-item>
              <text:p text:style-name="P377"><text:span text:style-name="Strong_20_Emphasis">Authorized Networks</text:span>: <text:span text:style-name="Source_20_Text">192.168.100.0/24</text:span> (Kubernetes subnet example).</text:p>
            </text:list-item>
            <text:list-item>
              <text:p text:style-name="P377"><text:span text:style-name="Strong_20_Emphasis">Maproot User</text:span>: <text:span text:style-name="Source_20_Text">root</text:span>.</text:p>
            </text:list-item>
            <text:list-item>
              <text:p text:style-name="P377"><text:span text:style-name="Strong_20_Emphasis">Maproot Group</text:span>: <text:span text:style-name="Source_20_Text">wheel</text:span>.</text:p>
            </text:list-item>
            <text:list-item>
              <text:p text:style-name="P377"><text:soft-page-break/><text:span text:style-name="Strong_20_Emphasis">Enable</text:span> the share.</text:p>
            </text:list-item>
          </text:list>
        </text:list-item>
        <text:list-item>
          <text:p text:style-name="P246"><text:span text:style-name="Strong_20_Emphasis">Start NFS Service</text:span></text:p>
          <text:list>
            <text:list-item>
              <text:p text:style-name="P377">Navigate to <text:span text:style-name="Strong_20_Emphasis">Services → NFS</text:span>.</text:p>
            </text:list-item>
            <text:list-item>
              <text:p text:style-name="P246">Ensure NFS service is running.</text:p>
            </text:list-item>
          </text:list>
        </text:list-item>
      </text:list>
      <text:h text:style-name="Heading_20_4" text:outline-level="4"><text:span text:style-name="Strong_20_Emphasis">Step 2: Create PersistentVolumes and PersistentVolumeClaims in Kubernetes</text:span></text:h>
      <text:list xml:id="list8627302946235456668" text:style-name="L81">
        <text:list-item>
          <text:p text:style-name="P247"><text:span text:style-name="Strong_20_Emphasis">Create a PersistentVolume</text:span></text:p>
          <text:p text:style-name="P45"><text:span text:style-name="Source_20_Text"># nfs-pv.yaml</text:span></text:p>
          <text:p text:style-name="P45"/>
          <text:p text:style-name="P45"><text:span text:style-name="Source_20_Text">apiVersion: v1</text:span></text:p>
          <text:p text:style-name="P45"><text:span text:style-name="Source_20_Text">kind: PersistentVolume</text:span></text:p>
          <text:p text:style-name="P45"><text:span text:style-name="Source_20_Text">metadata:</text:span></text:p>
          <text:p text:style-name="P45"><text:span text:style-name="Source_20_Text"><text:s text:c="2"/>name: nfs-pv</text:span></text:p>
          <text:p text:style-name="P45"><text:span text:style-name="Source_20_Text">spec:</text:span></text:p>
          <text:p text:style-name="P45"><text:span text:style-name="Source_20_Text"><text:s text:c="2"/>capacity:</text:span></text:p>
          <text:p text:style-name="P45"><text:span text:style-name="Source_20_Text"><text:s text:c="4"/>storage: 100Gi</text:span></text:p>
          <text:p text:style-name="P45"><text:span text:style-name="Source_20_Text"><text:s text:c="2"/>accessModes:</text:span></text:p>
          <text:p text:style-name="P45"><text:span text:style-name="Source_20_Text"><text:s text:c="4"/>- ReadWriteMany</text:span></text:p>
          <text:p text:style-name="P45"><text:span text:style-name="Source_20_Text"><text:s text:c="2"/>nfs:</text:span></text:p>
          <text:p text:style-name="P45"><text:span text:style-name="Source_20_Text"><text:s text:c="4"/>path: /mnt/Pool/k8s-volumes</text:span></text:p>
          <text:p text:style-name="P45"><text:span text:style-name="Source_20_Text"><text:s text:c="4"/>server: truenas.homelab.lan</text:span></text:p>
          <text:p text:style-name="P123"><text:span text:style-name="Source_20_Text"><text:s text:c="2"/>persistentVolumeReclaimPolicy: Retain</text:span></text:p>
          <text:p text:style-name="P247">Apply the PV:</text:p>
          <text:p text:style-name="P123"><text:span text:style-name="Source_20_Text">kubectl apply -f nfs-pv.yaml</text:span></text:p>
        </text:list-item>
        <text:list-item>
          <text:p text:style-name="P247"><text:span text:style-name="Strong_20_Emphasis">Create a PersistentVolumeClaim</text:span></text:p>
          <text:p text:style-name="P45"><text:span text:style-name="Source_20_Text"># nfs-pvc.yaml</text:span></text:p>
          <text:p text:style-name="P45"/>
          <text:p text:style-name="P45"><text:span text:style-name="Source_20_Text">apiVersion: v1</text:span></text:p>
          <text:p text:style-name="P45"><text:span text:style-name="Source_20_Text">kind: PersistentVolumeClaim</text:span></text:p>
          <text:p text:style-name="P45"><text:span text:style-name="Source_20_Text">metadata:</text:span></text:p>
          <text:p text:style-name="P45"><text:span text:style-name="Source_20_Text"><text:s text:c="2"/>name: nfs-pvc</text:span></text:p>
          <text:p text:style-name="P45"><text:span text:style-name="Source_20_Text">spec:</text:span></text:p>
          <text:p text:style-name="P45"><text:span text:style-name="Source_20_Text"><text:s text:c="2"/>accessModes:</text:span></text:p>
          <text:p text:style-name="P45"><text:span text:style-name="Source_20_Text"><text:s text:c="4"/>- ReadWriteMany</text:span></text:p>
          <text:p text:style-name="P45"><text:span text:style-name="Source_20_Text"><text:s text:c="2"/>resources:</text:span></text:p>
          <text:p text:style-name="P45"><text:span text:style-name="Source_20_Text"><text:s text:c="4"/>requests:</text:span></text:p>
          <text:p text:style-name="P123"><text:span text:style-name="Source_20_Text"><text:s text:c="6"/>storage: 50Gi</text:span></text:p>
          <text:p text:style-name="P247">Apply the PVC:</text:p>
          <text:p text:style-name="P123"><text:span text:style-name="Source_20_Text">kubectl apply -f nfs-pvc.yaml</text:span></text:p>
        </text:list-item>
        <text:list-item>
          <text:p text:style-name="P247"><text:span text:style-name="Strong_20_Emphasis">Use PVC in a Deployment</text:span></text:p>
          <text:p text:style-name="P45"><text:span text:style-name="Source_20_Text"># app-deployment.yaml</text:span></text:p>
          <text:p text:style-name="P45"/>
          <text:p text:style-name="P45"><text:span text:style-name="Source_20_Text">apiVersion: apps/v1</text:span></text:p>
          <text:p text:style-name="P45"><text:span text:style-name="Source_20_Text">kind: Deployment</text:span></text:p>
          <text:p text:style-name="P45"><text:span text:style-name="Source_20_Text">metadata:</text:span></text:p>
          <text:p text:style-name="P45"><text:span text:style-name="Source_20_Text"><text:s text:c="2"/>name: my-app</text:span></text:p>
          <text:p text:style-name="P45"><text:span text:style-name="Source_20_Text"><text:s text:c="2"/>namespace: default</text:span></text:p>
          <text:p text:style-name="P45"><text:span text:style-name="Source_20_Text">spec:</text:span></text:p>
          <text:p text:style-name="P45"><text:span text:style-name="Source_20_Text"><text:s text:c="2"/>replicas: 3</text:span></text:p>
          <text:p text:style-name="P45"><text:span text:style-name="Source_20_Text"><text:s text:c="2"/>selector:</text:span></text:p>
          <text:p text:style-name="P45"><text:span text:style-name="Source_20_Text"><text:s text:c="4"/>matchLabels:</text:span></text:p>
          <text:p text:style-name="P45"><text:span text:style-name="Source_20_Text"><text:s text:c="6"/>app: my-app</text:span></text:p>
          <text:p text:style-name="P45"><text:span text:style-name="Source_20_Text"><text:s text:c="2"/>template:</text:span></text:p>
          <text:p text:style-name="P45"><text:span text:style-name="Source_20_Text"><text:s text:c="4"/>metadata:</text:span></text:p>
          <text:p text:style-name="P45"><text:soft-page-break/><text:span text:style-name="Source_20_Text"><text:s text:c="6"/>labels:</text:span></text:p>
          <text:p text:style-name="P45"><text:span text:style-name="Source_20_Text"><text:s text:c="8"/>app: my-app</text:span></text:p>
          <text:p text:style-name="P45"><text:span text:style-name="Source_20_Text"><text:s text:c="4"/>spec:</text:span></text:p>
          <text:p text:style-name="P45"><text:span text:style-name="Source_20_Text"><text:s text:c="6"/>containers:</text:span></text:p>
          <text:p text:style-name="P45"><text:span text:style-name="Source_20_Text"><text:s text:c="8"/>- name: my-app</text:span></text:p>
          <text:p text:style-name="P45"><text:span text:style-name="Source_20_Text"><text:s text:c="10"/>image: nginx:latest</text:span></text:p>
          <text:p text:style-name="P45"><text:span text:style-name="Source_20_Text"><text:s text:c="10"/>volumeMounts:</text:span></text:p>
          <text:p text:style-name="P45"><text:span text:style-name="Source_20_Text"><text:s text:c="12"/>- name: storage</text:span></text:p>
          <text:p text:style-name="P45"><text:span text:style-name="Source_20_Text"><text:s text:c="14"/>mountPath: /usr/share/nginx/html</text:span></text:p>
          <text:p text:style-name="P45"><text:span text:style-name="Source_20_Text"><text:s text:c="6"/>volumes:</text:span></text:p>
          <text:p text:style-name="P45"><text:span text:style-name="Source_20_Text"><text:s text:c="8"/>- name: storage</text:span></text:p>
          <text:p text:style-name="P45"><text:span text:style-name="Source_20_Text"><text:s text:c="10"/>persistentVolumeClaim:</text:span></text:p>
          <text:p text:style-name="P123"><text:span text:style-name="Source_20_Text"><text:s text:c="12"/>claimName: nfs-pvc</text:span></text:p>
          <text:p text:style-name="P247">Apply the Deployment:</text:p>
          <text:p text:style-name="P123"><text:span text:style-name="Source_20_Text">kubectl apply -f app-deployment.yaml</text:span></text:p>
        </text:list-item>
        <text:list-item>
          <text:p text:style-name="P247"><text:span text:style-name="Strong_20_Emphasis">Verify Storage Integration</text:span></text:p>
          <text:list>
            <text:list-item>
              <text:p text:style-name="P378">Access the deployed application and ensure it persists data correctly.</text:p>
            </text:list-item>
            <text:list-item>
              <text:p text:style-name="P247">Check the NFS share on TrueNAS for the application's data.</text:p>
            </text:list-item>
          </text:list>
        </text:list-item>
      </text:list>
      <text:p text:style-name="Horizontal_20_Line"/>
      <text:h text:style-name="Heading_20_3" text:outline-level="3">9.1.12 Linking the Cluster to Local NTP Servers</text:h>
      <text:p text:style-name="Text_20_body">Accurate time synchronization is critical for log correlation, security protocols, and cluster stability. Ensure all Kubernetes nodes synchronize time with the local <text:span text:style-name="Strong_20_Emphasis">NTP servers</text:span>.</text:p>
      <text:h text:style-name="Heading_20_4" text:outline-level="4"><text:span text:style-name="Strong_20_Emphasis">Step 1: Install and Configure Chrony on All Nodes</text:span></text:h>
      <text:list xml:id="list2982278093064377414" text:style-name="L82">
        <text:list-item>
          <text:p text:style-name="P248"><text:span text:style-name="Strong_20_Emphasis">Install Chrony</text:span></text:p>
          <text:p text:style-name="P248">On each Kubernetes node (masters and workers):</text:p>
          <text:p text:style-name="P46"><text:span text:style-name="Source_20_Text">sudo apt-get update</text:span></text:p>
          <text:p text:style-name="P124"><text:span text:style-name="Source_20_Text">sudo apt-get install chrony -y</text:span></text:p>
        </text:list-item>
        <text:list-item>
          <text:p text:style-name="P248"><text:span text:style-name="Strong_20_Emphasis">Configure Chrony to Use Local NTP Servers</text:span></text:p>
          <text:p text:style-name="P248">Edit <text:span text:style-name="Source_20_Text">/etc/chrony/chrony.conf</text:span>:</text:p>
          <text:p text:style-name="P124"><text:span text:style-name="Source_20_Text">sudo nano /etc/chrony/chrony.conf</text:span></text:p>
          <text:p text:style-name="P248">Add the local NTP servers at the top of the file:</text:p>
          <text:p text:style-name="P46"><text:span text:style-name="Source_20_Text">server ntp1.homelab.lan iburst</text:span></text:p>
          <text:p text:style-name="P46"><text:span text:style-name="Source_20_Text">server ntp2.homelab.lan iburst</text:span></text:p>
          <text:p text:style-name="P46"><text:span text:style-name="Source_20_Text">server ntp3.homelab.lan iburst</text:span></text:p>
          <text:p text:style-name="P46"/>
          <text:p text:style-name="P46"><text:span text:style-name="Source_20_Text"># Allow NTP access from the local network</text:span></text:p>
          <text:p text:style-name="P124"><text:span text:style-name="Source_20_Text">allow 192.168.100.0/24 #example</text:span></text:p>
        </text:list-item>
        <text:list-item>
          <text:p text:style-name="P248"><text:span text:style-name="Strong_20_Emphasis">Restart and Enable Chrony Service</text:span></text:p>
          <text:p text:style-name="P46"><text:span text:style-name="Source_20_Text">sudo systemctl restart chrony</text:span></text:p>
          <text:p text:style-name="P124"><text:span text:style-name="Source_20_Text">sudo systemctl enable chrony</text:span></text:p>
        </text:list-item>
        <text:list-item>
          <text:p text:style-name="P248"><text:span text:style-name="Strong_20_Emphasis">Verify Time Synchronization</text:span></text:p>
          <text:p text:style-name="P46"><text:span text:style-name="Source_20_Text">chronyc sources</text:span></text:p>
          <text:p text:style-name="P124"><text:span text:style-name="Source_20_Text">chronyc tracking</text:span></text:p>
          <text:p text:style-name="P248"><text:soft-page-break/>Ensure that each node is synchronized with the local NTP servers.</text:p>
        </text:list-item>
      </text:list>
      <text:p text:style-name="Horizontal_20_Line"/>
      <text:h text:style-name="Heading_20_3" text:outline-level="3">9.1.13 Finalizing Cluster Functionality and Security</text:h>
      <text:p text:style-name="Text_20_body">With the Kubernetes cluster initialized, networking configured, storage provisioned, and time synchronization ensured, proceed to finalize the cluster's functionality and security.</text:p>
      <text:h text:style-name="Heading_20_4" text:outline-level="4"><text:span text:style-name="Strong_20_Emphasis">Step 1: Deploy Additional Networking Components</text:span></text:h>
      <text:list xml:id="list5137736057630211095" text:style-name="L83">
        <text:list-item>
          <text:p text:style-name="P379"><text:span text:style-name="Strong_20_Emphasis">Calico and MetalLB</text:span>: Already installed and configured in previous steps.</text:p>
        </text:list-item>
        <text:list-item>
          <text:p text:style-name="P249"><text:span text:style-name="Strong_20_Emphasis">Traefik Ingress Controller</text:span>: Installed and configured to handle internal and external traffic.</text:p>
        </text:list-item>
      </text:list>
      <text:h text:style-name="Heading_20_4" text:outline-level="4"><text:span text:style-name="Strong_20_Emphasis">Step 2: Verify End-to-End Functionality</text:span></text:h>
      <text:list xml:id="list7218919323316837949" text:style-name="L84">
        <text:list-item>
          <text:p text:style-name="P250"><text:span text:style-name="Strong_20_Emphasis">Internal Service Access</text:span></text:p>
          <text:list>
            <text:list-item>
              <text:p text:style-name="P380">Deploy an internal service and verify access via Traefik using internal certificates.</text:p>
            </text:list-item>
            <text:list-item>
              <text:p text:style-name="P380">Example: Access <text:span text:style-name="Source_20_Text">https://internal-nginx.homelab.lan</text:span>.</text:p>
            </text:list-item>
          </text:list>
        </text:list-item>
        <text:list-item>
          <text:p text:style-name="P250"><text:span text:style-name="Strong_20_Emphasis">Public Service Access</text:span></text:p>
          <text:list>
            <text:list-item>
              <text:p text:style-name="P380">Deploy a public service and verify access via Traefik using Let's Encrypt or Cloudflare certificates.</text:p>
            </text:list-item>
            <text:list-item>
              <text:p text:style-name="P380">Example: Access <text:span text:style-name="Source_20_Text">https://public-nginx.mydomain.com</text:span>.</text:p>
            </text:list-item>
          </text:list>
        </text:list-item>
        <text:list-item>
          <text:p text:style-name="P250"><text:span text:style-name="Strong_20_Emphasis">MetalLB Load Balancing</text:span></text:p>
          <text:list>
            <text:list-item>
              <text:p text:style-name="P380">Deploy services of type <text:span text:style-name="Source_20_Text">LoadBalancer</text:span> and ensure they receive IPs from MetalLB's pool.</text:p>
            </text:list-item>
            <text:list-item>
              <text:p text:style-name="P380">Verify traffic distribution via load balancers.</text:p>
            </text:list-item>
          </text:list>
        </text:list-item>
        <text:list-item>
          <text:p text:style-name="P250"><text:span text:style-name="Strong_20_Emphasis">BGP Route Verification</text:span></text:p>
          <text:list>
            <text:list-item>
              <text:p text:style-name="P380">Ensure that BGP routes for services are correctly advertised and reachable via load balancers and pfSense.</text:p>
            </text:list-item>
            <text:list-item>
              <text:p text:style-name="P250">Use <text:span text:style-name="Source_20_Text">traceroute</text:span> or similar tools to verify path routing.</text:p>
            </text:list-item>
          </text:list>
        </text:list-item>
      </text:list>
      <text:h text:style-name="Heading_20_4" text:outline-level="4"><text:span text:style-name="Strong_20_Emphasis">Step 3: Implement Security Best Practices</text:span></text:h>
      <text:list xml:id="list5530961446142581584" text:style-name="L85">
        <text:list-item>
          <text:p text:style-name="P251"><text:span text:style-name="Strong_20_Emphasis">Role-Based Access Control (RBAC)</text:span></text:p>
          <text:list>
            <text:list-item>
              <text:p text:style-name="P381">Define RBAC policies to restrict access to cluster resources.</text:p>
            </text:list-item>
            <text:list-item>
              <text:p text:style-name="P381">Example: Create roles and role bindings for different user groups.</text:p>
            </text:list-item>
          </text:list>
        </text:list-item>
        <text:list-item>
          <text:p text:style-name="P251"><text:span text:style-name="Strong_20_Emphasis">Network Policies with Calico</text:span></text:p>
          <text:list>
            <text:list-item>
              <text:p text:style-name="P251">Implement network policies to control traffic between pods.</text:p>
            </text:list-item>
            <text:list-item>
              <text:p text:style-name="P251">Example:</text:p>
              <text:p text:style-name="P47"><text:span text:style-name="Source_20_Text"># allow-nginx-ingress.yaml</text:span></text:p>
              <text:p text:style-name="P47"/>
              <text:p text:style-name="P47"><text:span text:style-name="Source_20_Text">apiVersion: projectcalico.org/v3</text:span></text:p>
              <text:p text:style-name="P47"><text:span text:style-name="Source_20_Text">kind: NetworkPolicy</text:span></text:p>
              <text:p text:style-name="P47"><text:span text:style-name="Source_20_Text">metadata:</text:span></text:p>
              <text:p text:style-name="P47"><text:span text:style-name="Source_20_Text"><text:s text:c="2"/>name: allow-nginx-ingress</text:span></text:p>
              <text:p text:style-name="P47"><text:span text:style-name="Source_20_Text"><text:s text:c="2"/>namespace: default</text:span></text:p>
              <text:p text:style-name="P47"><text:span text:style-name="Source_20_Text">spec:</text:span></text:p>
              <text:p text:style-name="P47"><text:span text:style-name="Source_20_Text"><text:s text:c="2"/>selector: app == 'internal-nginx'</text:span></text:p>
              <text:p text:style-name="P47"><text:span text:style-name="Source_20_Text"><text:s text:c="2"/>ingress:</text:span></text:p>
              <text:p text:style-name="P47"><text:span text:style-name="Source_20_Text"><text:s text:c="4"/>- action: Allow</text:span></text:p>
              <text:p text:style-name="P47"><text:span text:style-name="Source_20_Text"><text:s text:c="6"/>protocol: TCP</text:span></text:p>
              <text:p text:style-name="P47"><text:span text:style-name="Source_20_Text"><text:s text:c="6"/>source:</text:span></text:p>
              <text:p text:style-name="P47"><text:span text:style-name="Source_20_Text"><text:s text:c="8"/>selector: role == 'ingress'</text:span></text:p>
              <text:p text:style-name="P47"><text:span text:style-name="Source_20_Text"><text:s text:c="6"/>destination:</text:span></text:p>
              <text:p text:style-name="P47"><text:soft-page-break/><text:span text:style-name="Source_20_Text"><text:s text:c="8"/>ports:</text:span></text:p>
              <text:p text:style-name="P125"><text:span text:style-name="Source_20_Text"><text:s text:c="10"/>- 80</text:span></text:p>
              <text:p text:style-name="P251">Apply the NetworkPolicy:</text:p>
              <text:p text:style-name="P125"><text:span text:style-name="Source_20_Text">kubectl apply -f allow-nginx-ingress.yaml</text:span></text:p>
            </text:list-item>
          </text:list>
        </text:list-item>
        <text:list-item>
          <text:p text:style-name="P251"><text:span text:style-name="Strong_20_Emphasis">Enable Audit Logging</text:span></text:p>
          <text:list>
            <text:list-item>
              <text:p text:style-name="P251">Configure Kubernetes audit logs for monitoring and compliance.</text:p>
            </text:list-item>
            <text:list-item>
              <text:p text:style-name="P251">Modify the <text:span text:style-name="Source_20_Text">kube-apiserver.yaml</text:span> manifest to include audit logging flags.</text:p>
              <text:p text:style-name="P47"><text:span text:style-name="Source_20_Text"># /etc/kubernetes/manifests/kube-apiserver.yaml</text:span></text:p>
              <text:p text:style-name="P47"/>
              <text:p text:style-name="P47"><text:span text:style-name="Source_20_Text">...</text:span></text:p>
              <text:p text:style-name="P47"><text:span text:style-name="Source_20_Text">- --audit-policy-file=/etc/kubernetes/audit-policy.yaml</text:span></text:p>
              <text:p text:style-name="P47"><text:span text:style-name="Source_20_Text">- --audit-log-path=/var/log/kubernetes/audit.log</text:span></text:p>
              <text:p text:style-name="P47"><text:span text:style-name="Source_20_Text">- --audit-log-maxage=30</text:span></text:p>
              <text:p text:style-name="P47"><text:span text:style-name="Source_20_Text">- --audit-log-maxbackup=10</text:span></text:p>
              <text:p text:style-name="P47"><text:span text:style-name="Source_20_Text">- --audit-log-maxsize=100</text:span></text:p>
              <text:p text:style-name="P125"><text:span text:style-name="Source_20_Text">...</text:span></text:p>
            </text:list-item>
            <text:list-item>
              <text:p text:style-name="P251"><text:span text:style-name="Strong_20_Emphasis">Create an Audit Policy File</text:span></text:p>
              <text:p text:style-name="P47"><text:span text:style-name="Source_20_Text"># audit-policy.yaml</text:span></text:p>
              <text:p text:style-name="P47"/>
              <text:p text:style-name="P47"><text:span text:style-name="Source_20_Text">apiVersion: audit.k8s.io/v1</text:span></text:p>
              <text:p text:style-name="P47"><text:span text:style-name="Source_20_Text">kind: Policy</text:span></text:p>
              <text:p text:style-name="P47"><text:span text:style-name="Source_20_Text">rules:</text:span></text:p>
              <text:p text:style-name="P47"><text:span text:style-name="Source_20_Text"><text:s text:c="2"/>- level: Metadata</text:span></text:p>
              <text:p text:style-name="P47"><text:span text:style-name="Source_20_Text"><text:s text:c="4"/>resources:</text:span></text:p>
              <text:p text:style-name="P47"><text:span text:style-name="Source_20_Text"><text:s text:c="6"/>- group: ""</text:span></text:p>
              <text:p text:style-name="P47"><text:span text:style-name="Source_20_Text"><text:s text:c="8"/>resources: ["pods", "services"]</text:span></text:p>
              <text:p text:style-name="P47"><text:span text:style-name="Source_20_Text"><text:s text:c="2"/>- level: RequestResponse</text:span></text:p>
              <text:p text:style-name="P47"><text:span text:style-name="Source_20_Text"><text:s text:c="4"/>resources:</text:span></text:p>
              <text:p text:style-name="P47"><text:span text:style-name="Source_20_Text"><text:s text:c="6"/>- group: "apps"</text:span></text:p>
              <text:p text:style-name="P125"><text:span text:style-name="Source_20_Text"><text:s text:c="8"/>resources: ["deployments", "statefulsets"]</text:span></text:p>
            </text:list-item>
            <text:list-item>
              <text:p text:style-name="P251"><text:span text:style-name="Strong_20_Emphasis">Apply the Audit Policy</text:span></text:p>
              <text:p text:style-name="P251">Ensure the <text:span text:style-name="Source_20_Text">audit-policy.yaml</text:span> is placed in <text:span text:style-name="Source_20_Text">/etc/kubernetes/</text:span> and accessible to the API server.</text:p>
            </text:list-item>
            <text:list-item>
              <text:p text:style-name="P251"><text:span text:style-name="Strong_20_Emphasis">Restart kubelet to Apply Changes</text:span></text:p>
              <text:p text:style-name="P125"><text:span text:style-name="Source_20_Text">sudo systemctl restart kubelet</text:span></text:p>
            </text:list-item>
          </text:list>
        </text:list-item>
        <text:list-item>
          <text:p text:style-name="P251"><text:span text:style-name="Strong_20_Emphasis">Regularly Update and Patch Components</text:span></text:p>
          <text:list>
            <text:list-item>
              <text:p text:style-name="P251">Keep Kubernetes and all add-ons (Calico, MetalLB, Traefik) up to date with security patches.</text:p>
            </text:list-item>
            <text:list-item>
              <text:p text:style-name="P251">Use Helm to manage and apply updates.</text:p>
              <text:p text:style-name="P125"><text:span text:style-name="Source_20_Text">helm upgrade traefik traefik/traefik --namespace traefik --values traefik-values.yaml</text:span></text:p>
            </text:list-item>
          </text:list>
        </text:list-item>
        <text:list-item>
          <text:p text:style-name="P251"><text:span text:style-name="Strong_20_Emphasis">Implement Certificate Rotation</text:span></text:p>
          <text:list>
            <text:list-item>
              <text:p text:style-name="P381">Monitor certificate expiration dates.</text:p>
            </text:list-item>
            <text:list-item>
              <text:p text:style-name="P251">Automate certificate renewals using scripts or tools like <text:span text:style-name="Strong_20_Emphasis">cert-manager</text:span> if integrating with the PKI allows.</text:p>
            </text:list-item>
          </text:list>
        </text:list-item>
      </text:list>
      <text:p text:style-name="Horizontal_20_Line"/>
      <text:h text:style-name="Heading_20_3" text:outline-level="3"><text:soft-page-break/>9.1.14 Summary of Cluster Creation and Initialization</text:h>
      <text:p text:style-name="Text_20_body">By meticulously following the steps outlined in this section, you've successfully:</text:p>
      <text:list xml:id="list5693121986607887954" text:style-name="L86">
        <text:list-item>
          <text:p text:style-name="P252"><text:span text:style-name="Strong_20_Emphasis">Initialized a Secure Kubernetes Cluster</text:span>:</text:p>
          <text:list>
            <text:list-item>
              <text:p text:style-name="P382">Leveraged the <text:span text:style-name="Strong_20_Emphasis">PKI infrastructure</text:span> to secure cluster components with certificates signed by the <text:span text:style-name="Strong_20_Emphasis">Online Intermediate CA</text:span>.</text:p>
            </text:list-item>
            <text:list-item>
              <text:p text:style-name="P382">Configured <text:span text:style-name="Strong_20_Emphasis">kubeadm</text:span> with a custom configuration file to use these certificates.</text:p>
            </text:list-item>
          </text:list>
        </text:list-item>
        <text:list-item>
          <text:p text:style-name="P252"><text:span text:style-name="Strong_20_Emphasis">Configured Networking with MetalLB and Calico in BGP Mode</text:span>:</text:p>
          <text:list>
            <text:list-item>
              <text:p text:style-name="P382">Installed and configured <text:span text:style-name="Strong_20_Emphasis">MetalLB</text:span> to provide LoadBalancer services via BGP.</text:p>
            </text:list-item>
            <text:list-item>
              <text:p text:style-name="P382">Installed and configured <text:span text:style-name="Strong_20_Emphasis">Calico CNI</text:span> to handle pod networking and advertise pod routes via BGP.</text:p>
            </text:list-item>
            <text:list-item>
              <text:p text:style-name="P382">Established secure BGP peering with <text:span text:style-name="Strong_20_Emphasis">load balancers</text:span> and <text:span text:style-name="Strong_20_Emphasis">pfSense</text:span>.</text:p>
            </text:list-item>
          </text:list>
        </text:list-item>
        <text:list-item>
          <text:p text:style-name="P252"><text:span text:style-name="Strong_20_Emphasis">Installed and Configured Traefik v3 as the Ingress Controller</text:span>:</text:p>
          <text:list>
            <text:list-item>
              <text:p text:style-name="P382">Deployed <text:span text:style-name="Strong_20_Emphasis">Traefik</text:span> using Helm, integrating it with both <text:span text:style-name="Strong_20_Emphasis">internal PKI</text:span> for internal services and <text:span text:style-name="Strong_20_Emphasis">Let's Encrypt/Cloudflare</text:span> for public services.</text:p>
            </text:list-item>
          </text:list>
        </text:list-item>
        <text:list-item>
          <text:p text:style-name="P252"><text:span text:style-name="Strong_20_Emphasis">Provisioned Persistent Storage with TrueNAS</text:span>:</text:p>
          <text:list>
            <text:list-item>
              <text:p text:style-name="P382">Configured NFS shares on <text:span text:style-name="Strong_20_Emphasis">TrueNAS SCALE</text:span> and integrated them with Kubernetes via PersistentVolumes and PersistentVolumeClaims.</text:p>
            </text:list-item>
          </text:list>
        </text:list-item>
        <text:list-item>
          <text:p text:style-name="P252"><text:span text:style-name="Strong_20_Emphasis">Ensured Time Synchronization Across Nodes</text:span>:</text:p>
          <text:list>
            <text:list-item>
              <text:p text:style-name="P382">Configured all Kubernetes nodes to synchronize time with local <text:span text:style-name="Strong_20_Emphasis">NTP servers</text:span> using <text:span text:style-name="Strong_20_Emphasis">Chrony</text:span>.</text:p>
            </text:list-item>
          </text:list>
        </text:list-item>
        <text:list-item>
          <text:p text:style-name="P252"><text:span text:style-name="Strong_20_Emphasis">Implemented Security Best Practices</text:span>:</text:p>
          <text:list>
            <text:list-item>
              <text:p text:style-name="P252">Established <text:span text:style-name="Strong_20_Emphasis">RBAC</text:span>, <text:span text:style-name="Strong_20_Emphasis">Network Policies</text:span>, <text:span text:style-name="Strong_20_Emphasis">Audit Logging</text:span>, and regular updates to maintain a secure and resilient Kubernetes environment.</text:p>
            </text:list-item>
          </text:list>
        </text:list-item>
      </text:list>
      <text:p text:style-name="Text_20_body">By integrating the Kubernetes cluster with the existing <text:span text:style-name="Strong_20_Emphasis">PKI infrastructure</text:span>, this ensures that all communications within the cluster are trusted and secure. The combination of <text:span text:style-name="Strong_20_Emphasis">MetalLB</text:span>, <text:span text:style-name="Strong_20_Emphasis">Calico</text:span>, and <text:span text:style-name="Strong_20_Emphasis">Traefik</text:span> provides a robust networking and ingress solution, while <text:span text:style-name="Strong_20_Emphasis">TrueNAS</text:span> offers reliable persistent storage. Time synchronization and security measures further enhance the cluster's stability and security posture.</text:p>
      <text:h text:style-name="Heading_20_2" text:outline-level="2"><text:span text:style-name="Strong_20_Emphasis"><text:span text:style-name="T5"/></text:span></text:h>
      <text:h text:style-name="Heading_20_3" text:outline-level="3">9.2.3 Certificate Rotation &amp; Maintenance</text:h>
      <text:list xml:id="list1606931858518352937" text:style-name="L87">
        <text:list-item>
          <text:p text:style-name="P383">By default, these new certs are valid for <text:span text:style-name="Source_20_Text">-days 365</text:span> or whatever you specified.</text:p>
        </text:list-item>
        <text:list-item>
          <text:p text:style-name="P383">Keep track of expirations.</text:p>
        </text:list-item>
        <text:list-item>
          <text:p text:style-name="P253">When renewing, simply generate a new CSR, sign again, replace the files, and restart the relevant components.</text:p>
        </text:list-item>
      </text:list>
      <text:p text:style-name="Horizontal_20_Line"/>
      <text:h text:style-name="Heading_20_2" text:outline-level="2">9.3 Installing Falco, kube-bench, kube-hunter, Fluent Bit</text:h>
      <text:p text:style-name="Text_20_body">Below is a deep-dive on how to deploy these <text:span text:style-name="Strong_20_Emphasis">Kubernetes security tools</text:span> in the homelab cluster, each with steps for sending logs/alerts to <text:span text:style-name="Strong_20_Emphasis">Wazuh</text:span>. We assume the cluster is functional and you have admin (<text:span text:style-name="Source_20_Text">kubectl</text:span>) privileges.</text:p>
      <text:h text:style-name="Heading_20_3" text:outline-level="3">9.3.1 Falco</text:h>
      <text:p text:style-name="Text_20_body"><text:span text:style-name="Strong_20_Emphasis">Falco</text:span> is a <text:span text:style-name="Strong_20_Emphasis">behavioral security</text:span> tool that uses eBPF or kernel modules to detect suspicious syscalls.</text:p>
      <text:list xml:id="list5194523910715893415" text:style-name="L88">
        <text:list-item>
          <text:p text:style-name="P254"><text:span text:style-name="Strong_20_Emphasis">Add Falco Helm Repo</text:span></text:p>
          <text:p text:style-name="P48"><text:span text:style-name="Source_20_Text">helm repo add falcosecurity https://falcosecurity.github.io/charts</text:span></text:p>
          <text:p text:style-name="P126"><text:span text:style-name="Source_20_Text">helm repo update</text:span></text:p>
        </text:list-item>
        <text:list-item>
          <text:p text:style-name="P254"><text:soft-page-break/><text:span text:style-name="Strong_20_Emphasis">Install Falco</text:span></text:p>
          <text:p text:style-name="P48"><text:span text:style-name="Source_20_Text">kubectl create namespace falco</text:span></text:p>
          <text:p text:style-name="P126"><text:span text:style-name="Source_20_Text">helm install falco falcosecurity/falco --namespace falco</text:span></text:p>
        </text:list-item>
        <text:list-item>
          <text:p text:style-name="P254"><text:span text:style-name="Strong_20_Emphasis">Configuration</text:span></text:p>
          <text:list>
            <text:list-item>
              <text:p text:style-name="P384">By default, Falco logs to stdout.</text:p>
            </text:list-item>
            <text:list-item>
              <text:p text:style-name="P254">If you want Falco to send <text:span text:style-name="Strong_20_Emphasis">syslog</text:span> output to Wazuh directly, edit the Falco config via Helm values or a ConfigMap. For example, you can enable <text:span text:style-name="Source_20_Text">program_output</text:span>:</text:p>
              <text:p text:style-name="P48"><text:span text:style-name="Source_20_Text">program_output:</text:span></text:p>
              <text:p text:style-name="P48"><text:span text:style-name="Source_20_Text"><text:s text:c="2"/>enabled: true</text:span></text:p>
              <text:p text:style-name="P48"><text:span text:style-name="Source_20_Text"><text:s text:c="2"/>keep_alive: false</text:span></text:p>
              <text:p text:style-name="P126"><text:span text:style-name="Source_20_Text"><text:s text:c="2"/>program: "logger -t falco -p local6.info"</text:span></text:p>
            </text:list-item>
            <text:list-item>
              <text:p text:style-name="P384">Then ensure the nodes are forwarding <text:span text:style-name="Source_20_Text">local6</text:span> facility logs to the Wazuh Manager. Alternatively, you can rely on <text:span text:style-name="Strong_20_Emphasis">Fluent Bit</text:span> (below) to capture Falco logs from stdout.</text:p>
            </text:list-item>
          </text:list>
        </text:list-item>
        <text:list-item>
          <text:p text:style-name="P254"><text:span text:style-name="Strong_20_Emphasis">Verifying</text:span></text:p>
          <text:list>
            <text:list-item>
              <text:p text:style-name="P384">Check the Falco pods: <text:span text:style-name="Source_20_Text">kubectl get pods -n falco</text:span>.</text:p>
            </text:list-item>
            <text:list-item>
              <text:p text:style-name="P254">Trigger a test rule (e.g., <text:span text:style-name="Source_20_Text">kubectl exec -it &lt;pod&gt; -- cat /etc/shadow</text:span>) and see if Falco alerts in the logs.</text:p>
            </text:list-item>
          </text:list>
        </text:list-item>
      </text:list>
      <text:h text:style-name="Heading_20_3" text:outline-level="3">9.3.2 kube-bench</text:h>
      <text:p text:style-name="Text_20_body"><text:span text:style-name="Strong_20_Emphasis">kube-bench</text:span> checks the cluster nodes against <text:span text:style-name="Strong_20_Emphasis">CIS Benchmarks</text:span>.</text:p>
      <text:list xml:id="list6734530528817653790" text:style-name="L89">
        <text:list-item>
          <text:p text:style-name="P255"><text:span text:style-name="Strong_20_Emphasis">Install</text:span></text:p>
          <text:list>
            <text:list-item>
              <text:p text:style-name="P255">Typically run as a <text:span text:style-name="Strong_20_Emphasis">Job</text:span> or DaemonSet:</text:p>
              <text:p text:style-name="P127"><text:span text:style-name="Source_20_Text">kubectl apply -f https://raw.githubusercontent.com/aquasecurity/kube-bench/main/job.yaml</text:span></text:p>
            </text:list-item>
            <text:list-item>
              <text:p text:style-name="P385">Or install the official Helm chart if provided by Aqua Security.</text:p>
            </text:list-item>
          </text:list>
        </text:list-item>
        <text:list-item>
          <text:p text:style-name="P255"><text:span text:style-name="Strong_20_Emphasis">Run</text:span></text:p>
          <text:list>
            <text:list-item>
              <text:p text:style-name="P385">The job scans each node’s config (API server, kubelet, etc.) for best-practice compliance.</text:p>
            </text:list-item>
            <text:list-item>
              <text:p text:style-name="P385">Logs are printed to stdout.</text:p>
            </text:list-item>
          </text:list>
        </text:list-item>
        <text:list-item>
          <text:p text:style-name="P255"><text:span text:style-name="Strong_20_Emphasis">Forward Logs to Wazuh</text:span></text:p>
          <text:list>
            <text:list-item>
              <text:p text:style-name="P385">If using a Job, you can gather logs with <text:span text:style-name="Source_20_Text">kubectl logs &lt;kube-bench-pod&gt;</text:span>.</text:p>
            </text:list-item>
            <text:list-item>
              <text:p text:style-name="P385">Let <text:span text:style-name="Strong_20_Emphasis">Fluent Bit</text:span> collect these logs from the pod’s stdout (Section 9.4).</text:p>
            </text:list-item>
            <text:list-item>
              <text:p text:style-name="P255">Alternatively, you could create a CronJob that runs regularly and automatically ships results to a volume or syslog.</text:p>
            </text:list-item>
          </text:list>
        </text:list-item>
      </text:list>
      <text:h text:style-name="Heading_20_3" text:outline-level="3">9.3.3 kube-hunter</text:h>
      <text:p text:style-name="Text_20_body"><text:span text:style-name="Strong_20_Emphasis">kube-hunter</text:span> is a <text:span text:style-name="Strong_20_Emphasis">network-based</text:span> security scanner for Kubernetes.</text:p>
      <text:list xml:id="list2580421931100516105" text:style-name="L90">
        <text:list-item>
          <text:p text:style-name="P386"><text:span text:style-name="Strong_20_Emphasis">Install</text:span></text:p>
          <text:list>
            <text:list-item>
              <text:p text:style-name="P256">Also commonly run as a Job:</text:p>
              <text:p text:style-name="P128"><text:span text:style-name="Source_20_Text">kubectl apply -f https://raw.githubusercontent.com/aquasecurity/kube-hunter/main/kube-hunter-job.yaml</text:span></text:p>
            </text:list-item>
          </text:list>
        </text:list-item>
        <text:list-item>
          <text:p text:style-name="P386"><text:span text:style-name="Strong_20_Emphasis">Run</text:span></text:p>
          <text:list>
            <text:list-item>
              <text:p text:style-name="P386">The job enumerates potential vulnerabilities in the cluster’s network endpoints (e.g., API server, etcd).</text:p>
            </text:list-item>
          </text:list>
        </text:list-item>
        <text:list-item>
          <text:p text:style-name="P386"><text:span text:style-name="Strong_20_Emphasis">Forward Logs to Wazuh</text:span></text:p>
          <text:list>
            <text:list-item>
              <text:p text:style-name="P386"><text:soft-page-break/>Similar approach: logs are in the job’s pod logs. Fluent Bit can pick them up, or you can script an export.</text:p>
            </text:list-item>
            <text:list-item>
              <text:p text:style-name="P256">If you want continuous scanning, consider a CronJob schedule.</text:p>
            </text:list-item>
          </text:list>
        </text:list-item>
      </text:list>
      <text:h text:style-name="Heading_20_3" text:outline-level="3">9.3.4 Fluent Bit</text:h>
      <text:p text:style-name="Text_20_body"><text:span text:style-name="Strong_20_Emphasis">Fluent Bit</text:span> is a <text:span text:style-name="Strong_20_Emphasis">lightweight log forwarder</text:span> that captures container logs from the cluster’s nodes and ships them to a target—<text:span text:style-name="Strong_20_Emphasis">Wazuh</text:span>, for instance.</text:p>
      <text:list xml:id="list1022340131329167730" text:style-name="L91">
        <text:list-item>
          <text:p text:style-name="P257"><text:span text:style-name="Strong_20_Emphasis">Install</text:span> Fluent Bit via Helm</text:p>
          <text:p text:style-name="P49"><text:span text:style-name="Source_20_Text">helm repo add fluent https://fluent.github.io/helm-charts</text:span></text:p>
          <text:p text:style-name="P49"><text:span text:style-name="Source_20_Text">helm repo update</text:span></text:p>
          <text:p text:style-name="P49"><text:span text:style-name="Source_20_Text">kubectl create namespace logging</text:span></text:p>
          <text:p text:style-name="P129"><text:span text:style-name="Source_20_Text">helm install fluent-bit fluent/fluent-bit -n logging</text:span></text:p>
        </text:list-item>
        <text:list-item>
          <text:p text:style-name="P257"><text:span text:style-name="Strong_20_Emphasis">Configure Output</text:span></text:p>
          <text:list>
            <text:list-item>
              <text:p text:style-name="P257">In the Helm chart <text:span text:style-name="Source_20_Text">values.yaml</text:span>, you can specify a <text:span text:style-name="Strong_20_Emphasis">syslog</text:span> output or an <text:span text:style-name="Strong_20_Emphasis">HTTP</text:span> output. For example, a syslog snippet:</text:p>
              <text:p text:style-name="P49"><text:span text:style-name="Source_20_Text">output:</text:span></text:p>
              <text:p text:style-name="P49"><text:span text:style-name="Source_20_Text"><text:s text:c="2"/>syslog:</text:span></text:p>
              <text:p text:style-name="P49"><text:span text:style-name="Source_20_Text"><text:s text:c="4"/>enabled: true</text:span></text:p>
              <text:p text:style-name="P49"><text:span text:style-name="Source_20_Text"><text:s text:c="4"/>host: wazuh-manager.homelab.lan</text:span></text:p>
              <text:p text:style-name="P49"><text:span text:style-name="Source_20_Text"><text:s text:c="4"/>port: 514</text:span></text:p>
              <text:p text:style-name="P49"><text:span text:style-name="Source_20_Text"><text:s text:c="4"/>protocol: udp</text:span></text:p>
              <text:p text:style-name="P129"><text:span text:style-name="Source_20_Text"><text:s text:c="4"/>format: rfc3164</text:span></text:p>
            </text:list-item>
            <text:list-item>
              <text:p text:style-name="P387">Alternatively, if you want direct ingestion to Wazuh Indexer, you’d set an output plugin for Elasticsearch/OpenSearch. However, that usually requires custom pipelines in Wazuh.</text:p>
            </text:list-item>
          </text:list>
        </text:list-item>
        <text:list-item>
          <text:p text:style-name="P257"><text:span text:style-name="Strong_20_Emphasis">Node Logging</text:span></text:p>
          <text:list>
            <text:list-item>
              <text:p text:style-name="P387">Fluent Bit automatically watches <text:span text:style-name="Source_20_Text">/var/log/containers/*.log</text:span> on each node, which includes logs from Falco, kube-bench, kube-hunter pods, and any other containers.</text:p>
            </text:list-item>
          </text:list>
        </text:list-item>
        <text:list-item>
          <text:p text:style-name="P257"><text:span text:style-name="Strong_20_Emphasis">Validating</text:span></text:p>
          <text:list>
            <text:list-item>
              <text:p text:style-name="P387">Deploy a test pod that writes logs to stdout.</text:p>
            </text:list-item>
            <text:list-item>
              <text:p text:style-name="P387">Check Wazuh to see if those logs appear.</text:p>
            </text:list-item>
            <text:list-item>
              <text:p text:style-name="P257">Inspect Fluent Bit’s logs: <text:span text:style-name="Source_20_Text">kubectl logs -f daemonset/fluent-bit -n logging</text:span>.</text:p>
            </text:list-item>
          </text:list>
        </text:list-item>
      </text:list>
      <text:p text:style-name="Horizontal_20_Line"/>
      <text:h text:style-name="Heading_20_2" text:outline-level="2">9.4 Integrating Falco, kube-bench, kube-hunter, Fluent Bit with Wazuh</text:h>
      <text:p text:style-name="Text_20_body">To summarize:</text:p>
      <text:list xml:id="list5053107050242151442" text:style-name="L92">
        <text:list-item>
          <text:p text:style-name="P388"><text:span text:style-name="Strong_20_Emphasis">Falco</text:span>:</text:p>
          <text:list>
            <text:list-item>
              <text:p text:style-name="P388">Writes alerts to stdout or syslog on each node. Fluent Bit or node-level rsyslog can ship them to Wazuh.</text:p>
            </text:list-item>
          </text:list>
        </text:list-item>
        <text:list-item>
          <text:p text:style-name="P388"><text:span text:style-name="Strong_20_Emphasis">kube-bench &amp; kube-hunter</text:span>:</text:p>
          <text:list>
            <text:list-item>
              <text:p text:style-name="P388">Output to pod logs. Fluent Bit collects container stdout logs and sends them to Wazuh.</text:p>
            </text:list-item>
          </text:list>
        </text:list-item>
        <text:list-item>
          <text:p text:style-name="P388"><text:span text:style-name="Strong_20_Emphasis">Fluent Bit</text:span>:</text:p>
          <text:list>
            <text:list-item>
              <text:p text:style-name="P388">The central piece for shipping <text:span text:style-name="Emphasis">all</text:span> container logs to Wazuh.</text:p>
            </text:list-item>
            <text:list-item>
              <text:p text:style-name="P258">If you want structured parsing, create Wazuh decoders for Falco, kube-bench, or kube-hunter log formats. Otherwise, logs appear unparsed.</text:p>
            </text:list-item>
          </text:list>
        </text:list-item>
      </text:list>
      <text:h text:style-name="Heading_20_3" text:outline-level="3"><text:soft-page-break/>Steps</text:h>
      <text:list xml:id="list9020884137453321036" text:style-name="L93">
        <text:list-item>
          <text:p text:style-name="P389"><text:span text:style-name="Strong_20_Emphasis">Deploy</text:span> each tool in the cluster as shown.</text:p>
        </text:list-item>
        <text:list-item>
          <text:p text:style-name="P389"><text:span text:style-name="Strong_20_Emphasis">Install &amp; Configure Fluent Bit</text:span> to send logs to Wazuh.</text:p>
        </text:list-item>
        <text:list-item>
          <text:p text:style-name="P389"><text:span text:style-name="Strong_20_Emphasis">In Wazuh</text:span>:</text:p>
          <text:list>
            <text:list-item>
              <text:p text:style-name="P389">Optionally write custom <text:span text:style-name="Strong_20_Emphasis">decoders</text:span> or <text:span text:style-name="Strong_20_Emphasis">rules</text:span> for “falco,” “kube-bench,” or “kube-hunter” strings to enrich alerts.</text:p>
            </text:list-item>
            <text:list-item>
              <text:p text:style-name="P259">Check the Wazuh Dashboard for newly ingested logs.</text:p>
            </text:list-item>
          </text:list>
        </text:list-item>
      </text:list>
      <text:p text:style-name="Horizontal_20_Line"/>
      <text:h text:style-name="Heading_20_2" text:outline-level="2">9.5 Linking the Cluster to the NTP Servers</text:h>
      <text:list xml:id="list3382147801592486118" text:style-name="L94">
        <text:list-item>
          <text:p text:style-name="P260"><text:span text:style-name="Strong_20_Emphasis">Debian</text:span>:</text:p>
          <text:p text:style-name="P50"><text:span text:style-name="Source_20_Text">sudo apt-get install chrony</text:span></text:p>
          <text:p text:style-name="P50"><text:span text:style-name="Source_20_Text">sudo nano /etc/chrony/chrony.conf</text:span></text:p>
          <text:p text:style-name="P50"><text:span text:style-name="Source_20_Text"># Add lines:</text:span></text:p>
          <text:p text:style-name="P50"><text:span text:style-name="Source_20_Text">server ntp1.homelab.lan iburst</text:span></text:p>
          <text:p text:style-name="P50"><text:span text:style-name="Source_20_Text">server ntp2.homelab.lan iburst</text:span></text:p>
          <text:p text:style-name="P130"><text:span text:style-name="Source_20_Text">server ntp3.homelab.lan iburst</text:span></text:p>
        </text:list-item>
        <text:list-item>
          <text:p text:style-name="P260"><text:span text:style-name="Strong_20_Emphasis">Enable</text:span> chrony:</text:p>
          <text:p text:style-name="P130"><text:span text:style-name="Source_20_Text">sudo systemctl enable chrony &amp;&amp; sudo systemctl restart chrony</text:span></text:p>
        </text:list-item>
        <text:list-item>
          <text:p text:style-name="P260"><text:span text:style-name="Strong_20_Emphasis">Validate</text:span>:</text:p>
          <text:p text:style-name="P50"><text:span text:style-name="Source_20_Text">chronyc sources</text:span></text:p>
          <text:p text:style-name="P130"><text:span text:style-name="Source_20_Text">chronyc tracking</text:span></text:p>
        </text:list-item>
      </text:list>
      <text:p text:style-name="Text_20_body">All nodes should have accurate synchronized time for log correlation and cluster stability.</text:p>
      <text:p text:style-name="Horizontal_20_Line"/>
      <text:h text:style-name="Heading_20_2" text:outline-level="2">9.6 Provisioning Storage from TrueNAS</text:h>
      <text:p text:style-name="Text_20_body"><text:span text:style-name="Strong_20_Emphasis">TrueNAS SCALE</text:span> can provide storage to Kubernetes in multiple ways:</text:p>
      <text:list xml:id="list8705999458256833775" text:style-name="L95">
        <text:list-item>
          <text:p text:style-name="P390"><text:span text:style-name="Strong_20_Emphasis">Static Provisioning</text:span> (NFS or iSCSI, manually created PVs).</text:p>
        </text:list-item>
        <text:list-item>
          <text:p text:style-name="P261"><text:span text:style-name="Strong_20_Emphasis">Dynamic Provisioning</text:span> (via a CSI driver for TrueNAS or a generic NFS provisioner).</text:p>
        </text:list-item>
      </text:list>
      <text:h text:style-name="Heading_20_3" text:outline-level="3">9.6.1 Static Provisioning Example (NFS)</text:h>
      <text:list xml:id="list3512543034840521012" text:style-name="L96">
        <text:list-item>
          <text:p text:style-name="P391"><text:span text:style-name="Strong_20_Emphasis">On TrueNAS</text:span>:</text:p>
          <text:list>
            <text:list-item>
              <text:p text:style-name="P391">Create an NFS share (e.g., path <text:span text:style-name="Source_20_Text">/mnt/Pool/k8s-volumes</text:span>).</text:p>
            </text:list-item>
            <text:list-item>
              <text:p text:style-name="P391">Restrict access to the K8s nodes’ subnet.</text:p>
            </text:list-item>
          </text:list>
        </text:list-item>
        <text:list-item>
          <text:p text:style-name="P262"><text:span text:style-name="Strong_20_Emphasis">Persistent Volume</text:span>:</text:p>
          <text:p text:style-name="P51"><text:span text:style-name="Source_20_Text">apiVersion: v1</text:span></text:p>
          <text:p text:style-name="P51"><text:span text:style-name="Source_20_Text">kind: PersistentVolume</text:span></text:p>
          <text:p text:style-name="P51"><text:span text:style-name="Source_20_Text">metadata:</text:span></text:p>
          <text:p text:style-name="P51"><text:span text:style-name="Source_20_Text"><text:s text:c="2"/>name: nfs-pv</text:span></text:p>
          <text:p text:style-name="P51"><text:span text:style-name="Source_20_Text">spec:</text:span></text:p>
          <text:p text:style-name="P51"><text:span text:style-name="Source_20_Text"><text:s text:c="2"/>capacity:</text:span></text:p>
          <text:p text:style-name="P51"><text:span text:style-name="Source_20_Text"><text:s text:c="4"/>storage: 50Gi</text:span></text:p>
          <text:p text:style-name="P51"><text:span text:style-name="Source_20_Text"><text:s text:c="2"/>accessModes:</text:span></text:p>
          <text:p text:style-name="P51"><text:span text:style-name="Source_20_Text"><text:s text:c="4"/>- ReadWriteMany</text:span></text:p>
          <text:p text:style-name="P51"><text:span text:style-name="Source_20_Text"><text:s text:c="2"/>nfs:</text:span></text:p>
          <text:p text:style-name="P51"><text:span text:style-name="Source_20_Text"><text:s text:c="4"/>server: truenas.homelab.lan</text:span></text:p>
          <text:p text:style-name="P51"><text:span text:style-name="Source_20_Text"><text:s text:c="4"/>path: /mnt/Pool/k8s-volumes</text:span></text:p>
          <text:p text:style-name="P131"><text:soft-page-break/><text:span text:style-name="Source_20_Text"><text:s text:c="2"/>persistentVolumeReclaimPolicy: Retain</text:span></text:p>
        </text:list-item>
        <text:list-item>
          <text:p text:style-name="P262"><text:span text:style-name="Strong_20_Emphasis">PersistentVolumeClaim</text:span>:</text:p>
          <text:p text:style-name="P51"><text:span text:style-name="Source_20_Text">apiVersion: v1</text:span></text:p>
          <text:p text:style-name="P51"><text:span text:style-name="Source_20_Text">kind: PersistentVolumeClaim</text:span></text:p>
          <text:p text:style-name="P51"><text:span text:style-name="Source_20_Text">metadata:</text:span></text:p>
          <text:p text:style-name="P51"><text:span text:style-name="Source_20_Text"><text:s text:c="2"/>name: nfs-pvc</text:span></text:p>
          <text:p text:style-name="P51"><text:span text:style-name="Source_20_Text">spec:</text:span></text:p>
          <text:p text:style-name="P51"><text:span text:style-name="Source_20_Text"><text:s text:c="2"/>accessModes:</text:span></text:p>
          <text:p text:style-name="P51"><text:span text:style-name="Source_20_Text"><text:s text:c="4"/>- ReadWriteMany</text:span></text:p>
          <text:p text:style-name="P51"><text:span text:style-name="Source_20_Text"><text:s text:c="2"/>resources:</text:span></text:p>
          <text:p text:style-name="P51"><text:span text:style-name="Source_20_Text"><text:s text:c="4"/>requests:</text:span></text:p>
          <text:p text:style-name="P131"><text:span text:style-name="Source_20_Text"><text:s text:c="6"/>storage: 10Gi</text:span></text:p>
        </text:list-item>
        <text:list-item>
          <text:p text:style-name="P262"><text:span text:style-name="Strong_20_Emphasis">Use in a Pod</text:span>:</text:p>
          <text:p text:style-name="P51"><text:span text:style-name="Source_20_Text">...</text:span></text:p>
          <text:p text:style-name="P51"><text:span text:style-name="Source_20_Text">spec:</text:span></text:p>
          <text:p text:style-name="P51"><text:span text:style-name="Source_20_Text"><text:s text:c="2"/>containers:</text:span></text:p>
          <text:p text:style-name="P51"><text:span text:style-name="Source_20_Text"><text:s text:c="4"/>- name: test</text:span></text:p>
          <text:p text:style-name="P51"><text:span text:style-name="Source_20_Text"><text:s text:c="6"/>image: busybox</text:span></text:p>
          <text:p text:style-name="P51"><text:span text:style-name="Source_20_Text"><text:s text:c="6"/>volumeMounts:</text:span></text:p>
          <text:p text:style-name="P51"><text:span text:style-name="Source_20_Text"><text:s text:c="8"/>- name: nfs-storage</text:span></text:p>
          <text:p text:style-name="P51"><text:span text:style-name="Source_20_Text"><text:s text:c="10"/>mountPath: /data</text:span></text:p>
          <text:p text:style-name="P51"><text:span text:style-name="Source_20_Text"><text:s text:c="2"/>volumes:</text:span></text:p>
          <text:p text:style-name="P51"><text:span text:style-name="Source_20_Text"><text:s text:c="4"/>- name: nfs-storage</text:span></text:p>
          <text:p text:style-name="P51"><text:span text:style-name="Source_20_Text"><text:s text:c="6"/>persistentVolumeClaim:</text:span></text:p>
          <text:p text:style-name="P131"><text:span text:style-name="Source_20_Text"><text:s text:c="8"/>claimName: nfs-pvc</text:span></text:p>
        </text:list-item>
      </text:list>
      <text:h text:style-name="Heading_20_3" text:outline-level="3">9.6.2 Dynamic Provisioning</text:h>
      <text:p text:style-name="Text_20_body">If you prefer dynamic provisioning:</text:p>
      <text:list xml:id="list3889079868442397977" text:style-name="L97">
        <text:list-item>
          <text:p text:style-name="P392"><text:span text:style-name="Strong_20_Emphasis">Deploy</text:span> a <text:span text:style-name="Strong_20_Emphasis">CSI driver</text:span> or <text:span text:style-name="Strong_20_Emphasis">NFS provisioner</text:span>.</text:p>
        </text:list-item>
        <text:list-item>
          <text:p text:style-name="P392"><text:span text:style-name="Strong_20_Emphasis">Create</text:span> a <text:span text:style-name="Source_20_Text">StorageClass</text:span> referencing that driver.</text:p>
        </text:list-item>
        <text:list-item>
          <text:p text:style-name="P263"><text:span text:style-name="Strong_20_Emphasis">PVCs</text:span> that reference the <text:span text:style-name="Source_20_Text">StorageClass</text:span> automatically create volumes on TrueNAS.</text:p>
        </text:list-item>
      </text:list>
      <text:p text:style-name="Horizontal_20_Line"/>
      <text:h text:style-name="Heading_20_2" text:outline-level="2">9.7 Certificates for Services (Traefik, Calico) in the PKI Context</text:h>
      <text:list xml:id="list5945094973636781366" text:style-name="L98">
        <text:list-item>
          <text:p text:style-name="P264"><text:span text:style-name="Strong_20_Emphasis">Traefik</text:span></text:p>
          <text:list>
            <text:list-item>
              <text:p text:style-name="P393">For <text:span text:style-name="Strong_20_Emphasis">internal</text:span> homelab domains (e.g., <text:span text:style-name="Source_20_Text">app.homelab.lan</text:span>), you can create a server CSR for that domain and sign it with the <text:span text:style-name="Strong_20_Emphasis">Intermediate CA</text:span>.</text:p>
            </text:list-item>
            <text:list-item>
              <text:p text:style-name="P393">If you’re <text:span text:style-name="Strong_20_Emphasis">publicly exposing</text:span> <text:span text:style-name="Source_20_Text">app.mydomain.com</text:span> via Cloudflare, you might use either <text:span text:style-name="Strong_20_Emphasis">Cloudflare Origin Cert</text:span> or <text:span text:style-name="Strong_20_Emphasis">Let’s Encrypt</text:span>.</text:p>
            </text:list-item>
            <text:list-item>
              <text:p text:style-name="P393">Traefik can handle multiple certificates in its dynamic config, e.g. <text:span text:style-name="Source_20_Text">tls.crt</text:span>, <text:span text:style-name="Source_20_Text">tls.key</text:span>, plus the CA chain.</text:p>
            </text:list-item>
          </text:list>
        </text:list-item>
        <text:list-item>
          <text:p text:style-name="P264"><text:span text:style-name="Strong_20_Emphasis">Calico</text:span></text:p>
          <text:list>
            <text:list-item>
              <text:p text:style-name="P393">Typically does not require custom PKI for standard usage.</text:p>
            </text:list-item>
            <text:list-item>
              <text:p text:style-name="P393">However, if you run advanced <text:span text:style-name="Strong_20_Emphasis">BGP</text:span> with external peers (pfSense, load balancers) and want <text:span text:style-name="Strong_20_Emphasis">TLS</text:span>-secured BGP sessions, you could sign a BGP certificate from the Intermediate CA and configure Calico’s <text:span text:style-name="Source_20_Text">bird.cfg</text:span> or FRR config accordingly. This is advanced and not standard in many homelabs.</text:p>
            </text:list-item>
          </text:list>
        </text:list-item>
        <text:list-item>
          <text:p text:style-name="P264"><text:span text:style-name="Strong_20_Emphasis">Certificates Expiration</text:span></text:p>
          <text:list>
            <text:list-item>
              <text:p text:style-name="P393">Track the expiration of any Traefik or Calico certificates.</text:p>
            </text:list-item>
            <text:list-item>
              <text:p text:style-name="P264"><text:soft-page-break/>Use the same renewal workflow described in <text:span text:style-name="Strong_20_Emphasis">Section 3</text:span> if they come from the intermediate CA.</text:p>
            </text:list-item>
          </text:list>
        </text:list-item>
      </text:list>
      <text:p text:style-name="Horizontal_20_Line"/>
      <text:h text:style-name="Heading_20_2" text:outline-level="2">9.8 Making the Cluster Fully Functional with This Environment</text:h>
      <text:p text:style-name="Text_20_body">Putting it all together:</text:p>
      <text:list xml:id="list7939444157512460577" text:style-name="L99">
        <text:list-item>
          <text:p text:style-name="P265"><text:span text:style-name="Strong_20_Emphasis">PKI Integration</text:span>:</text:p>
          <text:list>
            <text:list-item>
              <text:p text:style-name="P394">Replace the cluster’s API server certificates with the <text:span text:style-name="Strong_20_Emphasis">Intermediate CA</text:span>-signed cert.</text:p>
            </text:list-item>
            <text:list-item>
              <text:p text:style-name="P394">Optionally do the same for etcd, Kubelet client certs, or internal components if desired.</text:p>
            </text:list-item>
            <text:list-item>
              <text:p text:style-name="P394">Distribute the <text:span text:style-name="Strong_20_Emphasis">Root + Intermediate</text:span> CA to all nodes if you want them to trust each other’s certs.</text:p>
            </text:list-item>
          </text:list>
        </text:list-item>
        <text:list-item>
          <text:p text:style-name="P265"><text:span text:style-name="Strong_20_Emphasis">Security Tools</text:span>:</text:p>
          <text:list>
            <text:list-item>
              <text:p text:style-name="P394"><text:span text:style-name="Strong_20_Emphasis">Falco</text:span> monitors syscalls for suspicious container activity.</text:p>
            </text:list-item>
            <text:list-item>
              <text:p text:style-name="P394"><text:span text:style-name="Strong_20_Emphasis">kube-bench</text:span> periodically checks CIS compliance.</text:p>
            </text:list-item>
            <text:list-item>
              <text:p text:style-name="P394"><text:span text:style-name="Strong_20_Emphasis">kube-hunter</text:span> scans for network vulnerabilities.</text:p>
            </text:list-item>
            <text:list-item>
              <text:p text:style-name="P394"><text:span text:style-name="Strong_20_Emphasis">Fluent Bit</text:span> aggregates logs (including those from Falco, bench, and hunter) and forwards them to Wazuh.</text:p>
            </text:list-item>
          </text:list>
        </text:list-item>
        <text:list-item>
          <text:p text:style-name="P265"><text:span text:style-name="Strong_20_Emphasis">Wazuh Correlation</text:span>:</text:p>
          <text:list>
            <text:list-item>
              <text:p text:style-name="P394">Wazuh sees container-level logs, Falco alerts, and cluster node logs.</text:p>
            </text:list-item>
            <text:list-item>
              <text:p text:style-name="P394">You can create decoders/rules in Wazuh for advanced correlation or use existing syslog parsing.</text:p>
            </text:list-item>
          </text:list>
        </text:list-item>
        <text:list-item>
          <text:p text:style-name="P265"><text:span text:style-name="Strong_20_Emphasis">NTP</text:span>:</text:p>
          <text:list>
            <text:list-item>
              <text:p text:style-name="P394">All nodes (masters/workers) point to the local NTP servers, ensuring consistent timestamps for logs.</text:p>
            </text:list-item>
          </text:list>
        </text:list-item>
        <text:list-item>
          <text:p text:style-name="P265"><text:span text:style-name="Strong_20_Emphasis">TrueNAS Storage</text:span>:</text:p>
          <text:list>
            <text:list-item>
              <text:p text:style-name="P394">Provide persistent volumes for stateful apps in the cluster, either statically or dynamically.</text:p>
            </text:list-item>
          </text:list>
        </text:list-item>
        <text:list-item>
          <text:p text:style-name="P265"><text:span text:style-name="Strong_20_Emphasis">Certificates for Ingress</text:span> (Traefik or another)</text:p>
          <text:list>
            <text:list-item>
              <text:p text:style-name="P394">For internal-only hosts: use the <text:span text:style-name="Strong_20_Emphasis">Intermediate CA</text:span>.</text:p>
            </text:list-item>
            <text:list-item>
              <text:p text:style-name="P394">For public domains behind Cloudflare: use Cloudflare Origin cert or Let’s Encrypt.</text:p>
            </text:list-item>
            <text:list-item>
              <text:p text:style-name="P265">Traefik routes incoming requests, terminates TLS if desired, and passes traffic to internal pods.</text:p>
            </text:list-item>
          </text:list>
        </text:list-item>
      </text:list>
      <text:p text:style-name="Text_20_body">By following these <text:span text:style-name="Strong_20_Emphasis">detailed</text:span> steps, you end up with a <text:span text:style-name="Strong_20_Emphasis">fully functional</text:span> Kubernetes environment that:</text:p>
      <text:list xml:id="list2743884016137259684" text:style-name="L100">
        <text:list-item>
          <text:p text:style-name="P395"><text:span text:style-name="Strong_20_Emphasis">Trusts the</text:span> homelab <text:span text:style-name="Strong_20_Emphasis">Root + Intermediate CA</text:span> for cluster-level encryption.</text:p>
        </text:list-item>
        <text:list-item>
          <text:p text:style-name="P395"><text:span text:style-name="Strong_20_Emphasis">Integrates</text:span> Falco/kube-bench/kube-hunter + Fluent Bit with Wazuh for comprehensive container security monitoring.</text:p>
        </text:list-item>
        <text:list-item>
          <text:p text:style-name="P395"><text:span text:style-name="Strong_20_Emphasis">Synchronizes</text:span> time with local NTP.</text:p>
        </text:list-item>
        <text:list-item>
          <text:p text:style-name="P395"><text:span text:style-name="Strong_20_Emphasis">Persists</text:span> data on TrueNAS.</text:p>
        </text:list-item>
        <text:list-item>
          <text:p text:style-name="P266"><text:span text:style-name="Strong_20_Emphasis">(Optionally)</text:span> uses advanced certificate-based encryption for BGP or Ingress if needed.</text:p>
        </text:list-item>
      </text:list>
      <text:p text:style-name="Text_20_body">This approach aligns with <text:span text:style-name="Strong_20_Emphasis">best practices</text:span> for a secure, self-hosted cluster that is well-monitored and well-integrated into the rest of the <text:span text:style-name="Strong_20_Emphasis">SIEM</text:span> and <text:span text:style-name="Strong_20_Emphasis">PKI</text:span> homelab ecosystem.</text:p>
      <text:p text:style-name="Text_20_body"><text:span text:style-name="Strong_20_Emphasis"/></text:p>
      <text:p text:style-name="Text_20_body"/>
      <text:h text:style-name="Heading_20_2" text:outline-level="2">10. Maintenance and Upgrades</text:h>
      <text:p text:style-name="Text_20_body">Maintaining and upgrading the Kubernetes cluster and integrated SIEM/cybersecurity components is crucial for ensuring security, stability, and performance. This section outlines comprehensive procedures for:</text:p>
      <text:list xml:id="list3614887821080175629" text:style-name="L101">
        <text:list-item>
          <text:p text:style-name="P396"><text:span text:style-name="Strong_20_Emphasis">Certificate Management</text:span>: Renewals, rotations, and revocations.</text:p>
        </text:list-item>
        <text:list-item>
          <text:p text:style-name="P396"><text:span text:style-name="Strong_20_Emphasis">Updating the SIEM/Cybersecurity Stack</text:span>: Keeping security tools up-to-date.</text:p>
        </text:list-item>
        <text:list-item>
          <text:p text:style-name="P396"><text:soft-page-break/><text:span text:style-name="Strong_20_Emphasis">Updating Virtual Machine Hosts</text:span>: Ensuring host OS and software are current.</text:p>
        </text:list-item>
        <text:list-item>
          <text:p text:style-name="P267"><text:span text:style-name="Strong_20_Emphasis">General Troubleshooting and Backup Procedures</text:span>: Addressing common issues and safeguarding data.</text:p>
        </text:list-item>
      </text:list>
      <text:h text:style-name="Heading_20_3" text:outline-level="3">10.1 Certificate Management</text:h>
      <text:p text:style-name="Text_20_body">Effective certificate management is vital for maintaining secure communications within the Kubernetes cluster and associated components. This subsection covers <text:span text:style-name="Strong_20_Emphasis">renewals</text:span>, <text:span text:style-name="Strong_20_Emphasis">rotations</text:span>, and <text:span text:style-name="Strong_20_Emphasis">revocations</text:span> for all entities requiring certificates.</text:p>
      <text:h text:style-name="Heading_20_4" text:outline-level="4">10.1.1 Certificate Renewals</text:h>
      <text:p text:style-name="Text_20_body">Regularly renewing certificates prevents unexpected expirations that can disrupt cluster operations. Follow these steps to renew certificates for each component:</text:p>
      <text:h text:style-name="Heading_20_5" text:outline-level="5">10.1.1.1 Kubernetes Cluster Components</text:h>
      <text:p text:style-name="Text_20_body"><text:span text:style-name="Strong_20_Emphasis">Components Covered</text:span>:</text:p>
      <text:list xml:id="list6785003305722999075" text:style-name="L102">
        <text:list-item>
          <text:p text:style-name="P397">API Server</text:p>
        </text:list-item>
        <text:list-item>
          <text:p text:style-name="P397">etcd</text:p>
        </text:list-item>
        <text:list-item>
          <text:p text:style-name="P397">Controller Manager</text:p>
        </text:list-item>
        <text:list-item>
          <text:p text:style-name="P397">Scheduler</text:p>
        </text:list-item>
        <text:list-item>
          <text:p text:style-name="P268">kubelet (on all nodes)</text:p>
        </text:list-item>
      </text:list>
      <text:p text:style-name="Text_20_body"><text:span text:style-name="Strong_20_Emphasis">Steps</text:span>:</text:p>
      <text:list xml:id="list75424890798567203" text:style-name="L103">
        <text:list-item>
          <text:p text:style-name="P269"><text:span text:style-name="Strong_20_Emphasis">Generate New CSRs (Certificate Signing Requests)</text:span>:</text:p>
          <text:p text:style-name="P269">For each component, create a new CSR using the existing OpenSSL configuration or a renewed one.</text:p>
          <text:p text:style-name="P52"><text:span text:style-name="Source_20_Text"># Example for API Server on Intermediate CA VM</text:span></text:p>
          <text:p text:style-name="P52"><text:span text:style-name="Source_20_Text">openssl genrsa -out apiserver_new.key 4096</text:span></text:p>
          <text:p text:style-name="P132"><text:span text:style-name="Source_20_Text">openssl req -new -key apiserver_new.key -out apiserver_new.csr -config apiserver.cnf</text:span></text:p>
        </text:list-item>
        <text:list-item>
          <text:p text:style-name="P269"><text:span text:style-name="Strong_20_Emphasis">Sign the New CSRs with the Intermediate CA</text:span>:</text:p>
          <text:p text:style-name="P52"><text:span text:style-name="Source_20_Text">openssl ca -config openssl.cnf \</text:span></text:p>
          <text:p text:style-name="P52"><text:span text:style-name="Source_20_Text"><text:s text:c="2"/>-extensions server_cert \</text:span></text:p>
          <text:p text:style-name="P52"><text:span text:style-name="Source_20_Text"><text:s text:c="2"/>-days 3650 -notext -md sha256 \</text:span></text:p>
          <text:p text:style-name="P52"><text:span text:style-name="Source_20_Text"><text:s text:c="2"/>-in ~/k8s-certs/apiserver_new.csr \</text:span></text:p>
          <text:p text:style-name="P132"><text:span text:style-name="Source_20_Text"><text:s text:c="2"/>-out ~/k8s-certs/apiserver_new.crt</text:span></text:p>
        </text:list-item>
        <text:list-item>
          <text:p text:style-name="P269"><text:span text:style-name="Strong_20_Emphasis">Distribute the Renewed Certificates to Master Nodes</text:span>:</text:p>
          <text:p text:style-name="P52"><text:span text:style-name="Source_20_Text">scp ~/k8s-certs/apiserver_new.crt user@k8s-master1.homelab.local:/tmp/</text:span></text:p>
          <text:p text:style-name="P52"><text:span text:style-name="Source_20_Text">scp ~/k8s-certs/apiserver_new.key user@k8s-master1.homelab.local:/tmp/</text:span></text:p>
          <text:p text:style-name="P132"><text:span text:style-name="Source_20_Text">scp ~/k8s-certs/ca-chain.pem user@k8s-master1.homelab.local:/tmp/</text:span></text:p>
        </text:list-item>
        <text:list-item>
          <text:p text:style-name="P269"><text:span text:style-name="Strong_20_Emphasis">Replace Old Certificates and Restart kubelet</text:span>:</text:p>
          <text:p text:style-name="P52"><text:span text:style-name="Source_20_Text"># On k8s-master1.homelab.local</text:span></text:p>
          <text:p text:style-name="P52"><text:span text:style-name="Source_20_Text">sudo cp /tmp/apiserver_new.crt /etc/kubernetes/pki/apiserver.crt</text:span></text:p>
          <text:p text:style-name="P52"><text:span text:style-name="Source_20_Text">sudo cp /tmp/apiserver_new.key /etc/kubernetes/pki/apiserver.key</text:span></text:p>
          <text:p text:style-name="P52"><text:span text:style-name="Source_20_Text">sudo cp /tmp/ca-chain.pem /etc/kubernetes/pki/ca-chain.crt</text:span></text:p>
          <text:p text:style-name="P132"><text:span text:style-name="Source_20_Text">sudo systemctl restart kubelet</text:span></text:p>
        </text:list-item>
        <text:list-item>
          <text:p text:style-name="P269"><text:span text:style-name="Strong_20_Emphasis">Verify the Renewal</text:span>:</text:p>
          <text:p text:style-name="P52"><text:span text:style-name="Source_20_Text">kubectl cluster-info</text:span></text:p>
          <text:p text:style-name="P132"><text:span text:style-name="Source_20_Text">openssl x509 -in /etc/kubernetes/pki/apiserver.crt -noout -text | grep "Not After"</text:span></text:p>
        </text:list-item>
        <text:list-item>
          <text:p text:style-name="P269"><text:span text:style-name="Strong_20_Emphasis">Repeat for etcd, Controller Manager, Scheduler, and kubelet</text:span>:</text:p>
          <text:p text:style-name="P269"><text:soft-page-break/>Follow similar steps to renew certificates for each component, ensuring that services are restarted to apply the new certificates.</text:p>
        </text:list-item>
      </text:list>
      <text:h text:style-name="Heading_20_5" text:outline-level="5">10.1.1.2 Calico CNI</text:h>
      <text:p text:style-name="Text_20_body"><text:span text:style-name="Strong_20_Emphasis">Steps</text:span>:</text:p>
      <text:list xml:id="list6070892396875679707" text:style-name="L104">
        <text:list-item>
          <text:p text:style-name="P270"><text:span text:style-name="Strong_20_Emphasis">Generate New Calico Certificates</text:span>:</text:p>
          <text:p text:style-name="P53"><text:span text:style-name="Source_20_Text">openssl genrsa -out calico-node_new.key 4096</text:span></text:p>
          <text:p text:style-name="P133"><text:span text:style-name="Source_20_Text">openssl req -new -key calico-node_new.key -out calico-node_new.csr -config calico-node.cnf</text:span></text:p>
        </text:list-item>
        <text:list-item>
          <text:p text:style-name="P270"><text:span text:style-name="Strong_20_Emphasis">Sign the CSRs with Intermediate CA</text:span>:</text:p>
          <text:p text:style-name="P53"><text:span text:style-name="Source_20_Text">openssl ca -config openssl.cnf \</text:span></text:p>
          <text:p text:style-name="P53"><text:span text:style-name="Source_20_Text"><text:s text:c="2"/>-extensions client_cert \</text:span></text:p>
          <text:p text:style-name="P53"><text:span text:style-name="Source_20_Text"><text:s text:c="2"/>-days 3650 -notext -md sha256 \</text:span></text:p>
          <text:p text:style-name="P53"><text:span text:style-name="Source_20_Text"><text:s text:c="2"/>-in ~/k8s-certs/calico-node_new.csr \</text:span></text:p>
          <text:p text:style-name="P133"><text:span text:style-name="Source_20_Text"><text:s text:c="2"/>-out ~/k8s-certs/calico-node_new.crt</text:span></text:p>
        </text:list-item>
        <text:list-item>
          <text:p text:style-name="P270"><text:span text:style-name="Strong_20_Emphasis">Distribute Certificates to Kubernetes Nodes</text:span>:</text:p>
          <text:p text:style-name="P53"><text:span text:style-name="Source_20_Text">scp ~/k8s-certs/calico-node_new.crt user@k8s-master1.homelab.local:/tmp/</text:span></text:p>
          <text:p text:style-name="P53"><text:span text:style-name="Source_20_Text">scp ~/k8s-certs/calico-node_new.key user@k8s-master1.homelab.local:/tmp/</text:span></text:p>
          <text:p text:style-name="P133"><text:span text:style-name="Source_20_Text">scp ~/k8s-certs/ca-chain.pem user@k8s-master1.homelab.local:/tmp/</text:span></text:p>
        </text:list-item>
        <text:list-item>
          <text:p text:style-name="P270"><text:span text:style-name="Strong_20_Emphasis">Update Calico Configuration and Restart Pods</text:span>:</text:p>
          <text:p text:style-name="P53"><text:span text:style-name="Source_20_Text"># On k8s-master1.homelab.local</text:span></text:p>
          <text:p text:style-name="P53"><text:span text:style-name="Source_20_Text">sudo cp /tmp/calico-node_new.crt /etc/calico/certs/calico-node.crt</text:span></text:p>
          <text:p text:style-name="P53"><text:span text:style-name="Source_20_Text">sudo cp /tmp/calico-node_new.key /etc/calico/certs/calico-node.key</text:span></text:p>
          <text:p text:style-name="P53"><text:span text:style-name="Source_20_Text">sudo cp /tmp/ca-chain.pem /etc/calico/certs/ca-chain.crt</text:span></text:p>
          <text:p text:style-name="P133"><text:span text:style-name="Source_20_Text">kubectl rollout restart daemonset/calico-node -n kube-system</text:span></text:p>
        </text:list-item>
        <text:list-item>
          <text:p text:style-name="P270"><text:span text:style-name="Strong_20_Emphasis">Verify Renewal</text:span>:</text:p>
          <text:p text:style-name="P133"><text:span text:style-name="Source_20_Text">calicoctl node status</text:span></text:p>
        </text:list-item>
      </text:list>
      <text:h text:style-name="Heading_20_5" text:outline-level="5">10.1.1.3 Traefik Ingress Controller</text:h>
      <text:p text:style-name="Text_20_body"><text:span text:style-name="Strong_20_Emphasis">Steps</text:span>:</text:p>
      <text:list xml:id="list3403893025665127893" text:style-name="L105">
        <text:list-item>
          <text:p text:style-name="P271"><text:span text:style-name="Strong_20_Emphasis">Generate New Traefik Certificates</text:span>:</text:p>
          <text:p text:style-name="P54"><text:span text:style-name="Source_20_Text">openssl genrsa -out traefik_internal_new.key 4096</text:span></text:p>
          <text:p text:style-name="P134"><text:span text:style-name="Source_20_Text">openssl req -new -key traefik_internal_new.key -out traefik_internal_new.csr -config traefik_internal.cnf</text:span></text:p>
        </text:list-item>
        <text:list-item>
          <text:p text:style-name="P271"><text:span text:style-name="Strong_20_Emphasis">Sign the CSRs with Intermediate CA</text:span>:</text:p>
          <text:p text:style-name="P54"><text:span text:style-name="Source_20_Text">openssl ca -config openssl.cnf \</text:span></text:p>
          <text:p text:style-name="P54"><text:span text:style-name="Source_20_Text"><text:s text:c="2"/>-extensions server_cert \</text:span></text:p>
          <text:p text:style-name="P54"><text:span text:style-name="Source_20_Text"><text:s text:c="2"/>-days 3650 -notext -md sha256 \</text:span></text:p>
          <text:p text:style-name="P54"><text:span text:style-name="Source_20_Text"><text:s text:c="2"/>-in ~/k8s-certs/traefik_internal_new.csr \</text:span></text:p>
          <text:p text:style-name="P134"><text:span text:style-name="Source_20_Text"><text:s text:c="2"/>-out ~/k8s-certs/traefik_internal_new.crt</text:span></text:p>
        </text:list-item>
        <text:list-item>
          <text:p text:style-name="P271"><text:span text:style-name="Strong_20_Emphasis">Create a New Kubernetes Secret for Traefik</text:span>:</text:p>
          <text:p text:style-name="P54"><text:span text:style-name="Source_20_Text">kubectl create secret tls traefik-certs-new \</text:span></text:p>
          <text:p text:style-name="P54"><text:span text:style-name="Source_20_Text"><text:s text:c="2"/>--cert=traefik_internal_new.crt \</text:span></text:p>
          <text:p text:style-name="P54"><text:span text:style-name="Source_20_Text"><text:s text:c="2"/>--key=traefik_internal_new.key \</text:span></text:p>
          <text:p text:style-name="P134"><text:span text:style-name="Source_20_Text"><text:s text:c="2"/>-n traefik</text:span></text:p>
        </text:list-item>
        <text:list-item>
          <text:p text:style-name="P271"><text:span text:style-name="Strong_20_Emphasis">Update Traefik Helm Release with New Secret</text:span>:</text:p>
          <text:p text:style-name="P271"><text:soft-page-break/>Modify <text:span text:style-name="Source_20_Text">traefik-values.yaml</text:span> to point to the new secret (<text:span text:style-name="Source_20_Text">traefik-certs-new</text:span>) or delete the old secret and rename the new one.</text:p>
          <text:p text:style-name="P54"><text:span text:style-name="Source_20_Text">helm upgrade traefik traefik/traefik \</text:span></text:p>
          <text:p text:style-name="P54"><text:span text:style-name="Source_20_Text"><text:s text:c="2"/>--namespace traefik \</text:span></text:p>
          <text:p text:style-name="P54"><text:span text:style-name="Source_20_Text"><text:s text:c="2"/>--set "additionalVolumes[0].secret.secretName=traefik-certs-new" \</text:span></text:p>
          <text:p text:style-name="P54"><text:span text:style-name="Source_20_Text"><text:s text:c="2"/>--set "additionalVolumeMounts[0].name=certs" \</text:span></text:p>
          <text:p text:style-name="P134"><text:span text:style-name="Source_20_Text"><text:s text:c="2"/>--values traefik-values.yaml</text:span></text:p>
        </text:list-item>
        <text:list-item>
          <text:p text:style-name="P271"><text:span text:style-name="Strong_20_Emphasis">Verify Renewal</text:span>:</text:p>
          <text:p text:style-name="P54"><text:span text:style-name="Source_20_Text">kubectl get pods -n traefik</text:span></text:p>
          <text:p text:style-name="P134"><text:span text:style-name="Source_20_Text">kubectl describe secret traefik-certs-new -n traefik</text:span></text:p>
        </text:list-item>
      </text:list>
      <text:h text:style-name="Heading_20_5" text:outline-level="5">10.1.1.4 Load Balancers and pfSense</text:h>
      <text:p text:style-name="Text_20_body"><text:span text:style-name="Strong_20_Emphasis">Steps</text:span>:</text:p>
      <text:list xml:id="list5792706991269547954" text:style-name="L106">
        <text:list-item>
          <text:p text:style-name="P272"><text:span text:style-name="Strong_20_Emphasis">Generate New BGP Certificates</text:span>:</text:p>
          <text:p text:style-name="P55"><text:span text:style-name="Source_20_Text"># On Intermediate CA VM</text:span></text:p>
          <text:p text:style-name="P55"><text:span text:style-name="Source_20_Text">openssl genrsa -out loadbalancer1_new.key 4096</text:span></text:p>
          <text:p text:style-name="P135"><text:span text:style-name="Source_20_Text">openssl req -new -key loadbalancer1_new.key -out loadbalancer1_new.csr -config loadbalancer1.cnf</text:span></text:p>
        </text:list-item>
        <text:list-item>
          <text:p text:style-name="P272"><text:span text:style-name="Strong_20_Emphasis">Sign the CSRs with Intermediate CA</text:span>:</text:p>
          <text:p text:style-name="P55"><text:span text:style-name="Source_20_Text">openssl ca -config openssl.cnf \</text:span></text:p>
          <text:p text:style-name="P55"><text:span text:style-name="Source_20_Text"><text:s text:c="2"/>-extensions server_cert \</text:span></text:p>
          <text:p text:style-name="P55"><text:span text:style-name="Source_20_Text"><text:s text:c="2"/>-days 3650 -notext -md sha256 \</text:span></text:p>
          <text:p text:style-name="P55"><text:span text:style-name="Source_20_Text"><text:s text:c="2"/>-in ~/k8s-certs/loadbalancer1_new.csr \</text:span></text:p>
          <text:p text:style-name="P135"><text:span text:style-name="Source_20_Text"><text:s text:c="2"/>-out ~/k8s-certs/loadbalancer1_new.crt</text:span></text:p>
        </text:list-item>
        <text:list-item>
          <text:p text:style-name="P272"><text:span text:style-name="Strong_20_Emphasis">Distribute Certificates to Load Balancers and pfSense</text:span>:</text:p>
          <text:p text:style-name="P55"><text:span text:style-name="Source_20_Text">scp ~/k8s-certs/loadbalancer1_new.crt user@loadbalancer1.homelab.local:/etc/frr/certs/</text:span></text:p>
          <text:p text:style-name="P55"><text:span text:style-name="Source_20_Text">scp ~/k8s-certs/loadbalancer1_new.key user@loadbalancer1.homelab.local:/etc/frr/certs/</text:span></text:p>
          <text:p text:style-name="P135"><text:span text:style-name="Source_20_Text">scp ~/k8s-certs/ca-chain.pem user@loadbalancer1.homelab.local:/etc/frr/certs/</text:span></text:p>
        </text:list-item>
        <text:list-item>
          <text:p text:style-name="P272"><text:span text:style-name="Strong_20_Emphasis">Update FRRouting Configuration</text:span>:</text:p>
          <text:p text:style-name="P272">Edit <text:span text:style-name="Source_20_Text">/etc/frr/frr.conf</text:span> to use the new certificates.</text:p>
          <text:p text:style-name="P135"><text:span text:style-name="Source_20_Text">sudo nano /etc/frr/frr.conf</text:span></text:p>
          <text:p text:style-name="P272">Update certificate file paths:</text:p>
          <text:p text:style-name="P55"><text:span text:style-name="Source_20_Text">neighbor 192.168.100.11 tls-cert-file /etc/frr/certs/loadbalancer1_new.crt</text:span></text:p>
          <text:p text:style-name="P55"><text:span text:style-name="Source_20_Text">neighbor 192.168.100.11 tls-key-file /etc/frr/certs/loadbalancer1_new.key</text:span></text:p>
          <text:p text:style-name="P135"><text:span text:style-name="Source_20_Text">neighbor 192.168.100.11 tls-ca-file /etc/frr/certs/ca-chain.pem</text:span></text:p>
        </text:list-item>
        <text:list-item>
          <text:p text:style-name="P272"><text:span text:style-name="Strong_20_Emphasis">Restart FRRouting Service</text:span>:</text:p>
          <text:p text:style-name="P135"><text:span text:style-name="Source_20_Text">sudo systemctl restart frr</text:span></text:p>
        </text:list-item>
        <text:list-item>
          <text:p text:style-name="P272"><text:span text:style-name="Strong_20_Emphasis">Verify Renewal</text:span>:</text:p>
          <text:p text:style-name="P135"><text:span text:style-name="Source_20_Text">sudo vtysh -c "show ip bgp summary"</text:span></text:p>
          <text:p text:style-name="P272">Ensure that BGP sessions are active and secure.</text:p>
        </text:list-item>
        <text:list-item>
          <text:p text:style-name="P272"><text:span text:style-name="Strong_20_Emphasis">Repeat for pfSense and Other Load Balancers</text:span>:</text:p>
          <text:p text:style-name="P272">Follow similar steps to renew and apply certificates on all load balancers and pfSense if it uses BGP.</text:p>
        </text:list-item>
      </text:list>
      <text:h text:style-name="Heading_20_4" text:outline-level="4"><text:soft-page-break/>10.1.2 Certificate Rotation</text:h>
      <text:p text:style-name="Text_20_body">Rotating certificates involves replacing old certificates with new ones, ensuring minimal disruption. Proper rotation ensures that services continue to operate securely without downtime.</text:p>
      <text:h text:style-name="Heading_20_5" text:outline-level="5">10.1.2.1 Kubernetes Cluster Components</text:h>
      <text:p text:style-name="Text_20_body"><text:span text:style-name="Strong_20_Emphasis">Steps</text:span>:</text:p>
      <text:list xml:id="list699334804404324052" text:style-name="L107">
        <text:list-item>
          <text:p text:style-name="P273"><text:span text:style-name="Strong_20_Emphasis">Prepare New Certificates</text:span>:</text:p>
          <text:p text:style-name="P273">Follow the <text:span text:style-name="Strong_20_Emphasis">Certificate Renewals</text:span> steps to generate and sign new certificates.</text:p>
        </text:list-item>
        <text:list-item>
          <text:p text:style-name="P273"><text:span text:style-name="Strong_20_Emphasis">Update Cluster Configuration</text:span>:</text:p>
          <text:list>
            <text:list-item>
              <text:p text:style-name="P398"><text:span text:style-name="Strong_20_Emphasis">API Server</text:span>: Ensure the <text:span text:style-name="Source_20_Text">kube-apiserver.yaml</text:span> points to the new certificates.</text:p>
            </text:list-item>
            <text:list-item>
              <text:p text:style-name="P398"><text:span text:style-name="Strong_20_Emphasis">etcd</text:span>: Update etcd configurations to use new certificates.</text:p>
            </text:list-item>
            <text:list-item>
              <text:p text:style-name="P398"><text:span text:style-name="Strong_20_Emphasis">Controller Manager and Scheduler</text:span>: Update any relevant configurations.</text:p>
            </text:list-item>
          </text:list>
        </text:list-item>
        <text:list-item>
          <text:p text:style-name="P273"><text:span text:style-name="Strong_20_Emphasis">Apply New Certificates and Restart Components</text:span>:</text:p>
          <text:list>
            <text:list-item>
              <text:p text:style-name="P398">Replace old certificates with new ones on master nodes.</text:p>
            </text:list-item>
            <text:list-item>
              <text:p text:style-name="P398">Restart kubelet to reload the static pod manifests.</text:p>
            </text:list-item>
          </text:list>
        </text:list-item>
        <text:list-item>
          <text:p text:style-name="P273"><text:span text:style-name="Strong_20_Emphasis">Verify Rotation</text:span>:</text:p>
          <text:p text:style-name="P56"><text:span text:style-name="Source_20_Text">kubectl get nodes</text:span></text:p>
          <text:p text:style-name="P136"><text:span text:style-name="Source_20_Text">openssl x509 -in /etc/kubernetes/pki/apiserver.crt -noout -text | grep "Not After"</text:span></text:p>
        </text:list-item>
        <text:list-item>
          <text:p text:style-name="P273"><text:span text:style-name="Strong_20_Emphasis">Monitor Cluster Health</text:span>:</text:p>
          <text:p text:style-name="P273">Ensure all components are functioning correctly post-rotation.</text:p>
        </text:list-item>
      </text:list>
      <text:h text:style-name="Heading_20_5" text:outline-level="5">10.1.2.2 Calico CNI</text:h>
      <text:p text:style-name="Text_20_body"><text:span text:style-name="Strong_20_Emphasis">Steps</text:span>:</text:p>
      <text:list xml:id="list8071524022646303129" text:style-name="L108">
        <text:list-item>
          <text:p text:style-name="P274"><text:span text:style-name="Strong_20_Emphasis">Generate and Sign New Certificates</text:span>:</text:p>
          <text:p text:style-name="P274">Follow the <text:span text:style-name="Strong_20_Emphasis">Certificate Renewals</text:span> steps for Calico.</text:p>
        </text:list-item>
        <text:list-item>
          <text:p text:style-name="P274"><text:span text:style-name="Strong_20_Emphasis">Update Calico Configuration</text:span>:</text:p>
          <text:list>
            <text:list-item>
              <text:p text:style-name="P399">Replace old certificates in <text:span text:style-name="Source_20_Text">/etc/calico/certs/</text:span>.</text:p>
            </text:list-item>
            <text:list-item>
              <text:p text:style-name="P399">Ensure the ConfigMap points to the new certificates if paths have changed.</text:p>
            </text:list-item>
          </text:list>
        </text:list-item>
        <text:list-item>
          <text:p text:style-name="P274"><text:span text:style-name="Strong_20_Emphasis">Restart Calico DaemonSet</text:span>:</text:p>
          <text:p text:style-name="P137"><text:span text:style-name="Source_20_Text">kubectl rollout restart daemonset/calico-node -n kube-system</text:span></text:p>
        </text:list-item>
        <text:list-item>
          <text:p text:style-name="P274"><text:span text:style-name="Strong_20_Emphasis">Verify Rotation</text:span>:</text:p>
          <text:p text:style-name="P137"><text:span text:style-name="Source_20_Text">calicoctl node status</text:span></text:p>
        </text:list-item>
      </text:list>
      <text:h text:style-name="Heading_20_5" text:outline-level="5">10.1.2.3 Traefik Ingress Controller</text:h>
      <text:p text:style-name="Text_20_body"><text:span text:style-name="Strong_20_Emphasis">Steps</text:span>:</text:p>
      <text:list xml:id="list5659792033950898785" text:style-name="L109">
        <text:list-item>
          <text:p text:style-name="P275"><text:span text:style-name="Strong_20_Emphasis">Generate and Sign New Certificates</text:span>:</text:p>
          <text:p text:style-name="P275">Follow the <text:span text:style-name="Strong_20_Emphasis">Certificate Renewals</text:span> steps for Traefik.</text:p>
        </text:list-item>
        <text:list-item>
          <text:p text:style-name="P275"><text:span text:style-name="Strong_20_Emphasis">Update Kubernetes Secrets</text:span>:</text:p>
          <text:list>
            <text:list-item>
              <text:p text:style-name="P400">Create a new secret with the renewed certificates.</text:p>
            </text:list-item>
            <text:list-item>
              <text:p text:style-name="P400">Update the Traefik Helm release to use the new secret.</text:p>
            </text:list-item>
          </text:list>
        </text:list-item>
        <text:list-item>
          <text:p text:style-name="P275"><text:span text:style-name="Strong_20_Emphasis">Restart Traefik Pods</text:span>:</text:p>
          <text:p text:style-name="P138"><text:soft-page-break/><text:span text:style-name="Source_20_Text">kubectl rollout restart deployment/traefik -n traefik</text:span></text:p>
        </text:list-item>
        <text:list-item>
          <text:p text:style-name="P275"><text:span text:style-name="Strong_20_Emphasis">Verify Rotation</text:span>:</text:p>
          <text:p text:style-name="P138"><text:span text:style-name="Source_20_Text">kubectl describe secret traefik-certs-new -n traefik</text:span></text:p>
        </text:list-item>
      </text:list>
      <text:h text:style-name="Heading_20_5" text:outline-level="5">10.1.2.4 Load Balancers and pfSense</text:h>
      <text:p text:style-name="Text_20_body"><text:span text:style-name="Strong_20_Emphasis">Steps</text:span>:</text:p>
      <text:list xml:id="list5973548036571950389" text:style-name="L110">
        <text:list-item>
          <text:p text:style-name="P276"><text:span text:style-name="Strong_20_Emphasis">Generate and Sign New Certificates</text:span>:</text:p>
          <text:p text:style-name="P276">Follow the <text:span text:style-name="Strong_20_Emphasis">Certificate Renewals</text:span> steps for load balancers and pfSense.</text:p>
        </text:list-item>
        <text:list-item>
          <text:p text:style-name="P276"><text:span text:style-name="Strong_20_Emphasis">Update BGP Configuration with New Certificates</text:span>:</text:p>
          <text:list>
            <text:list-item>
              <text:p text:style-name="P401">Replace old certificates in <text:span text:style-name="Source_20_Text">/etc/frr/certs/</text:span>.</text:p>
            </text:list-item>
            <text:list-item>
              <text:p text:style-name="P401">Update <text:span text:style-name="Source_20_Text">frr.conf</text:span> to point to new certificate files.</text:p>
            </text:list-item>
          </text:list>
        </text:list-item>
        <text:list-item>
          <text:p text:style-name="P276"><text:span text:style-name="Strong_20_Emphasis">Restart FRRouting Service</text:span>:</text:p>
          <text:p text:style-name="P139"><text:span text:style-name="Source_20_Text">sudo systemctl restart frr</text:span></text:p>
        </text:list-item>
        <text:list-item>
          <text:p text:style-name="P276"><text:span text:style-name="Strong_20_Emphasis">Verify Rotation</text:span>:</text:p>
          <text:p text:style-name="P139"><text:span text:style-name="Source_20_Text">sudo vtysh -c "show ip bgp summary"</text:span></text:p>
        </text:list-item>
        <text:list-item>
          <text:p text:style-name="P276"><text:span text:style-name="Strong_20_Emphasis">Monitor BGP Sessions</text:span>:</text:p>
          <text:p text:style-name="P276">Ensure that BGP sessions remain established and secure post-rotation.</text:p>
        </text:list-item>
      </text:list>
      <text:h text:style-name="Heading_20_4" text:outline-level="4">10.1.3 Certificate Revocation</text:h>
      <text:p text:style-name="Text_20_body">Revoking certificates is necessary when a certificate is compromised or no longer needed. Proper revocation ensures that revoked certificates cannot be used to access cluster resources.</text:p>
      <text:h text:style-name="Heading_20_5" text:outline-level="5">10.1.3.1 Revoking Certificates for Cluster Components</text:h>
      <text:p text:style-name="Text_20_body"><text:span text:style-name="Strong_20_Emphasis">Steps</text:span>:</text:p>
      <text:list xml:id="list1165994349036425473" text:style-name="L111">
        <text:list-item>
          <text:p text:style-name="P277"><text:span text:style-name="Strong_20_Emphasis">Identify the Certificate to Revoke</text:span>:</text:p>
          <text:p text:style-name="P277">Determine which certificate needs to be revoked (e.g., a kubelet certificate for a compromised worker node).</text:p>
        </text:list-item>
        <text:list-item>
          <text:p text:style-name="P277"><text:span text:style-name="Strong_20_Emphasis">Revoke the Certificate Using the Intermediate CA</text:span>:</text:p>
          <text:p text:style-name="P140"><text:span text:style-name="Source_20_Text">openssl ca -config openssl.cnf -revoke ~/k8s-certs/kubelet-worker1.crt</text:span></text:p>
        </text:list-item>
        <text:list-item>
          <text:p text:style-name="P277"><text:span text:style-name="Strong_20_Emphasis">Update Certificate Revocation List (CRL)</text:span>:</text:p>
          <text:p text:style-name="P277">Generate an updated CRL.</text:p>
          <text:p text:style-name="P140"><text:span text:style-name="Source_20_Text">openssl ca -config openssl.cnf -gencrl -out ~/k8s-certs/crl.pem</text:span></text:p>
        </text:list-item>
        <text:list-item>
          <text:p text:style-name="P277"><text:span text:style-name="Strong_20_Emphasis">Distribute the CRL to All Kubernetes Nodes</text:span>:</text:p>
          <text:p text:style-name="P140"><text:span text:style-name="Source_20_Text">scp ~/k8s-certs/crl.pem user@k8s-master1.homelab.local:/etc/kubernetes/pki/</text:span></text:p>
        </text:list-item>
        <text:list-item>
          <text:p text:style-name="P277"><text:span text:style-name="Strong_20_Emphasis">Configure Kubernetes Components to Use the CRL</text:span>:</text:p>
          <text:p text:style-name="P277">Edit the kube-apiserver and kubelet configurations to reference the CRL.</text:p>
          <text:p text:style-name="P57"><text:span text:style-name="Source_20_Text"># Example for kube-apiserver.yaml</text:span></text:p>
          <text:p text:style-name="P57"><text:span text:style-name="Source_20_Text">- --client-ca-file=/etc/kubernetes/pki/ca-chain.crt</text:span></text:p>
          <text:p text:style-name="P140"><text:span text:style-name="Source_20_Text">- --client-ca-crl-file=/etc/kubernetes/pki/crl.pem</text:span></text:p>
        </text:list-item>
        <text:list-item>
          <text:p text:style-name="P277"><text:soft-page-break/><text:span text:style-name="Strong_20_Emphasis">Restart kubelet and API Server</text:span>:</text:p>
          <text:p text:style-name="P140"><text:span text:style-name="Source_20_Text">sudo systemctl restart kubelet</text:span></text:p>
        </text:list-item>
        <text:list-item>
          <text:p text:style-name="P277"><text:span text:style-name="Strong_20_Emphasis">Remove or Revoke Access for Compromised Nodes</text:span>:</text:p>
          <text:list>
            <text:list-item>
              <text:p text:style-name="P402">Remove the compromised node from the cluster.</text:p>
            </text:list-item>
            <text:list-item>
              <text:p text:style-name="P277">Revoke any associated tokens or credentials.</text:p>
            </text:list-item>
          </text:list>
        </text:list-item>
      </text:list>
      <text:h text:style-name="Heading_20_5" text:outline-level="5">10.1.3.2 Revoking Certificates for Calico, Traefik, Load Balancers, and pfSense</text:h>
      <text:p text:style-name="Text_20_body"><text:span text:style-name="Strong_20_Emphasis">Steps</text:span>:</text:p>
      <text:list xml:id="list8903861146830232137" text:style-name="L112">
        <text:list-item>
          <text:p text:style-name="P278"><text:span text:style-name="Strong_20_Emphasis">Identify the Certificate to Revoke</text:span>:</text:p>
          <text:p text:style-name="P278">For instance, a Traefik certificate used by an unauthorized service.</text:p>
        </text:list-item>
        <text:list-item>
          <text:p text:style-name="P278"><text:span text:style-name="Strong_20_Emphasis">Revoke Using Intermediate CA</text:span>:</text:p>
          <text:p text:style-name="P141"><text:span text:style-name="Source_20_Text">openssl ca -config openssl.cnf -revoke ~/k8s-certs/traefik_internal.crt</text:span></text:p>
        </text:list-item>
        <text:list-item>
          <text:p text:style-name="P278"><text:span text:style-name="Strong_20_Emphasis">Update CRL and Distribute</text:span>:</text:p>
          <text:p text:style-name="P58"><text:span text:style-name="Source_20_Text">openssl ca -config openssl.cnf -gencrl -out ~/k8s-certs/crl.pem</text:span></text:p>
          <text:p text:style-name="P141"><text:span text:style-name="Source_20_Text">scp ~/k8s-certs/crl.pem user@k8s-master1.homelab.local:/etc/kubernetes/pki/</text:span></text:p>
        </text:list-item>
        <text:list-item>
          <text:p text:style-name="P278"><text:span text:style-name="Strong_20_Emphasis">Update Service Configurations</text:span>:</text:p>
          <text:list>
            <text:list-item>
              <text:p text:style-name="P403"><text:span text:style-name="Strong_20_Emphasis">Calico and Traefik</text:span>: Reference the updated CRL in their configurations.</text:p>
            </text:list-item>
            <text:list-item>
              <text:p text:style-name="P403"><text:span text:style-name="Strong_20_Emphasis">Load Balancers and pfSense</text:span>: Update FRRouting configurations to use the new CRL if applicable.</text:p>
            </text:list-item>
          </text:list>
        </text:list-item>
        <text:list-item>
          <text:p text:style-name="P278"><text:span text:style-name="Strong_20_Emphasis">Restart Services</text:span>:</text:p>
          <text:p text:style-name="P58"><text:span text:style-name="Source_20_Text">sudo systemctl restart frr</text:span></text:p>
          <text:p text:style-name="P58"><text:span text:style-name="Source_20_Text">kubectl rollout restart daemonset/calico-node -n kube-system</text:span></text:p>
          <text:p text:style-name="P141"><text:span text:style-name="Source_20_Text">kubectl rollout restart deployment/traefik -n traefik</text:span></text:p>
        </text:list-item>
        <text:list-item>
          <text:p text:style-name="P278"><text:span text:style-name="Strong_20_Emphasis">Verify Revocation</text:span>:</text:p>
          <text:p text:style-name="P278">Attempt to use the revoked certificate to access cluster resources to ensure it is properly rejected.</text:p>
        </text:list-item>
      </text:list>
      <text:h text:style-name="Heading_20_4" text:outline-level="4">10.1.4 Best Practices for Certificate Management</text:h>
      <text:list xml:id="list1720939144589833953" text:style-name="L113">
        <text:list-item>
          <text:p text:style-name="P404"><text:span text:style-name="Strong_20_Emphasis">Automate Renewals</text:span>: Use scripts or tools to automate the renewal process to prevent human error.</text:p>
        </text:list-item>
        <text:list-item>
          <text:p text:style-name="P404"><text:span text:style-name="Strong_20_Emphasis">Monitor Certificate Expiry</text:span>: Implement monitoring to alert you before certificates expire.</text:p>
        </text:list-item>
        <text:list-item>
          <text:p text:style-name="P404"><text:span text:style-name="Strong_20_Emphasis">Maintain CRL Accessibility</text:span>: Ensure that all components can access the updated CRL promptly.</text:p>
        </text:list-item>
        <text:list-item>
          <text:p text:style-name="P404"><text:span text:style-name="Strong_20_Emphasis">Limit Certificate Lifespans</text:span>: Use shorter lifespans for certificates to reduce exposure in case of compromise.</text:p>
        </text:list-item>
        <text:list-item>
          <text:p text:style-name="P279"><text:span text:style-name="Strong_20_Emphasis">Secure Private Keys</text:span>: Store private keys securely, limiting access to authorized personnel only.</text:p>
        </text:list-item>
      </text:list>
      <text:h text:style-name="Heading_20_3" text:outline-level="3">10.2 Updating the SIEM/Cybersecurity Stack and Components</text:h>
      <text:p text:style-name="Text_20_body">Keeping the SIEM and cybersecurity tools updated is essential for maintaining security posture and leveraging new features. This subsection covers updating <text:span text:style-name="Strong_20_Emphasis">Wazuh</text:span>, <text:span text:style-name="Strong_20_Emphasis">Falco</text:span>, <text:span text:style-name="Strong_20_Emphasis">kube-bench</text:span>, <text:span text:style-name="Strong_20_Emphasis">kube-hunter</text:span>, and <text:span text:style-name="Strong_20_Emphasis">Fluent Bit</text:span>.</text:p>
      <text:h text:style-name="Heading_20_4" text:outline-level="4">10.2.1 Updating Wazuh</text:h>
      <text:p text:style-name="Text_20_body"><text:span text:style-name="Strong_20_Emphasis">Wazuh</text:span> provides security monitoring and SIEM capabilities.</text:p>
      <text:p text:style-name="Text_20_body"><text:span text:style-name="Strong_20_Emphasis">Steps</text:span>:</text:p>
      <text:list xml:id="list4959125973415946024" text:style-name="L114">
        <text:list-item>
          <text:p text:style-name="P280"><text:span text:style-name="Strong_20_Emphasis">Backup Wazuh Configuration and Data</text:span>:</text:p>
          <text:p text:style-name="P59"><text:span text:style-name="Source_20_Text"># On Wazuh Manager</text:span></text:p>
          <text:p text:style-name="P59"><text:span text:style-name="Source_20_Text">sudo tar -czvf /backup/wazuh-config-backup.tar.gz /var/ossec/etc/</text:span></text:p>
          <text:p text:style-name="P142"><text:soft-page-break/><text:span text:style-name="Source_20_Text">sudo tar -czvf /backup/wazuh-data-backup.tar.gz /var/ossec/data/</text:span></text:p>
        </text:list-item>
        <text:list-item>
          <text:p text:style-name="P280"><text:span text:style-name="Strong_20_Emphasis">Check for Available Updates</text:span>:</text:p>
          <text:p text:style-name="P280">Visit the Wazuh Documentation or use package manager commands to identify available updates.</text:p>
        </text:list-item>
        <text:list-item>
          <text:p text:style-name="P280"><text:span text:style-name="Strong_20_Emphasis">Update Wazuh via Package Manager</text:span>:</text:p>
          <text:p text:style-name="P59"><text:span text:style-name="Source_20_Text">sudo apt-get update</text:span></text:p>
          <text:p text:style-name="P142"><text:span text:style-name="Source_20_Text">sudo apt-get upgrade wazuh-manager wazuh-agent</text:span></text:p>
        </text:list-item>
        <text:list-item>
          <text:p text:style-name="P280"><text:span text:style-name="Strong_20_Emphasis">Verify Update Success</text:span>:</text:p>
          <text:p text:style-name="P59"><text:span text:style-name="Source_20_Text">sudo systemctl status wazuh-manager</text:span></text:p>
          <text:p text:style-name="P142"><text:span text:style-name="Source_20_Text">sudo systemctl status wazuh-agent</text:span></text:p>
        </text:list-item>
        <text:list-item>
          <text:p text:style-name="P280"><text:span text:style-name="Strong_20_Emphasis">Review Logs for Errors</text:span>:</text:p>
          <text:p text:style-name="P142"><text:span text:style-name="Source_20_Text">sudo tail -f /var/ossec/logs/ossec.log</text:span></text:p>
        </text:list-item>
        <text:list-item>
          <text:p text:style-name="P280"><text:span text:style-name="Strong_20_Emphasis">Reconfigure Wazuh if Necessary</text:span>:</text:p>
          <text:p text:style-name="P280">Update configuration files based on new version requirements and apply changes.</text:p>
        </text:list-item>
        <text:list-item>
          <text:p text:style-name="P280"><text:span text:style-name="Strong_20_Emphasis">Restart Wazuh Services</text:span>:</text:p>
          <text:p text:style-name="P59"><text:span text:style-name="Source_20_Text">sudo systemctl restart wazuh-manager</text:span></text:p>
          <text:p text:style-name="P142"><text:span text:style-name="Source_20_Text">sudo systemctl restart wazuh-agent</text:span></text:p>
        </text:list-item>
      </text:list>
      <text:h text:style-name="Heading_20_4" text:outline-level="4">10.2.2 Updating Falco</text:h>
      <text:p text:style-name="Text_20_body"><text:span text:style-name="Strong_20_Emphasis">Falco</text:span> monitors runtime security and detects anomalous behavior.</text:p>
      <text:p text:style-name="Text_20_body"><text:span text:style-name="Strong_20_Emphasis">Steps</text:span>:</text:p>
      <text:list xml:id="list4844741500009898167" text:style-name="L115">
        <text:list-item>
          <text:p text:style-name="P281"><text:span text:style-name="Strong_20_Emphasis">Backup Falco Configuration</text:span>:</text:p>
          <text:p text:style-name="P60"><text:span text:style-name="Source_20_Text"># On Kubernetes cluster</text:span></text:p>
          <text:p text:style-name="P143"><text:span text:style-name="Source_20_Text">kubectl get configmap falco-config -n falco -o yaml &gt; falco-config-backup.yaml</text:span></text:p>
        </text:list-item>
        <text:list-item>
          <text:p text:style-name="P281"><text:span text:style-name="Strong_20_Emphasis">Update Falco Helm Chart</text:span>:</text:p>
          <text:p text:style-name="P60"><text:span text:style-name="Source_20_Text">helm repo update</text:span></text:p>
          <text:p text:style-name="P60"><text:span text:style-name="Source_20_Text">helm upgrade falco falcosecurity/falco \</text:span></text:p>
          <text:p text:style-name="P60"><text:span text:style-name="Source_20_Text"><text:s text:c="2"/>--namespace falco \</text:span></text:p>
          <text:p text:style-name="P143"><text:span text:style-name="Source_20_Text"><text:s text:c="2"/>--values falco-values.yaml</text:span></text:p>
        </text:list-item>
        <text:list-item>
          <text:p text:style-name="P281"><text:span text:style-name="Strong_20_Emphasis">Verify Update Success</text:span>:</text:p>
          <text:p text:style-name="P60"><text:span text:style-name="Source_20_Text">kubectl get pods -n falco</text:span></text:p>
          <text:p text:style-name="P143"><text:span text:style-name="Source_20_Text">kubectl logs -n falco &lt;falco-pod-name&gt;</text:span></text:p>
        </text:list-item>
        <text:list-item>
          <text:p text:style-name="P281"><text:span text:style-name="Strong_20_Emphasis">Test Falco Functionality</text:span>:</text:p>
          <text:p text:style-name="P281">Trigger test alerts and ensure they are detected and forwarded to Wazuh.</text:p>
        </text:list-item>
      </text:list>
      <text:h text:style-name="Heading_20_4" text:outline-level="4">10.2.3 Updating kube-bench</text:h>
      <text:p text:style-name="Text_20_body"><text:span text:style-name="Strong_20_Emphasis">kube-bench</text:span> assesses Kubernetes cluster security against CIS benchmarks.</text:p>
      <text:p text:style-name="Text_20_body"><text:span text:style-name="Strong_20_Emphasis">Steps</text:span>:</text:p>
      <text:list xml:id="list4643309808630356141" text:style-name="L116">
        <text:list-item>
          <text:p text:style-name="P282"><text:span text:style-name="Strong_20_Emphasis">Check for Latest kube-bench Version</text:span>:</text:p>
          <text:p text:style-name="P282">Visit the <text:a xlink:type="simple" xlink:href="https://github.com/aquasecurity/kube-bench" office:target-frame-name="_new" xlink:show="replace" text:style-name="Internet_20_link" text:visited-style-name="Visited_20_Internet_20_Link">kube-bench GitHub Repository</text:a> for the latest release.</text:p>
        </text:list-item>
        <text:list-item>
          <text:p text:style-name="P282"><text:span text:style-name="Strong_20_Emphasis">Update kube-bench Deployment</text:span>:</text:p>
          <text:p text:style-name="P144"><text:soft-page-break/><text:span text:style-name="Source_20_Text">kubectl set image job/kube-bench kube-bench=aquasecurity/kube-bench:latest -n kube-bench</text:span></text:p>
        </text:list-item>
        <text:list-item>
          <text:p text:style-name="P282"><text:span text:style-name="Strong_20_Emphasis">Verify Update Success</text:span>:</text:p>
          <text:p text:style-name="P61"><text:span text:style-name="Source_20_Text">kubectl get jobs -n kube-bench</text:span></text:p>
          <text:p text:style-name="P144"><text:span text:style-name="Source_20_Text">kubectl logs job/kube-bench -n kube-bench</text:span></text:p>
        </text:list-item>
        <text:list-item>
          <text:p text:style-name="P282"><text:span text:style-name="Strong_20_Emphasis">Integrate Updated Results with Wazuh</text:span>:</text:p>
          <text:p text:style-name="P282">Ensure Fluent Bit is capturing updated kube-bench logs and Wazuh is processing them correctly.</text:p>
        </text:list-item>
      </text:list>
      <text:h text:style-name="Heading_20_4" text:outline-level="4">10.2.4 Updating kube-hunter</text:h>
      <text:p text:style-name="Text_20_body"><text:span text:style-name="Strong_20_Emphasis">kube-hunter</text:span> hunts for security vulnerabilities within Kubernetes clusters.</text:p>
      <text:p text:style-name="Text_20_body"><text:span text:style-name="Strong_20_Emphasis">Steps</text:span>:</text:p>
      <text:list xml:id="list7660503320746779800" text:style-name="L117">
        <text:list-item>
          <text:p text:style-name="P283"><text:span text:style-name="Strong_20_Emphasis">Check for Latest kube-hunter Version</text:span>:</text:p>
          <text:p text:style-name="P283">Visit the <text:a xlink:type="simple" xlink:href="https://github.com/aquasecurity/kube-hunter" office:target-frame-name="_new" xlink:show="replace" text:style-name="Internet_20_link" text:visited-style-name="Visited_20_Internet_20_Link">kube-hunter GitHub Repository</text:a> for the latest release.</text:p>
        </text:list-item>
        <text:list-item>
          <text:p text:style-name="P283"><text:span text:style-name="Strong_20_Emphasis">Update kube-hunter Deployment</text:span>:</text:p>
          <text:p text:style-name="P145"><text:span text:style-name="Source_20_Text">kubectl set image job/kube-hunter kube-hunter=aquasecurity/kube-hunter:latest -n kube-hunter</text:span></text:p>
        </text:list-item>
        <text:list-item>
          <text:p text:style-name="P283"><text:span text:style-name="Strong_20_Emphasis">Verify Update Success</text:span>:</text:p>
          <text:p text:style-name="P62"><text:span text:style-name="Source_20_Text">kubectl get jobs -n kube-hunter</text:span></text:p>
          <text:p text:style-name="P145"><text:span text:style-name="Source_20_Text">kubectl logs job/kube-hunter -n kube-hunter</text:span></text:p>
        </text:list-item>
        <text:list-item>
          <text:p text:style-name="P283"><text:span text:style-name="Strong_20_Emphasis">Integrate Updated Findings with Wazuh</text:span>:</text:p>
          <text:p text:style-name="P283">Ensure Fluent Bit is capturing updated kube-hunter logs and Wazuh is processing them correctly.</text:p>
        </text:list-item>
      </text:list>
      <text:h text:style-name="Heading_20_4" text:outline-level="4">10.2.5 Updating Fluent Bit</text:h>
      <text:p text:style-name="Text_20_body"><text:span text:style-name="Strong_20_Emphasis">Fluent Bit</text:span> aggregates logs from Kubernetes pods and forwards them to <text:span text:style-name="Strong_20_Emphasis">Wazuh</text:span>.</text:p>
      <text:p text:style-name="Text_20_body"><text:span text:style-name="Strong_20_Emphasis">Steps</text:span>:</text:p>
      <text:list xml:id="list7098528058953131036" text:style-name="L118">
        <text:list-item>
          <text:p text:style-name="P284"><text:span text:style-name="Strong_20_Emphasis">Backup Fluent Bit Configuration</text:span>:</text:p>
          <text:p text:style-name="P146"><text:span text:style-name="Source_20_Text">kubectl get configmap fluent-bit-config -n logging -o yaml &gt; fluent-bit-config-backup.yaml</text:span></text:p>
        </text:list-item>
        <text:list-item>
          <text:p text:style-name="P284"><text:span text:style-name="Strong_20_Emphasis">Update Fluent Bit Helm Chart</text:span>:</text:p>
          <text:p text:style-name="P63"><text:span text:style-name="Source_20_Text">helm repo update</text:span></text:p>
          <text:p text:style-name="P63"><text:span text:style-name="Source_20_Text">helm upgrade fluent-bit fluent/fluent-bit \</text:span></text:p>
          <text:p text:style-name="P63"><text:span text:style-name="Source_20_Text"><text:s text:c="2"/>--namespace logging \</text:span></text:p>
          <text:p text:style-name="P146"><text:span text:style-name="Source_20_Text"><text:s text:c="2"/>--values fluent-bit-values.yaml</text:span></text:p>
        </text:list-item>
        <text:list-item>
          <text:p text:style-name="P284"><text:span text:style-name="Strong_20_Emphasis">Verify Update Success</text:span>:</text:p>
          <text:p text:style-name="P63"><text:span text:style-name="Source_20_Text">kubectl get pods -n logging</text:span></text:p>
          <text:p text:style-name="P146"><text:span text:style-name="Source_20_Text">kubectl logs -n logging &lt;fluent-bit-pod-name&gt;</text:span></text:p>
        </text:list-item>
        <text:list-item>
          <text:p text:style-name="P284"><text:span text:style-name="Strong_20_Emphasis">Test Log Forwarding</text:span>:</text:p>
          <text:p text:style-name="P284">Ensure that logs from updated components are being correctly forwarded to Wazuh.</text:p>
        </text:list-item>
      </text:list>
      <text:h text:style-name="Heading_20_4" text:outline-level="4">10.2.6 Best Practices for Updating SIEM/Cybersecurity Tools</text:h>
      <text:list xml:id="list6168608780978585204" text:style-name="L119">
        <text:list-item>
          <text:p text:style-name="P405"><text:span text:style-name="Strong_20_Emphasis">Regularly Check for Updates</text:span>: Stay informed about new releases and security patches.</text:p>
        </text:list-item>
        <text:list-item>
          <text:p text:style-name="P405"><text:soft-page-break/><text:span text:style-name="Strong_20_Emphasis">Test Updates in Staging</text:span>: Before applying updates to production, test them in a staging environment to prevent disruptions.</text:p>
        </text:list-item>
        <text:list-item>
          <text:p text:style-name="P405"><text:span text:style-name="Strong_20_Emphasis">Backup Configurations and Data</text:span>: Always backup configurations and critical data before performing updates.</text:p>
        </text:list-item>
        <text:list-item>
          <text:p text:style-name="P405"><text:span text:style-name="Strong_20_Emphasis">Review Release Notes</text:span>: Understand the changes and new features introduced in updates to adapt configurations accordingly.</text:p>
        </text:list-item>
        <text:list-item>
          <text:p text:style-name="P285"><text:span text:style-name="Strong_20_Emphasis">Monitor Post-Update Performance</text:span>: After updating, monitor the performance and logs of security tools to ensure they operate correctly.</text:p>
        </text:list-item>
      </text:list>
      <text:h text:style-name="Heading_20_3" text:outline-level="3">10.3 Updating Virtual Machine Hosts</text:h>
      <text:p text:style-name="Text_20_body">Keeping the underlying VM hosts updated ensures that the cluster remains secure, stable, and performs optimally. This subsection covers updating the <text:span text:style-name="Strong_20_Emphasis">Debian OS</text:span>, <text:span text:style-name="Strong_20_Emphasis">container runtime</text:span>, <text:span text:style-name="Strong_20_Emphasis">kubeadm/kubectl/kubelet</text:span>, and <text:span text:style-name="Strong_20_Emphasis">FRRouting</text:span> on load balancers and pfSense.</text:p>
      <text:h text:style-name="Heading_20_4" text:outline-level="4">10.3.1 Updating Debian OS</text:h>
      <text:p text:style-name="Text_20_body"><text:span text:style-name="Strong_20_Emphasis">Steps</text:span>:</text:p>
      <text:list xml:id="list8438121346402627678" text:style-name="L120">
        <text:list-item>
          <text:p text:style-name="P286"><text:span text:style-name="Strong_20_Emphasis">Backup Critical Data</text:span>:</text:p>
          <text:p text:style-name="P64"><text:span text:style-name="Source_20_Text"># On each VM</text:span></text:p>
          <text:p text:style-name="P147"><text:span text:style-name="Source_20_Text">sudo tar -czvf /backup/vm-backup-$(hostname).tar.gz /etc /var</text:span></text:p>
        </text:list-item>
        <text:list-item>
          <text:p text:style-name="P286"><text:span text:style-name="Strong_20_Emphasis">Update Package Lists and Upgrade Packages</text:span>:</text:p>
          <text:p text:style-name="P64"><text:span text:style-name="Source_20_Text">sudo apt-get update</text:span></text:p>
          <text:p text:style-name="P64"><text:span text:style-name="Source_20_Text">sudo apt-get upgrade -y</text:span></text:p>
          <text:p text:style-name="P147"><text:span text:style-name="Source_20_Text">sudo apt-get dist-upgrade -y</text:span></text:p>
        </text:list-item>
        <text:list-item>
          <text:p text:style-name="P286"><text:span text:style-name="Strong_20_Emphasis">Remove Unnecessary Packages</text:span>:</text:p>
          <text:p text:style-name="P64"><text:span text:style-name="Source_20_Text">sudo apt-get autoremove -y</text:span></text:p>
          <text:p text:style-name="P147"><text:span text:style-name="Source_20_Text">sudo apt-get autoclean</text:span></text:p>
        </text:list-item>
        <text:list-item>
          <text:p text:style-name="P286"><text:span text:style-name="Strong_20_Emphasis">Reboot if Necessary</text:span>:</text:p>
          <text:p text:style-name="P147"><text:span text:style-name="Source_20_Text">sudo reboot</text:span></text:p>
        </text:list-item>
        <text:list-item>
          <text:p text:style-name="P286"><text:span text:style-name="Strong_20_Emphasis">Verify System Health Post-Update</text:span>:</text:p>
          <text:p text:style-name="P64"><text:span text:style-name="Source_20_Text">sudo systemctl status</text:span></text:p>
          <text:p text:style-name="P147"><text:span text:style-name="Source_20_Text">dmesg | less</text:span></text:p>
        </text:list-item>
      </text:list>
      <text:h text:style-name="Heading_20_4" text:outline-level="4">10.3.2 Updating Container Runtime (containerd/Docker)</text:h>
      <text:p text:style-name="Text_20_body"><text:span text:style-name="Strong_20_Emphasis">Steps</text:span>:</text:p>
      <text:list xml:id="list5578199333684680427" text:style-name="L121">
        <text:list-item>
          <text:p text:style-name="P287"><text:span text:style-name="Strong_20_Emphasis">Check Current Version</text:span>:</text:p>
          <text:p text:style-name="P65"><text:span text:style-name="Source_20_Text">containerd --version</text:span></text:p>
          <text:p text:style-name="P148"><text:span text:style-name="Source_20_Text">docker --version</text:span></text:p>
        </text:list-item>
        <text:list-item>
          <text:p text:style-name="P287"><text:span text:style-name="Strong_20_Emphasis">Update containerd</text:span>:</text:p>
          <text:p text:style-name="P65"><text:span text:style-name="Source_20_Text">sudo apt-get update</text:span></text:p>
          <text:p text:style-name="P148"><text:span text:style-name="Source_20_Text">sudo apt-get install -y containerd</text:span></text:p>
        </text:list-item>
        <text:list-item>
          <text:p text:style-name="P287"><text:span text:style-name="Strong_20_Emphasis">Update Docker (if used)</text:span>:</text:p>
          <text:p text:style-name="P65"><text:span text:style-name="Source_20_Text">sudo apt-get update</text:span></text:p>
          <text:p text:style-name="P148"><text:span text:style-name="Source_20_Text">sudo apt-get install -y docker-ce docker-ce-cli containerd.io</text:span></text:p>
        </text:list-item>
        <text:list-item>
          <text:p text:style-name="P287"><text:soft-page-break/><text:span text:style-name="Strong_20_Emphasis">Restart Container Runtime Services</text:span>:</text:p>
          <text:p text:style-name="P65"><text:span text:style-name="Source_20_Text">sudo systemctl restart containerd</text:span></text:p>
          <text:p text:style-name="P148"><text:span text:style-name="Source_20_Text">sudo systemctl restart docker</text:span></text:p>
        </text:list-item>
        <text:list-item>
          <text:p text:style-name="P287"><text:span text:style-name="Strong_20_Emphasis">Verify Update Success</text:span>:</text:p>
          <text:p text:style-name="P65"><text:span text:style-name="Source_20_Text">containerd --version</text:span></text:p>
          <text:p text:style-name="P65"><text:span text:style-name="Source_20_Text">docker --version</text:span></text:p>
          <text:p text:style-name="P65"><text:span text:style-name="Source_20_Text">sudo systemctl status containerd</text:span></text:p>
          <text:p text:style-name="P148"><text:span text:style-name="Source_20_Text">sudo systemctl status docker</text:span></text:p>
        </text:list-item>
      </text:list>
      <text:h text:style-name="Heading_20_4" text:outline-level="4">10.3.3 Updating kubeadm, kubelet, and kubectl</text:h>
      <text:p text:style-name="Text_20_body"><text:span text:style-name="Strong_20_Emphasis">Steps</text:span>:</text:p>
      <text:list xml:id="list6224319619839366088" text:style-name="L122">
        <text:list-item>
          <text:p text:style-name="P288"><text:span text:style-name="Strong_20_Emphasis">Backup Current kubeadm Configurations</text:span>:</text:p>
          <text:p text:style-name="P66"><text:span text:style-name="Source_20_Text">sudo cp /etc/kubernetes/admin.conf /backup/</text:span></text:p>
          <text:p text:style-name="P149"><text:span text:style-name="Source_20_Text">sudo cp /etc/kubernetes/kubelet.conf /backup/</text:span></text:p>
        </text:list-item>
        <text:list-item>
          <text:p text:style-name="P288"><text:span text:style-name="Strong_20_Emphasis">Update Package Lists and Install Latest Versions</text:span>:</text:p>
          <text:p text:style-name="P66"><text:span text:style-name="Source_20_Text">sudo apt-get update</text:span></text:p>
          <text:p text:style-name="P66"><text:span text:style-name="Source_20_Text">sudo apt-get install -y kubelet kubeadm kubectl</text:span></text:p>
          <text:p text:style-name="P149"><text:span text:style-name="Source_20_Text">sudo apt-mark hold kubelet kubeadm kubectl</text:span></text:p>
        </text:list-item>
        <text:list-item>
          <text:p text:style-name="P288"><text:span text:style-name="Strong_20_Emphasis">Verify Versions</text:span>:</text:p>
          <text:p text:style-name="P66"><text:span text:style-name="Source_20_Text">kubeadm version</text:span></text:p>
          <text:p text:style-name="P66"><text:span text:style-name="Source_20_Text">kubectl version --client</text:span></text:p>
          <text:p text:style-name="P149"><text:span text:style-name="Source_20_Text">kubelet --version</text:span></text:p>
        </text:list-item>
        <text:list-item>
          <text:p text:style-name="P288"><text:span text:style-name="Strong_20_Emphasis">Plan Kubernetes Upgrade</text:span>:</text:p>
          <text:p text:style-name="P149"><text:span text:style-name="Source_20_Text">kubeadm upgrade plan</text:span></text:p>
        </text:list-item>
        <text:list-item>
          <text:p text:style-name="P288"><text:span text:style-name="Strong_20_Emphasis">Perform Cluster Upgrade</text:span>:</text:p>
          <text:p text:style-name="P149"><text:span text:style-name="Source_20_Text">sudo kubeadm upgrade apply &lt;version&gt;</text:span></text:p>
        </text:list-item>
        <text:list-item>
          <text:p text:style-name="P288"><text:span text:style-name="Strong_20_Emphasis">Update kubelet on All Nodes</text:span>:</text:p>
          <text:p text:style-name="P288">On each node:</text:p>
          <text:p text:style-name="P66"><text:span text:style-name="Source_20_Text">sudo apt-get update</text:span></text:p>
          <text:p text:style-name="P66"><text:span text:style-name="Source_20_Text">sudo apt-get install -y kubelet</text:span></text:p>
          <text:p text:style-name="P149"><text:span text:style-name="Source_20_Text">sudo systemctl restart kubelet</text:span></text:p>
        </text:list-item>
        <text:list-item>
          <text:p text:style-name="P288"><text:span text:style-name="Strong_20_Emphasis">Verify Cluster Health Post-Upgrade</text:span>:</text:p>
          <text:p text:style-name="P66"><text:span text:style-name="Source_20_Text">kubectl get nodes</text:span></text:p>
          <text:p text:style-name="P149"><text:span text:style-name="Source_20_Text">kubectl get pods --all-namespaces</text:span></text:p>
        </text:list-item>
      </text:list>
      <text:h text:style-name="Heading_20_4" text:outline-level="4">10.3.4 Updating FRRouting on Load Balancers and pfSense</text:h>
      <text:p text:style-name="Text_20_body"><text:span text:style-name="Strong_20_Emphasis">Steps</text:span>:</text:p>
      <text:list xml:id="list3212276241150598026" text:style-name="L123">
        <text:list-item>
          <text:p text:style-name="P289"><text:span text:style-name="Strong_20_Emphasis">Backup FRRouting Configuration</text:span>:</text:p>
          <text:p text:style-name="P67"><text:span text:style-name="Source_20_Text"># On each load balancer and pfSense</text:span></text:p>
          <text:p text:style-name="P150"><text:span text:style-name="Source_20_Text">sudo cp /etc/frr/frr.conf /backup/frr.conf.backup</text:span></text:p>
        </text:list-item>
        <text:list-item>
          <text:p text:style-name="P289"><text:span text:style-name="Strong_20_Emphasis">Update FRRouting via Package Manager</text:span>:</text:p>
          <text:p text:style-name="P67"><text:soft-page-break/><text:span text:style-name="Source_20_Text">sudo apt-get update</text:span></text:p>
          <text:p text:style-name="P150"><text:span text:style-name="Source_20_Text">sudo apt-get install -y frr frr-pythontools</text:span></text:p>
        </text:list-item>
        <text:list-item>
          <text:p text:style-name="P289"><text:span text:style-name="Strong_20_Emphasis">Verify Update Success</text:span>:</text:p>
          <text:p text:style-name="P67"><text:span text:style-name="Source_20_Text">frr --version</text:span></text:p>
          <text:p text:style-name="P150"><text:span text:style-name="Source_20_Text">sudo systemctl status frr</text:span></text:p>
        </text:list-item>
        <text:list-item>
          <text:p text:style-name="P289"><text:span text:style-name="Strong_20_Emphasis">Restart FRRouting Service</text:span>:</text:p>
          <text:p text:style-name="P150"><text:span text:style-name="Source_20_Text">sudo systemctl restart frr</text:span></text:p>
        </text:list-item>
        <text:list-item>
          <text:p text:style-name="P289"><text:span text:style-name="Strong_20_Emphasis">Verify BGP Sessions</text:span>:</text:p>
          <text:p text:style-name="P150"><text:span text:style-name="Source_20_Text">sudo vtysh -c "show ip bgp summary"</text:span></text:p>
        </text:list-item>
        <text:list-item>
          <text:p text:style-name="P289"><text:span text:style-name="Strong_20_Emphasis">Update BGP Configuration if Necessary</text:span>:</text:p>
          <text:p text:style-name="P289">If new features or changes require configuration updates, edit <text:span text:style-name="Source_20_Text">/etc/frr/frr.conf</text:span> accordingly and restart the service.</text:p>
        </text:list-item>
      </text:list>
      <text:h text:style-name="Heading_20_4" text:outline-level="4">10.3.5 Best Practices for Updating VM Hosts</text:h>
      <text:list xml:id="list5194603294164071551" text:style-name="L124">
        <text:list-item>
          <text:p text:style-name="P406"><text:span text:style-name="Strong_20_Emphasis">Stagger Updates</text:span>: Update one host at a time to prevent widespread disruptions.</text:p>
        </text:list-item>
        <text:list-item>
          <text:p text:style-name="P406"><text:span text:style-name="Strong_20_Emphasis">Monitor After Each Update</text:span>: Ensure each host is functioning correctly before proceeding.</text:p>
        </text:list-item>
        <text:list-item>
          <text:p text:style-name="P406"><text:span text:style-name="Strong_20_Emphasis">Maintain Redundancy</text:span>: Ensure that sufficient replicas and high availability mechanisms are in place during updates.</text:p>
        </text:list-item>
        <text:list-item>
          <text:p text:style-name="P290"><text:span text:style-name="Strong_20_Emphasis">Automate Where Possible</text:span>: Use configuration management tools (e.g., Ansible, Puppet) to automate update processes.</text:p>
        </text:list-item>
      </text:list>
      <text:h text:style-name="Heading_20_3" text:outline-level="3">10.4 General Troubleshooting and Backup Procedures</text:h>
      <text:p text:style-name="Text_20_body">This section provides guidelines for troubleshooting common issues related to certificate management, upgrades, and overall cluster operations, as well as backup strategies to safeguard the environment.</text:p>
      <text:h text:style-name="Heading_20_4" text:outline-level="4">10.4.1 Troubleshooting Certificate Issues</text:h>
      <text:p text:style-name="Text_20_body">Certificates are foundational to secure communications. Issues with certificates can lead to authentication failures, service disruptions, and security vulnerabilities.</text:p>
      <text:h text:style-name="Heading_20_5" text:outline-level="5">10.4.1.1 Common Certificate Problems</text:h>
      <text:list xml:id="list5875754744373881635" text:style-name="L125">
        <text:list-item>
          <text:p text:style-name="P407"><text:span text:style-name="Strong_20_Emphasis">Expired Certificates</text:span>: Services fail to authenticate or establish secure connections.</text:p>
        </text:list-item>
        <text:list-item>
          <text:p text:style-name="P407"><text:span text:style-name="Strong_20_Emphasis">Mismatched SANs</text:span>: Hostnames or IPs in the certificate do not match actual values.</text:p>
        </text:list-item>
        <text:list-item>
          <text:p text:style-name="P407"><text:span text:style-name="Strong_20_Emphasis">Revoked Certificates Not Enforced</text:span>: Revoked certificates still allow access.</text:p>
        </text:list-item>
        <text:list-item>
          <text:p text:style-name="P407"><text:span text:style-name="Strong_20_Emphasis">Improper CRL Distribution</text:span>: Components cannot access updated CRLs.</text:p>
        </text:list-item>
        <text:list-item>
          <text:p text:style-name="P291"><text:span text:style-name="Strong_20_Emphasis">Incorrect Certificate Paths</text:span>: Services cannot locate the necessary certificates.</text:p>
        </text:list-item>
      </text:list>
      <text:h text:style-name="Heading_20_5" text:outline-level="5">10.4.1.2 Troubleshooting Steps</text:h>
      <text:p text:style-name="Text_20_body"><text:span text:style-name="Strong_20_Emphasis">Expired Certificates</text:span>:</text:p>
      <text:list xml:id="list2248586411971802247" text:style-name="L126">
        <text:list-item>
          <text:p text:style-name="P292"><text:span text:style-name="Strong_20_Emphasis">Identify Expired Certificates</text:span>:</text:p>
          <text:p text:style-name="P151"><text:span text:style-name="Source_20_Text">openssl x509 -enddate -noout -in /path/to/certificate.crt</text:span></text:p>
        </text:list-item>
        <text:list-item>
          <text:p text:style-name="P292"><text:span text:style-name="Strong_20_Emphasis">Renew the Certificates</text:span>:</text:p>
          <text:p text:style-name="P292">Follow the <text:span text:style-name="Strong_20_Emphasis">Certificate Renewals</text:span> steps in Section 10.1.1.</text:p>
        </text:list-item>
        <text:list-item>
          <text:p text:style-name="P292"><text:soft-page-break/><text:span text:style-name="Strong_20_Emphasis">Update Services with New Certificates</text:span>:</text:p>
          <text:p text:style-name="P292">Replace old certificates and restart services.</text:p>
        </text:list-item>
        <text:list-item>
          <text:p text:style-name="P292"><text:span text:style-name="Strong_20_Emphasis">Verify Renewal</text:span>:</text:p>
          <text:p text:style-name="P292">Ensure services are operating without TLS errors.</text:p>
        </text:list-item>
      </text:list>
      <text:p text:style-name="Text_20_body"><text:span text:style-name="Strong_20_Emphasis">Mismatched SANs</text:span>:</text:p>
      <text:list xml:id="list7064115698616378203" text:style-name="L127">
        <text:list-item>
          <text:p text:style-name="P293"><text:span text:style-name="Strong_20_Emphasis">Identify the Mismatch</text:span>:</text:p>
          <text:p text:style-name="P152"><text:span text:style-name="Source_20_Text">openssl x509 -text -noout -in /path/to/certificate.crt | grep -A1 "Subject Alternative Name"</text:span></text:p>
        </text:list-item>
        <text:list-item>
          <text:p text:style-name="P293"><text:span text:style-name="Strong_20_Emphasis">Regenerate Certificates with Correct SANs</text:span>:</text:p>
          <text:p text:style-name="P293">Update OpenSSL configuration and regenerate the CSR.</text:p>
        </text:list-item>
        <text:list-item>
          <text:p text:style-name="P293"><text:span text:style-name="Strong_20_Emphasis">Sign and Deploy the Correct Certificates</text:span>:</text:p>
          <text:p text:style-name="P293">Follow the <text:span text:style-name="Strong_20_Emphasis">Certificate Renewals</text:span> steps.</text:p>
        </text:list-item>
        <text:list-item>
          <text:p text:style-name="P293"><text:span text:style-name="Strong_20_Emphasis">Restart Affected Services</text:span>:</text:p>
          <text:p text:style-name="P152"><text:span text:style-name="Source_20_Text">sudo systemctl restart &lt;service&gt;</text:span></text:p>
        </text:list-item>
      </text:list>
      <text:p text:style-name="Text_20_body"><text:span text:style-name="Strong_20_Emphasis">Revoked Certificates Not Enforced</text:span>:</text:p>
      <text:list xml:id="list804409479615425057" text:style-name="L128">
        <text:list-item>
          <text:p text:style-name="P294"><text:span text:style-name="Strong_20_Emphasis">Verify CRL Configuration</text:span>:</text:p>
          <text:p text:style-name="P294">Ensure that CRL files are correctly referenced in service configurations.</text:p>
        </text:list-item>
        <text:list-item>
          <text:p text:style-name="P294"><text:span text:style-name="Strong_20_Emphasis">Check CRL Availability</text:span>:</text:p>
          <text:p text:style-name="P153"><text:span text:style-name="Source_20_Text">openssl verify -crl_check -CAfile /etc/kubernetes/pki/ca-chain.crt /path/to/certificate.crt</text:span></text:p>
        </text:list-item>
        <text:list-item>
          <text:p text:style-name="P294"><text:span text:style-name="Strong_20_Emphasis">Update CRL Across All Components</text:span>:</text:p>
          <text:p text:style-name="P294">Distribute updated CRLs and restart services.</text:p>
        </text:list-item>
      </text:list>
      <text:p text:style-name="Text_20_body"><text:span text:style-name="Strong_20_Emphasis">Improper CRL Distribution</text:span>:</text:p>
      <text:list xml:id="list2183386626845958278" text:style-name="L129">
        <text:list-item>
          <text:p text:style-name="P295"><text:span text:style-name="Strong_20_Emphasis">Ensure CRL Accessibility</text:span>:</text:p>
          <text:p text:style-name="P295">All nodes and services should have access to the updated CRL files.</text:p>
        </text:list-item>
        <text:list-item>
          <text:p text:style-name="P295"><text:span text:style-name="Strong_20_Emphasis">Check Network Access</text:span>:</text:p>
          <text:p text:style-name="P295">Verify firewall rules allow access to CRL distribution points.</text:p>
        </text:list-item>
        <text:list-item>
          <text:p text:style-name="P295"><text:span text:style-name="Strong_20_Emphasis">Test CRL Retrieval</text:span>:</text:p>
          <text:p text:style-name="P154"><text:span text:style-name="Source_20_Text">openssl verify -crl_check -CAfile /etc/kubernetes/pki/ca-chain.crt /path/to/certificate.crt</text:span></text:p>
        </text:list-item>
      </text:list>
      <text:p text:style-name="Text_20_body"><text:span text:style-name="Strong_20_Emphasis">Incorrect Certificate Paths</text:span>:</text:p>
      <text:list xml:id="list8359844531140764652" text:style-name="L130">
        <text:list-item>
          <text:p text:style-name="P296"><text:span text:style-name="Strong_20_Emphasis">Check Service Configurations</text:span>:</text:p>
          <text:p text:style-name="P296">Ensure that configuration files point to the correct certificate and key paths.</text:p>
        </text:list-item>
        <text:list-item>
          <text:p text:style-name="P296"><text:span text:style-name="Strong_20_Emphasis">Verify File Permissions</text:span>:</text:p>
          <text:p text:style-name="P155"><text:span text:style-name="Source_20_Text">sudo ls -l /path/to/certificate.crt /path/to/certificate.key</text:span></text:p>
          <text:p text:style-name="P296">Ensure that services have read access to the certificate files.</text:p>
        </text:list-item>
        <text:list-item>
          <text:p text:style-name="P296"><text:span text:style-name="Strong_20_Emphasis">Restart Services After Path Corrections</text:span>:</text:p>
          <text:p text:style-name="P155"><text:span text:style-name="Source_20_Text">sudo systemctl restart &lt;service&gt;</text:span></text:p>
        </text:list-item>
      </text:list>
      <text:h text:style-name="Heading_20_4" text:outline-level="4"><text:soft-page-break/>10.4.2 Troubleshooting Upgrade Issues</text:h>
      <text:p text:style-name="Text_20_body">Upgrading cluster components or security tools can introduce compatibility issues or configuration mismatches.</text:p>
      <text:h text:style-name="Heading_20_5" text:outline-level="5">10.4.2.1 Common Upgrade Problems</text:h>
      <text:list xml:id="list8383162357226893824" text:style-name="L131">
        <text:list-item>
          <text:p text:style-name="P408"><text:span text:style-name="Strong_20_Emphasis">Version Incompatibilities</text:span>: New versions may not be compatible with existing configurations.</text:p>
        </text:list-item>
        <text:list-item>
          <text:p text:style-name="P408"><text:span text:style-name="Strong_20_Emphasis">Failed Rollouts</text:span>: Pods fail to start or crash post-upgrade.</text:p>
        </text:list-item>
        <text:list-item>
          <text:p text:style-name="P408"><text:span text:style-name="Strong_20_Emphasis">Configuration Overrides</text:span>: Helm charts or manifests may override custom configurations.</text:p>
        </text:list-item>
        <text:list-item>
          <text:p text:style-name="P297"><text:span text:style-name="Strong_20_Emphasis">Dependency Conflicts</text:span>: Dependencies between components may cause failures.</text:p>
        </text:list-item>
      </text:list>
      <text:h text:style-name="Heading_20_5" text:outline-level="5">10.4.2.2 Troubleshooting Steps</text:h>
      <text:p text:style-name="Text_20_body"><text:span text:style-name="Strong_20_Emphasis">Version Incompatibilities</text:span>:</text:p>
      <text:list xml:id="list5020588853012871502" text:style-name="L132">
        <text:list-item>
          <text:p text:style-name="P298"><text:span text:style-name="Strong_20_Emphasis">Review Release Notes</text:span>:</text:p>
          <text:p text:style-name="P298">Check the release notes of the component being upgraded for breaking changes.</text:p>
        </text:list-item>
        <text:list-item>
          <text:p text:style-name="P298"><text:span text:style-name="Strong_20_Emphasis">Ensure Compatibility</text:span>:</text:p>
          <text:p text:style-name="P298">Verify that dependent components are also compatible with the new version.</text:p>
        </text:list-item>
        <text:list-item>
          <text:p text:style-name="P298"><text:span text:style-name="Strong_20_Emphasis">Adjust Configurations as Needed</text:span>:</text:p>
          <text:p text:style-name="P298">Modify configuration files to align with new version requirements.</text:p>
        </text:list-item>
      </text:list>
      <text:p text:style-name="Text_20_body"><text:span text:style-name="Strong_20_Emphasis">Failed Rollouts</text:span>:</text:p>
      <text:list xml:id="list6195764785121744026" text:style-name="L133">
        <text:list-item>
          <text:p text:style-name="P299"><text:span text:style-name="Strong_20_Emphasis">Check Pod Status</text:span>:</text:p>
          <text:p text:style-name="P68"><text:span text:style-name="Source_20_Text">kubectl get pods -n &lt;namespace&gt;</text:span></text:p>
          <text:p text:style-name="P156"><text:span text:style-name="Source_20_Text">kubectl describe pod &lt;pod-name&gt; -n &lt;namespace&gt;</text:span></text:p>
        </text:list-item>
        <text:list-item>
          <text:p text:style-name="P299"><text:span text:style-name="Strong_20_Emphasis">Inspect Logs</text:span>:</text:p>
          <text:p text:style-name="P156"><text:span text:style-name="Source_20_Text">kubectl logs &lt;pod-name&gt; -n &lt;namespace&gt;</text:span></text:p>
        </text:list-item>
        <text:list-item>
          <text:p text:style-name="P299"><text:span text:style-name="Strong_20_Emphasis">Rollback if Necessary</text:span>:</text:p>
          <text:p text:style-name="P156"><text:span text:style-name="Source_20_Text">helm rollback &lt;release-name&gt; &lt;revision&gt; -n &lt;namespace&gt;</text:span></text:p>
        </text:list-item>
        <text:list-item>
          <text:p text:style-name="P299"><text:span text:style-name="Strong_20_Emphasis">Resolve Configuration Issues</text:span>:</text:p>
          <text:p text:style-name="P299">Address any errors indicated in logs before reattempting the upgrade.</text:p>
        </text:list-item>
      </text:list>
      <text:p text:style-name="Text_20_body"><text:span text:style-name="Strong_20_Emphasis">Configuration Overrides</text:span>:</text:p>
      <text:list xml:id="list8723745999084986999" text:style-name="L134">
        <text:list-item>
          <text:p text:style-name="P300"><text:span text:style-name="Strong_20_Emphasis">Audit Helm Values</text:span>:</text:p>
          <text:p text:style-name="P300">Ensure that <text:span text:style-name="Source_20_Text">values.yaml</text:span> files include all necessary custom configurations.</text:p>
        </text:list-item>
        <text:list-item>
          <text:p text:style-name="P300"><text:span text:style-name="Strong_20_Emphasis">Use Helm Diff Plugin</text:span>:</text:p>
          <text:p text:style-name="P300">Preview changes before applying upgrades.</text:p>
          <text:p text:style-name="P69"><text:span text:style-name="Source_20_Text">helm plugin install https://github.com/databus23/helm-diff</text:span></text:p>
          <text:p text:style-name="P157"><text:span text:style-name="Source_20_Text">helm diff upgrade &lt;release&gt; &lt;chart&gt; -f values.yaml -n &lt;namespace&gt;</text:span></text:p>
        </text:list-item>
        <text:list-item>
          <text:p text:style-name="P300"><text:span text:style-name="Strong_20_Emphasis">Apply Upgrades with Correct Values</text:span>:</text:p>
          <text:p text:style-name="P157"><text:span text:style-name="Source_20_Text">helm upgrade &lt;release&gt; &lt;chart&gt; -f values.yaml -n &lt;namespace&gt;</text:span></text:p>
        </text:list-item>
      </text:list>
      <text:p text:style-name="Text_20_body"><text:span text:style-name="Strong_20_Emphasis">Dependency Conflicts</text:span>:</text:p>
      <text:list xml:id="list8290466785776449823" text:style-name="L135">
        <text:list-item>
          <text:p text:style-name="P301"><text:span text:style-name="Strong_20_Emphasis">Check Dependency Versions</text:span>:</text:p>
          <text:p text:style-name="P301">Ensure that all dependencies are compatible with the new version.</text:p>
        </text:list-item>
        <text:list-item>
          <text:p text:style-name="P301"><text:soft-page-break/><text:span text:style-name="Strong_20_Emphasis">Update Dependencies First</text:span>:</text:p>
          <text:p text:style-name="P301">Upgrade dependencies before upgrading the primary component.</text:p>
        </text:list-item>
        <text:list-item>
          <text:p text:style-name="P301"><text:span text:style-name="Strong_20_Emphasis">Use Helm Dependency Management</text:span>:</text:p>
          <text:p text:style-name="P301">Define dependencies in <text:span text:style-name="Source_20_Text">Chart.yaml</text:span> and manage them via Helm.</text:p>
        </text:list-item>
      </text:list>
      <text:h text:style-name="Heading_20_4" text:outline-level="4">10.4.3 Backup Procedures</text:h>
      <text:p text:style-name="Text_20_body">Regular backups are essential for disaster recovery and data integrity. This subsection outlines strategies to back up the Kubernetes cluster, PKI infrastructure, and SIEM/cybersecurity components.</text:p>
      <text:h text:style-name="Heading_20_5" text:outline-level="5">10.4.3.1 Backing Up Kubernetes Cluster State</text:h>
      <text:p text:style-name="Text_20_body"><text:span text:style-name="Strong_20_Emphasis">Steps</text:span>:</text:p>
      <text:list xml:id="list9146505445407948321" text:style-name="L136">
        <text:list-item>
          <text:p text:style-name="P302"><text:span text:style-name="Strong_20_Emphasis">etcd Backup</text:span>:</text:p>
          <text:p text:style-name="P302"><text:span text:style-name="Strong_20_Emphasis">If etcd is deployed as a static pod</text:span>:</text:p>
          <text:p text:style-name="P70"><text:span text:style-name="Source_20_Text"># On master node</text:span></text:p>
          <text:p text:style-name="P70"><text:span text:style-name="Source_20_Text">sudo ETCDCTL_API=3 etcdctl snapshot save /backup/etcd-snapshot.db \</text:span></text:p>
          <text:p text:style-name="P70"><text:span text:style-name="Source_20_Text"><text:s text:c="2"/>--endpoints=https://127.0.0.1:2379 \</text:span></text:p>
          <text:p text:style-name="P70"><text:span text:style-name="Source_20_Text"><text:s text:c="2"/>--cacert=/etc/kubernetes/pki/etcd/ca.crt \</text:span></text:p>
          <text:p text:style-name="P70"><text:span text:style-name="Source_20_Text"><text:s text:c="2"/>--cert=/etc/kubernetes/pki/etcd/server.crt \</text:span></text:p>
          <text:p text:style-name="P158"><text:span text:style-name="Source_20_Text"><text:s text:c="2"/>--key=/etc/kubernetes/pki/etcd/server.key</text:span></text:p>
        </text:list-item>
        <text:list-item>
          <text:p text:style-name="P302"><text:span text:style-name="Strong_20_Emphasis">Automate etcd Backups</text:span>:</text:p>
          <text:list>
            <text:list-item>
              <text:p text:style-name="P302"><text:span text:style-name="Strong_20_Emphasis">Create a Cron Job</text:span>:</text:p>
              <text:p text:style-name="P158"><text:span text:style-name="Source_20_Text">sudo crontab -e</text:span></text:p>
              <text:p text:style-name="P302">Add the following line to schedule daily backups at 2 AM:</text:p>
              <text:p text:style-name="P158"><text:span text:style-name="Source_20_Text">0 2 * * * ETCDCTL_API=3 etcdctl snapshot save /backup/etcd-snapshot-$(date +\%F).db --endpoints=https://127.0.0.1:2379 --cacert=/etc/kubernetes/pki/etcd/ca.crt --cert=/etc/kubernetes/pki/etcd/server.crt --key=/etc/kubernetes/pki/etcd/server.key</text:span></text:p>
            </text:list-item>
          </text:list>
        </text:list-item>
        <text:list-item>
          <text:p text:style-name="P302"><text:span text:style-name="Strong_20_Emphasis">Store Backups Securely</text:span>:</text:p>
          <text:list>
            <text:list-item>
              <text:p text:style-name="P409">Transfer backups to an offsite location or secure storage.</text:p>
            </text:list-item>
            <text:list-item>
              <text:p text:style-name="P302">Encrypt backups to protect sensitive data.</text:p>
            </text:list-item>
          </text:list>
        </text:list-item>
      </text:list>
      <text:h text:style-name="Heading_20_5" text:outline-level="5">10.4.3.2 Backing Up PKI Infrastructure</text:h>
      <text:p text:style-name="Text_20_body"><text:span text:style-name="Strong_20_Emphasis">Steps</text:span>:</text:p>
      <text:list xml:id="list4970335161798485730" text:style-name="L137">
        <text:list-item>
          <text:p text:style-name="P303"><text:span text:style-name="Strong_20_Emphasis">Backup CA Files</text:span>:</text:p>
          <text:p text:style-name="P71"><text:span text:style-name="Source_20_Text"># On Intermediate CA VM</text:span></text:p>
          <text:p text:style-name="P159"><text:span text:style-name="Source_20_Text">sudo tar -czvf /backup/intermediate-ca-backup.tar.gz /root/intermediate/</text:span></text:p>
        </text:list-item>
        <text:list-item>
          <text:p text:style-name="P303"><text:span text:style-name="Strong_20_Emphasis">Secure Storage</text:span>:</text:p>
          <text:list>
            <text:list-item>
              <text:p text:style-name="P410">Store backups in a secure, access-controlled location.</text:p>
            </text:list-item>
            <text:list-item>
              <text:p text:style-name="P303">Regularly test restoration procedures to ensure backup integrity.</text:p>
            </text:list-item>
          </text:list>
        </text:list-item>
      </text:list>
      <text:h text:style-name="Heading_20_5" text:outline-level="5">10.4.3.3 Backing Up SIEM/Cybersecurity Components</text:h>
      <text:p text:style-name="Text_20_body"><text:span text:style-name="Strong_20_Emphasis">Steps</text:span>:</text:p>
      <text:list xml:id="list2945752323363653061" text:style-name="L138">
        <text:list-item>
          <text:p text:style-name="P304"><text:span text:style-name="Strong_20_Emphasis">Wazuh Configuration and Data</text:span>:</text:p>
          <text:p text:style-name="P72"><text:soft-page-break/><text:span text:style-name="Source_20_Text"># On Wazuh Manager</text:span></text:p>
          <text:p text:style-name="P72"><text:span text:style-name="Source_20_Text">sudo tar -czvf /backup/wazuh-config-backup.tar.gz /var/ossec/etc/</text:span></text:p>
          <text:p text:style-name="P160"><text:span text:style-name="Source_20_Text">sudo tar -czvf /backup/wazuh-data-backup.tar.gz /var/ossec/data/</text:span></text:p>
        </text:list-item>
        <text:list-item>
          <text:p text:style-name="P304"><text:span text:style-name="Strong_20_Emphasis">Falco Configuration</text:span>:</text:p>
          <text:p text:style-name="P72"><text:span text:style-name="Source_20_Text"># On Kubernetes cluster</text:span></text:p>
          <text:p text:style-name="P160"><text:span text:style-name="Source_20_Text">kubectl get configmap falco-config -n falco -o yaml &gt; falco-config-backup.yaml</text:span></text:p>
        </text:list-item>
        <text:list-item>
          <text:p text:style-name="P304"><text:span text:style-name="Strong_20_Emphasis">kube-bench and kube-hunter Configurations</text:span>:</text:p>
          <text:p text:style-name="P72"><text:span text:style-name="Source_20_Text"># On Kubernetes cluster</text:span></text:p>
          <text:p text:style-name="P72"><text:span text:style-name="Source_20_Text">kubectl get jobs kube-bench -n kube-bench -o yaml &gt; kube-bench-backup.yaml</text:span></text:p>
          <text:p text:style-name="P160"><text:span text:style-name="Source_20_Text">kubectl get jobs kube-hunter -n kube-hunter -o yaml &gt; kube-hunter-backup.yaml</text:span></text:p>
        </text:list-item>
        <text:list-item>
          <text:p text:style-name="P304"><text:span text:style-name="Strong_20_Emphasis">Fluent Bit Configuration</text:span>:</text:p>
          <text:p text:style-name="P160"><text:span text:style-name="Source_20_Text">kubectl get configmap fluent-bit-config -n logging -o yaml &gt; fluent-bit-config-backup.yaml</text:span></text:p>
        </text:list-item>
        <text:list-item>
          <text:p text:style-name="P304"><text:span text:style-name="Strong_20_Emphasis">Secure Backup Storage</text:span>:</text:p>
          <text:list>
            <text:list-item>
              <text:p text:style-name="P411">Transfer backups to a secure location.</text:p>
            </text:list-item>
            <text:list-item>
              <text:p text:style-name="P304">Implement encryption and access controls.</text:p>
            </text:list-item>
          </text:list>
        </text:list-item>
      </text:list>
      <text:h text:style-name="Heading_20_5" text:outline-level="5">10.4.3.4 Backing Up Virtual Machine Hosts</text:h>
      <text:p text:style-name="Text_20_body"><text:span text:style-name="Strong_20_Emphasis">Steps</text:span>:</text:p>
      <text:list xml:id="list1947868924673619400" text:style-name="L139">
        <text:list-item>
          <text:p text:style-name="P305"><text:span text:style-name="Strong_20_Emphasis">Snapshot VMs</text:span>:</text:p>
          <text:list>
            <text:list-item>
              <text:p text:style-name="P412">Use Proxmox’s snapshot feature to take consistent snapshots of VMs.</text:p>
            </text:list-item>
            <text:list-item>
              <text:p text:style-name="P412">Schedule regular snapshots and retain them based on the retention policy.</text:p>
            </text:list-item>
          </text:list>
        </text:list-item>
        <text:list-item>
          <text:p text:style-name="P305"><text:span text:style-name="Strong_20_Emphasis">Automate Snapshots</text:span>:</text:p>
          <text:list>
            <text:list-item>
              <text:p text:style-name="P412">Use Proxmox APIs or tools to automate snapshot creation.</text:p>
            </text:list-item>
          </text:list>
        </text:list-item>
        <text:list-item>
          <text:p text:style-name="P305"><text:span text:style-name="Strong_20_Emphasis">Store Snapshots Securely</text:span>:</text:p>
          <text:list>
            <text:list-item>
              <text:p text:style-name="P305">Transfer snapshots to secure storage or replicate them across data centers.</text:p>
            </text:list-item>
          </text:list>
        </text:list-item>
      </text:list>
      <text:h text:style-name="Heading_20_4" text:outline-level="4">10.4.4 General Troubleshooting Procedures</text:h>
      <text:p text:style-name="Text_20_body">Effective troubleshooting minimizes downtime and maintains cluster health. This subsection provides strategies for diagnosing and resolving common issues.</text:p>
      <text:h text:style-name="Heading_20_5" text:outline-level="5">10.4.4.1 Troubleshooting Certificate Renewals, Rotations, and Revocations</text:h>
      <text:p text:style-name="Text_20_body"><text:span text:style-name="Strong_20_Emphasis">Issues</text:span>:</text:p>
      <text:list xml:id="list6527304854718459823" text:style-name="L140">
        <text:list-item>
          <text:p text:style-name="P413"><text:span text:style-name="Strong_20_Emphasis">Service Authentication Failures</text:span>: Services cannot authenticate with the API server or each other.</text:p>
        </text:list-item>
        <text:list-item>
          <text:p text:style-name="P413"><text:span text:style-name="Strong_20_Emphasis">TLS Errors</text:span>: Certificates not trusted or mismatched.</text:p>
        </text:list-item>
        <text:list-item>
          <text:p text:style-name="P306"><text:span text:style-name="Strong_20_Emphasis">BGP Session Drops</text:span>: BGP sessions fail after certificate updates.</text:p>
        </text:list-item>
      </text:list>
      <text:p text:style-name="Text_20_body"><text:span text:style-name="Strong_20_Emphasis">Troubleshooting Steps</text:span>:</text:p>
      <text:list xml:id="list4974793970613427396" text:style-name="L141">
        <text:list-item>
          <text:p text:style-name="P307"><text:span text:style-name="Strong_20_Emphasis">Verify Certificate Validity</text:span>:</text:p>
          <text:p text:style-name="P161"><text:span text:style-name="Source_20_Text">openssl x509 -in /path/to/certificate.crt -noout -text | grep "Not After"</text:span></text:p>
          <text:p text:style-name="P307">Ensure certificates are valid and not expired.</text:p>
        </text:list-item>
        <text:list-item>
          <text:p text:style-name="P307"><text:span text:style-name="Strong_20_Emphasis">Check SANs and Hostnames</text:span>:</text:p>
          <text:p text:style-name="P161"><text:span text:style-name="Source_20_Text">openssl x509 -in /path/to/certificate.crt -noout -text | grep "Subject Alternative </text:span><text:soft-page-break/><text:span text:style-name="Source_20_Text">Name"</text:span></text:p>
          <text:p text:style-name="P307">Ensure SANs match the required hostnames and IPs.</text:p>
        </text:list-item>
        <text:list-item>
          <text:p text:style-name="P307"><text:span text:style-name="Strong_20_Emphasis">Validate CRL Configuration</text:span>:</text:p>
          <text:p text:style-name="P161"><text:span text:style-name="Source_20_Text">openssl verify -crl_check -CAfile /etc/kubernetes/pki/ca-chain.crt /path/to/certificate.crt</text:span></text:p>
          <text:p text:style-name="P307">Ensure that revoked certificates are not accepted.</text:p>
        </text:list-item>
        <text:list-item>
          <text:p text:style-name="P307"><text:span text:style-name="Strong_20_Emphasis">Review Service Logs</text:span>:</text:p>
          <text:list>
            <text:list-item>
              <text:p text:style-name="P307"><text:span text:style-name="Strong_20_Emphasis">Kubernetes API Server</text:span>:</text:p>
              <text:p text:style-name="P161"><text:span text:style-name="Source_20_Text">kubectl logs -n kube-system kube-apiserver-&lt;master-node&gt; -c kube-apiserver</text:span></text:p>
            </text:list-item>
            <text:list-item>
              <text:p text:style-name="P307"><text:span text:style-name="Strong_20_Emphasis">Calico Node</text:span>:</text:p>
              <text:p text:style-name="P161"><text:span text:style-name="Source_20_Text">kubectl logs -n kube-system calico-node-&lt;pod-id&gt; -c calico-node</text:span></text:p>
            </text:list-item>
            <text:list-item>
              <text:p text:style-name="P307"><text:span text:style-name="Strong_20_Emphasis">Traefik</text:span>:</text:p>
              <text:p text:style-name="P161"><text:span text:style-name="Source_20_Text">kubectl logs -n traefik traefik-&lt;pod-id&gt;</text:span></text:p>
            </text:list-item>
          </text:list>
        </text:list-item>
        <text:list-item>
          <text:p text:style-name="P307"><text:span text:style-name="Strong_20_Emphasis">Ensure Certificate Paths Are Correct</text:span>:</text:p>
          <text:p text:style-name="P307">Verify that all services point to the correct certificate and key files.</text:p>
        </text:list-item>
        <text:list-item>
          <text:p text:style-name="P307"><text:span text:style-name="Strong_20_Emphasis">Test BGP Connectivity</text:span>:</text:p>
          <text:p text:style-name="P161"><text:span text:style-name="Source_20_Text">sudo vtysh -c "show ip bgp summary"</text:span></text:p>
          <text:p text:style-name="P307">Ensure BGP sessions are established and stable.</text:p>
        </text:list-item>
        <text:list-item>
          <text:p text:style-name="P307"><text:span text:style-name="Strong_20_Emphasis">Restart Affected Services</text:span>:</text:p>
          <text:p text:style-name="P307">After correcting certificate issues, restart the relevant services to apply changes.</text:p>
          <text:p text:style-name="P73"><text:span text:style-name="Source_20_Text">sudo systemctl restart kubelet</text:span></text:p>
          <text:p text:style-name="P73"><text:span text:style-name="Source_20_Text">kubectl rollout restart daemonset/calico-node -n kube-system</text:span></text:p>
          <text:p text:style-name="P161"><text:span text:style-name="Source_20_Text">kubectl rollout restart deployment/traefik -n traefik</text:span></text:p>
        </text:list-item>
      </text:list>
      <text:h text:style-name="Heading_20_5" text:outline-level="5">10.4.4.2 Troubleshooting Upgrade Issues</text:h>
      <text:p text:style-name="Text_20_body"><text:span text:style-name="Strong_20_Emphasis">Issues</text:span>:</text:p>
      <text:list xml:id="list4522419419594062953" text:style-name="L142">
        <text:list-item>
          <text:p text:style-name="P414"><text:span text:style-name="Strong_20_Emphasis">Failed Component Upgrades</text:span>: Pods fail to start or crash post-upgrade.</text:p>
        </text:list-item>
        <text:list-item>
          <text:p text:style-name="P414"><text:span text:style-name="Strong_20_Emphasis">Version Mismatches</text:span>: Components are incompatible due to partial upgrades.</text:p>
        </text:list-item>
        <text:list-item>
          <text:p text:style-name="P308"><text:span text:style-name="Strong_20_Emphasis">Configuration Errors</text:span>: New versions require updated configurations.</text:p>
        </text:list-item>
      </text:list>
      <text:p text:style-name="Text_20_body"><text:span text:style-name="Strong_20_Emphasis">Troubleshooting Steps</text:span>:</text:p>
      <text:list xml:id="list9182849974683061497" text:style-name="L143">
        <text:list-item>
          <text:p text:style-name="P309"><text:span text:style-name="Strong_20_Emphasis">Check Pod Status and Events</text:span>:</text:p>
          <text:p text:style-name="P74"><text:span text:style-name="Source_20_Text">kubectl get pods -n &lt;namespace&gt;</text:span></text:p>
          <text:p text:style-name="P162"><text:span text:style-name="Source_20_Text">kubectl describe pod &lt;pod-name&gt; -n &lt;namespace&gt;</text:span></text:p>
        </text:list-item>
        <text:list-item>
          <text:p text:style-name="P309"><text:span text:style-name="Strong_20_Emphasis">Inspect Logs for Errors</text:span>:</text:p>
          <text:p text:style-name="P162"><text:span text:style-name="Source_20_Text">kubectl logs &lt;pod-name&gt; -n &lt;namespace&gt;</text:span></text:p>
        </text:list-item>
        <text:list-item>
          <text:p text:style-name="P309"><text:span text:style-name="Strong_20_Emphasis">Use Helm Diff Plugin to Preview Changes</text:span>:</text:p>
          <text:p text:style-name="P74"><text:span text:style-name="Source_20_Text">helm plugin install https://github.com/databus23/helm-diff</text:span></text:p>
          <text:p text:style-name="P162"><text:span text:style-name="Source_20_Text">helm diff upgrade &lt;release&gt; &lt;chart&gt; -f values.yaml -n &lt;namespace&gt;</text:span></text:p>
        </text:list-item>
        <text:list-item>
          <text:p text:style-name="P309"><text:soft-page-break/><text:span text:style-name="Strong_20_Emphasis">Rollback If Necessary</text:span>:</text:p>
          <text:p text:style-name="P162"><text:span text:style-name="Source_20_Text">helm rollback &lt;release&gt; &lt;revision&gt; -n &lt;namespace&gt;</text:span></text:p>
        </text:list-item>
        <text:list-item>
          <text:p text:style-name="P309"><text:span text:style-name="Strong_20_Emphasis">Validate Configuration Files</text:span>:</text:p>
          <text:p text:style-name="P309">Ensure that all configuration files comply with new version requirements.</text:p>
        </text:list-item>
        <text:list-item>
          <text:p text:style-name="P309"><text:span text:style-name="Strong_20_Emphasis">Reapply Configurations</text:span>:</text:p>
          <text:p text:style-name="P309">Reapply or update configurations to resolve compatibility issues.</text:p>
        </text:list-item>
        <text:list-item>
          <text:p text:style-name="P309"><text:span text:style-name="Strong_20_Emphasis">Consult Documentation and Community Forums</text:span>:</text:p>
          <text:p text:style-name="P309">Refer to official documentation or seek assistance from community forums for unresolved issues.</text:p>
        </text:list-item>
      </text:list>
      <text:h text:style-name="Heading_20_5" text:outline-level="5">10.4.4.3 Troubleshooting General Cluster Issues</text:h>
      <text:p text:style-name="Text_20_body"><text:span text:style-name="Strong_20_Emphasis">Issues</text:span>:</text:p>
      <text:list xml:id="list6188964024155782261" text:style-name="L144">
        <text:list-item>
          <text:p text:style-name="P415"><text:span text:style-name="Strong_20_Emphasis">Node Not Ready</text:span>: A node remains in <text:span text:style-name="Source_20_Text">NotReady</text:span> state.</text:p>
        </text:list-item>
        <text:list-item>
          <text:p text:style-name="P415"><text:span text:style-name="Strong_20_Emphasis">Service Unavailability</text:span>: Services are not reachable externally or internally.</text:p>
        </text:list-item>
        <text:list-item>
          <text:p text:style-name="P310"><text:span text:style-name="Strong_20_Emphasis">Network Policy Blocks</text:span>: Legitimate traffic is being blocked unexpectedly.</text:p>
        </text:list-item>
      </text:list>
      <text:p text:style-name="Text_20_body"><text:span text:style-name="Strong_20_Emphasis">Troubleshooting Steps</text:span>:</text:p>
      <text:list xml:id="list4939888948327097447" text:style-name="L145">
        <text:list-item>
          <text:p text:style-name="P311"><text:span text:style-name="Strong_20_Emphasis">Check Node Status</text:span>:</text:p>
          <text:p text:style-name="P75"><text:span text:style-name="Source_20_Text">kubectl get nodes</text:span></text:p>
          <text:p text:style-name="P163"><text:span text:style-name="Source_20_Text">kubectl describe node &lt;node-name&gt;</text:span></text:p>
          <text:p text:style-name="P311">Look for conditions such as <text:span text:style-name="Source_20_Text">DiskPressure</text:span>, <text:span text:style-name="Source_20_Text">MemoryPressure</text:span>, or <text:span text:style-name="Source_20_Text">NetworkUnavailable</text:span>.</text:p>
        </text:list-item>
        <text:list-item>
          <text:p text:style-name="P311"><text:span text:style-name="Strong_20_Emphasis">Inspect Pod Logs and Events</text:span>:</text:p>
          <text:p text:style-name="P75"><text:span text:style-name="Source_20_Text">kubectl get pods --all-namespaces</text:span></text:p>
          <text:p text:style-name="P75"><text:span text:style-name="Source_20_Text">kubectl logs &lt;pod-name&gt; -n &lt;namespace&gt;</text:span></text:p>
          <text:p text:style-name="P163"><text:span text:style-name="Source_20_Text">kubectl describe pod &lt;pod-name&gt; -n &lt;namespace&gt;</text:span></text:p>
        </text:list-item>
        <text:list-item>
          <text:p text:style-name="P311"><text:span text:style-name="Strong_20_Emphasis">Verify Network Connectivity</text:span>:</text:p>
          <text:list>
            <text:list-item>
              <text:p text:style-name="P311"><text:span text:style-name="Strong_20_Emphasis">Between Pods</text:span>:</text:p>
              <text:p text:style-name="P163"><text:span text:style-name="Source_20_Text">kubectl exec -it &lt;pod1&gt; -n &lt;namespace&gt; -- ping &lt;pod2-ip&gt;</text:span></text:p>
            </text:list-item>
            <text:list-item>
              <text:p text:style-name="P311"><text:span text:style-name="Strong_20_Emphasis">From External Clients</text:span>:</text:p>
              <text:p text:style-name="P311">Ensure that load balancers and Traefik are correctly routing traffic.</text:p>
            </text:list-item>
          </text:list>
        </text:list-item>
        <text:list-item>
          <text:p text:style-name="P311"><text:span text:style-name="Strong_20_Emphasis">Check Calico Network Policies</text:span>:</text:p>
          <text:p text:style-name="P311">Review and audit network policies to ensure they are not inadvertently blocking traffic.</text:p>
          <text:p text:style-name="P163"><text:span text:style-name="Source_20_Text">kubectl get networkpolicies -A</text:span></text:p>
        </text:list-item>
        <text:list-item>
          <text:p text:style-name="P311"><text:span text:style-name="Strong_20_Emphasis">Monitor Cluster Metrics</text:span>:</text:p>
          <text:p text:style-name="P311">Use monitoring tools to observe resource utilization and identify bottlenecks.</text:p>
        </text:list-item>
        <text:list-item>
          <text:p text:style-name="P311"><text:span text:style-name="Strong_20_Emphasis">Restart Affected Components</text:span>:</text:p>
          <text:p text:style-name="P311">Restarting services or pods can resolve transient issues.</text:p>
          <text:p text:style-name="P163"><text:span text:style-name="Source_20_Text">kubectl rollout restart deployment/&lt;deployment-name&gt; -n &lt;namespace&gt;</text:span></text:p>
        </text:list-item>
        <text:list-item>
          <text:p text:style-name="P311"><text:span text:style-name="Strong_20_Emphasis">Review Firewall and BGP Configurations</text:span>:</text:p>
          <text:p text:style-name="P311">Ensure that firewall rules and BGP configurations are correctly set to allow necessary traffic.</text:p>
        </text:list-item>
      </text:list>
      <text:h text:style-name="Heading_20_4" text:outline-level="4"><text:soft-page-break/>10.4.5 Backup Procedures</text:h>
      <text:p text:style-name="Text_20_body">Regular backups ensure data integrity and facilitate disaster recovery. This subsection outlines backup strategies for the Kubernetes cluster, PKI infrastructure, and SIEM/cybersecurity components.</text:p>
      <text:h text:style-name="Heading_20_5" text:outline-level="5">10.4.5.1 Backing Up Kubernetes Cluster State</text:h>
      <text:p text:style-name="Text_20_body"><text:span text:style-name="Strong_20_Emphasis">Steps</text:span>:</text:p>
      <text:list xml:id="list5549611116674840163" text:style-name="L146">
        <text:list-item>
          <text:p text:style-name="P312"><text:span text:style-name="Strong_20_Emphasis">etcd Snapshots</text:span>:</text:p>
          <text:list>
            <text:list-item>
              <text:p text:style-name="P312"><text:span text:style-name="Strong_20_Emphasis">Create a Snapshot</text:span>:</text:p>
              <text:p text:style-name="P76"><text:span text:style-name="Source_20_Text">sudo ETCDCTL_API=3 etcdctl snapshot save /backup/etcd-snapshot-$(date +\%F).db \</text:span></text:p>
              <text:p text:style-name="P76"><text:span text:style-name="Source_20_Text"><text:s text:c="2"/>--endpoints=https://127.0.0.1:2379 \</text:span></text:p>
              <text:p text:style-name="P76"><text:span text:style-name="Source_20_Text"><text:s text:c="2"/>--cacert=/etc/kubernetes/pki/etcd/ca.crt \</text:span></text:p>
              <text:p text:style-name="P76"><text:span text:style-name="Source_20_Text"><text:s text:c="2"/>--cert=/etc/kubernetes/pki/etcd/server.crt \</text:span></text:p>
              <text:p text:style-name="P164"><text:span text:style-name="Source_20_Text"><text:s text:c="2"/>--key=/etc/kubernetes/pki/etcd/server.key</text:span></text:p>
            </text:list-item>
            <text:list-item>
              <text:p text:style-name="P312"><text:span text:style-name="Strong_20_Emphasis">Automate Snapshots with Cron</text:span>:</text:p>
              <text:p text:style-name="P164"><text:span text:style-name="Source_20_Text">sudo crontab -e</text:span></text:p>
              <text:p text:style-name="P312">Add the following line to schedule daily snapshots at 3 AM:</text:p>
              <text:p text:style-name="P164"><text:span text:style-name="Source_20_Text">0 3 * * * ETCDCTL_API=3 etcdctl snapshot save /backup/etcd-snapshot-$(date +\%F).db --endpoints=https://127.0.0.1:2379 --cacert=/etc/kubernetes/pki/etcd/ca.crt --cert=/etc/kubernetes/pki/etcd/server.crt --key=/etc/kubernetes/pki/etcd/server.key</text:span></text:p>
            </text:list-item>
          </text:list>
        </text:list-item>
        <text:list-item>
          <text:p text:style-name="P312"><text:span text:style-name="Strong_20_Emphasis">Backup Cluster Configuration Files</text:span>:</text:p>
          <text:p text:style-name="P164"><text:span text:style-name="Source_20_Text">sudo tar -czvf /backup/kubernetes-config-backup.tar.gz /etc/kubernetes/</text:span></text:p>
        </text:list-item>
        <text:list-item>
          <text:p text:style-name="P312"><text:span text:style-name="Strong_20_Emphasis">Store Backups Securely</text:span>:</text:p>
          <text:list>
            <text:list-item>
              <text:p text:style-name="P416">Transfer backups to offsite storage or secure backup servers.</text:p>
            </text:list-item>
            <text:list-item>
              <text:p text:style-name="P312">Implement encryption for backup files.</text:p>
            </text:list-item>
          </text:list>
        </text:list-item>
      </text:list>
      <text:h text:style-name="Heading_20_5" text:outline-level="5">10.4.5.2 Backing Up PKI Infrastructure</text:h>
      <text:p text:style-name="Text_20_body"><text:span text:style-name="Strong_20_Emphasis">Steps</text:span>:</text:p>
      <text:list xml:id="list5721938684930723164" text:style-name="L147">
        <text:list-item>
          <text:p text:style-name="P313"><text:span text:style-name="Strong_20_Emphasis">Backup CA Directories</text:span>:</text:p>
          <text:p text:style-name="P165"><text:span text:style-name="Source_20_Text">sudo tar -czvf /backup/intermediate-ca-backup-$(date +\%F).tar.gz /root/intermediate/</text:span></text:p>
        </text:list-item>
        <text:list-item>
          <text:p text:style-name="P313"><text:span text:style-name="Strong_20_Emphasis">Secure Storage</text:span>:</text:p>
          <text:list>
            <text:list-item>
              <text:p text:style-name="P417">Store backups in encrypted form.</text:p>
            </text:list-item>
            <text:list-item>
              <text:p text:style-name="P417">Restrict access to backups to authorized personnel only.</text:p>
            </text:list-item>
          </text:list>
        </text:list-item>
        <text:list-item>
          <text:p text:style-name="P313"><text:span text:style-name="Strong_20_Emphasis">Test Restoration</text:span>:</text:p>
          <text:p text:style-name="P313">Regularly test restoring the CA infrastructure from backups to ensure backup integrity.</text:p>
        </text:list-item>
      </text:list>
      <text:h text:style-name="Heading_20_5" text:outline-level="5">10.4.5.3 Backing Up SIEM/Cybersecurity Components</text:h>
      <text:p text:style-name="Text_20_body"><text:span text:style-name="Strong_20_Emphasis">Steps</text:span>:</text:p>
      <text:list xml:id="list4046819585278705130" text:style-name="L148">
        <text:list-item>
          <text:p text:style-name="P314"><text:span text:style-name="Strong_20_Emphasis">Wazuh Configuration and Data</text:span>:</text:p>
          <text:p text:style-name="P77"><text:span text:style-name="Source_20_Text">sudo tar -czvf /backup/wazuh-config-backup.tar.gz /var/ossec/etc/</text:span></text:p>
          <text:p text:style-name="P166"><text:span text:style-name="Source_20_Text">sudo tar -czvf /backup/wazuh-data-backup.tar.gz /var/ossec/data/</text:span></text:p>
        </text:list-item>
        <text:list-item>
          <text:p text:style-name="P314"><text:span text:style-name="Strong_20_Emphasis">Falco Configuration</text:span>:</text:p>
          <text:p text:style-name="P166"><text:soft-page-break/><text:span text:style-name="Source_20_Text">kubectl get configmap falco-config -n falco -o yaml &gt; falco-config-backup.yaml</text:span></text:p>
        </text:list-item>
        <text:list-item>
          <text:p text:style-name="P314"><text:span text:style-name="Strong_20_Emphasis">kube-bench and kube-hunter Configurations</text:span>:</text:p>
          <text:p text:style-name="P77"><text:span text:style-name="Source_20_Text">kubectl get jobs kube-bench -n kube-bench -o yaml &gt; kube-bench-backup.yaml</text:span></text:p>
          <text:p text:style-name="P166"><text:span text:style-name="Source_20_Text">kubectl get jobs kube-hunter -n kube-hunter -o yaml &gt; kube-hunter-backup.yaml</text:span></text:p>
        </text:list-item>
        <text:list-item>
          <text:p text:style-name="P314"><text:span text:style-name="Strong_20_Emphasis">Fluent Bit Configuration</text:span>:</text:p>
          <text:p text:style-name="P166"><text:span text:style-name="Source_20_Text">kubectl get configmap fluent-bit-config -n logging -o yaml &gt; fluent-bit-config-</text:span><text:span text:style-name="Source_20_Text">backup.yaml</text:span></text:p>
        </text:list-item>
        <text:list-item>
          <text:p text:style-name="P314"><text:span text:style-name="Strong_20_Emphasis">Store Backups Securely</text:span>:</text:p>
          <text:list>
            <text:list-item>
              <text:p text:style-name="P418">Transfer backups to secure, redundant storage solutions.</text:p>
            </text:list-item>
            <text:list-item>
              <text:p text:style-name="P314">Ensure that backups are encrypted to protect sensitive data.</text:p>
            </text:list-item>
          </text:list>
        </text:list-item>
      </text:list>
      <text:h text:style-name="Heading_20_5" text:outline-level="5">10.4.5.4 Backing Up Virtual Machine Hosts</text:h>
      <text:p text:style-name="Text_20_body"><text:span text:style-name="Strong_20_Emphasis">Steps</text:span>:</text:p>
      <text:list xml:id="list6651977300645493129" text:style-name="L149">
        <text:list-item>
          <text:p text:style-name="P315"><text:span text:style-name="Strong_20_Emphasis">Create VM Snapshots</text:span>:</text:p>
          <text:list>
            <text:list-item>
              <text:p text:style-name="P419">Use Proxmox’s snapshot feature to create consistent snapshots of each VM.</text:p>
            </text:list-item>
            <text:list-item>
              <text:p text:style-name="P419">Schedule snapshots based on change frequency and criticality.</text:p>
            </text:list-item>
          </text:list>
        </text:list-item>
        <text:list-item>
          <text:p text:style-name="P315"><text:span text:style-name="Strong_20_Emphasis">Automate Snapshot Creation</text:span>:</text:p>
          <text:list>
            <text:list-item>
              <text:p text:style-name="P419">Utilize Proxmox APIs or automation tools like Ansible to schedule and manage snapshots.</text:p>
            </text:list-item>
          </text:list>
        </text:list-item>
        <text:list-item>
          <text:p text:style-name="P315"><text:span text:style-name="Strong_20_Emphasis">Store Snapshots Securely</text:span>:</text:p>
          <text:list>
            <text:list-item>
              <text:p text:style-name="P419">Replicate snapshots to secondary storage or offsite locations.</text:p>
            </text:list-item>
            <text:list-item>
              <text:p text:style-name="P419">Implement retention policies to balance storage usage and recovery needs.</text:p>
            </text:list-item>
          </text:list>
        </text:list-item>
        <text:list-item>
          <text:p text:style-name="P315"><text:span text:style-name="Strong_20_Emphasis">Test VM Restorations</text:span>:</text:p>
          <text:list>
            <text:list-item>
              <text:p text:style-name="P315">Periodically restore VMs from snapshots to verify backup integrity and restoration procedures.</text:p>
            </text:list-item>
          </text:list>
        </text:list-item>
      </text:list>
      <text:h text:style-name="Heading_20_4" text:outline-level="4">10.4.6 Best Practices for Maintenance and Upgrades</text:h>
      <text:list xml:id="list987599821248710512" text:style-name="L150">
        <text:list-item>
          <text:p text:style-name="P420"><text:span text:style-name="Strong_20_Emphasis">Regular Scheduling</text:span>: Plan maintenance windows to perform updates and backups without disrupting operations.</text:p>
        </text:list-item>
        <text:list-item>
          <text:p text:style-name="P420"><text:span text:style-name="Strong_20_Emphasis">Documentation</text:span>: Keep detailed records of all maintenance activities, configurations, and changes.</text:p>
        </text:list-item>
        <text:list-item>
          <text:p text:style-name="P420"><text:span text:style-name="Strong_20_Emphasis">Monitoring and Alerts</text:span>: Implement monitoring to detect issues promptly and trigger alerts for failed updates or certificate problems.</text:p>
        </text:list-item>
        <text:list-item>
          <text:p text:style-name="P420"><text:span text:style-name="Strong_20_Emphasis">Redundancy and High Availability</text:span>: Ensure that critical components have redundancy to prevent single points of failure during maintenance.</text:p>
        </text:list-item>
        <text:list-item>
          <text:p text:style-name="P420"><text:span text:style-name="Strong_20_Emphasis">Testing Before Production</text:span>: Validate updates and configurations in a staging environment before applying them to production.</text:p>
        </text:list-item>
        <text:list-item>
          <text:p text:style-name="P316"><text:span text:style-name="Strong_20_Emphasis">Security Considerations</text:span>: Ensure that maintenance activities adhere to security policies, including least privilege access and secure handling of sensitive data.</text:p>
        </text:list-item>
      </text:list>
      <text:p text:style-name="Text_20_body"/>
      <text:h text:style-name="Heading_20_2" text:outline-level="2">Appendix: Scripts and Automation Recommendations</text:h>
      <text:p text:style-name="Text_20_body">To streamline maintenance tasks, consider implementing automation through scripts or configuration management tools like <text:span text:style-name="Strong_20_Emphasis">Ansible</text:span>. Below are sample scripts and recommendations to assist in automating some of the maintenance procedures.</text:p>
      <text:h text:style-name="Heading_20_3" text:outline-level="3"><text:soft-page-break/>Sample Script: Certificate Renewal Automation</text:h>
      <text:p text:style-name="P4"><text:span text:style-name="Source_20_Text">#!/bin/bash</text:span></text:p>
      <text:p text:style-name="P4"/>
      <text:p text:style-name="P4"><text:span text:style-name="Source_20_Text"># Variables</text:span></text:p>
      <text:p text:style-name="P4"><text:span text:style-name="Source_20_Text">CA_DIR="/root/intermediate"</text:span></text:p>
      <text:p text:style-name="P4"><text:span text:style-name="Source_20_Text">CERT_DIR="/tmp/k8s-certs"</text:span></text:p>
      <text:p text:style-name="P4"><text:span text:style-name="Source_20_Text">COMPONENTS=("apiserver" "kubelet-worker1" "calico-node" "traefik")</text:span></text:p>
      <text:p text:style-name="P4"/>
      <text:p text:style-name="P4"><text:span text:style-name="Source_20_Text">for COMPONENT in "${COMPONENTS[@]}"; do</text:span></text:p>
      <text:p text:style-name="P4"><text:span text:style-name="Source_20_Text"><text:s text:c="2"/># Generate new private key</text:span></text:p>
      <text:p text:style-name="P4"><text:span text:style-name="Source_20_Text"><text:s text:c="2"/>openssl genrsa -out $CERT_DIR/${COMPONENT}_new.key 4096</text:span></text:p>
      <text:p text:style-name="P4"><text:span text:style-name="Source_20_Text"><text:s text:c="2"/></text:span></text:p>
      <text:p text:style-name="P4"><text:span text:style-name="Source_20_Text"><text:s text:c="2"/># Generate new CSR</text:span></text:p>
      <text:p text:style-name="P4"><text:span text:style-name="Source_20_Text"><text:s text:c="2"/>openssl req -new -key $CERT_DIR/${COMPONENT}_new.key -out $CERT_DIR/${COMPONENT}_new.csr -config ${COMPONENT}.cnf</text:span></text:p>
      <text:p text:style-name="P4"><text:span text:style-name="Source_20_Text"><text:s text:c="2"/></text:span></text:p>
      <text:p text:style-name="P4"><text:span text:style-name="Source_20_Text"><text:s text:c="2"/># Sign CSR with Intermediate CA</text:span></text:p>
      <text:p text:style-name="P4"><text:span text:style-name="Source_20_Text"><text:s text:c="2"/>openssl ca -config $CA_DIR/openssl.cnf \</text:span></text:p>
      <text:p text:style-name="P4"><text:span text:style-name="Source_20_Text"><text:s text:c="4"/>-extensions server_cert \</text:span></text:p>
      <text:p text:style-name="P4"><text:span text:style-name="Source_20_Text"><text:s text:c="4"/>-days 3650 -notext -md sha256 \</text:span></text:p>
      <text:p text:style-name="P4"><text:span text:style-name="Source_20_Text"><text:s text:c="4"/>-in $CERT_DIR/${COMPONENT}_new.csr \</text:span></text:p>
      <text:p text:style-name="P4"><text:span text:style-name="Source_20_Text"><text:s text:c="4"/>-out $CERT_DIR/${COMPONENT}_new.crt</text:span></text:p>
      <text:p text:style-name="P4"><text:span text:style-name="Source_20_Text"><text:s text:c="2"/></text:span></text:p>
      <text:p text:style-name="P4"><text:span text:style-name="Source_20_Text"><text:s text:c="2"/># Securely transfer certificates to target node</text:span></text:p>
      <text:p text:style-name="P4"><text:span text:style-name="Source_20_Text"><text:s text:c="2"/>scp $CERT_DIR/${COMPONENT}_new.crt user@${COMPONENT}.homelab.local:/tmp/</text:span></text:p>
      <text:p text:style-name="P4"><text:span text:style-name="Source_20_Text"><text:s text:c="2"/>scp $CERT_DIR/${COMPONENT}_new.key user@${COMPONENT}.homelab.local:/tmp/</text:span></text:p>
      <text:p text:style-name="P4"><text:span text:style-name="Source_20_Text"><text:s text:c="2"/>scp $CERT_DIR/ca-chain.pem user@${COMPONENT}.homelab.local:/tmp/</text:span></text:p>
      <text:p text:style-name="P4"><text:span text:style-name="Source_20_Text"><text:s text:c="2"/></text:span></text:p>
      <text:p text:style-name="P4"><text:span text:style-name="Source_20_Text"><text:s text:c="2"/># SSH into target node and replace certificates</text:span></text:p>
      <text:p text:style-name="P4"><text:span text:style-name="Source_20_Text"><text:s text:c="2"/>ssh user@${COMPONENT}.homelab.local &lt;&lt; EOF</text:span></text:p>
      <text:p text:style-name="P4"><text:span text:style-name="Source_20_Text"><text:s text:c="4"/>sudo cp /tmp/${COMPONENT}_new.crt /etc/kubernetes/pki/${COMPONENT}.crt</text:span></text:p>
      <text:p text:style-name="P4"><text:span text:style-name="Source_20_Text"><text:s text:c="4"/>sudo cp /tmp/${COMPONENT}_new.key /etc/kubernetes/pki/${COMPONENT}.key</text:span></text:p>
      <text:p text:style-name="P4"><text:span text:style-name="Source_20_Text"><text:s text:c="4"/>sudo cp /tmp/ca-chain.pem /etc/kubernetes/pki/ca-chain.crt</text:span></text:p>
      <text:p text:style-name="P4"><text:span text:style-name="Source_20_Text"><text:s text:c="4"/>sudo systemctl restart kubelet</text:span></text:p>
      <text:p text:style-name="P4"><text:span text:style-name="Source_20_Text"><text:s text:c="2"/>EOF</text:span></text:p>
      <text:p text:style-name="P4"><text:span text:style-name="Source_20_Text"><text:s text:c="2"/></text:span></text:p>
      <text:p text:style-name="P4"><text:span text:style-name="Source_20_Text"><text:s text:c="2"/>echo "Renewed and rotated certificates for $COMPONENT"</text:span></text:p>
      <text:p text:style-name="P5"><text:span text:style-name="Source_20_Text">done</text:span></text:p>
      <text:p text:style-name="Text_20_body"><text:span text:style-name="Strong_20_Emphasis">Usage</text:span>:</text:p>
      <text:list xml:id="list4170474012313568242" text:style-name="L151">
        <text:list-item>
          <text:p text:style-name="P421">Schedule this script via <text:span text:style-name="Strong_20_Emphasis">cron</text:span> to automate periodic certificate renewals.</text:p>
        </text:list-item>
        <text:list-item>
          <text:p text:style-name="P317">Ensure that the script has the necessary permissions and that SSH keys are set up for passwordless access to target nodes.</text:p>
        </text:list-item>
      </text:list>
      <text:h text:style-name="Heading_20_3" text:outline-level="3">Automation with Ansible</text:h>
      <text:p text:style-name="Text_20_body"><text:span text:style-name="Strong_20_Emphasis">Ansible Playbook Example for Certificate Renewal</text:span>:</text:p>
      <text:p text:style-name="P4"><text:span text:style-name="Source_20_Text">---</text:span></text:p>
      <text:p text:style-name="P4"><text:span text:style-name="Source_20_Text">- name: Renew and Rotate Kubernetes Certificates</text:span></text:p>
      <text:p text:style-name="P4"><text:span text:style-name="Source_20_Text"><text:s text:c="2"/>hosts: masters, workers, loadbalancers</text:span></text:p>
      <text:p text:style-name="P4"><text:span text:style-name="Source_20_Text"><text:s text:c="2"/>become: yes</text:span></text:p>
      <text:p text:style-name="P4"><text:span text:style-name="Source_20_Text"><text:s text:c="2"/>vars:</text:span></text:p>
      <text:p text:style-name="P4"><text:span text:style-name="Source_20_Text"><text:s text:c="4"/>ca_dir: "/root/intermediate"</text:span></text:p>
      <text:p text:style-name="P4"><text:span text:style-name="Source_20_Text"><text:s text:c="4"/>cert_dir: "/tmp/k8s-certs"</text:span></text:p>
      <text:p text:style-name="P4"><text:span text:style-name="Source_20_Text"><text:s text:c="4"/>components:</text:span></text:p>
      <text:p text:style-name="P4"><text:span text:style-name="Source_20_Text"><text:s text:c="6"/>masters:</text:span></text:p>
      <text:p text:style-name="P4"><text:span text:style-name="Source_20_Text"><text:s text:c="8"/>- apiserver</text:span></text:p>
      <text:p text:style-name="P4"><text:span text:style-name="Source_20_Text"><text:s text:c="8"/>- controller-manager</text:span></text:p>
      <text:p text:style-name="P4"><text:span text:style-name="Source_20_Text"><text:s text:c="8"/>- scheduler</text:span></text:p>
      <text:p text:style-name="P4"><text:span text:style-name="Source_20_Text"><text:s text:c="6"/>workers:</text:span></text:p>
      <text:p text:style-name="P4"><text:span text:style-name="Source_20_Text"><text:s text:c="8"/>- kubelet</text:span></text:p>
      <text:p text:style-name="P4"><text:span text:style-name="Source_20_Text"><text:s text:c="6"/>loadbalancers:</text:span></text:p>
      <text:p text:style-name="P4"><text:soft-page-break/><text:span text:style-name="Source_20_Text"><text:s text:c="8"/>- frr</text:span></text:p>
      <text:p text:style-name="P4"><text:span text:style-name="Source_20_Text"><text:s text:c="2"/>tasks:</text:span></text:p>
      <text:p text:style-name="P4"><text:span text:style-name="Source_20_Text"><text:s text:c="4"/>- name: Generate new private key</text:span></text:p>
      <text:p text:style-name="P4"><text:span text:style-name="Source_20_Text"><text:s text:c="6"/>command: openssl genrsa -out {{ cert_dir }}/{{ item }}_new.key 4096</text:span></text:p>
      <text:p text:style-name="P4"><text:span text:style-name="Source_20_Text"><text:s text:c="6"/>loop: "{{ components[ansible_hostname.split('-')[-1]] }}"</text:span></text:p>
      <text:p text:style-name="P4"><text:span text:style-name="Source_20_Text"><text:s text:c="4"/></text:span></text:p>
      <text:p text:style-name="P4"><text:span text:style-name="Source_20_Text"><text:s text:c="4"/>- name: Generate new CSR</text:span></text:p>
      <text:p text:style-name="P4"><text:span text:style-name="Source_20_Text"><text:s text:c="6"/>command: &gt;</text:span></text:p>
      <text:p text:style-name="P4"><text:span text:style-name="Source_20_Text"><text:s text:c="8"/>openssl req -new -key {{ cert_dir }}/{{ item }}_new.key</text:span></text:p>
      <text:p text:style-name="P4"><text:span text:style-name="Source_20_Text"><text:s text:c="8"/>-out {{ cert_dir }}/{{ item }}_new.csr</text:span></text:p>
      <text:p text:style-name="P4"><text:span text:style-name="Source_20_Text"><text:s text:c="8"/>-config {{ item }}.cnf</text:span></text:p>
      <text:p text:style-name="P4"><text:span text:style-name="Source_20_Text"><text:s text:c="6"/>loop: "{{ components[ansible_hostname.split('-')[-1]] }}"</text:span></text:p>
      <text:p text:style-name="P4"><text:span text:style-name="Source_20_Text"><text:s text:c="4"/></text:span></text:p>
      <text:p text:style-name="P4"><text:span text:style-name="Source_20_Text"><text:s text:c="4"/>- name: Sign CSR with Intermediate CA</text:span></text:p>
      <text:p text:style-name="P4"><text:span text:style-name="Source_20_Text"><text:s text:c="6"/>command: &gt;</text:span></text:p>
      <text:p text:style-name="P4"><text:span text:style-name="Source_20_Text"><text:s text:c="8"/>openssl ca -config {{ ca_dir }}/openssl.cnf</text:span></text:p>
      <text:p text:style-name="P4"><text:span text:style-name="Source_20_Text"><text:s text:c="8"/>-extensions server_cert</text:span></text:p>
      <text:p text:style-name="P4"><text:span text:style-name="Source_20_Text"><text:s text:c="8"/>-days 3650 -notext -md sha256</text:span></text:p>
      <text:p text:style-name="P4"><text:span text:style-name="Source_20_Text"><text:s text:c="8"/>-in {{ cert_dir }}/{{ item }}_new.csr</text:span></text:p>
      <text:p text:style-name="P4"><text:span text:style-name="Source_20_Text"><text:s text:c="8"/>-out {{ cert_dir }}/{{ item }}_new.crt</text:span></text:p>
      <text:p text:style-name="P4"><text:span text:style-name="Source_20_Text"><text:s text:c="6"/>loop: "{{ components[ansible_hostname.split('-')[-1]] }}"</text:span></text:p>
      <text:p text:style-name="P4"><text:span text:style-name="Source_20_Text"><text:s text:c="4"/></text:span></text:p>
      <text:p text:style-name="P4"><text:span text:style-name="Source_20_Text"><text:s text:c="4"/>- name: Distribute certificates to target node</text:span></text:p>
      <text:p text:style-name="P4"><text:span text:style-name="Source_20_Text"><text:s text:c="6"/>copy:</text:span></text:p>
      <text:p text:style-name="P4"><text:span text:style-name="Source_20_Text"><text:s text:c="8"/>src: "{{ cert_dir }}/{{ item }}_new.crt"</text:span></text:p>
      <text:p text:style-name="P4"><text:span text:style-name="Source_20_Text"><text:s text:c="8"/>dest: "/tmp/{{ item }}_new.crt"</text:span></text:p>
      <text:p text:style-name="P4"><text:span text:style-name="Source_20_Text"><text:s text:c="6"/>loop: "{{ components[ansible_hostname.split('-')[-1]] }}"</text:span></text:p>
      <text:p text:style-name="P4"><text:span text:style-name="Source_20_Text"><text:s text:c="4"/></text:span></text:p>
      <text:p text:style-name="P4"><text:span text:style-name="Source_20_Text"><text:s text:c="4"/>- name: Distribute keys to target node</text:span></text:p>
      <text:p text:style-name="P4"><text:span text:style-name="Source_20_Text"><text:s text:c="6"/>copy:</text:span></text:p>
      <text:p text:style-name="P4"><text:span text:style-name="Source_20_Text"><text:s text:c="8"/>src: "{{ cert_dir }}/{{ item }}_new.key"</text:span></text:p>
      <text:p text:style-name="P4"><text:span text:style-name="Source_20_Text"><text:s text:c="8"/>dest: "/tmp/{{ item }}_new.key"</text:span></text:p>
      <text:p text:style-name="P4"><text:span text:style-name="Source_20_Text"><text:s text:c="6"/>loop: "{{ components[ansible_hostname.split('-')[-1]] }}"</text:span></text:p>
      <text:p text:style-name="P4"><text:span text:style-name="Source_20_Text"><text:s text:c="4"/></text:span></text:p>
      <text:p text:style-name="P4"><text:span text:style-name="Source_20_Text"><text:s text:c="4"/>- name: Distribute CA chain to target node</text:span></text:p>
      <text:p text:style-name="P4"><text:span text:style-name="Source_20_Text"><text:s text:c="6"/>copy:</text:span></text:p>
      <text:p text:style-name="P4"><text:span text:style-name="Source_20_Text"><text:s text:c="8"/>src: "{{ cert_dir }}/ca-chain.pem"</text:span></text:p>
      <text:p text:style-name="P4"><text:span text:style-name="Source_20_Text"><text:s text:c="8"/>dest: "/tmp/ca-chain.pem"</text:span></text:p>
      <text:p text:style-name="P4"><text:span text:style-name="Source_20_Text"><text:s text:c="4"/></text:span></text:p>
      <text:p text:style-name="P4"><text:span text:style-name="Source_20_Text"><text:s text:c="4"/>- name: Replace old certificates and restart services</text:span></text:p>
      <text:p text:style-name="P4"><text:span text:style-name="Source_20_Text"><text:s text:c="6"/>block:</text:span></text:p>
      <text:p text:style-name="P4"><text:span text:style-name="Source_20_Text"><text:s text:c="8"/>- copy:</text:span></text:p>
      <text:p text:style-name="P4"><text:span text:style-name="Source_20_Text"><text:s text:c="12"/>src: "/tmp/{{ item }}_new.crt"</text:span></text:p>
      <text:p text:style-name="P4"><text:span text:style-name="Source_20_Text"><text:s text:c="12"/>dest: "/etc/kubernetes/pki/{{ item }}.crt"</text:span></text:p>
      <text:p text:style-name="P4"><text:span text:style-name="Source_20_Text"><text:s text:c="8"/>- copy:</text:span></text:p>
      <text:p text:style-name="P4"><text:span text:style-name="Source_20_Text"><text:s text:c="12"/>src: "/tmp/{{ item }}_new.key"</text:span></text:p>
      <text:p text:style-name="P4"><text:span text:style-name="Source_20_Text"><text:s text:c="12"/>dest: "/etc/kubernetes/pki/{{ item }}.key"</text:span></text:p>
      <text:p text:style-name="P4"><text:span text:style-name="Source_20_Text"><text:s text:c="8"/>- copy:</text:span></text:p>
      <text:p text:style-name="P4"><text:span text:style-name="Source_20_Text"><text:s text:c="12"/>src: "/tmp/ca-chain.pem"</text:span></text:p>
      <text:p text:style-name="P4"><text:span text:style-name="Source_20_Text"><text:s text:c="12"/>dest: "/etc/kubernetes/pki/ca-chain.crt"</text:span></text:p>
      <text:p text:style-name="P4"><text:span text:style-name="Source_20_Text"><text:s text:c="8"/>- systemd:</text:span></text:p>
      <text:p text:style-name="P4"><text:span text:style-name="Source_20_Text"><text:s text:c="12"/>name: kubelet</text:span></text:p>
      <text:p text:style-name="P4"><text:span text:style-name="Source_20_Text"><text:s text:c="12"/>state: restarted</text:span></text:p>
      <text:p text:style-name="P4"><text:span text:style-name="Source_20_Text"><text:s text:c="6"/>loop: "{{ components[ansible_hostname.split('-')[-1]] }}"</text:span></text:p>
      <text:p text:style-name="P4"><text:span text:style-name="Source_20_Text"><text:s text:c="4"/></text:span></text:p>
      <text:p text:style-name="P4"><text:span text:style-name="Source_20_Text"><text:s text:c="4"/>- name: Restart FRRouting on loadbalancers</text:span></text:p>
      <text:p text:style-name="P4"><text:span text:style-name="Source_20_Text"><text:s text:c="6"/>systemd:</text:span></text:p>
      <text:p text:style-name="P4"><text:span text:style-name="Source_20_Text"><text:s text:c="8"/>name: frr</text:span></text:p>
      <text:p text:style-name="P4"><text:span text:style-name="Source_20_Text"><text:s text:c="8"/>state: restarted</text:span></text:p>
      <text:p text:style-name="P4"><text:span text:style-name="Source_20_Text"><text:s text:c="6"/>when: "'frr' in components"</text:span></text:p>
      <text:p text:style-name="P4"><text:span text:style-name="Source_20_Text"><text:s text:c="4"/></text:span></text:p>
      <text:p text:style-name="P4"><text:span text:style-name="Source_20_Text"><text:s text:c="4"/>- name: Verify certificate renewal</text:span></text:p>
      <text:p text:style-name="P4"><text:span text:style-name="Source_20_Text"><text:s text:c="6"/>command: openssl x509 -in /etc/kubernetes/pki/{{ item }}.crt -noout -text | grep "Not After"</text:span></text:p>
      <text:p text:style-name="P4"><text:span text:style-name="Source_20_Text"><text:s text:c="6"/>loop: "{{ components[ansible_hostname.split('-')[-1]] }}"</text:span></text:p>
      <text:p text:style-name="P4"><text:span text:style-name="Source_20_Text"><text:s text:c="6"/>register: cert_info</text:span></text:p>
      <text:p text:style-name="P4"><text:soft-page-break/><text:span text:style-name="Source_20_Text"><text:s text:c="4"/></text:span></text:p>
      <text:p text:style-name="P4"><text:span text:style-name="Source_20_Text"><text:s text:c="4"/>- name: Output certificate expiration dates</text:span></text:p>
      <text:p text:style-name="P4"><text:span text:style-name="Source_20_Text"><text:s text:c="6"/>debug:</text:span></text:p>
      <text:p text:style-name="P4"><text:span text:style-name="Source_20_Text"><text:s text:c="8"/>msg: "{{ item.stdout }}"</text:span></text:p>
      <text:p text:style-name="P5"><text:span text:style-name="Source_20_Text"><text:s text:c="6"/>loop: "{{ cert_info.results }}"</text:span></text:p>
      <text:p text:style-name="Text_20_body"><text:span text:style-name="Strong_20_Emphasis">Usage</text:span>:</text:p>
      <text:list xml:id="list4460414155799969208" text:style-name="L152">
        <text:list-item>
          <text:p text:style-name="P422">Define inventory groups (<text:span text:style-name="Source_20_Text">masters</text:span>, <text:span text:style-name="Source_20_Text">workers</text:span>, <text:span text:style-name="Source_20_Text">loadbalancers</text:span>) corresponding to the environment.</text:p>
        </text:list-item>
        <text:list-item>
          <text:p text:style-name="P422">Ensure that configuration files (<text:span text:style-name="Source_20_Text">apiserver.cnf</text:span>, <text:span text:style-name="Source_20_Text">kubelet.cnf</text:span>, etc.) are available on the control machine.</text:p>
        </text:list-item>
        <text:list-item>
          <text:p text:style-name="P318">Run the playbook to automate certificate renewals across all components.</text:p>
        </text:list-item>
      </text:list>
      <text:h text:style-name="Heading_20_3" text:outline-level="3">Automation Tips</text:h>
      <text:list xml:id="list7306748223770317900" text:style-name="L153">
        <text:list-item>
          <text:p text:style-name="P423"><text:span text:style-name="Strong_20_Emphasis">Idempotency</text:span>: Ensure scripts and playbooks are idempotent to prevent unintended side effects.</text:p>
        </text:list-item>
        <text:list-item>
          <text:p text:style-name="P423"><text:span text:style-name="Strong_20_Emphasis">Logging</text:span>: Implement logging within automation scripts to track actions and facilitate troubleshooting.</text:p>
        </text:list-item>
        <text:list-item>
          <text:p text:style-name="P423"><text:span text:style-name="Strong_20_Emphasis">Error Handling</text:span>: Incorporate error handling to manage failures gracefully.</text:p>
        </text:list-item>
        <text:list-item>
          <text:p text:style-name="P319"><text:span text:style-name="Strong_20_Emphasis">Security</text:span>: Securely handle sensitive data such as private keys, ensuring they are not exposed in logs or backup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3335in" fo:margin-left="0.2917in" fo:margin-right="0.385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McCullough</meta:initial-creator>
    <meta:creation-date>2025-01-19T21:33:38.36</meta:creation-date>
    <dc:date>2025-01-20T00:32:27.67</dc:date>
    <dc:creator>Ryan McCullough</dc:creator>
    <meta:editing-duration>PT17M54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79" meta:paragraph-count="3060" meta:word-count="18328" meta:character-count="132366"/>
  </office:meta>
</office:document-meta>
</file>